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5" svg:font-family="Arial"/>
    <style:font-face style:name="Lohit Hindi1" svg:font-family="'Lohit Hindi'"/>
    <style:font-face style:name="OpenSymbol" svg:font-family="OpenSymbol"/>
    <style:font-face style:name="Courier New" svg:font-family="'Courier New'" style:font-family-generic="modern"/>
    <style:font-face style:name="Arial" svg:font-family="Arial" style:font-family-generic="roman"/>
    <style:font-face style:name="Times New Roman1" svg:font-family="'Times New Roman'" style:font-family-generic="roman"/>
    <style:font-face style:name="Trebuchet MS" svg:font-family="'Trebuchet MS'" style:font-family-generic="roman"/>
    <style:font-face style:name="Arial1" svg:font-family="Arial" style:font-family-generic="swiss"/>
    <style:font-face style:name="Trebuchet MS1" svg:font-family="'Trebuchet MS'" style:font-family-generic="swiss"/>
    <style:font-face style:name="DejaVu Sans1" svg:font-family="'DejaVu Sans'" style:font-family-generic="system"/>
    <style:font-face style:name="Times New Roman2" svg:font-family="'Times New Roman'" style:font-family-generic="system"/>
    <style:font-face style:name="Courier New2" svg:font-family="'Courier New'" style:font-family-generic="modern" style:font-pitch="fixed"/>
    <style:font-face style:name="Courier New1" svg:font-family="'Courier New'" style:font-adornments="Regular"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0549in" fo:margin-left="-0.075in" table:align="left" style:writing-mode="lr-tb"/>
    </style:style>
    <style:style style:name="Table1.A" style:family="table-column">
      <style:table-column-properties style:column-width="1.6736in"/>
    </style:style>
    <style:style style:name="Table1.B" style:family="table-column">
      <style:table-column-properties style:column-width="4.3813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1.19" style:family="table-row">
      <style:table-row-properties style:min-row-height="0.1896in" fo:keep-together="auto"/>
    </style:style>
    <style:style style:name="Table2" style:family="table">
      <style:table-properties style:width="4.6139in" table:align="center" style:writing-mode="lr-tb"/>
    </style:style>
    <style:style style:name="Table2.A" style:family="table-column">
      <style:table-column-properties style:column-width="1.0597in"/>
    </style:style>
    <style:style style:name="Table2.B" style:family="table-column">
      <style:table-column-properties style:column-width="1.1813in"/>
    </style:style>
    <style:style style:name="Table2.D" style:family="table-column">
      <style:table-column-properties style:column-width="1.1917in"/>
    </style:style>
    <style:style style:name="Table2.1" style:family="table-row">
      <style:table-row-properties fo:keep-together="auto"/>
    </style:style>
    <style:style style:name="Table2.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C1" style:family="table-cell">
      <style:table-cell-properties style:vertical-align="top" style:border-line-width-top="0.0104in 0.0104in 0.0104in" style:border-line-width-bottom="0.0069in 0.0069in 0.0069in" fo:padding-left="0.075in" fo:padding-right="0.075in" fo:padding-top="0in" fo:padding-bottom="0in" fo:border-left="0.75pt solid #000000" fo:border-right="none" fo:border-top="2.25pt double #000000" fo:border-bottom="1.5pt double #000000" style:writing-mode="lr-tb"/>
    </style:style>
    <style:style style:name="Table2.D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A2" style:family="table-cell">
      <style:table-cell-properties style:vertical-align="top" style:border-line-width-left="0.0104in 0.0104in 0.0104in" style:border-line-width-top="0.0069in 0.0069in 0.0069in" style:border-line-width-bottom="0.0104in 0.0104in 0.0104in" fo:padding-left="0.075in" fo:padding-right="0.075in" fo:padding-top="0in" fo:padding-bottom="0in" fo:border-left="2.25pt double #000000" fo:border-right="none" fo:border-top="1.5pt double #000000" fo:border-bottom="2.25pt double #000000" style:writing-mode="lr-tb"/>
    </style:style>
    <style:style style:name="Table2.B2" style:family="table-cell">
      <style:table-cell-properties style:vertical-align="top" style:border-line-width-left="0.0069in 0.0069in 0.0069in" style:border-line-width-top="0.0069in 0.0069in 0.0069in" style:border-line-width-bottom="0.0104in 0.0104in 0.0104in" fo:padding-left="0.075in" fo:padding-right="0.075in" fo:padding-top="0in" fo:padding-bottom="0in" fo:border-left="1.5pt double #000000" fo:border-right="none" fo:border-top="1.5pt double #000000" fo:border-bottom="2.25pt double #000000" style:writing-mode="lr-tb"/>
    </style:style>
    <style:style style:name="Table2.C2" style:family="table-cell">
      <style:table-cell-properties style:vertical-align="top" style:border-line-width-top="0.0069in 0.0069in 0.0069in" style:border-line-width-bottom="0.0104in 0.0104in 0.0104in" fo:padding-left="0.075in" fo:padding-right="0.075in" fo:padding-top="0in" fo:padding-bottom="0in" fo:border-left="0.75pt solid #000000" fo:border-right="none" fo:border-top="1.5pt double #000000" fo:border-bottom="2.25pt double #000000" style:writing-mode="lr-tb"/>
    </style:style>
    <style:style style:name="Table2.D2" style:family="table-cell">
      <style:table-cell-properties style:vertical-align="top" style:border-line-width-right="0.0104in 0.0104in 0.0104in" style:border-line-width-top="0.0069in 0.0069in 0.0069in" style:border-line-width-bottom="0.0104in 0.0104in 0.0104in" fo:padding-left="0.075in" fo:padding-right="0.075in" fo:padding-top="0in" fo:padding-bottom="0in" fo:border-left="0.75pt solid #000000" fo:border-right="2.25pt double #000000" fo:border-top="1.5pt double #000000" fo:border-bottom="2.25pt double #000000" style:writing-mode="lr-tb"/>
    </style:style>
    <style:style style:name="Table3" style:family="table" style:master-page-name="Convert_20_4">
      <style:table-properties style:width="6.0549in" fo:margin-left="-0.075in" style:page-number="auto" table:align="left" style:writing-mode="lr-tb"/>
    </style:style>
    <style:style style:name="Table3.A" style:family="table-column">
      <style:table-column-properties style:column-width="6.0549in"/>
    </style:style>
    <style:style style:name="Table3.1" style:family="table-row">
      <style:table-row-properties fo:keep-together="always"/>
    </style:style>
    <style:style style:name="Table3.A1" style:family="table-cell">
      <style:table-cell-properties style:vertical-align="top" fo:padding-left="0.075in" fo:padding-right="0.075in" fo:padding-top="0in" fo:padding-bottom="0in" fo:border="none" style:writing-mode="lr-tb"/>
    </style:style>
    <style:style style:name="Table3.2" style:family="table-row">
      <style:table-row-properties style:min-row-height="4.3313in" fo:keep-together="always"/>
    </style:style>
    <style:style style:name="Table12" style:family="table">
      <style:table-properties style:width="5.1188in" table:align="center" style:may-break-between-rows="false" style:writing-mode="lr-tb"/>
    </style:style>
    <style:style style:name="Table12.A" style:family="table-column">
      <style:table-column-properties style:column-width="1.4111in"/>
    </style:style>
    <style:style style:name="Table12.B" style:family="table-column">
      <style:table-column-properties style:column-width="1.6729in"/>
    </style:style>
    <style:style style:name="Table12.C" style:family="table-column">
      <style:table-column-properties style:column-width="2.0347in"/>
    </style:style>
    <style:style style:name="Table12.1" style:family="table-row">
      <style:table-row-properties fo:keep-together="auto"/>
    </style:style>
    <style:style style:name="Table12.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2.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2.C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2.A2" style:family="table-cell">
      <style:table-cell-properties style:vertical-align="top" style:border-line-width-left="0.0104in 0.0104in 0.0104in" style:border-line-width-top="0.0069in 0.0069in 0.0069in" fo:padding-left="0.075in" fo:padding-right="0.075in" fo:padding-top="0in" fo:padding-bottom="0in" fo:border-left="2.25pt double #000000" fo:border-right="none" fo:border-top="1.5pt double #000000" fo:border-bottom="0.75pt solid #000000" style:writing-mode="lr-tb"/>
    </style:style>
    <style:style style:name="Table12.B2" style:family="table-cell">
      <style:table-cell-properties style:vertical-align="top" style:border-line-width-left="0.0069in 0.0069in 0.0069in" style:border-line-width-top="0.0069in 0.0069in 0.0069in" fo:padding-left="0.075in" fo:padding-right="0.075in" fo:padding-top="0in" fo:padding-bottom="0in" fo:border-left="1.5pt double #000000" fo:border-right="none" fo:border-top="1.5pt double #000000" fo:border-bottom="0.75pt solid #000000" style:writing-mode="lr-tb"/>
    </style:style>
    <style:style style:name="Table12.C2" style:family="table-cell">
      <style:table-cell-properties style:vertical-align="top" style:border-line-width-right="0.0104in 0.0104in 0.0104in" style:border-line-width-top="0.0069in 0.0069in 0.0069in" fo:padding-left="0.075in" fo:padding-right="0.075in" fo:padding-top="0in" fo:padding-bottom="0in" fo:border-left="0.75pt solid #000000" fo:border-right="2.25pt double #000000" fo:border-top="1.5pt double #000000" fo:border-bottom="0.75pt solid #000000" style:writing-mode="lr-tb"/>
    </style:style>
    <style:style style:name="Table12.A3" style:family="table-cell">
      <style:table-cell-properties style:vertical-align="top" style:border-line-width-left="0.0104in 0.0104in 0.0104in" fo:padding-left="0.075in" fo:padding-right="0.075in" fo:padding-top="0in" fo:padding-bottom="0in" fo:border-left="2.25pt double #000000" fo:border-right="none" fo:border-top="0.75pt solid #000000" fo:border-bottom="0.75pt solid #000000" style:writing-mode="lr-tb"/>
    </style:style>
    <style:style style:name="Table12.B3" style:family="table-cell">
      <style:table-cell-properties style:vertical-align="top" style:border-line-width-left="0.0069in 0.0069in 0.0069in" fo:padding-left="0.075in" fo:padding-right="0.075in" fo:padding-top="0in" fo:padding-bottom="0in" fo:border-left="1.5pt double #000000" fo:border-right="none" fo:border-top="0.75pt solid #000000" fo:border-bottom="0.75pt solid #000000" style:writing-mode="lr-tb"/>
    </style:style>
    <style:style style:name="Table12.C3" style:family="table-cell">
      <style:table-cell-properties style:vertical-align="top" style:border-line-width-right="0.0104in 0.0104in 0.0104in" fo:padding-left="0.075in" fo:padding-right="0.075in" fo:padding-top="0in" fo:padding-bottom="0in" fo:border-left="0.75pt solid #000000" fo:border-right="2.25pt double #000000" fo:border-top="0.75pt solid #000000" fo:border-bottom="0.75pt solid #000000" style:writing-mode="lr-tb"/>
    </style:style>
    <style:style style:name="Table12.A6"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0.75pt solid #000000" fo:border-bottom="2.25pt double #000000" style:writing-mode="lr-tb"/>
    </style:style>
    <style:style style:name="Table12.B6"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0.75pt solid #000000" fo:border-bottom="2.25pt double #000000" style:writing-mode="lr-tb"/>
    </style:style>
    <style:style style:name="Table12.C6"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0.75pt solid #000000" fo:border-bottom="2.25pt double #000000" style:writing-mode="lr-tb"/>
    </style:style>
    <style:style style:name="Table21" style:family="table">
      <style:table-properties style:width="5.1188in" table:align="center" style:writing-mode="lr-tb"/>
    </style:style>
    <style:style style:name="Table21.A" style:family="table-column">
      <style:table-column-properties style:column-width="1.2799in"/>
    </style:style>
    <style:style style:name="Table21.C" style:family="table-column">
      <style:table-column-properties style:column-width="1.2792in"/>
    </style:style>
    <style:style style:name="Table21.1" style:family="table-row">
      <style:table-row-properties fo:keep-together="auto"/>
    </style:style>
    <style:style style:name="Table21.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1.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1.D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1.A2"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0.75pt solid #000000" fo:border-bottom="2.25pt double #000000" style:writing-mode="lr-tb"/>
    </style:style>
    <style:style style:name="Table21.B2"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0.75pt solid #000000" fo:border-bottom="2.25pt double #000000" style:writing-mode="lr-tb"/>
    </style:style>
    <style:style style:name="Table21.D2"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0.75pt solid #000000" fo:border-bottom="2.25pt double #000000" style:writing-mode="lr-tb"/>
    </style:style>
    <style:style style:name="Table15" style:family="table">
      <style:table-properties style:width="5.1188in" table:align="center" fo:keep-with-next="always" style:may-break-between-rows="false" style:writing-mode="lr-tb"/>
    </style:style>
    <style:style style:name="Table15.A" style:family="table-column">
      <style:table-column-properties style:column-width="1.2799in"/>
    </style:style>
    <style:style style:name="Table15.C" style:family="table-column">
      <style:table-column-properties style:column-width="1.2792in"/>
    </style:style>
    <style:style style:name="Table15.1" style:family="table-row">
      <style:table-row-properties fo:keep-together="auto"/>
    </style:style>
    <style:style style:name="Table15.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5.B1" style:family="table-cell" style:data-style-name="N0">
      <style:table-cell-properties style:vertical-align="top" fo:background-color="transparent"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background-image/>
      </style:table-cell-properties>
    </style:style>
    <style:style style:name="Table15.C1" style:family="table-cell" style:data-style-name="N0">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5.D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5.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15.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5.C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5.D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15.A3"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5.B3"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C3"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D3"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5.A4"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5.B4"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C4"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D4"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5.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5.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C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D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5.A6"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5.B6"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C6"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D6"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5.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15.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15.C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15.D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5" style:family="table">
      <style:table-properties style:width="5.1188in" table:align="center" style:writing-mode="lr-tb"/>
    </style:style>
    <style:style style:name="Table5.A" style:family="table-column">
      <style:table-column-properties style:column-width="1.2799in"/>
    </style:style>
    <style:style style:name="Table5.B" style:family="table-column">
      <style:table-column-properties style:column-width="1.9194in"/>
    </style:style>
    <style:style style:name="Table5.1" style:family="table-row">
      <style:table-row-properties fo:keep-together="auto"/>
    </style:style>
    <style:style style:name="Table5.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5.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5.C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5.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5.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5.C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5.A3"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5.B3"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5.C3"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5.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5.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5.C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4" style:family="table">
      <style:table-properties style:width="5.1188in" table:align="center" style:may-break-between-rows="false" style:writing-mode="lr-tb"/>
    </style:style>
    <style:style style:name="Table4.A" style:family="table-column">
      <style:table-column-properties style:column-width="1.2799in"/>
    </style:style>
    <style:style style:name="Table4.B" style:family="table-column">
      <style:table-column-properties style:column-width="1.9194in"/>
    </style:style>
    <style:style style:name="Table4.1" style:family="table-row">
      <style:table-row-properties fo:keep-together="always"/>
    </style:style>
    <style:style style:name="Table4.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4.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4.C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4.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4.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4.C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4.A3"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4.B3"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4.C3"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4.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4.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4.C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16" style:family="table">
      <style:table-properties style:width="5.9972in" fo:margin-left="-0.05in" table:align="left" style:may-break-between-rows="false" style:writing-mode="lr-tb"/>
    </style:style>
    <style:style style:name="Table16.A" style:family="table-column">
      <style:table-column-properties style:column-width="1.2944in"/>
    </style:style>
    <style:style style:name="Table16.B" style:family="table-column">
      <style:table-column-properties style:column-width="1.1757in"/>
    </style:style>
    <style:style style:name="Table16.1" style:family="table-row">
      <style:table-row-properties fo:keep-together="always"/>
    </style:style>
    <style:style style:name="Table16.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6.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6.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6.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6.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6.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6.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16.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6.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16.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16.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16.E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0" style:family="table">
      <style:table-properties style:width="5.9972in" fo:margin-left="-0.05in" table:align="left" style:may-break-between-rows="false" style:writing-mode="lr-tb"/>
    </style:style>
    <style:style style:name="Table20.A" style:family="table-column">
      <style:table-column-properties style:column-width="1.2944in"/>
    </style:style>
    <style:style style:name="Table20.B" style:family="table-column">
      <style:table-column-properties style:column-width="1.1757in"/>
    </style:style>
    <style:style style:name="Table20.1" style:family="table-row">
      <style:table-row-properties fo:keep-together="always"/>
    </style:style>
    <style:style style:name="Table20.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0.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0.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0.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0.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0.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0.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0.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0.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0.A10"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0.B10"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0.E10"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2" style:family="table">
      <style:table-properties style:width="5.9972in" fo:margin-left="-0.05in" table:align="left" style:may-break-between-rows="false" style:writing-mode="lr-tb"/>
    </style:style>
    <style:style style:name="Table22.A" style:family="table-column">
      <style:table-column-properties style:column-width="1.2944in"/>
    </style:style>
    <style:style style:name="Table22.B" style:family="table-column">
      <style:table-column-properties style:column-width="1.1757in"/>
    </style:style>
    <style:style style:name="Table22.1" style:family="table-row">
      <style:table-row-properties fo:keep-together="always"/>
    </style:style>
    <style:style style:name="Table22.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2.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2.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2.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2.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2.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2.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2.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2.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2.A11"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2.B11"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2.E11"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10" style:family="table">
      <style:table-properties style:width="5.9972in" fo:margin-left="-0.05in" table:align="left" style:may-break-between-rows="false" style:writing-mode="lr-tb"/>
    </style:style>
    <style:style style:name="Table10.A" style:family="table-column">
      <style:table-column-properties style:column-width="1.2944in"/>
    </style:style>
    <style:style style:name="Table10.B" style:family="table-column">
      <style:table-column-properties style:column-width="1.1757in"/>
    </style:style>
    <style:style style:name="Table10.1" style:family="table-row">
      <style:table-row-properties fo:keep-together="always"/>
    </style:style>
    <style:style style:name="Table10.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0.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0.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0.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0.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0.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0.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10.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0.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10.A9"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10.B9"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10.E9"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8" style:family="table">
      <style:table-properties style:width="5.9972in" fo:margin-left="-0.05in" table:align="left" style:may-break-between-rows="false" style:writing-mode="lr-tb"/>
    </style:style>
    <style:style style:name="Table8.A" style:family="table-column">
      <style:table-column-properties style:column-width="1.2944in"/>
    </style:style>
    <style:style style:name="Table8.B" style:family="table-column">
      <style:table-column-properties style:column-width="1.1757in"/>
    </style:style>
    <style:style style:name="Table8.1" style:family="table-row">
      <style:table-row-properties fo:keep-together="always"/>
    </style:style>
    <style:style style:name="Table8.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8.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8.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8.A2"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8.B2"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8.E2"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5" style:family="table">
      <style:table-properties style:width="5.9972in" fo:margin-left="-0.05in" table:align="left" style:may-break-between-rows="false" style:writing-mode="lr-tb"/>
    </style:style>
    <style:style style:name="Table25.A" style:family="table-column">
      <style:table-column-properties style:column-width="1.2944in"/>
    </style:style>
    <style:style style:name="Table25.B" style:family="table-column">
      <style:table-column-properties style:column-width="1.1757in"/>
    </style:style>
    <style:style style:name="Table25.1" style:family="table-row">
      <style:table-row-properties fo:keep-together="always"/>
    </style:style>
    <style:style style:name="Table25.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5.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5.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5.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5.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5.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5.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5.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5.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5.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5.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5.E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6" style:family="table">
      <style:table-properties style:width="5.9972in" fo:margin-left="-0.05in" table:align="left" style:may-break-between-rows="false" style:writing-mode="lr-tb"/>
    </style:style>
    <style:style style:name="Table26.A" style:family="table-column">
      <style:table-column-properties style:column-width="1.2944in"/>
    </style:style>
    <style:style style:name="Table26.B" style:family="table-column">
      <style:table-column-properties style:column-width="1.1757in"/>
    </style:style>
    <style:style style:name="Table26.1" style:family="table-row">
      <style:table-row-properties fo:keep-together="always"/>
    </style:style>
    <style:style style:name="Table26.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6.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6.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6.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6.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6.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6.A8"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6.B8"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6.E8"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6.A11"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6.B11"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6.E11"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7" style:family="table">
      <style:table-properties style:width="5.9972in" fo:margin-left="-0.05in" table:align="left" style:may-break-between-rows="false" style:writing-mode="lr-tb"/>
    </style:style>
    <style:style style:name="Table27.A" style:family="table-column">
      <style:table-column-properties style:column-width="1.2944in"/>
    </style:style>
    <style:style style:name="Table27.B" style:family="table-column">
      <style:table-column-properties style:column-width="1.1757in"/>
    </style:style>
    <style:style style:name="Table27.1" style:family="table-row">
      <style:table-row-properties fo:keep-together="always"/>
    </style:style>
    <style:style style:name="Table27.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7.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7.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7.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7.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7.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7.A14"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7.B14"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7.E14"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7.A16"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7.B16"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7.E16"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8" style:family="table">
      <style:table-properties style:width="5.9972in" fo:margin-left="-0.05in" table:align="left" style:may-break-between-rows="false" style:writing-mode="lr-tb"/>
    </style:style>
    <style:style style:name="Table28.A" style:family="table-column">
      <style:table-column-properties style:column-width="1.2944in"/>
    </style:style>
    <style:style style:name="Table28.B" style:family="table-column">
      <style:table-column-properties style:column-width="1.1757in"/>
    </style:style>
    <style:style style:name="Table28.1" style:family="table-row">
      <style:table-row-properties fo:keep-together="always"/>
    </style:style>
    <style:style style:name="Table28.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8.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8.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8.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8.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8.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8.A4" style:family="table-cell">
      <style:table-cell-properties style:vertical-align="top" style:border-line-width-left="0.0104in 0.0104in 0.0104in" fo:padding-left="0.075in" fo:padding-right="0.075in" fo:padding-top="0in" fo:padding-bottom="0in" fo:border-left="2.25pt double #000000" fo:border-right="none" fo:border-top="none" fo:border-bottom="0.75pt solid #000000" style:writing-mode="lr-tb"/>
    </style:style>
    <style:style style:name="Table28.B4" style:family="table-cell">
      <style:table-cell-properties style:vertical-align="top" style:border-line-width-left="0.0069in 0.0069in 0.0069in" fo:padding-left="0.075in" fo:padding-right="0.075in" fo:padding-top="0in" fo:padding-bottom="0in" fo:border-left="1.5pt double #000000" fo:border-right="none" fo:border-top="none" fo:border-bottom="0.75pt solid #000000" style:writing-mode="lr-tb"/>
    </style:style>
    <style:style style:name="Table28.E4" style:family="table-cell">
      <style:table-cell-properties style:vertical-align="top" style:border-line-width-right="0.0104in 0.0104in 0.0104in" fo:padding-left="0.075in" fo:padding-right="0.075in" fo:padding-top="0in" fo:padding-bottom="0in" fo:border-left="0.75pt solid #000000" fo:border-right="2.25pt double #000000" fo:border-top="none" fo:border-bottom="0.75pt solid #000000" style:writing-mode="lr-tb"/>
    </style:style>
    <style:style style:name="Table28.A5"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8.B5"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8.E5"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9" style:family="table">
      <style:table-properties style:width="5.9972in" fo:margin-left="-0.05in" table:align="left" style:may-break-between-rows="false" style:writing-mode="lr-tb"/>
    </style:style>
    <style:style style:name="Table29.A" style:family="table-column">
      <style:table-column-properties style:column-width="1.2944in"/>
    </style:style>
    <style:style style:name="Table29.B" style:family="table-column">
      <style:table-column-properties style:column-width="1.1757in"/>
    </style:style>
    <style:style style:name="Table29.1" style:family="table-row">
      <style:table-row-properties fo:keep-together="always"/>
    </style:style>
    <style:style style:name="Table29.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9.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9.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9.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9.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9.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9.A14"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9.B14"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9.E14"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19" style:family="table">
      <style:table-properties style:width="5.9972in" fo:margin-left="-0.05in" table:align="left" style:may-break-between-rows="false" style:writing-mode="lr-tb"/>
    </style:style>
    <style:style style:name="Table19.A" style:family="table-column">
      <style:table-column-properties style:column-width="1.0889in"/>
    </style:style>
    <style:style style:name="Table19.B" style:family="table-column">
      <style:table-column-properties style:column-width="1.7333in"/>
    </style:style>
    <style:style style:name="Table19.C" style:family="table-column">
      <style:table-column-properties style:column-width="0.9847in"/>
    </style:style>
    <style:style style:name="Table19.D" style:family="table-column">
      <style:table-column-properties style:column-width="1.0035in"/>
    </style:style>
    <style:style style:name="Table19.E" style:family="table-column">
      <style:table-column-properties style:column-width="1.1868in"/>
    </style:style>
    <style:style style:name="Table19.1" style:family="table-row">
      <style:table-row-properties fo:keep-together="always"/>
    </style:style>
    <style:style style:name="Table19.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9.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9.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9.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9.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9.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9.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19.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9.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19.A25"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19.B25"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19.E25"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P1" style:family="paragraph" style:parent-style-name="Header">
      <style:paragraph-properties fo:text-align="center" style:justify-single-word="false"/>
      <style:text-properties fo:font-size="14pt" style:font-size-asian="14pt" text:display="none"/>
    </style:style>
    <style:style style:name="P2" style:family="paragraph" style:parent-style-name="Header">
      <style:paragraph-properties fo:text-align="center" style:justify-single-word="false"/>
      <style:text-properties fo:font-size="16pt" style:font-size-asian="16pt" text:display="none"/>
    </style:style>
    <style:style style:name="P3" style:family="paragraph" style:parent-style-name="Header">
      <style:paragraph-properties fo:text-align="center" style:justify-single-word="false"/>
    </style:style>
    <style:style style:name="P4" style:family="paragraph" style:parent-style-name="Normalny_20_text_20_DP">
      <style:paragraph-properties fo:text-align="center" style:justify-single-word="false"/>
      <style:text-properties fo:font-size="16pt" style:font-size-asian="16pt"/>
    </style:style>
    <style:style style:name="P5" style:family="paragraph" style:parent-style-name="Normalny_20_text_20_DP">
      <style:paragraph-properties fo:text-align="center" style:justify-single-word="false"/>
    </style:style>
    <style:style style:name="P6" style:family="paragraph" style:parent-style-name="Normalny_20_text_20_DP">
      <style:paragraph-properties fo:text-align="center" style:justify-single-word="false"/>
      <style:text-properties officeooo:paragraph-rsid="0041415b"/>
    </style:style>
    <style:style style:name="P7" style:family="paragraph" style:parent-style-name="Normalny_20_text_20_DP">
      <style:paragraph-properties fo:text-align="center" style:justify-single-word="false"/>
      <style:text-properties fo:text-transform="uppercase" style:font-name="Arial2" fo:font-size="14pt" fo:letter-spacing="0.0138in" style:font-size-asian="14pt" style:font-name-complex="Arial2"/>
    </style:style>
    <style:style style:name="P8" style:family="paragraph" style:parent-style-name="Normalny_20_text_20_DP">
      <style:paragraph-properties fo:text-align="center" style:justify-single-word="false"/>
      <style:text-properties style:font-name="Arial2" fo:font-size="16pt" style:font-size-asian="16pt" style:font-name-complex="Arial2"/>
    </style:style>
    <style:style style:name="P9" style:family="paragraph" style:parent-style-name="Normalny_20_text_20_DP">
      <style:paragraph-properties fo:text-align="center" style:justify-single-word="false"/>
      <style:text-properties fo:font-size="14pt" style:font-size-asian="14pt"/>
    </style:style>
    <style:style style:name="P10" style:family="paragraph" style:parent-style-name="Normalny_20_text_20_DP">
      <style:paragraph-properties fo:text-align="center" style:justify-single-word="false"/>
      <style:text-properties fo:font-size="14pt" fo:background-color="#ffff00" style:font-size-asian="14pt"/>
    </style:style>
    <style:style style:name="P11" style:family="paragraph" style:parent-style-name="Normalny_20_text_20_DP">
      <style:text-properties fo:background-color="#ffff00"/>
    </style:style>
    <style:style style:name="P12" style:family="paragraph" style:parent-style-name="Normalny_20_text_20_DP">
      <style:text-properties officeooo:paragraph-rsid="004e6fbe" fo:background-color="#ffff00"/>
    </style:style>
    <style:style style:name="P13" style:family="paragraph" style:parent-style-name="Normalny_20_text_20_DP">
      <style:text-properties style:font-size-complex="12pt"/>
    </style:style>
    <style:style style:name="P14" style:family="paragraph" style:parent-style-name="Normalny_20_text_20_DP">
      <style:text-properties officeooo:paragraph-rsid="002a3823"/>
    </style:style>
    <style:style style:name="P15" style:family="paragraph" style:parent-style-name="Normalny_20_text_20_DP">
      <style:text-properties officeooo:paragraph-rsid="002af8ea"/>
    </style:style>
    <style:style style:name="P16" style:family="paragraph" style:parent-style-name="Normalny_20_text_20_DP">
      <style:text-properties fo:background-color="transparent"/>
    </style:style>
    <style:style style:name="P17" style:family="paragraph" style:parent-style-name="Normalny_20_text_20_DP">
      <style:text-properties officeooo:rsid="002d8989" officeooo:paragraph-rsid="002d8989" fo:background-color="transparent"/>
    </style:style>
    <style:style style:name="P18" style:family="paragraph" style:parent-style-name="Normalny_20_text_20_DP">
      <style:text-properties officeooo:paragraph-rsid="003d120c"/>
    </style:style>
    <style:style style:name="P19" style:family="paragraph" style:parent-style-name="Normalny_20_text_20_DP">
      <style:text-properties officeooo:paragraph-rsid="003db621"/>
    </style:style>
    <style:style style:name="P20" style:family="paragraph" style:parent-style-name="Normalny_20_text_20_DP">
      <style:text-properties officeooo:paragraph-rsid="0041415b"/>
    </style:style>
    <style:style style:name="P21" style:family="paragraph" style:parent-style-name="Normalny_20_text_20_DP">
      <style:paragraph-properties fo:text-align="start" style:justify-single-word="false"/>
      <style:text-properties officeooo:paragraph-rsid="004392a0"/>
    </style:style>
    <style:style style:name="P22" style:family="paragraph" style:parent-style-name="Normalny_20_text_20_DP">
      <style:paragraph-properties fo:text-align="start" style:justify-single-word="false"/>
      <style:text-properties officeooo:paragraph-rsid="00450389"/>
    </style:style>
    <style:style style:name="P23" style:family="paragraph" style:parent-style-name="Normalny_20_text_20_DP">
      <style:paragraph-properties fo:text-align="start" style:justify-single-word="false"/>
      <style:text-properties officeooo:paragraph-rsid="0045bd99"/>
    </style:style>
    <style:style style:name="P24" style:family="paragraph" style:parent-style-name="Normalny_20_text_20_DP">
      <style:text-properties officeooo:paragraph-rsid="004e6fbe"/>
    </style:style>
    <style:style style:name="P25" style:family="paragraph" style:parent-style-name="Normalny_20_text_20_DP">
      <style:text-properties fo:font-weight="bold" officeooo:paragraph-rsid="004e6fbe" style:font-weight-asian="bold" style:font-weight-complex="bold"/>
    </style:style>
    <style:style style:name="P26" style:family="paragraph" style:parent-style-name="Normalny_20_text_20_DP">
      <style:text-properties officeooo:paragraph-rsid="006f9222"/>
    </style:style>
    <style:style style:name="P27" style:family="paragraph" style:parent-style-name="Header">
      <style:paragraph-properties fo:padding-left="0in" fo:padding-right="0in" fo:padding-top="0in" fo:padding-bottom="0.0138in" fo:border-left="none" fo:border-right="none" fo:border-top="none" fo:border-bottom="0.51pt dotted #000000">
        <style:tab-stops>
          <style:tab-stop style:position="5.8902in" style:type="right"/>
          <style:tab-stop style:position="7.4807in" style:type="right"/>
        </style:tab-stops>
      </style:paragraph-properties>
    </style:style>
    <style:style style:name="P28"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paragraph-rsid="003b0266"/>
    </style:style>
    <style:style style:name="P29" style:family="paragraph" style:parent-style-name="Footer">
      <style:paragraph-properties fo:padding-left="0in" fo:padding-right="0in" fo:padding-top="0.0138in" fo:padding-bottom="0in" fo:border-left="none" fo:border-right="none" fo:border-top="0.51pt dotted #000000" fo:border-bottom="none">
        <style:tab-stops>
          <style:tab-stop style:position="2.9736in" style:type="center"/>
          <style:tab-stop style:position="7.4807in" style:type="right"/>
        </style:tab-stops>
      </style:paragraph-properties>
    </style:style>
    <style:style style:name="P30" style:family="paragraph" style:parent-style-name="Footer">
      <style:paragraph-properties fo:padding-left="0in" fo:padding-right="0in" fo:padding-top="0.0138in" fo:padding-bottom="0in" fo:border-left="none" fo:border-right="none" fo:border-top="0.51pt dotted #000000" fo:border-bottom="none">
        <style:tab-stops>
          <style:tab-stop style:position="2.9547in" style:type="center"/>
          <style:tab-stop style:position="7.4807in" style:type="right"/>
        </style:tab-stops>
      </style:paragraph-properties>
    </style:style>
    <style:style style:name="P31" style:family="paragraph" style:parent-style-name="Zoznam_20_obrázkov">
      <style:text-properties style:font-size-complex="12pt"/>
    </style:style>
    <style:style style:name="P32" style:family="paragraph" style:parent-style-name="Normalny_20_text_20_DP">
      <style:paragraph-properties fo:margin-left="0.472in" fo:margin-right="0in" fo:text-indent="0.3543in" style:auto-text-indent="false"/>
      <style:text-properties fo:background-color="#ffff00"/>
    </style:style>
    <style:style style:name="P33" style:family="paragraph" style:parent-style-name="Standard">
      <style:paragraph-properties fo:margin-left="0in" fo:margin-right="0in" fo:text-align="center" style:justify-single-word="false" fo:text-indent="0in" style:auto-text-indent="false"/>
      <style:text-properties style:font-name="Arial2" fo:font-size="16pt" fo:background-color="#ffff00" style:font-size-asian="16pt" style:font-name-complex="Arial2"/>
    </style:style>
    <style:style style:name="P34" style:family="paragraph" style:parent-style-name="Normalny_20_text_20_DP">
      <style:paragraph-properties fo:margin-left="0in" fo:margin-right="0in" fo:text-indent="0in" style:auto-text-indent="false"/>
    </style:style>
    <style:style style:name="P35" style:family="paragraph" style:parent-style-name="Normalny_20_text_20_DP">
      <style:paragraph-properties fo:break-before="auto" fo:break-after="auto"/>
      <style:text-properties officeooo:paragraph-rsid="002fcaef"/>
    </style:style>
    <style:style style:name="P36" style:family="paragraph" style:parent-style-name="Standard">
      <style:paragraph-properties fo:break-before="auto" fo:break-after="auto"/>
      <style:text-properties officeooo:paragraph-rsid="002fcaef" fo:background-color="transparent"/>
    </style:style>
    <style:style style:name="P37" style:family="paragraph" style:parent-style-name="Contents_20_3">
      <style:paragraph-properties>
        <style:tab-stops>
          <style:tab-stop style:position="5.9047in" style:type="right" style:leader-style="dotted" style:leader-text="."/>
        </style:tab-stops>
      </style:paragraph-properties>
    </style:style>
    <style:style style:name="P38" style:family="paragraph" style:parent-style-name="Standard">
      <style:text-properties officeooo:paragraph-rsid="002fcaef" fo:background-color="transparent"/>
    </style:style>
    <style:style style:name="P39" style:family="paragraph" style:parent-style-name="Standard">
      <style:paragraph-properties fo:text-align="center" style:justify-single-word="false"/>
    </style:style>
    <style:style style:name="P40" style:family="paragraph" style:parent-style-name="Standard">
      <style:paragraph-properties fo:text-align="center" style:justify-single-word="false">
        <style:tab-stops>
          <style:tab-stop style:position="6.6929in" style:type="right"/>
        </style:tab-stops>
      </style:paragraph-properties>
    </style:style>
    <style:style style:name="P41" style:family="paragraph" style:parent-style-name="Standard">
      <style:paragraph-properties>
        <style:tab-stops>
          <style:tab-stop style:position="4.3752in" style:type="center"/>
        </style:tab-stops>
      </style:paragraph-properties>
    </style:style>
    <style:style style:name="P42" style:family="paragraph" style:parent-style-name="Standard">
      <style:text-properties officeooo:paragraph-rsid="0061e655"/>
    </style:style>
    <style:style style:name="P43" style:family="paragraph" style:parent-style-name="Standard">
      <style:paragraph-properties fo:text-align="center" style:justify-single-word="false"/>
      <style:text-properties fo:font-size="16pt" style:font-size-asian="16pt" style:font-size-complex="16pt"/>
    </style:style>
    <style:style style:name="P44" style:family="paragraph" style:parent-style-name="Standard">
      <style:paragraph-properties fo:text-align="center" style:justify-single-word="false"/>
      <style:text-properties fo:font-size="14pt" style:font-size-asian="14pt" style:font-size-complex="14pt"/>
    </style:style>
    <style:style style:name="P45" style:family="paragraph" style:parent-style-name="Standard">
      <style:paragraph-properties fo:margin-left="0in" fo:margin-right="0in" fo:text-align="justify" style:justify-single-word="false" fo:text-indent="0.3937in" style:auto-text-indent="false" fo:background-color="transparent">
        <style:background-image/>
      </style:paragraph-properties>
      <style:text-properties officeooo:paragraph-rsid="001a8d31"/>
    </style:style>
    <style:style style:name="P46" style:family="paragraph" style:parent-style-name="Contents_20_2">
      <style:paragraph-properties>
        <style:tab-stops>
          <style:tab-stop style:position="5.9047in" style:type="right" style:leader-style="dotted" style:leader-text="."/>
        </style:tab-stops>
      </style:paragraph-properties>
    </style:style>
    <style:style style:name="P47" style:family="paragraph" style:parent-style-name="Analyticky_20_List">
      <style:paragraph-properties style:snap-to-layout-grid="false"/>
    </style:style>
    <style:style style:name="P48" style:family="paragraph" style:parent-style-name="Analyticky_20_List">
      <style:text-properties fo:font-weight="bold" style:font-weight-asian="bold" style:font-weight-complex="bold"/>
    </style:style>
    <style:style style:name="P49" style:family="paragraph" style:parent-style-name="Contents_20_1">
      <style:paragraph-properties>
        <style:tab-stops>
          <style:tab-stop style:position="5.9047in" style:type="right" style:leader-style="dotted" style:leader-text="."/>
          <style:tab-stop style:position="5.9063in" style:type="right" style:leader-style="dotted" style:leader-text="."/>
        </style:tab-stops>
      </style:paragraph-properties>
    </style:style>
    <style:style style:name="P50" style:family="paragraph" style:parent-style-name="Contents_20_1">
      <style:paragraph-properties>
        <style:tab-stops>
          <style:tab-stop style:position="5.9047in" style:type="right" style:leader-style="dotted" style:leader-text="."/>
          <style:tab-stop style:position="5.9063in" style:leader-style="dotted" style:leader-text="."/>
        </style:tab-stops>
      </style:paragraph-properties>
    </style:style>
    <style:style style:name="P51" style:family="paragraph" style:parent-style-name="Standard">
      <style:paragraph-properties fo:line-height="115%" style:writing-mode="lr-tb"/>
      <style:text-properties officeooo:rsid="0024cfbd" officeooo:paragraph-rsid="0026928b" fo:background-color="transparent"/>
    </style:style>
    <style:style style:name="P52" style:family="paragraph" style:parent-style-name="Normalny_20_text_20_DP">
      <style:paragraph-properties fo:line-height="115%" style:writing-mode="lr-tb"/>
      <style:text-properties officeooo:paragraph-rsid="0026928b"/>
    </style:style>
    <style:style style:name="P53"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2060b7" officeooo:paragraph-rsid="004c2634" fo:background-color="transparent"/>
    </style:style>
    <style:style style:name="P54"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2060b7" officeooo:paragraph-rsid="004d8e6e" fo:background-color="transparent"/>
    </style:style>
    <style:style style:name="P55" style:family="paragraph" style:parent-style-name="Normalny_20_text_20_DP">
      <style:paragraph-properties fo:margin-left="0.3937in" fo:margin-right="0in" fo:margin-top="0.1665in" fo:margin-bottom="0in" style:contextual-spacing="false" fo:text-indent="-0.3937in" style:auto-text-indent="false"/>
      <style:text-properties officeooo:paragraph-rsid="004e61c8"/>
    </style:style>
    <style:style style:name="P56" style:family="paragraph" style:parent-style-name="Normalny_20_text_20_DP">
      <style:paragraph-properties fo:margin-left="0.3937in" fo:margin-right="0in" fo:margin-top="0.1665in" fo:margin-bottom="0in" style:contextual-spacing="false" fo:text-indent="-0.3937in" style:auto-text-indent="false"/>
      <style:text-properties officeooo:paragraph-rsid="004d8e6e" fo:background-color="transparent"/>
    </style:style>
    <style:style style:name="P57" style:family="paragraph" style:parent-style-name="Normalny_20_text_20_DP">
      <style:paragraph-properties fo:margin-left="0.3937in" fo:margin-right="0in" fo:margin-top="0.1665in" fo:margin-bottom="0in" style:contextual-spacing="false" fo:text-indent="-0.3937in" style:auto-text-indent="false" fo:background-color="transparent">
        <style:background-image/>
      </style:paragraph-properties>
      <style:text-properties officeooo:paragraph-rsid="004e61c8"/>
    </style:style>
    <style:style style:name="P58" style:family="paragraph" style:parent-style-name="Popis">
      <style:paragraph-properties fo:break-before="page"/>
    </style:style>
    <style:style style:name="P59" style:family="paragraph" style:parent-style-name="Popis">
      <style:paragraph-properties fo:break-before="page"/>
      <style:text-properties officeooo:paragraph-rsid="00561d52"/>
    </style:style>
    <style:style style:name="P60" style:family="paragraph" style:parent-style-name="Popis">
      <style:text-properties officeooo:paragraph-rsid="004e6fbe"/>
    </style:style>
    <style:style style:name="P61" style:family="paragraph" style:parent-style-name="Popis">
      <style:text-properties officeooo:paragraph-rsid="00561d52"/>
    </style:style>
    <style:style style:name="P62" style:family="paragraph" style:parent-style-name="Popis">
      <style:text-properties officeooo:paragraph-rsid="006dd24a"/>
    </style:style>
    <style:style style:name="P63" style:family="paragraph" style:parent-style-name="Popis">
      <style:text-properties fo:background-color="transparent"/>
    </style:style>
    <style:style style:name="P64" style:family="paragraph" style:parent-style-name="Tabulka">
      <style:paragraph-properties fo:text-align="center" style:justify-single-word="false">
        <style:tab-stops/>
      </style:paragraph-properties>
    </style:style>
    <style:style style:name="P65" style:family="paragraph" style:parent-style-name="Tabulka">
      <style:paragraph-properties fo:text-align="center" style:justify-single-word="false">
        <style:tab-stops/>
      </style:paragraph-properties>
      <style:text-properties officeooo:paragraph-rsid="00580320"/>
    </style:style>
    <style:style style:name="P66" style:family="paragraph" style:parent-style-name="Tabulka">
      <style:text-properties officeooo:paragraph-rsid="004e6fbe"/>
    </style:style>
    <style:style style:name="P67" style:family="paragraph" style:parent-style-name="Tabulka">
      <style:text-properties fo:font-weight="bold" style:font-weight-asian="bold" style:font-weight-complex="bold"/>
    </style:style>
    <style:style style:name="P68" style:family="paragraph" style:parent-style-name="Tabulka">
      <style:text-properties fo:font-weight="bold" officeooo:paragraph-rsid="004e6fbe" style:font-weight-asian="bold" style:font-weight-complex="bold"/>
    </style:style>
    <style:style style:name="P69" style:family="paragraph" style:parent-style-name="Tabulka">
      <style:paragraph-properties fo:text-align="center" style:justify-single-word="false">
        <style:tab-stops/>
      </style:paragraph-properties>
      <style:text-properties fo:font-weight="bold" style:font-weight-asian="bold" style:font-weight-complex="bold"/>
    </style:style>
    <style:style style:name="P70" style:family="paragraph" style:parent-style-name="Tabulka">
      <style:paragraph-properties fo:text-align="center" style:justify-single-word="false">
        <style:tab-stops/>
      </style:paragraph-properties>
      <style:text-properties fo:font-weight="bold" officeooo:paragraph-rsid="00580320" style:font-weight-asian="bold" style:font-weight-complex="bold"/>
    </style:style>
    <style:style style:name="P71" style:family="paragraph" style:parent-style-name="Tabulka">
      <style:paragraph-properties fo:text-align="center" style:justify-single-word="false">
        <style:tab-stops/>
      </style:paragraph-properties>
      <style:text-properties fo:font-weight="bold" officeooo:paragraph-rsid="006dd24a" style:font-weight-asian="bold" style:font-weight-complex="bold"/>
    </style:style>
    <style:style style:name="P72" style:family="paragraph" style:parent-style-name="Tabulka">
      <style:text-properties fo:font-weight="normal" officeooo:paragraph-rsid="004e6fbe" style:font-weight-asian="normal" style:font-weight-complex="normal"/>
    </style:style>
    <style:style style:name="P73" style:family="paragraph" style:parent-style-name="Tabulka">
      <style:paragraph-properties fo:text-align="center" style:justify-single-word="false"/>
      <style:text-properties officeooo:rsid="001f3f78" officeooo:paragraph-rsid="001f3f78" fo:background-color="transparent"/>
    </style:style>
    <style:style style:name="P74" style:family="paragraph" style:parent-style-name="Tabulka">
      <style:paragraph-properties fo:text-align="center" style:justify-single-word="false">
        <style:tab-stops/>
      </style:paragraph-properties>
      <style:text-properties officeooo:rsid="001f3f78" officeooo:paragraph-rsid="001f3f78" fo:background-color="transparent"/>
    </style:style>
    <style:style style:name="P75" style:family="paragraph" style:parent-style-name="Tabulka">
      <style:paragraph-properties fo:text-align="center" style:justify-single-word="false"/>
      <style:text-properties fo:background-color="transparent"/>
    </style:style>
    <style:style style:name="P76" style:family="paragraph" style:parent-style-name="Tabulka">
      <style:paragraph-properties fo:text-align="center" style:justify-single-word="false">
        <style:tab-stops/>
      </style:paragraph-properties>
      <style:text-properties fo:background-color="transparent"/>
    </style:style>
    <style:style style:name="P77" style:family="paragraph" style:parent-style-name="First_20_line_20_indent">
      <style:paragraph-properties>
        <style:tab-stops>
          <style:tab-stop style:position="5.8752in" style:type="right"/>
        </style:tab-stops>
      </style:paragraph-properties>
    </style:style>
    <style:style style:name="P78" style:family="paragraph" style:parent-style-name="Kód">
      <style:paragraph-properties fo:text-align="center" style:justify-single-word="false"/>
      <style:text-properties fo:font-size="11pt" fo:font-weight="bold" style:font-size-asian="11pt" style:font-weight-asian="bold" style:font-size-complex="11pt" style:font-weight-complex="bold"/>
    </style:style>
    <style:style style:name="P79" style:family="paragraph" style:parent-style-name="Kód">
      <style:text-properties officeooo:paragraph-rsid="00605d7f"/>
    </style:style>
    <style:style style:name="P80" style:family="paragraph" style:parent-style-name="Kód">
      <style:text-properties officeooo:paragraph-rsid="0061e655"/>
    </style:style>
    <style:style style:name="P81" style:family="paragraph" style:parent-style-name="Kód">
      <style:text-properties officeooo:paragraph-rsid="00630ad1"/>
    </style:style>
    <style:style style:name="P82" style:family="paragraph" style:parent-style-name="Standard" style:master-page-name="Standard">
      <style:paragraph-properties fo:text-align="center" style:justify-single-word="false" style:page-number="auto"/>
    </style:style>
    <style:style style:name="P83" style:family="paragraph" style:parent-style-name="Standard" style:master-page-name="Convert_20_1">
      <style:paragraph-properties fo:text-align="center" style:justify-single-word="false" style:page-number="1"/>
      <style:text-properties fo:font-size="14pt" style:font-size-asian="14pt" style:font-size-complex="14pt"/>
    </style:style>
    <style:style style:name="P84" style:family="paragraph" style:parent-style-name="Standard" style:list-style-name="LS1"/>
    <style:style style:name="P85" style:family="paragraph" style:parent-style-name="Heading_20_1">
      <style:paragraph-properties fo:line-height="115%" style:writing-mode="lr-tb"/>
      <style:text-properties officeooo:paragraph-rsid="00225d4d"/>
    </style:style>
    <style:style style:name="P86" style:family="paragraph" style:parent-style-name="Normalny_20_text_20_DP">
      <style:paragraph-properties>
        <style:tab-stops>
          <style:tab-stop style:position="4.4134in" style:type="center"/>
        </style:tab-stops>
      </style:paragraph-properties>
      <style:text-properties fo:font-style="italic" style:font-style-asian="italic" style:font-style-complex="italic"/>
    </style:style>
    <style:style style:name="P87" style:family="paragraph" style:parent-style-name="Normalny_20_text_20_DP" style:list-style-name="L1">
      <style:text-properties officeooo:paragraph-rsid="00371f4a"/>
    </style:style>
    <style:style style:name="P88" style:family="paragraph" style:parent-style-name="Normalny_20_text_20_DP" style:list-style-name="L2"/>
    <style:style style:name="P89" style:family="paragraph" style:parent-style-name="Normalny_20_text_20_DP" style:list-style-name=""/>
    <style:style style:name="P90" style:family="paragraph" style:parent-style-name="Normalny_20_text_20_DP" style:list-style-name="L3"/>
    <style:style style:name="P91" style:family="paragraph" style:parent-style-name="Normalny_20_text_20_DP" style:list-style-name="L3">
      <style:text-properties fo:font-weight="normal" officeooo:rsid="004f1850" style:font-weight-asian="normal" style:font-weight-complex="normal"/>
    </style:style>
    <style:style style:name="P92" style:family="paragraph" style:parent-style-name="Normalny_20_text_20_DP" style:list-style-name="L4"/>
    <style:style style:name="P93" style:family="paragraph" style:parent-style-name="Normalny_20_text_20_DP" style:list-style-name="L5"/>
    <style:style style:name="P94" style:family="paragraph" style:parent-style-name="Normalny_20_text_20_DP" style:list-style-name="L6"/>
    <style:style style:name="P95" style:family="paragraph" style:parent-style-name="Normalny_20_text_20_DP" style:list-style-name="L7"/>
    <style:style style:name="P96" style:family="paragraph" style:parent-style-name="Normalny_20_text_20_DP" style:list-style-name="L8"/>
    <style:style style:name="P97" style:family="paragraph" style:parent-style-name="Normalny_20_text_20_DP" style:list-style-name="L9"/>
    <style:style style:name="P98" style:family="paragraph" style:parent-style-name="Normalny_20_text_20_DP">
      <style:text-properties fo:font-weight="bold" style:font-weight-asian="bold" style:font-weight-complex="bold"/>
    </style:style>
    <style:style style:name="P99" style:family="paragraph" style:parent-style-name="Normalny_20_text_20_DP" style:list-style-name="L10"/>
    <style:style style:name="P100" style:family="paragraph" style:parent-style-name="Normalny_20_text_20_DP">
      <style:text-properties officeooo:rsid="003d120c" officeooo:paragraph-rsid="003d120c"/>
    </style:style>
    <style:style style:name="P101" style:family="paragraph" style:parent-style-name="Normalny_20_text_20_DP">
      <style:text-properties officeooo:rsid="003db621" officeooo:paragraph-rsid="003db621"/>
    </style:style>
    <style:style style:name="P102" style:family="paragraph" style:parent-style-name="Normalny_20_text_20_DP">
      <style:text-properties officeooo:rsid="0045bd99"/>
    </style:style>
    <style:style style:name="P103" style:family="paragraph" style:parent-style-name="Normalny_20_text_20_DP">
      <style:text-properties officeooo:rsid="0045bd99" officeooo:paragraph-rsid="0045bd99"/>
    </style:style>
    <style:style style:name="P104" style:family="paragraph" style:parent-style-name="Normalny_20_text_20_DP">
      <style:paragraph-properties fo:text-align="start" style:justify-single-word="false"/>
      <style:text-properties officeooo:rsid="0041415b" officeooo:paragraph-rsid="0041415b"/>
    </style:style>
    <style:style style:name="P105" style:family="paragraph" style:parent-style-name="Normalny_20_text_20_DP" style:list-style-name="L11">
      <style:paragraph-properties fo:text-align="start" style:justify-single-word="false"/>
      <style:text-properties officeooo:paragraph-rsid="0042e544"/>
    </style:style>
    <style:style style:name="P106" style:family="paragraph" style:parent-style-name="Normalny_20_text_20_DP" style:list-style-name="L11">
      <style:paragraph-properties fo:text-align="start" style:justify-single-word="false"/>
      <style:text-properties officeooo:paragraph-rsid="0041415b"/>
    </style:style>
    <style:style style:name="P107" style:family="paragraph" style:parent-style-name="Normalny_20_text_20_DP">
      <style:text-properties officeooo:rsid="004392a0"/>
    </style:style>
    <style:style style:name="P108" style:family="paragraph" style:parent-style-name="Normalny_20_text_20_DP" style:list-style-name="L11">
      <style:paragraph-properties fo:text-align="start" style:justify-single-word="false"/>
      <style:text-properties officeooo:rsid="004392a0" officeooo:paragraph-rsid="004392a0"/>
    </style:style>
    <style:style style:name="P109" style:family="paragraph" style:parent-style-name="Normalny_20_text_20_DP" style:list-style-name="L12">
      <style:paragraph-properties fo:text-align="start" style:justify-single-word="false"/>
      <style:text-properties officeooo:rsid="004392a0" officeooo:paragraph-rsid="004392a0"/>
    </style:style>
    <style:style style:name="P110" style:family="paragraph" style:parent-style-name="Normalny_20_text_20_DP">
      <style:paragraph-properties fo:text-align="start" style:justify-single-word="false"/>
      <style:text-properties fo:font-variant="normal" fo:text-transform="none" fo:color="#333333" fo:letter-spacing="normal" officeooo:rsid="003db621" officeooo:paragraph-rsid="0045bd99"/>
    </style:style>
    <style:style style:name="P111" style:family="paragraph" style:parent-style-name="Normalny_20_text_20_DP" style:list-style-name="WW8Num3"/>
    <style:style style:name="P112" style:family="paragraph" style:parent-style-name="Normalny_20_text_20_DP" style:list-style-name="WW8Num8">
      <style:text-properties fo:background-color="#ffff00"/>
    </style:style>
    <style:style style:name="P113" style:family="paragraph" style:parent-style-name="Normalny_20_text_20_DP" style:master-page-name="Convert_20_2">
      <style:paragraph-properties style:page-number="auto" fo:padding="0.0201in" fo:border-left="none" fo:border-right="none" fo:border-top="none" fo:border-bottom="0.51pt solid #000000" style:shadow="none"/>
      <style:text-properties style:font-name="Arial2" fo:font-size="16pt" fo:font-weight="bold" style:font-size-asian="16pt" style:font-weight-asian="bold" style:font-size-complex="16pt" style:font-weight-complex="bold"/>
    </style:style>
    <style:style style:name="P114" style:family="paragraph" style:parent-style-name="Normalny_20_text_20_DP" style:master-page-name="Convert_20_3">
      <style:paragraph-properties style:page-number="auto"/>
      <style:text-properties style:font-name="Arial2" fo:font-size="16pt" fo:font-weight="bold" style:font-size-asian="16pt" style:font-weight-asian="bold" style:font-size-complex="16pt" style:font-weight-complex="bold"/>
    </style:style>
    <style:style style:name="P115" style:family="paragraph" style:parent-style-name="Normalny_20_text_20_DP" style:master-page-name="Convert_20_5">
      <style:paragraph-properties style:page-number="auto"/>
      <style:text-properties style:font-name="Arial2" fo:font-size="16pt" fo:font-weight="bold" style:font-size-asian="16pt" style:font-weight-asian="bold" style:font-size-complex="16pt" style:font-weight-complex="bold"/>
    </style:style>
    <style:style style:name="P116" style:family="paragraph" style:parent-style-name="Normalny_20_text_20_DP" style:master-page-name="Convert_20_6">
      <style:paragraph-properties style:page-number="auto"/>
      <style:text-properties style:font-name="Arial2" fo:font-size="16pt" fo:font-weight="bold" style:font-size-asian="16pt" style:font-weight-asian="bold" style:font-size-complex="16pt" style:font-weight-complex="bold"/>
    </style:style>
    <style:style style:name="P117" style:family="paragraph" style:parent-style-name="Normalny_20_text_20_DP" style:master-page-name="Convert_20_7">
      <style:paragraph-properties style:page-number="auto"/>
      <style:text-properties style:font-name="Arial2" fo:font-size="16pt" fo:font-weight="bold" style:font-size-asian="16pt" style:font-weight-asian="bold" style:font-size-complex="16pt" style:font-weight-complex="bold"/>
    </style:style>
    <style:style style:name="P118" style:family="paragraph" style:parent-style-name="Normalny_20_text_20_DP" style:master-page-name="Convert_20_8">
      <style:paragraph-properties style:page-number="auto"/>
      <style:text-properties style:font-name="Arial2" fo:font-size="16pt" fo:font-weight="bold" style:font-size-asian="16pt" style:font-weight-asian="bold" style:font-size-complex="16pt" style:font-weight-complex="bold"/>
    </style:style>
    <style:style style:name="P119" style:family="paragraph" style:parent-style-name="Normalny_20_text_20_DP" style:master-page-name="Convert_20_9">
      <style:paragraph-properties style:page-number="auto"/>
      <style:text-properties style:font-name="Arial2" fo:font-size="16pt" fo:font-weight="bold" style:font-size-asian="16pt" style:font-weight-asian="bold" style:font-size-complex="16pt" style:font-weight-complex="bold"/>
    </style:style>
    <style:style style:name="P120"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4c2634" officeooo:paragraph-rsid="004c2634" fo:background-color="transparent"/>
    </style:style>
    <style:style style:name="P121"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4c2634" officeooo:paragraph-rsid="004c2634" fo:background-color="#ffff00"/>
    </style:style>
    <style:style style:name="P122" style:family="paragraph" style:parent-style-name="Normalny_20_text_20_DP">
      <style:paragraph-properties fo:margin-left="0in" fo:margin-right="0in" fo:text-align="start" style:justify-single-word="false" fo:text-indent="0in" style:auto-text-indent="false">
        <style:tab-stops>
          <style:tab-stop style:position="0.5909in"/>
          <style:tab-stop style:position="0.9846in"/>
        </style:tab-stops>
      </style:paragraph-properties>
      <style:text-properties officeooo:rsid="004d8e6e" officeooo:paragraph-rsid="004d8e6e" fo:background-color="#ffff00"/>
    </style:style>
    <style:style style:name="P123" style:family="paragraph" style:parent-style-name="Normalny_20_text_20_DP" style:list-style-name="L1">
      <style:paragraph-properties fo:margin-left="0in" fo:margin-right="0in" fo:text-indent="0in" style:auto-text-indent="false"/>
      <style:text-properties officeooo:paragraph-rsid="00371f4a"/>
    </style:style>
    <style:style style:name="P124" style:family="paragraph" style:parent-style-name="Normalny_20_text_20_DP" style:list-style-name="">
      <style:paragraph-properties fo:margin-left="0in" fo:margin-right="0in" fo:text-indent="0in" style:auto-text-indent="false"/>
      <style:text-properties officeooo:paragraph-rsid="004e6fbe"/>
    </style:style>
    <style:style style:name="P125" style:family="paragraph" style:parent-style-name="Normalny_20_text_20_DP">
      <style:paragraph-properties fo:margin-left="0.3937in" fo:margin-right="0in" fo:margin-top="0.1665in" fo:margin-bottom="0in" style:contextual-spacing="false" fo:text-indent="-0.3937in" style:auto-text-indent="false" fo:background-color="transparent">
        <style:background-image/>
      </style:paragraph-properties>
      <style:text-properties fo:font-weight="normal" officeooo:rsid="0009b951" officeooo:paragraph-rsid="004e61c8" fo:background-color="transparent" style:font-weight-asian="normal" style:font-weight-complex="normal"/>
    </style:style>
    <style:style style:name="P126" style:family="paragraph" style:parent-style-name="Normalny_20_text_20_DP">
      <style:paragraph-properties fo:margin-left="0in" fo:margin-right="0in" fo:text-indent="0.3646in" style:auto-text-indent="false">
        <style:tab-stops/>
      </style:paragraph-properties>
    </style:style>
    <style:style style:name="P127" style:family="paragraph" style:parent-style-name="Normalny_20_text_20_DP">
      <style:paragraph-properties fo:background-color="#ffff00">
        <style:background-image/>
      </style:paragraph-properties>
      <style:text-properties officeooo:rsid="0045bd99" fo:background-color="transparent"/>
    </style:style>
    <style:style style:name="P128" style:family="paragraph" style:parent-style-name="Normalny_20_text_20_DP">
      <style:paragraph-properties fo:background-color="#ffff00">
        <style:background-image/>
      </style:paragraph-properties>
      <style:text-properties officeooo:rsid="0045bd99" officeooo:paragraph-rsid="00776214" fo:background-color="transparent"/>
    </style:style>
    <style:style style:name="P129" style:family="paragraph" style:parent-style-name="Normalny_20_text_20_DP">
      <style:paragraph-properties fo:background-color="#ffff00">
        <style:background-image/>
      </style:paragraph-properties>
      <style:text-properties officeooo:rsid="0045bd99" officeooo:paragraph-rsid="00787989" fo:background-color="transparent"/>
    </style:style>
    <style:style style:name="P130" style:family="paragraph" style:parent-style-name="Nadpis_20_Kapitoly" style:list-style-name="WW8Num7">
      <style:text-properties officeooo:rsid="003d120c" officeooo:paragraph-rsid="003d120c"/>
    </style:style>
    <style:style style:name="P131" style:family="paragraph" style:parent-style-name="Nadpis_20_Kapitoly">
      <style:text-properties officeooo:paragraph-rsid="002ec08d"/>
    </style:style>
    <style:style style:name="P132" style:family="paragraph" style:parent-style-name="Nadpis_20_Kapitoly" style:master-page-name="Convert_20_10">
      <style:paragraph-properties style:page-number="auto"/>
    </style:style>
    <style:style style:name="P133" style:family="paragraph" style:parent-style-name="Nadpis_20_Kapitoly" style:master-page-name="Convert_20_11">
      <style:paragraph-properties style:page-number="auto"/>
    </style:style>
    <style:style style:name="P134" style:family="paragraph" style:parent-style-name="PodNadpis_20_Kapitoly" style:list-style-name="WW8Num7"/>
    <style:style style:name="P135" style:family="paragraph" style:parent-style-name="PodNadpis_20_Kapitoly" style:list-style-name="WW8Num7">
      <style:text-properties officeooo:paragraph-rsid="002af8ea"/>
    </style:style>
    <style:style style:name="P136" style:family="paragraph" style:parent-style-name="PodNadpis_20_Kapitoly" style:list-style-name="WW8Num7">
      <style:text-properties officeooo:paragraph-rsid="002fcaef"/>
    </style:style>
    <style:style style:name="P137" style:family="paragraph" style:parent-style-name="PodNadpis_20_Kapitoly" style:list-style-name="WW8Num7">
      <style:text-properties fo:font-weight="bold" officeooo:paragraph-rsid="002a3823" style:font-weight-asian="bold" style:font-weight-complex="bold"/>
    </style:style>
    <style:style style:name="P138" style:family="paragraph" style:parent-style-name="PodNadpis_20_Kapitoly" style:list-style-name="WW8Num7">
      <style:text-properties officeooo:rsid="0019aac5" officeooo:paragraph-rsid="002af8ea"/>
    </style:style>
    <style:style style:name="P139" style:family="paragraph" style:parent-style-name="PodNadpis_20_Kapitoly" style:list-style-name="WW8Num7">
      <style:text-properties officeooo:rsid="001925ec" officeooo:paragraph-rsid="002af8ea"/>
    </style:style>
    <style:style style:name="P140" style:family="paragraph" style:parent-style-name="PodNadpis_20_Kapitoly" style:list-style-name="WW8Num7">
      <style:text-properties officeooo:rsid="0045bc4c" officeooo:paragraph-rsid="002fcaef"/>
    </style:style>
    <style:style style:name="P141" style:family="paragraph" style:parent-style-name="PodNadpis_20_Kapitoly">
      <style:text-properties officeooo:rsid="0024cfbd" officeooo:paragraph-rsid="0024cfbd"/>
    </style:style>
    <style:style style:name="P142" style:family="paragraph" style:parent-style-name="PodNadpis_20_Kapitoly">
      <style:text-properties officeooo:rsid="0024cfbd" officeooo:paragraph-rsid="0026928b"/>
    </style:style>
    <style:style style:name="P143" style:family="paragraph" style:parent-style-name="PodNadpis_20_Kapitoly">
      <style:text-properties officeooo:paragraph-rsid="00643244"/>
    </style:style>
    <style:style style:name="P144" style:family="paragraph" style:parent-style-name="PodNadpis_20_Kapitoly">
      <style:text-properties officeooo:rsid="0026928b" officeooo:paragraph-rsid="0026928b"/>
    </style:style>
    <style:style style:name="P145" style:family="paragraph" style:parent-style-name="PodNadpis_20_Kapitoly" style:list-style-name="WW8Num7">
      <style:paragraph-properties fo:break-before="auto" fo:break-after="auto"/>
      <style:text-properties officeooo:paragraph-rsid="002a3823"/>
    </style:style>
    <style:style style:name="P146" style:family="paragraph" style:parent-style-name="PodNadpis_20_Kapitoly" style:list-style-name="WW8Num7">
      <style:paragraph-properties fo:break-before="auto" fo:break-after="auto"/>
      <style:text-properties officeooo:paragraph-rsid="002af8ea"/>
    </style:style>
    <style:style style:name="P147" style:family="paragraph" style:parent-style-name="PodNadpis_20_Kapitoly">
      <style:paragraph-properties fo:break-before="auto" fo:break-after="auto"/>
      <style:text-properties officeooo:rsid="0024cfbd" officeooo:paragraph-rsid="0024cfbd"/>
    </style:style>
    <style:style style:name="P148" style:family="paragraph" style:parent-style-name="PodNadpis_20_Kapitoly" style:list-style-name="WW8Num7">
      <style:paragraph-properties fo:line-height="115%" style:writing-mode="lr-tb"/>
      <style:text-properties officeooo:paragraph-rsid="002fcaef"/>
    </style:style>
    <style:style style:name="P149" style:family="paragraph" style:parent-style-name="PodNadpis_20_Kapitoly">
      <style:paragraph-properties fo:line-height="115%" style:writing-mode="lr-tb"/>
      <style:text-properties officeooo:rsid="0024cfbd" officeooo:paragraph-rsid="0026928b" fo:background-color="transparent"/>
    </style:style>
    <style:style style:name="P150" style:family="paragraph" style:parent-style-name="PodNadpis_20_Kapitoly">
      <style:paragraph-properties fo:line-height="115%" style:writing-mode="lr-tb"/>
      <style:text-properties officeooo:rsid="0024cfbd" officeooo:paragraph-rsid="0024cfbd" fo:background-color="transparent"/>
    </style:style>
    <style:style style:name="P151"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rsid="003b0266" officeooo:paragraph-rsid="003b0266"/>
    </style:style>
    <style:style style:name="P152" style:family="paragraph" style:parent-style-name="PodNadpis_20_3.uroven" style:list-style-name="WW8Num7"/>
    <style:style style:name="P153" style:family="paragraph" style:parent-style-name="PodNadpis_20_3.uroven" style:list-style-name="WW8Num7"/>
    <style:style style:name="P154" style:family="paragraph" style:parent-style-name="PodNadpis_20_3.uroven" style:list-style-name="WW8Num7">
      <style:text-properties officeooo:rsid="003d120c"/>
    </style:style>
    <style:style style:name="P155" style:family="paragraph" style:parent-style-name="PodNadpis_20_3.uroven" style:list-style-name="WW8Num7">
      <style:paragraph-properties fo:break-before="page"/>
    </style:style>
    <style:style style:name="P156" style:family="paragraph" style:parent-style-name="PodNadpis_20_3.uroven" style:list-style-name="WW8Num7">
      <style:paragraph-properties fo:line-height="115%" style:writing-mode="lr-tb"/>
      <style:text-properties officeooo:rsid="003a5aea" officeooo:paragraph-rsid="0029773f"/>
    </style:style>
    <style:style style:name="P157" style:family="paragraph" style:parent-style-name="PodNadpis_20_3.uroven" style:list-style-name="WW8Num7">
      <style:paragraph-properties fo:background-color="#ffff00">
        <style:background-image/>
      </style:paragraph-properties>
      <style:text-properties officeooo:rsid="0045bd99" fo:background-color="transparent"/>
    </style:style>
    <style:style style:name="P158" style:family="paragraph" style:parent-style-name="PodNadpis_20_3.uroven" style:list-style-name="WW8Num7">
      <style:paragraph-properties fo:background-color="#ffff00">
        <style:background-image/>
      </style:paragraph-properties>
      <style:text-properties officeooo:rsid="0045bd99" officeooo:paragraph-rsid="00776214" fo:background-color="transparent"/>
    </style:style>
    <style:style style:name="P159" style:family="paragraph" style:parent-style-name="Tabulka">
      <style:paragraph-properties>
        <style:tab-stops/>
      </style:paragraph-properties>
      <style:text-properties officeooo:rsid="004e6fbe" officeooo:paragraph-rsid="004e6fbe"/>
    </style:style>
    <style:style style:name="P160" style:family="paragraph" style:parent-style-name="Tabulka">
      <style:text-properties officeooo:rsid="004e6fbe" officeooo:paragraph-rsid="004e6fbe"/>
    </style:style>
    <style:style style:name="P161" style:family="paragraph" style:parent-style-name="Tabulka">
      <style:text-properties officeooo:rsid="003d120c"/>
    </style:style>
    <style:style style:name="P162" style:family="paragraph" style:parent-style-name="Tabulka">
      <style:text-properties fo:font-weight="normal" officeooo:rsid="004e6fbe" officeooo:paragraph-rsid="004e6fbe" style:font-weight-asian="normal" style:font-weight-complex="normal"/>
    </style:style>
    <style:style style:name="P163" style:family="paragraph" style:parent-style-name="Analyticky_20_List">
      <style:paragraph-properties style:snap-to-layout-grid="false"/>
      <style:text-properties officeooo:rsid="00367043" officeooo:paragraph-rsid="00367043"/>
    </style:style>
    <style:style style:name="P164" style:family="paragraph" style:parent-style-name="Zoznam_20_Literatury">
      <style:text-properties officeooo:paragraph-rsid="002ec08d"/>
    </style:style>
    <style:style style:name="P165" style:family="paragraph" style:parent-style-name="Zoznam_20_Literatury" style:list-style-name="WW8Num3">
      <style:text-properties officeooo:paragraph-rsid="002ec08d"/>
    </style:style>
    <style:style style:name="P166" style:family="paragraph" style:parent-style-name="Zoznam_20_Literatury" style:list-style-name="WW8Num3">
      <style:text-properties officeooo:paragraph-rsid="0035b90b"/>
    </style:style>
    <style:style style:name="P167" style:family="paragraph" style:parent-style-name="Zoznam_20_Literatury" style:list-style-name="WW8Num3">
      <style:text-properties officeooo:paragraph-rsid="0035cdd8"/>
    </style:style>
    <style:style style:name="T1" style:family="text">
      <style:text-properties fo:font-size="16pt" style:font-size-asian="16pt"/>
    </style:style>
    <style:style style:name="T2" style:family="text">
      <style:text-properties fo:font-size="16pt" style:font-size-asian="16pt" text:display="none"/>
    </style:style>
    <style:style style:name="T3" style:family="text">
      <style:text-properties fo:font-size="16pt" style:font-size-asian="16pt" style:font-size-complex="16pt"/>
    </style:style>
    <style:style style:name="T4" style:family="text">
      <style:text-properties officeooo:rsid="0039409a"/>
    </style:style>
    <style:style style:name="T5" style:family="text">
      <style:text-properties officeooo:rsid="003b0266"/>
    </style:style>
    <style:style style:name="T6" style:family="text">
      <style:text-properties officeooo:rsid="003b1691"/>
    </style:style>
    <style:style style:name="T7" style:family="text">
      <style:text-properties fo:language="en" fo:country="US" style:language-asian="en" style:country-asian="US"/>
    </style:style>
    <style:style style:name="T8" style:family="text">
      <style:text-properties fo:font-weight="bold" style:font-weight-asian="bold" style:font-weight-complex="bold"/>
    </style:style>
    <style:style style:name="T9" style:family="text">
      <style:text-properties fo:font-weight="bold" officeooo:rsid="00399922" style:font-weight-asian="bold" style:font-weight-complex="bold"/>
    </style:style>
    <style:style style:name="T10" style:family="text">
      <style:text-properties fo:font-weight="bold" officeooo:rsid="004f1850" style:font-weight-asian="bold" style:font-weight-complex="bold"/>
    </style:style>
    <style:style style:name="T11" style:family="text">
      <style:text-properties fo:font-weight="bold" officeooo:rsid="004b243c" style:font-weight-asian="bold" style:font-weight-complex="bold"/>
    </style:style>
    <style:style style:name="T12" style:family="text">
      <style:text-properties fo:font-weight="bold" officeooo:rsid="004dbedf" style:font-weight-asian="bold" style:font-weight-complex="bold"/>
    </style:style>
    <style:style style:name="T13" style:family="text">
      <style:text-properties fo:font-weight="bold" officeooo:rsid="004dc58f" style:font-weight-asian="bold" style:font-weight-complex="bold"/>
    </style:style>
    <style:style style:name="T14" style:family="text">
      <style:text-properties fo:font-weight="bold" officeooo:rsid="0041415b" style:font-weight-asian="bold" style:font-weight-complex="bold"/>
    </style:style>
    <style:style style:name="T15" style:family="text">
      <style:text-properties fo:font-weight="bold" officeooo:rsid="0009b951" fo:background-color="transparent" style:font-weight-asian="bold" style:font-weight-complex="bold"/>
    </style:style>
    <style:style style:name="T16" style:family="text">
      <style:text-properties fo:font-weight="bold" officeooo:rsid="004d8e6e" fo:background-color="transparent" style:font-weight-asian="bold" style:font-weight-complex="bold"/>
    </style:style>
    <style:style style:name="T17" style:family="text">
      <style:text-properties fo:font-weight="bold" officeooo:rsid="004e61c8" fo:background-color="transparent" style:font-weight-asian="bold" style:font-weight-complex="bold"/>
    </style:style>
    <style:style style:name="T18" style:family="text">
      <style:text-properties fo:background-color="#ffff00"/>
    </style:style>
    <style:style style:name="T19" style:family="text">
      <style:text-properties fo:font-weight="normal" style:font-weight-asian="normal"/>
    </style:style>
    <style:style style:name="T20" style:family="text">
      <style:text-properties fo:font-weight="normal" officeooo:rsid="004f1850" style:font-weight-asian="normal" style:font-weight-complex="normal"/>
    </style:style>
    <style:style style:name="T21" style:family="text">
      <style:text-properties fo:font-weight="normal" officeooo:rsid="0056132d" style:font-weight-asian="normal" style:font-weight-complex="normal"/>
    </style:style>
    <style:style style:name="T22" style:family="text">
      <style:text-properties fo:font-weight="normal" officeooo:rsid="004d8e6e" fo:background-color="transparent" style:font-weight-asian="normal" style:font-weight-complex="normal"/>
    </style:style>
    <style:style style:name="T23" style:family="text">
      <style:text-properties fo:font-weight="normal" officeooo:rsid="004e61c8" fo:background-color="transparent" style:font-weight-asian="normal" style:font-weight-complex="normal"/>
    </style:style>
    <style:style style:name="T24" style:family="text">
      <style:text-properties fo:font-weight="normal" officeooo:rsid="0009c2b9" fo:background-color="transparent" style:font-weight-asian="normal" style:font-weight-complex="normal"/>
    </style:style>
    <style:style style:name="T25" style:family="text">
      <style:text-properties fo:font-weight="normal" officeooo:rsid="0009b951" fo:background-color="transparent" style:font-weight-asian="normal" style:font-weight-complex="normal"/>
    </style:style>
    <style:style style:name="T26" style:family="text">
      <style:text-properties style:text-position="sub 58%"/>
    </style:style>
    <style:style style:name="T27" style:family="text">
      <style:text-properties style:text-position="sub 58%" fo:font-weight="bold" officeooo:rsid="004dc58f" style:font-weight-asian="bold" style:font-weight-complex="bold"/>
    </style:style>
    <style:style style:name="T28" style:family="text">
      <style:text-properties style:text-position="sub 58%" officeooo:rsid="004dc58f"/>
    </style:style>
    <style:style style:name="T29" style:family="text">
      <style:text-properties style:text-position="sub 58%" style:font-name="Arial1" officeooo:rsid="004dc58f" style:font-name-asian="Arial2" style:font-name-complex="Arial2"/>
    </style:style>
    <style:style style:name="T30" style:family="text">
      <style:text-properties style:text-position="sub 58%" officeooo:rsid="0041415b"/>
    </style:style>
    <style:style style:name="T31" style:family="text">
      <style:text-properties officeooo:rsid="00656338"/>
    </style:style>
    <style:style style:name="T32" style:family="text">
      <style:text-properties fo:background-color="transparent"/>
    </style:style>
    <style:style style:name="T33" style:family="text">
      <style:text-properties officeooo:rsid="00656338" fo:background-color="transparent"/>
    </style:style>
    <style:style style:name="T34" style:family="text">
      <style:text-properties officeooo:rsid="0009b951" fo:background-color="transparent"/>
    </style:style>
    <style:style style:name="T35" style:family="text">
      <style:text-properties officeooo:rsid="003f1e36" fo:background-color="transparent"/>
    </style:style>
    <style:style style:name="T36" style:family="text">
      <style:text-properties officeooo:rsid="004d8e6e" fo:background-color="transparent"/>
    </style:style>
    <style:style style:name="T37" style:family="text">
      <style:text-properties officeooo:rsid="00225d4d" fo:background-color="transparent"/>
    </style:style>
    <style:style style:name="T38" style:family="text">
      <style:text-properties officeooo:rsid="004e61c8" fo:background-color="transparent"/>
    </style:style>
    <style:style style:name="T39" style:family="text">
      <style:text-properties officeooo:rsid="0009c2b9" fo:background-color="transparent"/>
    </style:style>
    <style:style style:name="T40" style:family="text">
      <style:text-properties officeooo:rsid="003a5ae8" fo:background-color="transparent"/>
    </style:style>
    <style:style style:name="T41" style:family="text">
      <style:text-properties officeooo:rsid="002be863" fo:background-color="transparent"/>
    </style:style>
    <style:style style:name="T42" style:family="text">
      <style:text-properties officeooo:rsid="001f3f78"/>
    </style:style>
    <style:style style:name="T43" style:family="text">
      <style:text-properties fo:font-size="10pt" style:font-size-asian="10pt" style:font-size-complex="10pt"/>
    </style:style>
    <style:style style:name="T44" style:family="text">
      <style:text-properties officeooo:rsid="0009c2b9"/>
    </style:style>
    <style:style style:name="T45" style:family="text">
      <style:text-properties officeooo:rsid="000b7225"/>
    </style:style>
    <style:style style:name="T46" style:family="text">
      <style:text-properties officeooo:rsid="000cd611"/>
    </style:style>
    <style:style style:name="T47" style:family="text">
      <style:text-properties officeooo:rsid="0033cb42"/>
    </style:style>
    <style:style style:name="T48" style:family="text">
      <style:text-properties fo:font-style="normal" officeooo:rsid="002a74a8" style:font-style-asian="normal" style:font-style-complex="normal"/>
    </style:style>
    <style:style style:name="T49" style:family="text">
      <style:text-properties fo:font-style="normal" officeooo:rsid="0033cb42" style:font-style-asian="normal" style:font-style-complex="normal"/>
    </style:style>
    <style:style style:name="T50" style:family="text">
      <style:text-properties fo:font-style="normal" officeooo:rsid="00360a5b" style:font-style-asian="normal" style:font-style-complex="normal"/>
    </style:style>
    <style:style style:name="T51" style:family="text">
      <style:text-properties fo:font-style="normal" officeooo:rsid="0037f84e" style:font-style-asian="normal" style:font-style-complex="normal"/>
    </style:style>
    <style:style style:name="T52" style:family="text">
      <style:text-properties officeooo:rsid="000eab30"/>
    </style:style>
    <style:style style:name="T53" style:family="text">
      <style:text-properties officeooo:rsid="00152055"/>
    </style:style>
    <style:style style:name="T54" style:family="text">
      <style:text-properties officeooo:rsid="0012224c"/>
    </style:style>
    <style:style style:name="T55" style:family="text">
      <style:text-properties officeooo:rsid="00176e0a"/>
    </style:style>
    <style:style style:name="T56" style:family="text">
      <style:text-properties officeooo:rsid="00156bc2"/>
    </style:style>
    <style:style style:name="T57" style:family="text">
      <style:text-properties officeooo:rsid="00160417"/>
    </style:style>
    <style:style style:name="T58" style:family="text">
      <style:text-properties officeooo:rsid="001654b1"/>
    </style:style>
    <style:style style:name="T59" style:family="text">
      <style:text-properties officeooo:rsid="0019aac5"/>
    </style:style>
    <style:style style:name="T60" style:family="text">
      <style:text-properties officeooo:rsid="001925ec"/>
    </style:style>
    <style:style style:name="T61" style:family="text">
      <style:text-properties officeooo:rsid="002f9a80"/>
    </style:style>
    <style:style style:name="T62" style:family="text">
      <style:text-properties officeooo:rsid="002fd442"/>
    </style:style>
    <style:style style:name="T63" style:family="text">
      <style:text-properties officeooo:rsid="002daf98"/>
    </style:style>
    <style:style style:name="T64" style:family="text">
      <style:text-properties officeooo:rsid="00327698"/>
    </style:style>
    <style:style style:name="T65" style:family="text">
      <style:text-properties officeooo:rsid="0037f84e"/>
    </style:style>
    <style:style style:name="T66" style:family="text">
      <style:text-properties officeooo:rsid="003a5aea"/>
    </style:style>
    <style:style style:name="T67" style:family="text">
      <style:text-properties officeooo:rsid="00399922"/>
    </style:style>
    <style:style style:name="T68" style:family="text">
      <style:text-properties officeooo:rsid="003a5ae8"/>
    </style:style>
    <style:style style:name="T69" style:family="text">
      <style:text-properties officeooo:rsid="003b25d2"/>
    </style:style>
    <style:style style:name="T70" style:family="text">
      <style:text-properties officeooo:rsid="003c651c"/>
    </style:style>
    <style:style style:name="T71" style:family="text">
      <style:text-properties officeooo:rsid="003d992f"/>
    </style:style>
    <style:style style:name="T72" style:family="text">
      <style:text-properties officeooo:rsid="003e302e"/>
    </style:style>
    <style:style style:name="T73" style:family="text">
      <style:text-properties officeooo:rsid="003f1e36"/>
    </style:style>
    <style:style style:name="T74" style:family="text">
      <style:text-properties officeooo:rsid="00426d93"/>
    </style:style>
    <style:style style:name="T75" style:family="text">
      <style:text-properties officeooo:rsid="0042b41c"/>
    </style:style>
    <style:style style:name="T76" style:family="text">
      <style:text-properties officeooo:rsid="004324b0"/>
    </style:style>
    <style:style style:name="T77" style:family="text">
      <style:text-properties officeooo:rsid="0049b4dd"/>
    </style:style>
    <style:style style:name="T78" style:family="text">
      <style:text-properties officeooo:rsid="004f1850"/>
    </style:style>
    <style:style style:name="T79" style:family="text">
      <style:text-properties officeooo:rsid="00411e0b"/>
    </style:style>
    <style:style style:name="T80" style:family="text">
      <style:text-properties officeooo:rsid="005522e8"/>
    </style:style>
    <style:style style:name="T81" style:family="text">
      <style:text-properties officeooo:rsid="0056132d"/>
    </style:style>
    <style:style style:name="T82" style:family="text">
      <style:text-properties officeooo:rsid="005784f5"/>
    </style:style>
    <style:style style:name="T83" style:family="text">
      <style:text-properties officeooo:rsid="005e2bec"/>
    </style:style>
    <style:style style:name="T84" style:family="text">
      <style:text-properties officeooo:rsid="00629197"/>
    </style:style>
    <style:style style:name="T85" style:family="text">
      <style:text-properties officeooo:rsid="0062d698"/>
    </style:style>
    <style:style style:name="T86" style:family="text">
      <style:text-properties officeooo:rsid="0045bc4c"/>
    </style:style>
    <style:style style:name="T87" style:family="text">
      <style:text-properties officeooo:rsid="00461902"/>
    </style:style>
    <style:style style:name="T88" style:family="text">
      <style:text-properties officeooo:rsid="004656a3"/>
    </style:style>
    <style:style style:name="T89" style:family="text">
      <style:text-properties officeooo:rsid="00474258"/>
    </style:style>
    <style:style style:name="T90" style:family="text">
      <style:text-properties officeooo:rsid="00489b66"/>
    </style:style>
    <style:style style:name="T91" style:family="text">
      <style:text-properties officeooo:rsid="004a30e6"/>
    </style:style>
    <style:style style:name="T92" style:family="text">
      <style:text-properties officeooo:rsid="004b243c"/>
    </style:style>
    <style:style style:name="T93" style:family="text">
      <style:text-properties officeooo:rsid="004ac089"/>
    </style:style>
    <style:style style:name="T94" style:family="text">
      <style:text-properties officeooo:rsid="004c6b0d"/>
    </style:style>
    <style:style style:name="T95" style:family="text">
      <style:text-properties officeooo:rsid="004dbedf"/>
    </style:style>
    <style:style style:name="T96" style:family="text">
      <style:text-properties officeooo:rsid="004dc58f"/>
    </style:style>
    <style:style style:name="T97" style:family="text">
      <style:text-properties style:font-name="Arial1" officeooo:rsid="004dc58f" style:font-name-asian="Arial2" style:font-name-complex="Arial2"/>
    </style:style>
    <style:style style:name="T98" style:family="text">
      <style:text-properties fo:font-variant="normal" fo:text-transform="none" fo:color="#282828" style:font-name="Arial1" fo:letter-spacing="normal" officeooo:rsid="004dc58f" style:font-name-asian="Arial2" style:font-name-complex="Arial2"/>
    </style:style>
    <style:style style:name="T99" style:family="text">
      <style:text-properties fo:font-variant="normal" fo:text-transform="none" fo:color="#282828" style:text-position="sub 58%" style:font-name="Arial1" fo:letter-spacing="normal" officeooo:rsid="004dc58f" style:font-name-asian="Arial2" style:font-name-complex="Arial2"/>
    </style:style>
    <style:style style:name="T100" style:family="text">
      <style:text-properties fo:font-variant="normal" fo:text-transform="none" fo:color="#282828" style:text-position="0% 100%" style:font-name="Arial1" fo:letter-spacing="normal" officeooo:rsid="004dc58f" style:font-name-asian="Arial2" style:font-name-complex="Arial2"/>
    </style:style>
    <style:style style:name="T101" style:family="text">
      <style:text-properties fo:font-variant="normal" fo:text-transform="none" fo:color="#282828" style:text-position="0% 100%" style:font-name="Arial1" fo:letter-spacing="normal" officeooo:rsid="005e2bec" style:font-name-asian="Arial2" style:font-name-complex="Arial2"/>
    </style:style>
    <style:style style:name="T102" style:family="text">
      <style:text-properties fo:font-variant="normal" fo:text-transform="none" fo:color="#282828" style:text-position="0% 100%" style:font-name="Arial1" fo:letter-spacing="normal" officeooo:rsid="00541142" style:font-name-asian="Arial2" style:font-name-complex="Arial2"/>
    </style:style>
    <style:style style:name="T103" style:family="text">
      <style:text-properties fo:font-variant="normal" fo:text-transform="none" fo:color="#282828" style:text-position="0% 100%" style:font-name="Arial1" fo:letter-spacing="normal" officeooo:rsid="005522e8" style:font-name-asian="Arial2" style:font-name-complex="Arial2"/>
    </style:style>
    <style:style style:name="T104" style:family="text">
      <style:text-properties fo:font-variant="normal" fo:text-transform="none" fo:color="#282828" style:text-position="0% 100%" style:font-name="Arial1" fo:letter-spacing="normal" fo:font-weight="bold" officeooo:rsid="00541142" style:font-name-asian="Arial2" style:font-weight-asian="bold" style:font-name-complex="Arial2" style:font-weight-complex="bold"/>
    </style:style>
    <style:style style:name="T105" style:family="text">
      <style:text-properties fo:font-variant="normal" fo:text-transform="none" fo:color="#282828" style:text-position="0% 100%" style:font-name="Arial1" fo:letter-spacing="normal" fo:font-style="italic" fo:font-weight="bold" officeooo:rsid="00541142" style:font-name-asian="Arial2" style:font-style-asian="italic" style:font-weight-asian="bold" style:font-name-complex="Arial2" style:font-style-complex="italic" style:font-weight-complex="bold"/>
    </style:style>
    <style:style style:name="T106" style:family="text">
      <style:text-properties fo:font-variant="normal" fo:text-transform="none" fo:color="#333333" fo:letter-spacing="normal" officeooo:rsid="00450389"/>
    </style:style>
    <style:style style:name="T107" style:family="text">
      <style:text-properties officeooo:rsid="005af232"/>
    </style:style>
    <style:style style:name="T108" style:family="text">
      <style:text-properties officeooo:rsid="0029773f"/>
    </style:style>
    <style:style style:name="T109" style:family="text">
      <style:text-properties officeooo:rsid="002af8ea"/>
    </style:style>
    <style:style style:name="T110" style:family="text">
      <style:text-properties officeooo:rsid="002ec08d"/>
    </style:style>
    <style:style style:name="T111" style:family="text">
      <style:text-properties style:font-name="Times New Roman1" officeooo:rsid="002ec08d" style:font-name-asian="Arial3" style:font-name-complex="Times New Roman1"/>
    </style:style>
    <style:style style:name="T112" style:family="text">
      <style:text-properties officeooo:rsid="002fcaef"/>
    </style:style>
    <style:style style:name="T113" style:family="text">
      <style:text-properties officeooo:rsid="0034baed"/>
    </style:style>
    <style:style style:name="T114" style:family="text">
      <style:text-properties fo:text-transform="uppercase"/>
    </style:style>
    <style:style style:name="T115" style:family="text">
      <style:text-properties officeooo:rsid="00367043"/>
    </style:style>
    <style:style style:name="T116" style:family="text">
      <style:text-properties officeooo:rsid="003d120c"/>
    </style:style>
    <style:style style:name="T117" style:family="text">
      <style:text-properties officeooo:rsid="003db621"/>
    </style:style>
    <style:style style:name="T118" style:family="text">
      <style:text-properties officeooo:rsid="0041415b"/>
    </style:style>
    <style:style style:name="T119" style:family="text">
      <style:text-properties officeooo:rsid="0042e544"/>
    </style:style>
    <style:style style:name="T120" style:family="text">
      <style:text-properties officeooo:rsid="004392a0"/>
    </style:style>
    <style:style style:name="T121" style:family="text">
      <style:text-properties officeooo:rsid="00450389"/>
    </style:style>
    <style:style style:name="T122" style:family="text">
      <style:text-properties officeooo:rsid="004b0fe1"/>
    </style:style>
    <style:style style:name="T123" style:family="text">
      <style:text-properties officeooo:rsid="004c2634"/>
    </style:style>
    <style:style style:name="T124" style:family="text">
      <style:text-properties officeooo:rsid="004d8e6e"/>
    </style:style>
    <style:style style:name="T125" style:family="text">
      <style:text-properties officeooo:rsid="004e61c8"/>
    </style:style>
    <style:style style:name="T126" style:family="text">
      <style:text-properties officeooo:rsid="00500af6"/>
    </style:style>
    <style:style style:name="T127" style:family="text">
      <style:text-properties officeooo:rsid="00561d52"/>
    </style:style>
    <style:style style:name="T128" style:family="text">
      <style:text-properties officeooo:rsid="005a7d4e"/>
    </style:style>
    <style:style style:name="T129" style:family="text">
      <style:text-properties officeooo:rsid="005a9dc4"/>
    </style:style>
    <style:style style:name="T130" style:family="text">
      <style:text-properties style:font-name="Courier New2" fo:font-weight="normal" officeooo:rsid="0056132d" style:font-weight-asian="normal" style:font-weight-complex="normal"/>
    </style:style>
    <style:style style:name="T131" style:family="text">
      <style:text-properties officeooo:rsid="00605d7f"/>
    </style:style>
    <style:style style:name="T132" style:family="text">
      <style:text-properties officeooo:rsid="00643244"/>
    </style:style>
    <style:style style:name="T133" style:family="text">
      <style:text-properties officeooo:rsid="00653a21"/>
    </style:style>
    <style:style style:name="T134" style:family="text">
      <style:text-properties fo:font-size="14pt" style:font-size-asian="14pt" style:font-size-complex="14pt"/>
    </style:style>
    <style:style style:name="T135" style:family="text">
      <style:text-properties fo:font-size="20pt" style:font-size-asian="20pt" style:font-size-complex="20pt"/>
    </style:style>
    <style:style style:name="T136" style:family="text">
      <style:text-properties officeooo:rsid="006dd24a"/>
    </style:style>
    <style:style style:name="T137" style:family="text">
      <style:text-properties officeooo:rsid="006f9222"/>
    </style:style>
    <style:style style:name="T138" style:family="text">
      <style:text-properties officeooo:rsid="00716517"/>
    </style:style>
    <style:style style:name="T139" style:family="text">
      <style:text-properties officeooo:rsid="00776214"/>
    </style:style>
    <style:style style:name="T140" style:family="text">
      <style:text-properties officeooo:rsid="00787989"/>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string" text:name="MenoAutora"/>
        <text:variable-decl office:value-type="string" text:name="PriezviskoAutora"/>
        <text:variable-decl office:value-type="string" text:name="NazovPrace"/>
        <text:variable-decl office:value-type="string" text:name="PodNazovPrace"/>
        <text:variable-decl office:value-type="string" text:name="TypPrace"/>
        <text:variable-decl office:value-type="string" text:name="Univerzita"/>
        <text:variable-decl office:value-type="string" text:name="Fakulta"/>
        <text:variable-decl office:value-type="string" text:name="SkratkaFak"/>
        <text:variable-decl office:value-type="string" text:name="Katedra"/>
        <text:variable-decl office:value-type="string" text:name="Odbor"/>
        <text:variable-decl office:value-type="string" text:name="Specializacia"/>
        <text:variable-decl office:value-type="string" text:name="Mesto"/>
        <text:variable-decl office:value-type="string" text:name="VeduciP"/>
        <text:variable-decl office:value-type="string" text:name="KonzultantP"/>
        <text:variable-decl office:value-type="string" text:name="denO"/>
        <text:variable-decl office:value-type="string" text:name="mesO"/>
        <text:variable-decl office:value-type="string" text:name="rokO"/>
        <text:variable-decl office:value-type="string" text:name="datumOBH"/>
        <text:variable-decl office:value-type="string" text:name="konspek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 text:display-outline-level="0" text:name="Tab."/>
        <text:sequence-decl text:display-outline-level="0" text:name="Vzorec_"/>
      </text:sequence-decls>
      <text:p text:style-name="P82"><text:variable-input text:name="Univerzita" text:description="Zadajte presný názov UNIVERZITY" text:display="none" text:formula="ooow:Technická univerzita v Košiciach" office:value-type="string" office:string-value="Technická univerzita v Košiciach"/><text:span text:style-name="T3"><text:variable-get text:name="Univerzita">Technická univerzita v Košiciach</text:variable-get></text:span></text:p>
      <text:p text:style-name="P39"><text:span text:style-name="T1"><text:variable-input text:name="Fakulta" text:description="Zadajte presný názov FAKULTY" text:display="none" text:formula="ooow:Fakulta Elektotechniky a Informatiky" office:value-type="string" office:string-value="Fakulta Elektotechniky a Informatiky"/></text:span><text:span text:style-name="T134"><text:variable-get text:name="Fakulta">Fakulta Elektotechniky a Informatiky</text:variable-get></text:span></text:p>
      <text:p text:style-name="P7"/>
      <text:p text:style-name="P8"/>
      <text:p text:style-name="P8"/>
      <text:p text:style-name="P8"/>
      <text:p text:style-name="P8"/>
      <text:p text:style-name="P8"/>
      <text:p text:style-name="P3"><text:variable-input text:name="NazovPrace" text:description="Zadajte NÁZOV práce" text:display="none" text:formula="ooow:Zvýrazňovanie syntaxe na základe definície meta-modelu" office:value-type="string" office:string-value="Zvýrazňovanie syntaxe na základe definície meta-modelu"/><text:bookmark-ref text:reference-format="text" text:ref-name="NazovPrace"/><text:span text:style-name="T3"><text:variable-get text:name="NazovPrace">Zvýrazňovanie syntaxe na základe definície meta-modelu</text:variable-get></text:span></text:p>
      <text:p text:style-name="P8"/>
      <text:p text:style-name="P8"/>
      <text:p text:style-name="P39"><text:variable-input text:name="MenoAutora" text:description="Zadajte MENO autora" text:display="none" text:formula="ooow:Matej" office:value-type="string" office:string-value="Matej"/><text:variable-get text:name="MenoAutora">Matej</text:variable-get> <text:variable-input text:name="PriezviskoAutora" text:description="Zadajte PRIEZVISKO autora" text:display="none" text:formula="ooow:Gagyi" office:value-type="string" office:string-value="Gagyi"/><text:variable-get text:name="PriezviskoAutora">Gagyi</text:variable-get></text:p>
      <text:p text:style-name="P8"/>
      <text:p text:style-name="P3"><text:span text:style-name="T1"><text:variable-input text:name="TypPrace" text:description="Zadajte DRUH práce" text:display="none" text:formula="ooow:Bakalárska práca" office:value-type="string" office:string-value="Bakalárska práca"/></text:span><text:span text:style-name="T135"><text:variable-get text:name="TypPrace">Bakalárska práca</text:variable-get></text:span></text:p>
      <text:p text:style-name="P8"/>
      <text:p text:style-name="P8"/>
      <text:p text:style-name="P8"/>
      <text:p text:style-name="P8"/>
      <text:p text:style-name="P8"/>
      <text:p text:style-name="P8"/>
      <text:p text:style-name="P33"/>
      <text:p text:style-name="P40"><text:variable-input text:name="rokO" text:description="Zadajte ROK odovzdania práce" text:display="none" text:formula="ooow:2015" office:value-type="string" office:string-value="2015"/><text:span text:style-name="T134"><text:variable-get text:name="rokO">2015</text:variable-get></text:span></text:p>
      <text:p text:style-name="P83"><text:variable-get text:name="Univerzita">Technická univerzita v Košiciach</text:variable-get></text:p>
      <text:p text:style-name="P43"><text:variable-get text:name="Fakulta">Fakulta Elektotechniky a Informatiky</text:variable-get></text:p>
      <text:p text:style-name="P44"><text:variable-input text:name="Katedra" text:description="Zadajte presný názov KATEDRY" text:display="none" text:formula="ooow:Katedra Počítačov a Informatiky" office:value-type="string" office:string-value="Katedra Počítačov a Informatiky"/><text:variable-get text:name="Katedra">Katedra Počítačov a Informatiky</text:variable-get></text:p>
      <text:p text:style-name="P5"/>
      <text:p text:style-name="P5"/>
      <text:p text:style-name="P5"/>
      <text:p text:style-name="P5"/>
      <text:p text:style-name="P5"/>
      <text:p text:style-name="P5"/>
      <text:p text:style-name="P5"/>
      <text:p text:style-name="P39"><text:variable-get text:name="NazovPrace">Zvýrazňovanie syntaxe na základe definície meta-modelu</text:variable-get></text:p>
      <text:p text:style-name="P9"/>
      <text:p text:style-name="P5"/>
      <text:p text:style-name="P39"><text:variable-get text:name="TypPrace">Bakalárska práca</text:variable-get></text:p>
      <text:p text:style-name="P5"/>
      <text:p text:style-name="P39"><text:variable-get text:name="MenoAutora">Matej</text:variable-get> <text:variable-get text:name="PriezviskoAutora">Gagyi</text:variable-get></text:p>
      <text:p text:style-name="P5"/>
      <text:p text:style-name="P5"/>
      <text:p text:style-name="P5"/>
      <text:p text:style-name="P5"/>
      <text:p text:style-name="P39"><text:variable-input text:name="VeduciP" text:description="Zadajte VEDÚCEHO práce so všetkými titulmi" text:display="none" text:formula="ooow:Ing. Sergej Chodarev, PhD." office:value-type="string" office:string-value="Ing. Sergej Chodarev, PhD."/></text:p>
      <text:p text:style-name="P77">Vedúci diplomovej práce:<text:tab/><text:variable-get text:name="VeduciP">Ing. Sergej Chodarev, PhD.</text:variable-get></text:p>
      <text:p text:style-name="P77">Konzultant diplomovej práce:<text:tab/><text:variable-get text:name="KonzultantP"/></text:p>
      <text:p text:style-name="P10"/>
      <text:p text:style-name="P39"><text:variable-input text:name="Mesto" text:description="Zadajte MESTO sídla katedry" text:display="none" text:formula="ooow:Košice" office:value-type="string" office:string-value="Košice"/><text:variable-get text:name="Mesto">Košice</text:variable-get> <text:variable-get text:name="rokO">2015</text:variable-get></text:p>
      <text:p text:style-name="P113">Analytický list</text:p>
      <table:table table:name="Table1" table:style-name="Table1">
        <table:table-column table:style-name="Table1.A"/>
        <table:table-column table:style-name="Table1.B"/>
        <table:table-row table:style-name="Table1.1">
          <table:table-cell table:style-name="Table1.A1" office:value-type="string">
            <text:p text:style-name="Analyticky_20_List">Autor:</text:p>
          </table:table-cell>
          <table:table-cell table:style-name="Table1.A1" office:value-type="string">
            <text:p text:style-name="Analyticky_20_List"><text:bookmark text:name="MenoAutora"/><text:variable-get text:name="MenoAutora">Matej</text:variable-get> <text:bookmark text:name="PriezviskoAutora"/><text:variable-get text:name="PriezviskoAutora">Gagyi</text:variable-get></text:p>
          </table:table-cell>
        </table:table-row>
        <table:table-row table:style-name="Table1.1">
          <table:table-cell table:style-name="Table1.A1" office:value-type="string">
            <text:p text:style-name="Analyticky_20_List">Názov práce:</text:p>
          </table:table-cell>
          <table:table-cell table:style-name="Table1.A1" office:value-type="string">
            <text:p text:style-name="Analyticky_20_List"><text:bookmark text:name="NazovPrace"/><text:variable-get text:name="NazovPrace">Zvýrazňovanie syntaxe na základe definície meta-modelu</text:variable-get></text:p>
          </table:table-cell>
        </table:table-row>
        <table:table-row table:style-name="Table1.1">
          <table:table-cell table:style-name="Table1.A1" office:value-type="string">
            <text:p text:style-name="Analyticky_20_List">Podnázov práce:</text:p>
          </table:table-cell>
          <table:table-cell table:style-name="Table1.A1" office:value-type="string">
            <text:p text:style-name="Analyticky_20_List"><text:bookmark-start text:name="PodNazovPrace"/><text:variable-input text:name="PodNazovPrace" text:description="Zadajte PODNázov práce" text:display="none" office:value-type="string"/><text:bookmark-end text:name="PodNazovPrace"/><text:variable-get text:name="PodNazovPrace"/></text:p>
          </table:table-cell>
        </table:table-row>
        <table:table-row table:style-name="Table1.1">
          <table:table-cell table:style-name="Table1.A1" office:value-type="string">
            <text:p text:style-name="Analyticky_20_List">Jazyk práce:</text:p>
          </table:table-cell>
          <table:table-cell table:style-name="Table1.A1" office:value-type="string">
            <text:p text:style-name="Analyticky_20_List">slovenský, anglický, nemecký</text:p>
          </table:table-cell>
        </table:table-row>
        <table:table-row table:style-name="Table1.1">
          <table:table-cell table:style-name="Table1.A1" office:value-type="string">
            <text:p text:style-name="Analyticky_20_List">Typ práce:</text:p>
          </table:table-cell>
          <table:table-cell table:style-name="Table1.A1" office:value-type="string">
            <text:p text:style-name="Analyticky_20_List"><text:bookmark text:name="TypPrace"/><text:variable-get text:name="TypPrace">Bakalárska práca</text:variable-get></text:p>
          </table:table-cell>
        </table:table-row>
        <table:table-row table:style-name="Table1.1">
          <table:table-cell table:style-name="Table1.A1" office:value-type="string">
            <text:p text:style-name="Analyticky_20_List">Počet strán:</text:p>
          </table:table-cell>
          <table:table-cell table:style-name="Table1.A1" office:value-type="string">
            <text:p text:style-name="Analyticky_20_List"><text:bookmark-start text:name="PocetStran"/><field:fieldmark-start text:name="__Fieldmark__330_105282885" field:type="vnd.oasis.opendocument.field.UNHANDLED"><field:param field:name="vnd.oasis.opendocument.field.code" field:value=" = "/><field:param field:name="vnd.oasis.opendocument.field.id" field:value="34"/></field:fieldmark-start><text:span text:style-name="T7">0</text:span><field:fieldmark-end/><text:bookmark-end text:name="PocetStran"/> </text:p>
          </table:table-cell>
        </table:table-row>
        <table:table-row table:style-name="Table1.1">
          <table:table-cell table:style-name="Table1.A1" office:value-type="string">
            <text:p text:style-name="Analyticky_20_List">Akademický titul:</text:p>
          </table:table-cell>
          <table:table-cell table:style-name="Table1.A1" office:value-type="string">
            <text:p text:style-name="Analyticky_20_List">Bakalár, Magister, Magister umenia, Inžinier, Inžinier architekt</text:p>
          </table:table-cell>
        </table:table-row>
        <table:table-row table:style-name="Table1.1">
          <table:table-cell table:style-name="Table1.A1" office:value-type="string">
            <text:p text:style-name="Analyticky_20_List">Univerzita:</text:p>
          </table:table-cell>
          <table:table-cell table:style-name="Table1.A1" office:value-type="string">
            <text:p text:style-name="Analyticky_20_List"><text:bookmark text:name="Univerzita"/><text:variable-get text:name="Univerzita">Technická univerzita v Košiciach</text:variable-get></text:p>
          </table:table-cell>
        </table:table-row>
        <table:table-row table:style-name="Table1.1">
          <table:table-cell table:style-name="Table1.A1" office:value-type="string">
            <text:p text:style-name="Analyticky_20_List">Fakulta:</text:p>
          </table:table-cell>
          <table:table-cell table:style-name="Table1.A1" office:value-type="string">
            <text:p text:style-name="Analyticky_20_List"><text:bookmark text:name="Fakulta"/><text:variable-get text:name="Fakulta">Fakulta Elektotechniky a Informatiky</text:variable-get> (<text:bookmark-start text:name="SkratkaFak"/><text:variable-input text:name="SkratkaFak" text:description="Zadajte SKRATKU fakulty" text:display="none" text:formula="ooow:FEI" office:value-type="string" office:string-value="FEI"/><text:bookmark-end text:name="SkratkaFak"/><text:variable-get text:name="SkratkaFak">FEI</text:variable-get>)</text:p>
          </table:table-cell>
        </table:table-row>
        <table:table-row table:style-name="Table1.1">
          <table:table-cell table:style-name="Table1.A1" office:value-type="string">
            <text:p text:style-name="Analyticky_20_List">Katedra:</text:p>
          </table:table-cell>
          <table:table-cell table:style-name="Table1.A1" office:value-type="string">
            <text:p text:style-name="Analyticky_20_List"><text:bookmark text:name="Katedra"/><text:variable-get text:name="Katedra">Katedra Počítačov a Informatiky</text:variable-get> (<text:bookmark-start text:name="WWSetBkmk10"/><text:variable-input text:name="SkratkaFak" text:description="Zadajte SKRATKU fakulty" text:display="none" text:formula="ooow:KPI" office:value-type="string" office:string-value="KPI"/><text:bookmark-end text:name="WWSetBkmk10"/><text:bookmark-ref text:reference-format="text" text:ref-name="WWSetBkmk10"/>)</text:p>
          </table:table-cell>
        </table:table-row>
        <table:table-row table:style-name="Table1.1">
          <table:table-cell table:style-name="Table1.A1" office:value-type="string">
            <text:p text:style-name="Analyticky_20_List">Študijný odbor:</text:p>
          </table:table-cell>
          <table:table-cell table:style-name="Table1.A1" office:value-type="string">
            <text:p text:style-name="Analyticky_20_List"><text:bookmark-start text:name="Odbor"/><text:variable-input text:name="Odbor" text:description="Zadajte presný názov ODBORU" text:display="none" text:formula="ooow:Informatika" office:value-type="string" office:string-value="Informatika"/><text:bookmark-end text:name="Odbor"/><text:variable-get text:name="Odbor">Informatika</text:variable-get></text:p>
          </table:table-cell>
        </table:table-row>
        <table:table-row table:style-name="Table1.1">
          <table:table-cell table:style-name="Table1.A1" office:value-type="string">
            <text:p text:style-name="Analyticky_20_List">Študijný program:</text:p>
          </table:table-cell>
          <table:table-cell table:style-name="Table1.A1" office:value-type="string">
            <text:p text:style-name="Analyticky_20_List"><text:bookmark-start text:name="Specializacia"/><text:variable-input text:name="Specializacia" text:description="Zadajte presný názov ŠPECIALIZÁCIE" text:display="none" text:formula="ooow:Aplikovaná Informatika" office:value-type="string" office:string-value="Aplikovaná Informatika"/><text:bookmark-end text:name="Specializacia"/><text:variable-get text:name="Specializacia">Aplikovaná Informatika</text:variable-get></text:p>
          </table:table-cell>
        </table:table-row>
        <table:table-row table:style-name="Table1.1">
          <table:table-cell table:style-name="Table1.A1" office:value-type="string">
            <text:p text:style-name="Analyticky_20_List">Mesto:</text:p>
          </table:table-cell>
          <table:table-cell table:style-name="Table1.A1" office:value-type="string">
            <text:p text:style-name="Analyticky_20_List"><text:bookmark text:name="Mesto"/><text:variable-get text:name="Mesto">Košice</text:variable-get></text:p>
          </table:table-cell>
        </table:table-row>
        <table:table-row table:style-name="Table1.1">
          <table:table-cell table:style-name="Table1.A1" office:value-type="string">
            <text:p text:style-name="Analyticky_20_List">Vedúci DP:</text:p>
          </table:table-cell>
          <table:table-cell table:style-name="Table1.A1" office:value-type="string">
            <text:p text:style-name="Analyticky_20_List"><text:bookmark text:name="VeduciP"/><text:variable-get text:name="VeduciP">Ing. Sergej Chodarev, PhD.</text:variable-get></text:p>
          </table:table-cell>
        </table:table-row>
        <table:table-row table:style-name="Table1.1">
          <table:table-cell table:style-name="Table1.A1" office:value-type="string">
            <text:p text:style-name="Analyticky_20_List">Konzultanti DP:</text:p>
          </table:table-cell>
          <table:table-cell table:style-name="Table1.A1" office:value-type="string">
            <text:p text:style-name="Analyticky_20_List"><text:bookmark-start text:name="KonzultantP"/><text:variable-input text:name="KonzultantP" text:description="Zadajte KONZULTANTov práce so všetkými titulmi" text:display="none" office:value-type="string"/><text:bookmark-end text:name="KonzultantP"/><text:variable-get text:name="KonzultantP"/></text:p>
          </table:table-cell>
        </table:table-row>
        <table:table-row table:style-name="Table1.1">
          <table:table-cell table:style-name="Table1.A1" office:value-type="string">
            <text:p text:style-name="Analyticky_20_List">Dátum odovzdania:</text:p>
          </table:table-cell>
          <table:table-cell table:style-name="Table1.A1" office:value-type="string">
            <text:p text:style-name="Analyticky_20_List"><text:bookmark-start text:name="datumODO"/><text:bookmark-start text:name="denO"/><text:bookmark-start text:name="denO1"/><text:variable-input text:name="denO" text:description="Zadajte DEŇ odovzdania práce" text:display="none" text:formula="ooow:29" office:value-type="string" office:string-value="29"/><text:bookmark-end text:name="denO"/><text:bookmark-end text:name="denO1"/><text:variable-get text:name="denO">29</text:variable-get>. <text:bookmark-start text:name="mesO"/><text:variable-input text:name="mesO" text:description="Zadajte MESIAC odovzdania práce v 1.páde" text:display="none" text:formula="ooow:Mája" office:value-type="string" office:string-value="Mája"/><text:bookmark-end text:name="mesO"/><text:variable-get text:name="mesO">Mája</text:variable-get>. <text:bookmark-end text:name="datumODO"/><text:bookmark text:name="rokO"/><text:variable-get text:name="rokO">2015</text:variable-get></text:p>
          </table:table-cell>
        </table:table-row>
        <table:table-row table:style-name="Table1.1">
          <table:table-cell table:style-name="Table1.A1" office:value-type="string">
            <text:p text:style-name="Analyticky_20_List">Dátum obhajoby:</text:p>
          </table:table-cell>
          <table:table-cell table:style-name="Table1.A1" office:value-type="string">
            <text:p text:style-name="Analyticky_20_List"><text:bookmark-start text:name="datumOBH"/><text:variable-input text:name="datumOBH" text:description="Zadajte dátum OBHAJOBY v tvare deň mesiac-textom rok" text:display="none" text:formula="ooow:23.-30. Júna 2015" office:value-type="string" office:string-value="23.-30. Júna 2015"/><text:bookmark-end text:name="datumOBH"/><text:variable-get text:name="datumOBH">23.-30. Júna 2015</text:variable-get></text:p>
          </table:table-cell>
        </table:table-row>
        <table:table-row table:style-name="Table1.1">
          <table:table-cell table:style-name="Table1.A1" office:value-type="string">
            <text:p text:style-name="Analyticky_20_List">Kľúčové slová:</text:p>
          </table:table-cell>
          <table:table-cell table:style-name="Table1.A1" office:value-type="string">
            <text:p text:style-name="Analyticky_20_List">parser, YajCo, java, syntax, editor, jazyky</text:p>
          </table:table-cell>
        </table:table-row>
        <table:table-row table:style-name="Table1.19">
          <table:table-cell table:style-name="Table1.A1" office:value-type="string">
            <text:p text:style-name="Analyticky_20_List">Kategória Konspekt:</text:p>
          </table:table-cell>
          <table:table-cell table:style-name="Table1.A1" office:value-type="string">
            <text:p text:style-name="Analyticky_20_List"><text:bookmark-start text:name="konspekt"/><text:variable-input text:name="konspekt" text:description="Zadajte kategóriu konspektu" text:display="none" text:formula="ooow:Technika, technológie, inžinierstvo &#10;" office:value-type="string" office:string-value="Technika, technológie, inžinierstvo &#10;"/><text:bookmark-end text:name="konspekt"/><text:variable-get text:name="konspekt">Technika, technológie, inžinierstvo 
</text:variable-get></text:p>
          </table:table-cell>
        </table:table-row>
        <table:table-row table:style-name="Table1.1">
          <table:table-cell table:style-name="Table1.A1" office:value-type="string">
            <text:p text:style-name="Analyticky_20_List">Citovanie práce:</text:p>
          </table:table-cell>
          <table:table-cell table:style-name="Table1.A1" office:value-type="string">
            <text:p text:style-name="Analyticky_20_List"><text:variable-get text:name="PriezviskoAutora">Gagyi</text:variable-get>, <text:variable-get text:name="MenoAutora">Matej</text:variable-get>: <text:variable-get text:name="NazovPrace">Zvýrazňovanie syntaxe na základe definície meta-modelu</text:variable-get>. <text:variable-get text:name="TypPrace">Bakalárska práca</text:variable-get>. <text:variable-get text:name="Mesto">Košice</text:variable-get>: <text:variable-get text:name="Univerzita">Technická univerzita v Košiciach</text:variable-get>, <text:variable-get text:name="Fakulta">Fakulta Elektotechniky a Informatiky</text:variable-get>, <text:variable-get text:name="rokO">2015</text:variable-get>. <text:bookmark-ref text:reference-format="text" text:ref-name="PocetStran"> 0 </text:bookmark-ref> s.</text:p>
          </table:table-cell>
        </table:table-row>
        <table:table-row table:style-name="Table1.1">
          <table:table-cell table:style-name="Table1.A1" office:value-type="string">
            <text:p text:style-name="Analyticky_20_List">Názov práce v AJ:</text:p>
          </table:table-cell>
          <table:table-cell table:style-name="Table1.A1" office:value-type="string">
            <text:p text:style-name="P163">Syntax highliting based on meta-model definition</text:p>
          </table:table-cell>
        </table:table-row>
        <table:table-row table:style-name="Table1.1">
          <table:table-cell table:style-name="Table1.A1" office:value-type="string">
            <text:p text:style-name="Analyticky_20_List">Podnázov práce v AJ:</text:p>
          </table:table-cell>
          <table:table-cell table:style-name="Table1.A1" office:value-type="string">
            <text:p text:style-name="P47"/>
          </table:table-cell>
        </table:table-row>
        <table:table-row table:style-name="Table1.1">
          <table:table-cell table:style-name="Table1.A1" office:value-type="string">
            <text:p text:style-name="Analyticky_20_List">Kľúčové slová v AJ:</text:p>
          </table:table-cell>
          <table:table-cell table:style-name="Table1.A1" office:value-type="string">
            <text:p text:style-name="Analyticky_20_List">parser, YajCo, java, syntax, editor, <text:span text:style-name="T115">languages</text:span></text:p>
          </table:table-cell>
        </table:table-row>
      </table:table>
      <text:p text:style-name="P114">Erráta</text:p>
      <text:p text:style-name="P11"/>
      <text:p text:style-name="P11"/>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76">Strana</text:p>
          </table:table-cell>
          <table:table-cell table:style-name="Table2.B1" office:value-type="string">
            <text:p text:style-name="P75">Riadok</text:p>
          </table:table-cell>
          <table:table-cell table:style-name="Table2.C1" office:value-type="string">
            <text:p text:style-name="P75">Chybne</text:p>
          </table:table-cell>
          <table:table-cell table:style-name="Table2.D1" office:value-type="string">
            <text:p text:style-name="P75">Správne</text:p>
          </table:table-cell>
        </table:table-row>
        <table:table-row table:style-name="Table2.1">
          <table:table-cell table:style-name="Table2.A2" office:value-type="string">
            <text:p text:style-name="P74">-</text:p>
          </table:table-cell>
          <table:table-cell table:style-name="Table2.B2" office:value-type="string">
            <text:p text:style-name="P73">-</text:p>
          </table:table-cell>
          <table:table-cell table:style-name="Table2.C2" office:value-type="string">
            <text:p text:style-name="P73">-</text:p>
          </table:table-cell>
          <table:table-cell table:style-name="Table2.D2" office:value-type="string">
            <text:p text:style-name="P73">-</text:p>
          </table:table-cell>
        </table:table-row>
      </table:table>
      <table:table table:name="Table3" table:style-name="Table3">
        <table:table-column table:style-name="Table3.A"/>
        <table:table-row table:style-name="Table3.1">
          <table:table-cell table:style-name="Table3.A1" office:value-type="string">
            <text:p text:style-name="P48">Abstrakt v SJ</text:p>
          </table:table-cell>
        </table:table-row>
        <table:table-row table:style-name="Table3.2">
          <table:table-cell table:style-name="Table3.A1" office:value-type="string">
            <text:p text:style-name="P45"><text:span text:style-name="T31">V tejto práci sme sa zaoberali automatizáciou zvýrazňovania syntaxe pre jazyky modelované v nástroji YajCo. </text:span><text:span text:style-name="T33">Hlavným cieľom práce bolo nájsť metódy pre analýzu gramatiky jazyka a generovanie konfigurácie pre rôzne nástroje pracujúce so zdrojovými kódmi. Ďalším cieľom bolo diskutovať pokročilejšie metódy analýzy a načrtnúť námet na nadväzujúce práce. Syntetická časť zhrňuje gramatické elementy používané rôznych systémoch zvýrzňovania syntaxe a analyzuje vzorku skutočných programovacích jazykov. Implementovali sme sadu jednoduchých pravidiel rozpoznávajucich kľúčové vlastnoti rôznych elementov gramatiky a výstup pre editori Kate a Gedit. K záveru práce rozoberáme metódy analýzy regulárnych výrazov, metódu prevod regulárnych výrazov na Deterministický Konečný Automat a operácie, ktoré nám tato reprezentácia regulárneho jazyka umožnuje vykonávať.</text:span></text:p>
          </table:table-cell>
        </table:table-row>
        <table:table-row table:style-name="Table3.1">
          <table:table-cell table:style-name="Table3.A1" office:value-type="string">
            <text:p text:style-name="P48">Abstrakt v AJ</text:p>
          </table:table-cell>
        </table:table-row>
        <table:table-row table:style-name="Table3.2">
          <table:table-cell table:style-name="Table3.A1" office:value-type="string">
            <text:p text:style-name="Standard">In this paper we focused on automating syntax highlighting for languages modeled in the tool YajCo. Main goal of the paper was to find methods suitable for grammar analysis and generating configuration for different tools used to work with source code. Another goal was to discuss advanced methods of analysis and draw a possible topic for following works. Synthetic part of the paper summarizes <text:s/>different elements of grammar used in syntax highlighting systems and analyses their features in a sample of real-world programming languages. We implemented a set of simple rules for categorizing grammar elements and and an output for editors Kate and Gedit. We are closing the paper with a methods suitable for analysis of regular expressions, a method for translating regular expressions into Deterministic Finite Automata and operation applicable to such a representation of the regular language.</text:p>
          </table:table-cell>
        </table:table-row>
      </table:table>
      <text:p text:style-name="P115">Zadanie práce</text:p>
      <text:p text:style-name="Normalny_20_text_20_DP"><text:span text:style-name="T18"/></text:p>
      <text:p text:style-name="P32"/>
      <text:p text:style-name="P116">Čestné vyhlásenie</text:p>
      <text:p text:style-name="Normalny_20_text_20_DP">Vyhlasujem, že som celú diplomovú prácu vypracoval/a samostatne s použitím uvedenej odbornej literatúry.</text:p>
      <text:p text:style-name="Normalny_20_text_20_DP">Autori metodických príručiek (pozri Katuščák <text:bookmark-ref text:reference-format="number" text:ref-name="_Ref101953427">[7]</text:bookmark-ref>, Gonda <text:bookmark-ref text:reference-format="number" text:ref-name="_Ref101846552">[6]</text:bookmark-ref>) o záverečných prácach sa nazdávajú, že takéto vyhlásenie je zbytočné, nakoľko povinnosť vypracovať záverečnú prácu samostatne, vyplýva študentovi zo zákona a na autora práce sa vzťahuje autorský zákon.</text:p>
      <text:p text:style-name="Normalny_20_text_20_DP"/>
      <text:p text:style-name="Normalny_20_text_20_DP"><text:variable-get text:name="Mesto">Košice</text:variable-get>, <text:bookmark-ref text:reference-format="text" text:ref-name="datumODO">29. Mája. </text:bookmark-ref></text:p>
      <text:p text:style-name="P41"><text:tab/>..........................................</text:p>
      <text:p text:style-name="P86"><text:tab/>vlastnoručný podpis</text:p>
      <text:p text:style-name="P117">Poďakovanie</text:p>
      <text:p text:style-name="Normalny_20_text_20_DP"><text:span text:style-name="T42">Rád by som poďakoval vedúcemu </text:span>práce <text:span text:style-name="Emphasis">Ing. Sergej Chodarev, PhD. </text:span><text:span text:style-name="T42">Za umožnenie tohto projektu, odbornú pomoc s realizáciou </text:span><text:span text:style-name="T126">projektu </text:span><text:span text:style-name="T42">a pripomienk</text:span><text:span text:style-name="T126">ovaním príce</text:span><text:span text:style-name="T42">.</text:span></text:p>
      <text:p text:style-name="P118">Predhovor</text:p>
      <text:p text:style-name="Normalny_20_text_20_DP">Problematika programovacích jazykov je predmetom mnohých výskumov. Väčšina prác sa však zameriava na implementáciu samotného jazyka ako na podporu a integráciu nových jazykov do zaužívaných nástrojov.</text:p>
      <text:p text:style-name="Normalny_20_text_20_DP">Stúdium programovacích jazykov a súvidiacich tém bola vždy moja ambícia. V minulosti som založil a dokončil už dva projekty spojené s podporou doménovo špecifických jazykov v IDE prostrediach. Skúsenosti so systémami ANTLR v3 a Bison boli hlavným motivátorom pre výber tejto témy.</text:p>
      <text:p text:style-name="Normalny_20_text_20_DP">Mojou ambíciou je úkázať, že vývoj nového jazyka môže viesť k jeho integrácii s existujúcimi nástrojmi implicitne, definíciou syntaxe.</text:p>
      <text:p text:style-name="P119">Obsah</text:p>
      <text:p text:style-name="First_20_line_20_indent"/>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Nadpis_20_Kapitoly"/>
          </text:index-source-styles>
          <text:index-source-styles text:outline-level="2">
            <text:index-source-style text:style-name="Heading_20_2"/>
            <text:index-source-style text:style-name="PodNadpis_20_Kapitoly"/>
          </text:index-source-styles>
          <text:index-source-styles text:outline-level="3">
            <text:index-source-style text:style-name="PodNadpis_20_3.uroven"/>
          </text:index-source-styles>
        </text:table-of-content-source>
        <text:index-body>
          <text:p text:style-name="P49"><text:a xlink:type="simple" xlink:href="#__RefHeading__3996_416150259" text:style-name="Index_20_Link" text:visited-style-name="Index_20_Link"><text:s text:c="2"/>Zoznam obrázkov<text:tab/>11</text:a></text:p>
          <text:p text:style-name="P49"><text:a xlink:type="simple" xlink:href="#__RefHeading__3998_416150259" text:style-name="Index_20_Link" text:visited-style-name="Index_20_Link"><text:s text:c="2"/>Zoznam tabuliek<text:tab/>12</text:a></text:p>
          <text:p text:style-name="P49"><text:a xlink:type="simple" xlink:href="#__RefHeading__4000_416150259" text:style-name="Index_20_Link" text:visited-style-name="Index_20_Link"><text:s text:c="2"/>Zoznam symbolov a skratiek<text:tab/>13</text:a></text:p>
          <text:p text:style-name="P49"><text:a xlink:type="simple" xlink:href="#__RefHeading__4002_416150259" text:style-name="Index_20_Link" text:visited-style-name="Index_20_Link"><text:s text:c="2"/>Slovník termínov<text:tab/>14</text:a></text:p>
          <text:p text:style-name="P49"><text:a xlink:type="simple" xlink:href="#__RefHeading__4004_416150259" text:style-name="Index_20_Link" text:visited-style-name="Index_20_Link"><text:s text:c="2"/>Úvod<text:tab/>16</text:a></text:p>
          <text:p text:style-name="P49"><text:a xlink:type="simple" xlink:href="#__RefHeading__4006_416150259" text:style-name="Index_20_Link" text:visited-style-name="Index_20_Link">1 <text:s/>Formulácia úlohy<text:tab/>17</text:a></text:p>
          <text:p text:style-name="P49"><text:a xlink:type="simple" xlink:href="#__RefHeading__4008_416150259" text:style-name="Index_20_Link" text:visited-style-name="Index_20_Link">2 <text:s/>Analýza<text:tab/>18</text:a></text:p>
          <text:p text:style-name="P46"><text:a xlink:type="simple" xlink:href="#__RefHeading__13114_416150259" text:style-name="Index_20_Link" text:visited-style-name="Index_20_Link">2.1 Použité technológie<text:tab/>18</text:a></text:p>
          <text:p text:style-name="P46"><text:a xlink:type="simple" xlink:href="#__RefHeading__13116_416150259" text:style-name="Index_20_Link" text:visited-style-name="Index_20_Link">2.1.1 YajCo<text:tab/>18</text:a></text:p>
          <text:p text:style-name="P46"><text:a xlink:type="simple" xlink:href="#__RefHeading__13118_416150259" text:style-name="Index_20_Link" text:visited-style-name="Index_20_Link">2.1.2 Java<text:tab/>18</text:a></text:p>
          <text:p text:style-name="P46"><text:a xlink:type="simple" xlink:href="#__RefHeading__13120_416150259" text:style-name="Index_20_Link" text:visited-style-name="Index_20_Link">2.1.3 Maven<text:tab/>19</text:a></text:p>
          <text:p text:style-name="P46"><text:a xlink:type="simple" xlink:href="#__RefHeading__13122_416150259" text:style-name="Index_20_Link" text:visited-style-name="Index_20_Link">2.2 Postup riešenia zadania<text:tab/>19</text:a></text:p>
          <text:p text:style-name="P46"><text:a xlink:type="simple" xlink:href="#__RefHeading__13124_416150259" text:style-name="Index_20_Link" text:visited-style-name="Index_20_Link">2.2.1 Podpora syntaxe v editoroch<text:tab/>19</text:a></text:p>
          <text:p text:style-name="P46"><text:a xlink:type="simple" xlink:href="#__RefHeading__13126_416150259" text:style-name="Index_20_Link" text:visited-style-name="Index_20_Link">2.2.1.1 Výber editorov<text:tab/>19</text:a></text:p>
          <text:p text:style-name="P46"><text:a xlink:type="simple" xlink:href="#__RefHeading__13128_416150259" text:style-name="Index_20_Link" text:visited-style-name="Index_20_Link">2.2.2 Nástroj YajCo<text:tab/>20</text:a></text:p>
          <text:p text:style-name="P46"><text:a xlink:type="simple" xlink:href="#__RefHeading__13130_416150259" text:style-name="Index_20_Link" text:visited-style-name="Index_20_Link">2.2.2.1 Model jazyka YajCo<text:tab/>20</text:a></text:p>
          <text:p text:style-name="P46"><text:a xlink:type="simple" xlink:href="#__RefHeading__13132_416150259" text:style-name="Index_20_Link" text:visited-style-name="Index_20_Link">2.2.2.1.1 YajCoModelElement<text:tab/>21</text:a></text:p>
          <text:p text:style-name="P46"><text:a xlink:type="simple" xlink:href="#__RefHeading__13134_416150259" text:style-name="Index_20_Link" text:visited-style-name="Index_20_Link">2.2.2.1.2 Language<text:tab/>21</text:a></text:p>
          <text:p text:style-name="P46"><text:a xlink:type="simple" xlink:href="#__RefHeading__13136_416150259" text:style-name="Index_20_Link" text:visited-style-name="Index_20_Link">2.2.2.1.3 Concept<text:tab/>21</text:a></text:p>
          <text:p text:style-name="P46"><text:a xlink:type="simple" xlink:href="#__RefHeading__13138_416150259" text:style-name="Index_20_Link" text:visited-style-name="Index_20_Link">2.2.2.1.4 SkipDef<text:tab/>21</text:a></text:p>
          <text:p text:style-name="P46"><text:a xlink:type="simple" xlink:href="#__RefHeading__13140_416150259" text:style-name="Index_20_Link" text:visited-style-name="Index_20_Link">2.2.2.1.5 TokenDef<text:tab/>22</text:a></text:p>
          <text:p text:style-name="P46"><text:a xlink:type="simple" xlink:href="#__RefHeading__13142_416150259" text:style-name="Index_20_Link" text:visited-style-name="Index_20_Link">2.2.2.1.6 Triedy Abstraktného Syntaxu<text:tab/>23</text:a></text:p>
          <text:p text:style-name="P46"><text:a xlink:type="simple" xlink:href="#__RefHeading__13144_416150259" text:style-name="Index_20_Link" text:visited-style-name="Index_20_Link">2.2.2.1.7 Triedy Konkrétneho Syntaxu<text:tab/>24</text:a></text:p>
          <text:p text:style-name="P49"><text:a xlink:type="simple" xlink:href="#__RefHeading__4010_416150259" text:style-name="Index_20_Link" text:visited-style-name="Index_20_Link">3 <text:s/>Syntetická časť<text:tab/>25</text:a></text:p>
          <text:p text:style-name="P46"><text:a xlink:type="simple" xlink:href="#__RefHeading__4012_416150259" text:style-name="Index_20_Link" text:visited-style-name="Index_20_Link">3.1 Model generátora zvýrazňovania syntaxe<text:tab/>25</text:a></text:p>
          <text:p text:style-name="P37"><text:a xlink:type="simple" xlink:href="#__RefHeading__4014_416150259" text:style-name="Index_20_Link" text:visited-style-name="Index_20_Link">3.1.1 <text:s/>Elementy gramatiky<text:tab/>25</text:a></text:p>
          <text:p text:style-name="P37"><text:a xlink:type="simple" xlink:href="#__RefHeading__13146_416150259" text:style-name="Index_20_Link" text:visited-style-name="Index_20_Link">3.1.2 <text:s/>Regulárne výrazy v nástroji YajCo<text:tab/>25</text:a></text:p>
          <text:p text:style-name="P46"><text:a xlink:type="simple" xlink:href="#__RefHeading__13319_416150259" text:style-name="Index_20_Link" text:visited-style-name="Index_20_Link">3.2 Implementácia generatora syntaxe<text:tab/>26</text:a></text:p>
          <text:p text:style-name="P46"><text:a xlink:type="simple" xlink:href="#__RefHeading__13321_416150259" text:style-name="Index_20_Link" text:visited-style-name="Index_20_Link">3.2.1 Vstupný bod<text:tab/>26</text:a></text:p>
          <text:p text:style-name="P46"><text:a xlink:type="simple" xlink:href="#__RefHeading__13323_416150259" text:style-name="Index_20_Link" text:visited-style-name="Index_20_Link">3.2.1.1 Diskusia o zlepšení HighlightingGenerátora<text:tab/>27</text:a></text:p>
          <text:p text:style-name="P46"><text:soft-page-break/><text:a xlink:type="simple" xlink:href="#__RefHeading__13325_416150259" text:style-name="Index_20_Link" text:visited-style-name="Index_20_Link">3.2.2 LanguageVisitor, LanaguageAcceptor a SimpleModel<text:tab/>27</text:a></text:p>
          <text:p text:style-name="P46"><text:a xlink:type="simple" xlink:href="#__RefHeading__13327_416150259" text:style-name="Index_20_Link" text:visited-style-name="Index_20_Link">3.2.3 Generátor syntaxe, VelocityBackend a EditorStrategy<text:tab/>27</text:a></text:p>
          <text:p text:style-name="P46"><text:a xlink:type="simple" xlink:href="#__RefHeading__13329_416150259" text:style-name="Index_20_Link" text:visited-style-name="Index_20_Link">3.3 Pravidlá analýzy syntaxe<text:tab/>28</text:a></text:p>
          <text:p text:style-name="P46"><text:a xlink:type="simple" xlink:href="#__RefHeading__13331_416150259" text:style-name="Index_20_Link" text:visited-style-name="Index_20_Link">3.3.1 Kľúčové slová<text:tab/>28</text:a></text:p>
          <text:p text:style-name="P46"><text:a xlink:type="simple" xlink:href="#__RefHeading__13333_416150259" text:style-name="Index_20_Link" text:visited-style-name="Index_20_Link">3.3.2 Konštantné hodnoty<text:tab/>28</text:a></text:p>
          <text:p text:style-name="P46"><text:a xlink:type="simple" xlink:href="#__RefHeading__13335_416150259" text:style-name="Index_20_Link" text:visited-style-name="Index_20_Link">3.3.3 Operátori a výrazy<text:tab/>29</text:a></text:p>
          <text:p text:style-name="P46"><text:a xlink:type="simple" xlink:href="#__RefHeading__13337_416150259" text:style-name="Index_20_Link" text:visited-style-name="Index_20_Link">3.3.4 Komentáre a biele znaky<text:tab/>29</text:a></text:p>
          <text:p text:style-name="P46"><text:a xlink:type="simple" xlink:href="#__RefHeading__13339_416150259" text:style-name="Index_20_Link" text:visited-style-name="Index_20_Link">3.4 Analýza regulárnych výrazov<text:tab/>29</text:a></text:p>
          <text:p text:style-name="P46"><text:a xlink:type="simple" xlink:href="#__RefHeading__13341_416150259" text:style-name="Index_20_Link" text:visited-style-name="Index_20_Link">3.4.1 Nedeterministický Konečný Automat<text:tab/>30</text:a></text:p>
          <text:p text:style-name="P46"><text:a xlink:type="simple" xlink:href="#__RefHeading__13343_416150259" text:style-name="Index_20_Link" text:visited-style-name="Index_20_Link">3.4.1.1 Znak<text:tab/>31</text:a></text:p>
          <text:p text:style-name="P46"><text:a xlink:type="simple" xlink:href="#__RefHeading__13345_416150259" text:style-name="Index_20_Link" text:visited-style-name="Index_20_Link">3.4.1.2 Sekvencia<text:tab/>31</text:a></text:p>
          <text:p text:style-name="P46"><text:a xlink:type="simple" xlink:href="#__RefHeading__13347_416150259" text:style-name="Index_20_Link" text:visited-style-name="Index_20_Link">3.4.1.3 Alternatívy<text:tab/>31</text:a></text:p>
          <text:p text:style-name="P46"><text:a xlink:type="simple" xlink:href="#__RefHeading__13349_416150259" text:style-name="Index_20_Link" text:visited-style-name="Index_20_Link">3.4.1.4 Kvantifikácia<text:tab/>31</text:a></text:p>
          <text:p text:style-name="P46"><text:a xlink:type="simple" xlink:href="#__RefHeading__13351_416150259" text:style-name="Index_20_Link" text:visited-style-name="Index_20_Link">3.4.1.5 Transformácia ε-NKA na NKA<text:tab/>33</text:a></text:p>
          <text:p text:style-name="P46"><text:a xlink:type="simple" xlink:href="#__RefHeading__13353_416150259" text:style-name="Index_20_Link" text:visited-style-name="Index_20_Link">3.4.2 Deterministický Konečný Automat<text:tab/>34</text:a></text:p>
          <text:p text:style-name="P49"><text:a xlink:type="simple" xlink:href="#__RefHeading__4016_416150259" text:style-name="Index_20_Link" text:visited-style-name="Index_20_Link">4 <text:s/>Analýza skutočných jazykov<text:tab/>35</text:a></text:p>
          <text:p text:style-name="P46"><text:a xlink:type="simple" xlink:href="#__RefHeading__4018_416150259" text:style-name="Index_20_Link" text:visited-style-name="Index_20_Link">4.1 C<text:tab/>35</text:a></text:p>
          <text:p text:style-name="P46"><text:a xlink:type="simple" xlink:href="#__RefHeading__8878_416150259" text:style-name="Index_20_Link" text:visited-style-name="Index_20_Link">4.2 C++<text:tab/>35</text:a></text:p>
          <text:p text:style-name="P46"><text:a xlink:type="simple" xlink:href="#__RefHeading__8880_416150259" text:style-name="Index_20_Link" text:visited-style-name="Index_20_Link">4.3 Java<text:tab/>36</text:a></text:p>
          <text:p text:style-name="P46"><text:a xlink:type="simple" xlink:href="#__RefHeading__9617_416150259" text:style-name="Index_20_Link" text:visited-style-name="Index_20_Link">4.4 Ruby<text:tab/>36</text:a></text:p>
          <text:p text:style-name="P46"><text:a xlink:type="simple" xlink:href="#__RefHeading__10028_416150259" text:style-name="Index_20_Link" text:visited-style-name="Index_20_Link">4.5 SmallTalk<text:tab/>36</text:a></text:p>
          <text:p text:style-name="P46"><text:a xlink:type="simple" xlink:href="#__RefHeading__9884_416150259" text:style-name="Index_20_Link" text:visited-style-name="Index_20_Link">4.6 Python<text:tab/>37</text:a></text:p>
          <text:p text:style-name="P46"><text:a xlink:type="simple" xlink:href="#__RefHeading__10026_416150259" text:style-name="Index_20_Link" text:visited-style-name="Index_20_Link">4.7 Haskell<text:tab/>37</text:a></text:p>
          <text:p text:style-name="P46"><text:a xlink:type="simple" xlink:href="#__RefHeading__10561_416150259" text:style-name="Index_20_Link" text:visited-style-name="Index_20_Link">4.8 C#<text:tab/>37</text:a></text:p>
          <text:p text:style-name="P46"><text:a xlink:type="simple" xlink:href="#__RefHeading__8882_416150259" text:style-name="Index_20_Link" text:visited-style-name="Index_20_Link">4.9 Go<text:tab/>38</text:a></text:p>
          <text:p text:style-name="P46"><text:a xlink:type="simple" xlink:href="#__RefHeading__10563_416150259" text:style-name="Index_20_Link" text:visited-style-name="Index_20_Link">4.10 PHP<text:tab/>38</text:a></text:p>
          <text:p text:style-name="P46"><text:a xlink:type="simple" xlink:href="#__RefHeading__11087_416150259" text:style-name="Index_20_Link" text:visited-style-name="Index_20_Link">4.11 SQL – SQLite<text:tab/>39</text:a></text:p>
          <text:p text:style-name="P49"><text:a xlink:type="simple" xlink:href="#__RefHeading__4028_416150259" text:style-name="Index_20_Link" text:visited-style-name="Index_20_Link">5 <text:s/>Záver<text:tab/>41</text:a></text:p>
          <text:p text:style-name="P49"><text:a xlink:type="simple" xlink:href="#__RefHeading__4030_416150259" text:style-name="Index_20_Link" text:visited-style-name="Index_20_Link"><text:s text:c="2"/>Zoznam použitej literatúry<text:tab/>42</text:a></text:p>
          <text:p text:style-name="P49"><text:a xlink:type="simple" xlink:href="#__RefHeading__4032_416150259" text:style-name="Index_20_Link" text:visited-style-name="Index_20_Link"><text:s text:c="2"/>Prílohy<text:tab/>43</text:a></text:p>
        </text:index-body>
      </text:table-of-content>
      <text:p text:style-name="Standard"/>
      <text:p text:style-name="Standard"/>
      <text:list xml:id="list3123815204250374875" text:style-name="WW8Num7">
        <text:list-header>
          <text:p text:style-name="P132"><text:bookmark-start text:name="__RefHeading__3996_416150259"/>Zoznam obrázkov<text:bookmark-end text:name="__RefHeading__3996_416150259"/></text:p>
        </text:list-header>
      </text:list>
      <text:illustration-index text:style-name="Sect1" text:name="Illustration Index1">
        <text:illustration-index-source text:caption-sequence-name="OBR."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5.9063in" style:leader-char="." style:with-tab="false"/>
          </text:illustration-index-entry-template>
        </text:illustration-index-source>
        <text:index-body>
          <text:p text:style-name="Text_20_body"/>
        </text:index-body>
      </text:illustration-index>
      <text:p text:style-name="P13"/>
      <text:list xml:id="list167574513" text:continue-numbering="true" text:style-name="WW8Num7">
        <text:list-header>
          <text:p text:style-name="Nadpis_20_Kapitoly"><text:bookmark-start text:name="__RefHeading__3998_416150259"/>Zoznam tabuliek<text:bookmark-end text:name="__RefHeading__3998_416150259"/></text:p>
        </text:list-header>
      </text:list>
      <text:illustration-index text:style-name="Sect1" text:name="Illustration Index2">
        <text:illustration-index-source text:caption-sequence-name="TAB."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5.9063in" style:leader-char="." style:with-tab="false"/>
          </text:illustration-index-entry-template>
        </text:illustration-index-source>
        <text:index-body>
          <text:p text:style-name="P50">Tab. 1 Cieľové editori prvej implmentácie<text:tab/>20</text:p>
          <text:p text:style-name="P50">Tab. 2 Znaky používané v jazyku BrinFuck, všetky ostatné znaky sú považované za komentár<text:tab/>22</text:p>
        </text:index-body>
      </text:illustration-index>
      <text:p text:style-name="P31"/>
      <text:list xml:id="list181879204" text:continue-numbering="true" text:style-name="WW8Num7">
        <text:list-header>
          <text:p text:style-name="Nadpis_20_Kapitoly"><text:bookmark-start text:name="__RefHeading__4000_416150259"/>Zoznam<text:span text:style-name="T19"> </text:span>symbolov<text:span text:style-name="T19"> </text:span>a<text:span text:style-name="T19"> </text:span>skratiek<text:bookmark-end text:name="__RefHeading__4000_416150259"/></text:p>
        </text:list-header>
      </text:list>
      <text:p text:style-name="P53"><text:span text:style-name="T123">API </text:span><text:tab/>Aplikačné <text:span text:style-name="T124">p</text:span>rogramové <text:span text:style-name="T124">r</text:span>ozhranie <text:span text:style-name="T124">(ang.: Application Programming Interface)</text:span></text:p>
      <text:p text:style-name="P53"><text:span text:style-name="T123">AST </text:span><text:span text:style-name="T42"><text:tab/>Abstraktný </text:span><text:span text:style-name="T124">s</text:span><text:span text:style-name="T42">trom </text:span><text:span text:style-name="T124">s</text:span><text:span text:style-name="T42">yntaxu </text:span><text:span text:style-name="T124">(ang.: Abstract Syntax tree)</text:span></text:p>
      <text:p text:style-name="P53"><text:span text:style-name="T123">DI</text:span><text:tab/>Injektáž závislostí<text:span text:style-name="T123"> </text:span><text:span text:style-name="T123">(ang.: Dependency Injection) </text:span></text:p>
      <text:p text:style-name="P120">DKA <text:tab/>Deterministický Konečný Automat</text:p>
      <text:p text:style-name="P53"><text:span text:style-name="T123">DSL</text:span><text:span text:style-name="T42"><text:tab/>Doménovo Špecifický Jazyk</text:span><text:span text:style-name="T123"> (ang.: Domain Specific Language0</text:span></text:p>
      <text:p text:style-name="P53"><text:span text:style-name="T123">GNU <text:tab/></text:span><text:span text:style-name="T124">General Public License</text:span></text:p>
      <text:p text:style-name="P53"><text:span text:style-name="T123">GUI <text:tab/></text:span><text:span text:style-name="T124">Grafické užívateľské rozhranie (ang.: Graphical User Interface)</text:span></text:p>
      <text:p text:style-name="P53"><text:span text:style-name="T123">IDE</text:span><text:span text:style-name="T42"><text:tab/>Integrované </text:span><text:span text:style-name="T124">v</text:span><text:span text:style-name="T42">ývojové </text:span><text:span text:style-name="T124">p</text:span><text:span text:style-name="T42">rostredie</text:span><text:span text:style-name="T123"> </text:span><text:span text:style-name="T124">(ang.: Integrated Development Environment)</text:span></text:p>
      <text:p text:style-name="P54"><text:span text:style-name="T123">NKA <text:tab/></text:span><text:span text:style-name="T124">Nedeterministický Konečný Automat</text:span></text:p>
      <text:p text:style-name="P53"><text:span text:style-name="T123">OS <text:tab/></text:span><text:span text:style-name="T124">Operačný Systém</text:span></text:p>
      <text:p text:style-name="P53"><text:span text:style-name="T123">POM <text:tab/></text:span><text:span text:style-name="T124">Project Object Model</text:span></text:p>
      <text:p text:style-name="P53"><text:span text:style-name="T123">SQL<text:tab/></text:span><text:span text:style-name="T125">Structured Query Language</text:span></text:p>
      <text:p text:style-name="P121"/>
      <text:p text:style-name="P122"/>
      <text:list xml:id="list1712444220" text:continue-numbering="true" text:style-name="WW8Num7">
        <text:list-header>
          <text:p text:style-name="Nadpis_20_Kapitoly"><text:bookmark-start text:name="__RefHeading__4002_416150259"/>Slovník termínov<text:bookmark-end text:name="__RefHeading__4002_416150259"/></text:p>
        </text:list-header>
      </text:list>
      <text:p text:style-name="P56"><text:span text:style-name="T8">GPL</text:span> je druh softvérovej licencie, <text:span text:style-name="T124">ktorá zaručuje</text:span> užívateľom prístup k zdrojovým kódom <text:span text:style-name="T124">aplikácie</text:span></text:p>
      <text:p text:style-name="P55"><text:span text:style-name="T16">Textový Editor</text:span><text:span text:style-name="T36"> </text:span><text:span text:style-name="T37">je</text:span><text:span text:style-name="T36"> </text:span><text:span text:style-name="T37">p</text:span><text:span text:style-name="T36">očitačový program alebo komponenta programu umožňujúca užívateľovi tvoriť a uprovovať textové dáta vo forme čistého textu (ang. Plain text). Textový editor neumožnuje pracovať s prezentáčnou formu textu. V tejto práci budeme uvažovať jedine editori vhodné na prácu s programovým zdrojovým kódom.</text:span></text:p>
      <text:p text:style-name="P55"><text:span text:style-name="T16">Zdrojový kód</text:span><text:span text:style-name="T36"> - Programové inštrukcie, ktoré tvoria logickú jednotku alebo celý softvérový systém reprezentované vo forme čitateľnej užívateľom. Zdrojový kód je vo väčšine prípadov prezentovaný užívateľovi vo forme čistého textu textovým editorom alebo textovým prehliadačom</text:span><text:span text:style-name="T34"><text:note text:id="ftn1" text:note-class="footnote"><text:note-citation>1</text:note-citation><text:note-body><text:p text:style-name="Normalny_20_text_20_DP"><text:span text:style-name="T43"><text:s/></text:span>Zdrojový kód môže byť užívateľovi prezentovaný grafickou formou. Patria sem nástroje ako Android App Designer, JetBrains Metaprogramming system a iné.</text:p></text:note-body></text:note></text:span><text:span text:style-name="T36">. Spomenuté programy môžu do zdrojového textu vložiť štylistické typografické prvky, ktoré uľahčujú užívateľovi čitanie a orientáciu v zdrojovom texte. Táto funkcionalita sa nazýva zvýrzňovanie syntaxe (ang. Syntax Highlighting).</text:span></text:p>
      <text:p text:style-name="P55"><text:span text:style-name="T17">P</text:span><text:span text:style-name="T16">rogramovací jazyk </text:span><text:span text:style-name="T36">- Formálny umelý jazyk, ktorý umožnuje formalizáciu programového návrhu do zdrojového textu</text:span><text:span text:style-name="T36"><text:note text:id="ftn2" text:note-class="footnote"><text:note-citation>2</text:note-citation><text:note-body><text:p text:style-name="Normalny_20_text_20_DP">Pravidlá transformácie návrhu do zdrojového kódu vyplývajú zo sémantiky jazyka, vždy závisia na paradigmách programovacieho jazyka a programátor ich zvyčajne intuitívne odvodzuje počas písania kódu. Pravidlá pre organizáciu a štruktúrovanie samotného zdrojového kódu sa nazýva syntax. Syntaktické a lexikálne pravidlá tvoria Gramatiku, pridaním sémantiky do gramatiky dostávame programovací jazyk.</text:p></text:note-body></text:note></text:span><text:span text:style-name="T36">.</text:span></text:p>
      <text:p text:style-name="P55"><text:span text:style-name="T15">Doménovo špecifický jazyk</text:span> <text:span text:style-name="T125">je programovací</text:span> <text:span text:style-name="T125">j</text:span>azyk dedikovaný pre riešenie problémov v špecifickej domené (dalej len DSL). Použiteľnosť DSL jazykov je obvikle niche, ale objavujú sa často zaradzované k skriptovacím jazykom vo všetkých <text:soft-page-break/>druhoch aplikácii od webu, cez finančné systémy až po hry a aj pri tvorbe samotných programovacích jazykov.</text:p>
      <text:p text:style-name="P55"><text:span text:style-name="T16">Syntax</text:span><text:span text:style-name="T36"> </text:span><text:span text:style-name="T38">je v</text:span><text:span text:style-name="T39"> informatike </text:span><text:span text:style-name="T38">súbor prepisovacích pravidiel, ktoré generujú všetky možné dokumenty daného jazyka. Syntax je množina a je súčasťou gramatiky jazyka. Každé pravidlo je</text:span><text:span text:style-name="T39"> kombináci</text:span><text:span text:style-name="T38">a </text:span><text:span text:style-name="T39">lexikánych symbolov</text:span></text:p>
      <text:p text:style-name="P55"><text:span text:style-name="T16">Zvýraznovanie syntaxe</text:span><text:span text:style-name="T22"> </text:span><text:span text:style-name="T23">je</text:span><text:span text:style-name="T22"> </text:span><text:span text:style-name="T23">f</text:span><text:span text:style-name="T22">unkcia IDE, ked editor mení </text:span><text:span text:style-name="T23">font </text:span><text:span text:style-name="T22">textu podla syntaktického vyznamu daného textu </text:span><text:span text:style-name="T23">a tým uľahčuje orientáciu v zdrojovom kóde.</text:span></text:p>
      <text:p text:style-name="P55"><text:span text:style-name="T15">P</text:span><text:span text:style-name="T16">arser</text:span><text:span text:style-name="T22"> </text:span><text:span text:style-name="T23">je softvérová komponenta, ktorá dokáže prečítať informácie z dokumentov, ktoré</text:span><text:span text:style-name="T24"> sú považované za korektne štruktúrovaný dokument alebo fragment dokumentu písaný v danom programovacom jazyku. </text:span><text:span text:style-name="T23">Výstup parsera je AST.</text:span></text:p>
      <text:p text:style-name="P57"><text:span text:style-name="T15">Generátor parserov</text:span><text:span text:style-name="T25"> </text:span><text:span text:style-name="T23">je n</text:span><text:span text:style-name="T25">ástroj na jednoduchú tvorbu Parserov. Transformuje lexikálne a syntaktické pravidla na zdrojový kód parseru použiteľného integrovateľnú a preložiteľnú do kompletných programov. Pravidlá gramatiky sú zvyčajne formalizované dedikovaným deklaracným programovacím jazykom.</text:span></text:p>
      <text:p text:style-name="P125"/>
      <text:list xml:id="list2016436841" text:continue-numbering="true" text:style-name="WW8Num7">
        <text:list-header>
          <text:p text:style-name="P133"><text:bookmark-start text:name="__RefHeading__4004_416150259"/>Úvod<text:bookmark-end text:name="__RefHeading__4004_416150259"/></text:p>
        </text:list-header>
      </text:list>
      <text:p text:style-name="Normalny_20_text_20_DP">Programovacie jazyky sú nedielnou súčasťou sveta informatiky. Vyvinúť programovací jazyk je často sám o sebe nesmierne zlozitý problém. Programovací jazyk však nie je tvorený len kompilátorom, patria k nemu aj podporné vývojové nástroje. Jedným z najdôležitejších je editor s podporou zvýrazňovania syntaxe jazyka.</text:p>
      <text:p text:style-name="Normalny_20_text_20_DP">Takmer každý editor má vlastnú implementáciu zvýraňovania syntaxe a inú sadu podporovaných elementov gramatiky. To znamená, že pre každý editor sme nútený znovu definovať veľkú časť gramatiky jazyka.</text:p>
      <text:p text:style-name="Normalny_20_text_20_DP">Automatizácia tohto procesu, aj keď len čiastočná, by umožnila rapidnejší rozvoj programovacích jazykov a aktuálnejšie vývojové nýstroje. Problematika je však široká, rôzne implementácie zvýrazňovania syntaxe sú navzájom nekompatibilné. Rovnako sú navzájom nekompatibilné aj generátory parserov.</text:p>
      <text:p text:style-name="Normalny_20_text_20_DP">Generátory parserov sú takmer ultimativnym nástrojom v rukách vývojárov programovacích jazykov a doménovo špecifických jazykov. Sú tak univerzálne, že mnoho z nich je použiteľná aj pri modeálovaní sieťových protokolov.</text:p>
      <text:p text:style-name="Normalny_20_text_20_DP">YajCo je nástroj, ktorý je schopný zastrešiť rôzne generátori ako Beaver a JavaCC bez zavädenia nového DSL jazyka. Gramatika je implementovaná pomocou anotácií v kóde Java tried. Zdrojový kód nástroja YajCo je modulárny. Zároveň implemntuje celý model, ktorý potrebujeme pre analýzu gramatiky.</text:p>
      <text:p text:style-name="Normalny_20_text_20_DP">Táto práca je pokus o čiastočnú automatizáciu procesu tvorby konfiguračých súborov pre rozličné editory. Podarilo sa nám implementovať 2 editori a diskutovali sme metódy vhodné pre vývoj sofistikovanejšej implemetácie.</text:p>
      <text:list xml:id="list537091249" text:continue-numbering="true" text:style-name="WW8Num7">
        <text:list-item>
          <text:p text:style-name="Nadpis_20_Kapitoly"><text:bookmark-start text:name="_Ref101955923"/><text:bookmark-start text:name="__RefHeading__4006_416150259"/>Formulácia úlohy<text:bookmark-end text:name="_Ref101955923"/><text:bookmark-end text:name="__RefHeading__4006_416150259"/></text:p>
        </text:list-item>
      </text:list>
      <text:list xml:id="list8740541120214673718" text:style-name="L1">
        <text:list-item>
          <text:p text:style-name="P87">Analyzovať spôsoby špecifikácie jazykov pre zvýrazňovanie syntaxe v rôznych editoroch. </text:p>
        </text:list-item>
        <text:list-item>
          <text:p text:style-name="P87">Analyzovať generátor syntaktických analyzátorov YajCo a spôsob špecifikácie jazyka, ktorý sa v ňom používa. </text:p>
        </text:list-item>
        <text:list-item>
          <text:p text:style-name="P87">Navrhnúť nástroj, ktorý bude schopný na základe špecifikácie jazyka pre YajCo vygenerovať špecifikáciu zvýrazňovanie syntaxe tohto jazyka pre niektoré editory. </text:p>
        </text:list-item>
        <text:list-item>
          <text:p text:style-name="P87">Implementovať navrhnutý nástroj a overiť implementáciu na niekoľkých jazykoch. </text:p>
        </text:list-item>
        <text:list-item>
          <text:p text:style-name="P87">Zhodnotiť riešenie a navrhnúť potenciálne rozšírenia špecifikácie jazykov používanej v YajCo pre zlepšenie zvýrazňovania syntaxe. </text:p>
        </text:list-item>
        <text:list-item>
          <text:p text:style-name="P87">Vypracovať dokumentáciu podľa pokynov vedúceho práce.</text:p>
          <text:p text:style-name="P123"/>
        </text:list-item>
      </text:list>
      <text:p text:style-name="P11"/>
      <text:list xml:id="list393784881" text:continue-list="list537091249" text:style-name="WW8Num7">
        <text:list-item>
          <text:p text:style-name="Nadpis_20_Kapitoly"><text:bookmark-start text:name="_Ref101952784"/><text:bookmark-start text:name="_Ref101960788"/><text:bookmark-start text:name="__RefHeading__4008_416150259"/>Analýza<text:bookmark-end text:name="__RefHeading__4008_416150259"/></text:p>
          <text:list>
            <text:list-item>
              <text:p text:style-name="P145"><text:bookmark-start text:name="__RefHeading__13114_416150259"/>Použité technológie<text:bookmark-end text:name="__RefHeading__13114_416150259"/></text:p>
            </text:list-item>
          </text:list>
        </text:list-item>
      </text:list>
      <text:p text:style-name="Normalny_20_text_20_DP">Pri vývoji nástroja <text:span text:style-name="T44">automatizovaného zvýrazňovania syntaxe</text:span>, som mal čiastočne definovanú sadu nástrojov a techonológií, ktoré bolo nutné použiť. <text:span text:style-name="T44">V tejto kapitole budeme diskutovať každú použitú technológii a jej význam v projekte a prípadné alternatívy.</text:span></text:p>
      <text:list xml:id="list1227209657" text:continue-numbering="true" text:style-name="WW8Num7">
        <text:list-item>
          <text:list>
            <text:list-item>
              <text:list>
                <text:list-item>
                  <text:p text:style-name="P137"><text:bookmark-start text:name="__RefHeading__13116_416150259"/>YajCo<text:bookmark-end text:name="__RefHeading__13116_416150259"/></text:p>
                </text:list-item>
              </text:list>
            </text:list-item>
          </text:list>
        </text:list-item>
      </text:list>
      <text:p text:style-name="Normalny_20_text_20_DP">YajCo je generátor parserov. Vstupom pre YajCo je hierarchia Java tried, gramatika jazyka je definovaná pomocou anotácií, ktoré YajCo ponúka. Pri preklade tried nástroj YajCo spracuje annotované triedy a vygeneruje výsledný parser. <text:span text:style-name="T44">V súčastnosti existujú backendové moduly (adaptéri v terminológii design paternov)</text:span> <text:span text:style-name="T44">pre nástroje </text:span>Beaver a JavaCC. <text:span text:style-name="T44">YajCo b</text:span>ol vyvinutý na Technickej Univerzite v Košiciach.</text:p>
      <text:p text:style-name="Normalny_20_text_20_DP">Nástroj YajCo <text:span text:style-name="T44">je navrhnutý </text:span>modulárn<text:span text:style-name="T44">e </text:span>a <text:span text:style-name="T44">u</text:span>mož<text:span text:style-name="T44">ňuje vytvoriť ďalšie backendové moduly bez zmeny samotného nástroja</text:span>. Nov<text:span text:style-name="T44">é</text:span> modul<text:span text:style-name="T44">i </text:span>nemus<text:span text:style-name="T44">ia implementovať adapter pre generátor parserov. T</text:span>o môžeme využiť pre naš účel a vytvoriť backend modul, ktorý bude transformovať popis gramatiky jazyka na <text:span text:style-name="T44">pravidlá zvýrazňovania syntaxe </text:span>pre <text:span text:style-name="T44">textové editori</text:span>.</text:p>
      <text:p text:style-name="Normalny_20_text_20_DP"><text:span text:style-name="T44">YajCo</text:span><text:span text:style-name="T44"> je v podstate len ďalšia vrstva nad samotnými DSL jazykmi generátorov parserov. Zjednocuje a integruje rôžne generátori parserov pod jednotný interface. </text:span><text:span text:style-name="T45">Touto vlastnosťou YajCo rozširuje rodinu generátorov parserov viac vertikálne ako horizontálne. Alternat</text:span><text:span text:style-name="T46">í</text:span><text:span text:style-name="T45">va k tomuto nástroju v OpenSource komunite zatiaľ neexistovala a proprietarne produkty s podobnou funkcionalitou sa na trhu nepresadili.</text:span></text:p>
      <text:list xml:id="list907315443" text:continue-numbering="true" text:style-name="WW8Num7">
        <text:list-item>
          <text:list>
            <text:list-item>
              <text:list>
                <text:list-item>
                  <text:p text:style-name="P137"><text:bookmark-start text:name="__RefHeading__13118_416150259"/>Java<text:bookmark-end text:name="__RefHeading__13118_416150259"/></text:p>
                </text:list-item>
              </text:list>
            </text:list-item>
          </text:list>
        </text:list-item>
      </text:list>
      <text:p text:style-name="P14">Výber programovacieho jazyka sa <text:span text:style-name="T45">podriaďije výberu </text:span>nástroj<text:span text:style-name="T45">a </text:span>YajCo. <text:span text:style-name="T45">YajCo</text:span><text:span text:style-name="T45"> </text:span>je napíaný v jazyku Java <text:span text:style-name="T45">a na vstupe akceptuje hierarchiu tried definovaných v jazyku Java. Nie je teda dôvod na tomto projekte použivať iný jazyk ako Java</text:span>.</text:p>
      <text:p text:style-name="Normalny_20_text_20_DP">Jednou z výhod jazyku Java je rigidny hierarchický objektový model umožnujúci čístú prácu s reflexiou (Analyza programovéj štrukturi počas behu programu). To umožnuje tvoriť programy a najrôznejšie programové knižnice a udržať ich ľahko <text:soft-page-break/>integrovateľné. Univerzálnosť jazyka Java môže byť príčinou ďalšej výhody jazyka - enormná veľkosť komunity Java programátorov a ľahká dostupnosť programových knizníc.</text:p>
      <text:p text:style-name="Normalny_20_text_20_DP"><text:span text:style-name="T45">Spomeňme anotácie v jazyku Java, ktoré ležia v srdci nástroja YajCo. Anotácie umožnujú pridávať do hierarchickej štruktúri programu deklaratívne metadáta. Tieto môžu byt dostupné počas behu programu, alebo počas prekladu programu. </text:span><text:span text:style-name="T46">Na základe metadát</text:span><text:span text:style-name="T45"> </text:span><text:span text:style-name="T46">z </text:span><text:span text:style-name="T45">anot</text:span><text:span text:style-name="T46">ovaných </text:span><text:span text:style-name="T45">tried </text:span><text:span text:style-name="T46">a ich polí </text:span><text:span text:style-name="T45">YajCo </text:span><text:span text:style-name="T46">generuje syntackické pravidlá pre backend moduli</text:span><text:span text:style-name="T45">. </text:span></text:p>
      <text:list xml:id="list414651106" text:continue-numbering="true" text:style-name="WW8Num7">
        <text:list-item>
          <text:list>
            <text:list-item>
              <text:list>
                <text:list-item>
                  <text:p text:style-name="P135"><text:bookmark-start text:name="__RefHeading__13120_416150259"/><text:span text:style-name="T108">M</text:span><text:span text:style-name="T8">aven</text:span><text:bookmark-end text:name="__RefHeading__13120_416150259"/></text:p>
                </text:list-item>
              </text:list>
            </text:list-item>
          </text:list>
        </text:list-item>
      </text:list>
      <text:p text:style-name="P15">Rovnako ako pri výbere jazyka, aj pri buildovacom systéme sme sa rozhodli kôli lepšej integrácii využiť tie isté nástroje ako využíva YajCo.</text:p>
      <text:list xml:id="list1891483836" text:continue-numbering="true" text:style-name="WW8Num7">
        <text:list-item>
          <text:list>
            <text:list-item>
              <text:p text:style-name="P146"><text:bookmark-start text:name="__RefHeading__13122_416150259"/>Postup riešenia zadania<text:bookmark-end text:name="__RefHeading__13122_416150259"/></text:p>
            </text:list-item>
          </text:list>
        </text:list-item>
      </text:list>
      <text:p text:style-name="Normalny_20_text_20_DP">V tento časti budeme hovoriť o tom, ako prebiehalo vypracovanie zadania tejto práce a s akými problémami sme sa pri vypracovaní</text:p>
      <text:list xml:id="list1537972509" text:continue-numbering="true" text:style-name="WW8Num7">
        <text:list-item>
          <text:list>
            <text:list-item>
              <text:list>
                <text:list-item>
                  <text:p text:style-name="P146"><text:bookmark-start text:name="__RefHeading__13124_416150259"/>Podpora syntaxe v editoroch<text:bookmark-end text:name="__RefHeading__13124_416150259"/></text:p>
                </text:list-item>
              </text:list>
            </text:list-item>
          </text:list>
        </text:list-item>
      </text:list>
      <text:p text:style-name="Normalny_20_text_20_DP">Prvým krokom pri riešení priblému bolo, že sme sa pozreli na funkcie zvýrazňovania syntaxe u rôznych editorov a porovnali ich s informáciami poskytnutými nástrojom YajCo.</text:p>
      <text:list xml:id="list924745814" text:continue-numbering="true" text:style-name="WW8Num7">
        <text:list-item>
          <text:list>
            <text:list-item>
              <text:list>
                <text:list-item>
                  <text:list>
                    <text:list-item>
                      <text:p text:style-name="P146"><text:bookmark-start text:name="__RefHeading__13126_416150259"/>Výber editorov<text:bookmark-end text:name="__RefHeading__13126_416150259"/></text:p>
                    </text:list-item>
                  </text:list>
                </text:list-item>
              </text:list>
            </text:list-item>
          </text:list>
        </text:list-item>
      </text:list>
      <text:p text:style-name="Normalny_20_text_20_DP"><text:span text:style-name="T52">Pri v</text:span>ýber cieľových editorov <text:span text:style-name="T52">prvej implementácie sme sa riadili </text:span><text:span text:style-name="T53">podľa</text:span><text:span text:style-name="T52"> dostupnosťou informácií o konfiguračnom formáte, </text:span><text:span text:style-name="T53">jednoduchosťou formátu a veľkosťou užívateľskej báze editorov</text:span><text:span text:style-name="T52">. </text:span><text:span text:style-name="T53">C</text:span><text:span text:style-name="T52">hceli </text:span><text:span text:style-name="T53">sme </text:span><text:span text:style-name="T52">pokryť programy pre OS Windows, OS GNU/Linux a Webové platformy. </text:span><text:span text:style-name="T53">Editori a kľúčové faktori ich výberu sú uvedené v tabuľke </text:span><text:span text:style-name="T53"><text:sequence-ref text:reference-format="text" text:ref-name="refTab.0">Tab. 1 Cieľové editori prvej implmentácie</text:sequence-ref></text:span><text:span text:style-name="T53">.</text:span></text:p>
      <text:p text:style-name="P61"/>
      <text:p text:style-name="P59">Tab. <text:sequence text:ref-name="refTab.0" text:name="Tab." text:formula="ooow:Tab.+1" style:num-format="1">1</text:sequence> Cieľové editori prvej implmentácie</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67">Editor</text:p>
          </table:table-cell>
          <table:table-cell table:style-name="Table12.B1" office:value-type="string">
            <text:p text:style-name="P67">Platforma</text:p>
          </table:table-cell>
          <table:table-cell table:style-name="Table12.C1" office:value-type="string">
            <text:p text:style-name="P68"><text:span text:style-name="T54">Licenci</text:span><text:span text:style-name="T53">a</text:span></text:p>
          </table:table-cell>
        </table:table-row>
        <table:table-row table:style-name="Table12.1">
          <table:table-cell table:style-name="Table12.A2" office:value-type="string">
            <text:p text:style-name="Tabulka">Notepad++</text:p>
          </table:table-cell>
          <table:table-cell table:style-name="Table12.B2" office:value-type="string">
            <text:p text:style-name="Tabulka">Windows</text:p>
          </table:table-cell>
          <table:table-cell table:style-name="Table12.C2" office:value-type="string">
            <text:p text:style-name="Tabulka">Freeware</text:p>
          </table:table-cell>
        </table:table-row>
        <table:table-row table:style-name="Table12.1">
          <table:table-cell table:style-name="Table12.A3" office:value-type="string">
            <text:p text:style-name="P159">Kate</text:p>
          </table:table-cell>
          <table:table-cell table:style-name="Table12.B3" office:value-type="string">
            <text:p text:style-name="Tabulka">GNU/Linux</text:p>
          </table:table-cell>
          <table:table-cell table:style-name="Table12.C3" office:value-type="string">
            <text:p text:style-name="Tabulka">GPLv3</text:p>
          </table:table-cell>
        </table:table-row>
        <table:table-row table:style-name="Table12.1">
          <table:table-cell table:style-name="Table12.A3" office:value-type="string">
            <text:p text:style-name="Tabulka">Gedit</text:p>
          </table:table-cell>
          <table:table-cell table:style-name="Table12.B3" office:value-type="string">
            <text:p text:style-name="Tabulka">GNU/Linux</text:p>
          </table:table-cell>
          <table:table-cell table:style-name="Table12.C3" office:value-type="string">
            <text:p text:style-name="Tabulka">GPLv3</text:p>
          </table:table-cell>
        </table:table-row>
        <table:table-row table:style-name="Table12.1">
          <table:table-cell table:style-name="Table12.A3" office:value-type="string">
            <text:p text:style-name="P161">Pygments</text:p>
          </table:table-cell>
          <table:table-cell table:style-name="Table12.B3" office:value-type="string">
            <text:p text:style-name="P161">Python</text:p>
          </table:table-cell>
          <table:table-cell table:style-name="Table12.C3" office:value-type="string">
            <text:p text:style-name="P161">GPLv3</text:p>
          </table:table-cell>
        </table:table-row>
        <table:table-row table:style-name="Table12.1">
          <table:table-cell table:style-name="Table12.A6" office:value-type="string">
            <text:p text:style-name="Tabulka">CodeMirror</text:p>
          </table:table-cell>
          <table:table-cell table:style-name="Table12.B6" office:value-type="string">
            <text:p text:style-name="Tabulka">Web</text:p>
          </table:table-cell>
          <table:table-cell table:style-name="Table12.C6" office:value-type="string">
            <text:p text:style-name="Tabulka">Public domain</text:p>
          </table:table-cell>
        </table:table-row>
      </table:table>
      <text:p text:style-name="P12"/>
      <text:p text:style-name="P24"><text:span text:style-name="T53">Editori Notepad++, CodeMirror </text:span><text:span text:style-name="T116">a Pygments</text:span><text:span text:style-name="T53"> boli nakoniec z implementácie vypustené. Dôvody tohoto rozhodnutia si podrobnejšie rozoberieme v <text:s/></text:span><text:span text:style-name="T53">.</text:span></text:p>
      <text:p text:style-name="Normalny_20_text_20_DP">Implementované sú teda formáty pre editori Kate a Gedit. Oba editori disponujú excelentnou dokumentáciou k syntax highligting enginu, ktorý implementujú a tiež excelentnou znovupoužiteľňosťou – Každý program pre prostredie Gnome a KDE využívajúci komponentu GSourceView alebo KatePart bude s generovanými konfiguračnými súbormi pracovať automaticky. </text:p>
      <text:list xml:id="list1853191402" text:continue-numbering="true" text:style-name="WW8Num7">
        <text:list-item>
          <text:list>
            <text:list-item>
              <text:list>
                <text:list-item>
                  <text:p text:style-name="P152"><text:bookmark-start text:name="__RefHeading__13128_416150259"/><text:span text:style-name="T55">N</text:span>ástroj YajCo<text:bookmark-end text:name="__RefHeading__13128_416150259"/></text:p>
                </text:list-item>
              </text:list>
            </text:list-item>
          </text:list>
        </text:list-item>
      </text:list>
      <text:p text:style-name="Normalny_20_text_20_DP"><text:span text:style-name="T53">Gramatika implementovaného jazyka je vstupom nástroja YajCo. Gramatika je popísaná anotovanou hierarchiou tried. </text:span><text:span text:style-name="T56">Vstuppný bod nástroja YajCo je podtrieda AnnotationProcessor, YajCo preto beží počas kompilácie Java tried cieľového parsera.</text:span></text:p>
      <text:p text:style-name="Normalny_20_text_20_DP">AnnotationProcessor má počas kompilácie úlohu vykonávať reflexívne operácie nad kompilovanými triedami a meniť ich ich bytecode, prípadne generovať nové triedy, ktoré vstúpujú do kompilácie ako dynamický generovaný kód v čase kompilácie.</text:p>
      <text:p text:style-name="Normalny_20_text_20_DP"><text:span text:style-name="T56">Anotované triedy, ktorými popisujeme cieľovú gramatiku však nie sú reprezentáciou modelu Yajca, model je implementovaný triedami v package YajCo.model. Tieto triedy sú inštanciované a referencované počas </text:span><text:span text:style-name="T57">reflexivnej analýzy gramatiky. Naplnený model je následne predaný </text:span><text:span text:style-name="T58">backend modulu, ktorý je nakonfigurovaný v Project Object Model súbore (pom.xml, ďalej len POM) na spracovanie</text:span><text:span text:style-name="T57">.</text:span></text:p>
      <text:list xml:id="list1489927572" text:continue-numbering="true" text:style-name="WW8Num7">
        <text:list-item>
          <text:list>
            <text:list-item>
              <text:list>
                <text:list-item>
                  <text:list>
                    <text:list-item>
                      <text:p text:style-name="P155"><text:bookmark-start text:name="__RefHeading__13130_416150259"/><text:span text:style-name="T108">M</text:span><text:span text:style-name="T58">odel </text:span><text:span text:style-name="T59">jazyka</text:span><text:span text:style-name="T60"> </text:span><text:span text:style-name="T58">YajCo</text:span><text:bookmark-end text:name="__RefHeading__13130_416150259"/></text:p>
                    </text:list-item>
                  </text:list>
                </text:list-item>
              </text:list>
            </text:list-item>
          </text:list>
        </text:list-item>
      </text:list>
      <text:p text:style-name="Normalny_20_text_20_DP"><text:span text:style-name="T58">Rozoberme si triedy modelu YajCo a </text:span><text:span text:style-name="T60">akú úlohu hrajú</text:span><text:span text:style-name="T58"> v modeli.</text:span></text:p>
      <text:list xml:id="list199981826" text:continue-numbering="true" text:style-name="WW8Num7">
        <text:list-item>
          <text:list>
            <text:list-item>
              <text:list>
                <text:list-item>
                  <text:list>
                    <text:list-item>
                      <text:list>
                        <text:list-item>
                          <text:p text:style-name="P152"><text:bookmark-start text:name="__RefHeading__13132_416150259"/>YajCoModelElement<text:bookmark-end text:name="__RefHeading__13132_416150259"/></text:p>
                        </text:list-item>
                      </text:list>
                    </text:list-item>
                  </text:list>
                </text:list-item>
              </text:list>
            </text:list-item>
          </text:list>
        </text:list-item>
      </text:list>
      <text:p text:style-name="Normalny_20_text_20_DP">Trieda YajCoModelElement, ako sám názov napovedá, je abstraktná trieda, ktorá je predkom všetkých ostatných tried tvoriacich model jazyka. Takéto tried zvyčajne obsahujú len tie metódy, ktoré sú spolčné pre každý element modelu.</text:p>
      <text:p text:style-name="Normalny_20_text_20_DP">V tomto prípade Ide o jedinú metódu getSourceElement(). Elementy modelu sú organizaované do stromu, ak vynecháme sémantickú vrstvu, ktorý môžeme vďaka tejto metóde traverzovať smerom k koreňu. Pre traverz smerom k listom stromu musí traverzujúci algoritmus poznať konkrétne typy elementov a polia týchto typov.</text:p>
      <text:p text:style-name="Normalny_20_text_20_DP">Príklad: Ak máme koreň modelu, musíme vedieť ako je jeho trieda implementovaná aby sme mohli traverzovať túto úroveň stromu.</text:p>
      <text:list xml:id="list1825509101" text:continue-numbering="true" text:style-name="WW8Num7">
        <text:list-item>
          <text:list>
            <text:list-item>
              <text:list>
                <text:list-item>
                  <text:list>
                    <text:list-item>
                      <text:list>
                        <text:list-item>
                          <text:p text:style-name="P138"><text:bookmark-start text:name="__RefHeading__13134_416150259"/>Language<text:bookmark-end text:name="__RefHeading__13134_416150259"/></text:p>
                        </text:list-item>
                      </text:list>
                    </text:list-item>
                  </text:list>
                </text:list-item>
              </text:list>
            </text:list-item>
          </text:list>
        </text:list-item>
      </text:list>
      <text:p text:style-name="Normalny_20_text_20_DP">Koreňom modelu jazyka je inštancia triedy Language a jeho predok je null hodnota. V každom modeli je len jediná insťancia. Potomkovia inštancie Language sú inštancie triedy TokenDef a SkipDef, ktoré majú veľmi podobnú implmentáciu ale diametrálne odlišnú sémantiku v modeli jazyka, a trieda Concept.</text:p>
      <text:p text:style-name="Normalny_20_text_20_DP">V samotnom koreňovom uzle nájdeme tiez pole typu String, ktoré ho hodnota je názvom jazyka a pol properties. Tieto polia tu však netreba komentovať.</text:p>
      <text:list xml:id="list817243619" text:continue-numbering="true" text:style-name="WW8Num7">
        <text:list-item>
          <text:list>
            <text:list-item>
              <text:list>
                <text:list-item>
                  <text:list>
                    <text:list-item>
                      <text:list>
                        <text:list-item>
                          <text:p text:style-name="P139"><text:bookmark-start text:name="__RefHeading__13136_416150259"/>Concept<text:bookmark-end text:name="__RefHeading__13136_416150259"/></text:p>
                        </text:list-item>
                      </text:list>
                    </text:list-item>
                  </text:list>
                </text:list-item>
              </text:list>
            </text:list-item>
          </text:list>
        </text:list-item>
      </text:list>
      <text:p text:style-name="Normalny_20_text_20_DP">V praxi môžeme povaovať za hlavnú časť jazyka v modeli YajCo množinu inštancií triedy Concept. Táto tireda reprezentuje jednu triedu v modeli cieľového jazyka. Trieda patrí do modelu jazyka v prípade, že <text:span text:style-name="T41">obsahuje aspoň jednu anotáciu nástroja YajCo.</text:span></text:p>
      <text:p text:style-name="Normalny_20_text_20_DP">V terminológii klasických generátorov parserov, kde jednotka gramatiky je syntaktické pravidlo, </text:p>
      <text:p text:style-name="Normalny_20_text_20_DP">Concept je súbor syntaktických pravidiel v relácii alternatívy.</text:p>
      <text:list xml:id="list303167174" text:continue-numbering="true" text:style-name="WW8Num7">
        <text:list-item>
          <text:list>
            <text:list-item>
              <text:list>
                <text:list-item>
                  <text:list>
                    <text:list-item>
                      <text:list>
                        <text:list-item>
                          <text:p text:style-name="P152"><text:bookmark-start text:name="__RefHeading__13138_416150259"/><text:soft-page-break/><text:span text:style-name="T109">S</text:span><text:span text:style-name="T55">kipDef</text:span><text:bookmark-end text:name="__RefHeading__13138_416150259"/></text:p>
                        </text:list-item>
                      </text:list>
                    </text:list-item>
                  </text:list>
                </text:list-item>
              </text:list>
            </text:list-item>
          </text:list>
        </text:list-item>
      </text:list>
      <text:p text:style-name="Normalny_20_text_20_DP">Dve ostatné polia polia triedy Language sú “skoky” a tokeny. Obe triedy definujú regulárnym výrazom symbol na urovni lexera. Inštancie triedy SkipDef reprezentujú taký druh slov v jazyku, ktoré svojou postuposťou znakou ani prítomnosou v dokumente nemajú žiaden vplyv na výsledok spracovania dokumentu.</text:p>
      <text:p text:style-name="Normalny_20_text_20_DP">Za takéto slová môžeme považovať komentáre, ale v niektorých prípadoch biele znaky.</text:p>
      <text:p text:style-name="Normalny_20_text_20_DP"><text:span text:style-name="T8">Príklad:</text:span> Jazyk BrainFuck ignoruje všetky znakoch ASCII abecedy okrem znakov v <text:sequence-ref text:reference-format="text" text:ref-name="refTab.1">Tab. 2 Znaky používané v jazyku BrinFuck, všetky ostatné znaky sú považované za komentár</text:sequence-ref>:</text:p>
      <text:p text:style-name="P60">Tab. <text:sequence text:ref-name="refTab.1" text:name="Tab." text:formula="ooow:Tab.+1" style:num-format="1">2</text:sequence> <text:span text:style-name="T127">Znaky používané v jazyku BrinFuck, všetky ostatné znaky sú považované za komentár</text:span></text:p>
      <table:table table:name="Table21" table:style-name="Table21">
        <table:table-column table:style-name="Table21.A" table:number-columns-repeated="2"/>
        <table:table-column table:style-name="Table21.C"/>
        <table:table-column table:style-name="Table21.A"/>
        <table:table-row table:style-name="Table21.1">
          <table:table-cell table:style-name="Table21.A1" office:value-type="string">
            <text:p text:style-name="P72">,</text:p>
          </table:table-cell>
          <table:table-cell table:style-name="Table21.B1" office:value-type="string">
            <text:p text:style-name="P25">+</text:p>
          </table:table-cell>
          <table:table-cell table:style-name="Table21.B1" office:value-type="string">
            <text:p text:style-name="P162">&lt;</text:p>
          </table:table-cell>
          <table:table-cell table:style-name="Table21.D1" office:value-type="string">
            <text:p text:style-name="P162">[</text:p>
          </table:table-cell>
        </table:table-row>
        <table:table-row table:style-name="Table21.1">
          <table:table-cell table:style-name="Table21.A2" office:value-type="string">
            <text:p text:style-name="P66">.</text:p>
          </table:table-cell>
          <table:table-cell table:style-name="Table21.B2" office:value-type="string">
            <text:p text:style-name="P159">-</text:p>
          </table:table-cell>
          <table:table-cell table:style-name="Table21.B2" office:value-type="string">
            <text:p text:style-name="P160">&gt;</text:p>
          </table:table-cell>
          <table:table-cell table:style-name="Table21.D2" office:value-type="string">
            <text:p text:style-name="P160">]</text:p>
          </table:table-cell>
        </table:table-row>
      </table:table>
      <text:h text:style-name="P124" text:outline-level="10"/>
      <text:p text:style-name="Normalny_20_text_20_DP">Takýto druch komentárov môžeme popísať jedinou inštanciou SkipDef a to s nasledujúcim regulárnym výrazom: </text:p>
      <text:p text:style-name="P78">[^,.+\-&lt;&gt;\[\]]</text:p>
      <text:list xml:id="list738888292" text:continue-numbering="true" text:style-name="WW8Num7">
        <text:list-item>
          <text:list>
            <text:list-item>
              <text:list>
                <text:list-item>
                  <text:list>
                    <text:list-item>
                      <text:list>
                        <text:list-item>
                          <text:p text:style-name="P152"><text:bookmark-start text:name="__RefHeading__13140_416150259"/>TokenDef<text:bookmark-end text:name="__RefHeading__13140_416150259"/></text:p>
                        </text:list-item>
                      </text:list>
                    </text:list-item>
                  </text:list>
                </text:list-item>
              </text:list>
            </text:list-item>
          </text:list>
        </text:list-item>
      </text:list>
      <text:p text:style-name="Normalny_20_text_20_DP">Inštancie triedy TokenDef definujú symboli jazyka na úrovní lexera vo forme regulárnych výrazov a priradzujú im názov. Pomocov názvov potom môžeme referencovať slová z iných častí modelu cieľového jazyka.</text:p>
      <text:p text:style-name="Normalny_20_text_20_DP">Definovanie symbolov jazyka nie je povinné. Vyhľadanie skutočnej hodnoty terminálneho symbolu, z ktorých skladáme predpisy syntaxe jazyka, prebieha nasledovne:</text:p>
      <text:list xml:id="list5733225039342662868" text:style-name="L2">
        <text:list-item>
          <text:p text:style-name="P88">Konštantný textový reťazec použitý v predpise syntaxe (napríklad pomocou anotácie @Before) vyľadáme v mape preddefinovaných symbolov.</text:p>
        </text:list-item>
        <text:list-item>
          <text:p text:style-name="P88">V prípade, že záznam sa nachádza v mape, predpis (regulárný) pre rozpoznanie terminálneho symbolu bude hodnota priradená danému kľúču v mape. Tieto sú často znovupoužiteľné kľúčové slová (), primitiívne typy, operátori a dekoračné prvky jazyka ako sú zátvorky a oddeľovače.</text:p>
        </text:list-item>
        <text:list-item>
          <text:p text:style-name="P88"><text:soft-page-break/>V prípade že záznam sa v mape nenachádza, konštantný reťazec nie je preložený a využije sa ako predpis symbolu.</text:p>
        </text:list-item>
      </text:list>
      <text:p text:style-name="Normalny_20_text_20_DP">Hore uvedený postup umožnuje flexibilitu lexikálnej analýzy a však robí jej definíciu náchylnú na skryté chyby (zabudnuté definovanie konštantných názvov operátorov).</text:p>
      <text:list xml:id="list172196243" text:continue-list="list738888292" text:style-name="WW8Num7">
        <text:list-item>
          <text:list>
            <text:list-item>
              <text:list>
                <text:list-item>
                  <text:list>
                    <text:list-item>
                      <text:list>
                        <text:list-item>
                          <text:p text:style-name="P152"><text:bookmark-start text:name="__RefHeading__13142_416150259"/>Triedy Abstraktného Syntaxu<text:bookmark-end text:name="__RefHeading__13142_416150259"/></text:p>
                        </text:list-item>
                      </text:list>
                    </text:list-item>
                  </text:list>
                </text:list-item>
              </text:list>
            </text:list-item>
          </text:list>
        </text:list-item>
      </text:list>
      <text:p text:style-name="Normalny_20_text_20_DP">Rozoberme si triedy Property, PropertyPattern, Pattern a Identifier a ich interakcie ako celok. Tieto triedy modelujú symboli jazyka, ktorých reťazec ovplyvňuje sémantický význam analyzovaného fragmentu dokumentu a je potrebné mať k tomuto reťazcu prístup z AST. Jedná sa najčastejšie o identifikátory premenných a funkcií, a iné pomenované elementy jazyka. Táto časť modelu YajCo sa v termninológii nástroja nazýva abstraktný syntax. </text:p>
      <text:p text:style-name="Normalny_20_text_20_DP">anotácia @Identifier, ktorá sa používa a úrovni clenských premenných tried modelovaného jazyka, berie jeden pomenovaný parameter unique, ktorého hodnota určuje menný priestor identifikátora. V modeli jazyka existuje jedna inštancia triedy Identifier pre každú anotovanú premennú v hierarchi tried modelujúcich cieľovú gramatiku. Modelovanie abstraktného syntaxu umožnuje nástroju YajCo automatizovať časť sémantickej kontroly a to kontrolu tabuľky symbolov voči referenciám. Inými slovami, umožnujú identifikovať nedeklarované premenné a funkcie.</text:p>
      <text:p text:style-name="Normalny_20_text_20_DP">Identifikátor má slabú reláciu voči konktrétnym reťazcom symbolov. Reťazec identifikátora v AST je nastavený klientským kódom v konštruktore, alebo vo factory metode modelovaného Conceptu. Vďaka tomu je možné počas konštrukcie AST identifikátory pozmeniť, alebo dynamicky počítať. Táto stratégia vnáša istú flexibilitu do systému menných priestorov nastroja YajCo. Napríklad je možné implementovaťjazyky s dynamickým vyhodnotením identifikátorov, <text:span text:style-name="T128">ako napríklad jazyk Ruby</text:span>.</text:p>
      <text:p text:style-name="Normalny_20_text_20_DP">Hierarchický model abstraktného syntaxu je nasledovný. Pre každú členskú premennú. v triedach modelu jazyka bude object triedy Concept referencovať jednu inštanciu triedy Property. Object Property môže obsahovať v modeli jazyka zoznam objektov dediacich od abstraktnej tiedy PropertyPattern. Jedinou implementáciou v nástroji YajCo je trieda Identifier. Ak je členská premenná anotovaná ako @Identifier, <text:soft-page-break/>objekt Property, ktorý ju reprezentuje bude referencovať jeden object Identifier a pole unique bude obsahovať menný priestor identifikátor.</text:p>
      <text:p text:style-name="Normalny_20_text_20_DP">Táto informácia je užitočná z pohľadu tejto práce pre highliting definovaných premenných a funkcií. Ako však rozoberieme v syntetickej časti práce, problém transformovať túto informáciu na výstupný formát generátora syntax highlitingu, ktorý je valídnym konfiguračným súborom cieľových editorov.</text:p>
      <text:list xml:id="list1418715338" text:continue-numbering="true" text:style-name="WW8Num7">
        <text:list-item>
          <text:list>
            <text:list-item>
              <text:list>
                <text:list-item>
                  <text:list>
                    <text:list-item>
                      <text:list>
                        <text:list-item>
                          <text:p text:style-name="P152"><text:bookmark-start text:name="__RefHeading__13144_416150259"/><text:span text:style-name="T61">Tri</text:span>edy Konkrétneho Syntaxu<text:bookmark-end text:name="__RefHeading__13144_416150259"/></text:p>
                        </text:list-item>
                      </text:list>
                    </text:list-item>
                  </text:list>
                </text:list-item>
              </text:list>
            </text:list-item>
          </text:list>
        </text:list-item>
      </text:list>
      <text:h text:style-name="P89" text:outline-level="10"><text:span text:style-name="T61">Konkrétny Syntax je logická časť modelu jazyka, v ktorej nájdeme samotné </text:span><text:span text:style-name="T62">prepisovacie pravidlá gramatiky a terminálne symboli, ktoré neboli definované pomocou anotácie @TokenDef. Konkrétny syntax je modelovaný triedami </text:span><text:span text:style-name="T63">Notation, NotationPart, </text:span><text:span text:style-name="T61">NotationPartPattern </text:span><text:span text:style-name="T62">a ich podriedami</text:span><text:span text:style-name="T61">. </text:span><text:span text:style-name="T64">Trieda NotationPattern je využívaná jedine implementáciou factory metód a v tejto práci ju môžeme ignorovať.</text:span></text:h>
      <text:h text:style-name="P89" text:outline-level="10"><text:span text:style-name="T47">Pre každý </text:span><text:span text:style-name="T48">konštruktor </text:span><text:span text:style-name="T49">v </text:span><text:span text:style-name="T48">model</text:span><text:span text:style-name="T49">i </text:span><text:span text:style-name="T48">jazyka </text:span><text:span text:style-name="T49">(</text:span><text:span text:style-name="T48">alebo faktory metódu</text:span><text:span text:style-name="T49">)</text:span><text:span text:style-name="T48"> bude obje</text:span><text:span text:style-name="T49">k</text:span><text:span text:style-name="T48">t </text:span><text:span text:style-name="T49">triedy</text:span><text:span text:style-name="T48"> Concept referencovať jednu inštanc</text:span><text:span text:style-name="T49">ciu Notation. Pre každý parameter konštruktoru bude objekt Notation referencovať jednu inštanciu triedy NotationPart. NotationPart rozširuje triedu PatternSupport a interaguje s triedou NotaionPartPatter rovnako ako sme si vysvetlili v prípade tried Property, PropertyPattern a Pattern.</text:span></text:h>
      <text:h text:style-name="P89" text:outline-level="10"><text:span text:style-name="T50">Informácia modelovaná Konkrétnym Syntaxom je dodstupná iba počas kompilácie prekladača a neovplyvňuje sémantickú vrstvu jazyka. Pre </text:span><text:span text:style-name="T51">problém</text:span><text:span text:style-name="T50"> </text:span><text:span text:style-name="T51">a</text:span><text:span text:style-name="T50">utomatizovania zvýrazňovania syntaxe </text:span><text:span text:style-name="T51">je </text:span><text:span text:style-name="T50">táto </text:span><text:span text:style-name="T51">informácia kľúčová. V syntetickej časti tejto práce budeme diskutovať aké informáie v modeli Konktrétneho Syntaxu môžeme nájsť a akými metódami môžeme tieto informácie analyzovať</text:span><text:span text:style-name="T50">. </text:span></text:h>
      <text:h text:style-name="P85" text:outline-level="10"/>
      <text:list xml:id="list769352654" text:continue-numbering="true" text:style-name="WW8Num7">
        <text:list-item>
          <text:p text:style-name="Nadpis_20_Kapitoly"><text:bookmark-end text:name="_Ref101952784"/><text:bookmark-end text:name="_Ref101960788"/><text:bookmark-start text:name="__RefHeading__4010_416150259"/>Syntetická časť<text:bookmark-end text:name="__RefHeading__4010_416150259"/></text:p>
        </text:list-item>
      </text:list>
      <text:p text:style-name="P16">Jadrom ďalších kapitol je analýza a syntéza vedúca k riešeniu problému.</text:p>
      <text:list xml:id="list61919434" text:continue-numbering="true" text:style-name="WW8Num7">
        <text:list-item>
          <text:list>
            <text:list-item>
              <text:p text:style-name="P134"><text:bookmark-start text:name="__RefHeading__4012_416150259"/>Model generátora zvýrazňovania syntaxe<text:bookmark-end text:name="__RefHeading__4012_416150259"/></text:p>
            </text:list-item>
          </text:list>
        </text:list-item>
      </text:list>
      <text:p text:style-name="Normalny_20_text_20_DP">V tejto kapitole sa chcem venovať hlavne štruktúre dát, s ktorými náš nástroj Syntaxer pracuje.</text:p>
      <text:list xml:id="list1905528435" text:continue-numbering="true" text:style-name="WW8Num7">
        <text:list-item>
          <text:list>
            <text:list-item>
              <text:list>
                <text:list-item>
                  <text:p text:style-name="P152"><text:bookmark-start text:name="__RefHeading__4014_416150259"/>Elementy gramatiky<text:bookmark-end text:name="__RefHeading__4014_416150259"/></text:p>
                </text:list-item>
              </text:list>
            </text:list-item>
          </text:list>
        </text:list-item>
      </text:list>
      <text:p text:style-name="Normalny_20_text_20_DP">Popíšme teda elementy gramatiky, ktoré sú z pohľadu zvýrazňovanie syntaxe zaujímavé:</text:p>
      <text:list xml:id="list3709860256408384036" text:style-name="LS1">
        <text:list-item>
          <text:p text:style-name="P84">Kľúčové slová</text:p>
        </text:list-item>
        <text:list-item>
          <text:p text:style-name="P84">Čislice, reťazce a iné konštantné hodnoty</text:p>
        </text:list-item>
        <text:list-item>
          <text:p text:style-name="P84">Operátori a výrazy</text:p>
        </text:list-item>
        <text:list-item>
          <text:p text:style-name="P84">Komentáre</text:p>
        </text:list-item>
        <text:list-item>
          <text:p text:style-name="P84">Deklarácie, referencie a volania premenných a funkcií</text:p>
        </text:list-item>
        <text:list-item>
          <text:p text:style-name="P84">Makrá a iné špeciálne konštrukty jazyka</text:p>
        </text:list-item>
      </text:list>
      <text:p text:style-name="Normalny_20_text_20_DP">Z definície gramatiky nie je problém vygenerovať parser, ktorý dokáže rozoznať jednotlivé koncepty gramatiky a vytvoriť príslušnú štruktúrovanú reprezentáciu programu, zatiaľ čo sa ľahko spamätá aj z chýb v programe.</text:p>
      <text:p text:style-name="Normalny_20_text_20_DP">Vyextrahovať však zo špecifikácie gramatiky hore spomenuté elementy gramatiky však nie je triviálna úloha. Špecifikácia gramatiky totiž nemodeluje jednotlivé elementy gramatiky tak ako ich modelujú cieľové editori a ich konfiguračné súbori.</text:p>
      <text:list xml:id="list1070305470" text:continue-list="list1905528435" text:style-name="WW8Num7">
        <text:list-item>
          <text:list>
            <text:list-item>
              <text:list>
                <text:list-item>
                  <text:h text:style-name="P156" text:outline-level="10"><text:bookmark-start text:name="__RefHeading__13146_416150259"/>Regulárne výrazy v nástroji YajCo<text:bookmark-end text:name="__RefHeading__13146_416150259"/></text:h>
                </text:list-item>
              </text:list>
            </text:list-item>
          </text:list>
        </text:list-item>
      </text:list>
      <text:p text:style-name="Normalny_20_text_20_DP">V prípade nástroja YajCo je situácia ešte o čosi komplikovanejšia, všetky lexikálne jednotky jazyka sú definované pomocou regulárnych výrazov. <text:span text:style-name="T65">Nemáme teda vždy k dispozícii samotný reťazec symbolu, ale prepisovacie pravidlo podľa ktorého môžeme generovať všetky </text:span><text:span text:style-name="T67">možné reťazce vyhovujúce predpisu. Regulárny výraz môže generovať nekonečnú množinu slov, preto nemôžeme generovať túto množinu aby sme ju analyzovali priamo. Musíme dedikovať analytickú metódu, ktorá nám umožní dopytovať sa na vnútornú štruktúru regulárneho výrazu</text:span>.</text:p>
      <text:p text:style-name="Normalny_20_text_20_DP"><text:soft-page-break/><text:span text:style-name="T9">Príklad:</text:span><text:span text:style-name="T67"> Vo väčšine jazykov nachádzame kľúčové slová, ktoré sú tvorené jediným slovom bez nealfabetických znakov. </text:span><text:span text:style-name="T68">Pri rozpoznávaní kľúčových slov v gramatike by sme sa dopytovali na nasledovnú informáciu: Sú</text:span><text:span text:style-name="T67"> všetky slová generované </text:span><text:span text:style-name="T68">predpisom zložené z písmen abecedy (a znakov _ a *, vid. </text:span><text:span text:style-name="T40"><text:bookmark-ref text:reference-format="text" text:ref-name="__RefNumPara__12117_416150259">Analýza skutočných jazykov</text:bookmark-ref></text:span><text:span text:style-name="T40">)</text:span></text:p>
      <text:h text:style-name="P126" text:outline-level="10"><text:span text:style-name="T68">Dopytovací systém vhodný pre naše potreby môžeme založiť na teorií stavových automatov a budeme o ňom diskutovať v tejto práci. Implementácia takéhoto systému je však mimo rozsah zadania práce.</text:span><text:span text:style-name="T66"> Zároveň by sa jednalo o veľmi silný nástroj a preto verím, že nadväzujúce práce by sa mohli venovať práve tomuto zaujímavému problému.</text:span></text:h>
      <text:list xml:id="list402782208" text:continue-numbering="true" text:style-name="WW8Num7">
        <text:list-item>
          <text:list>
            <text:list-item>
              <text:p text:style-name="P136"><text:bookmark-start text:name="__RefHeading__13319_416150259"/>Implementácia generatora syntaxe<text:bookmark-end text:name="__RefHeading__13319_416150259"/></text:p>
            </text:list-item>
          </text:list>
        </text:list-item>
      </text:list>
      <text:p text:style-name="Normalny_20_text_20_DP">Nástroj YajCo je modulárny a umožnuje pridávať nové backendy, generátor zvýrazňovania syntaxe je implementovaný ako takýto plugin. Je spúšťaný procesorom anotácií pri kompilácii zdrojových kódov cieľového jazyka.</text:p>
      <text:p text:style-name="Normalny_20_text_20_DP"><text:span text:style-name="T69">R</text:span>ozoberieme si podrobne architektúru <text:span text:style-name="T32">nástroja Syntaxer,</text:span><text:span text:style-name="T69"> akým spôsobom ho umožňujeme používať spoločne s ľubovoľným jazykom a</text:span><text:span text:style-name="T70"> kľáciiúčové faktori, ktoré viedli ku konečnej implementácii. Boli sme totiž viazaný API kontraktom nástroja YajCo a ten je zasviazaný na kontrakt Java API pre spracovanie anntácií.</text:span></text:p>
      <text:list xml:id="list290983700" text:continue-numbering="true" text:style-name="WW8Num7">
        <text:list-item>
          <text:list>
            <text:list-item>
              <text:list>
                <text:list-item>
                  <text:p text:style-name="P152"><text:bookmark-start text:name="__RefHeading__13321_416150259"/>Vstupn<text:span text:style-name="T112">ý</text:span> bod<text:bookmark-end text:name="__RefHeading__13321_416150259"/></text:p>
                </text:list-item>
              </text:list>
            </text:list-item>
          </text:list>
        </text:list-item>
      </text:list>
      <text:p text:style-name="Normalny_20_text_20_DP">Vstupným bodom nástroja Syntaxer je trieda HighlightingGenerator. Táto trieda je pomerne jednoduchá a rozkladá svoj<text:span text:style-name="T70">e</text:span> zodpovednosti medzi viaceré <text:span text:style-name="T70">členské triedy</text:span>, ktoré si rozoberieme v ďalšom odseku.</text:p>
      <text:p text:style-name="Normalny_20_text_20_DP">HighlightingGenerator inštanciuje všetky komponenty potrebné k analýze gramatiky: Analyzátor gramatiky, model jazyka a ich prepojenie a tiež backend. <text:span text:style-name="T71">Backend sa skladá z dvoch častí: prvá komponenta sú editoru špecifické pravidlá post-precesovania modelu zvýrazňovania, druhá je na editore nezávyslá a stará sa o vyhodnotenie predlohy konfiguračného súboru na základe post-processovaného modelu a persistenciu výsledného prúdu.</text:span></text:p>
      <text:p text:style-name="Normalny_20_text_20_DP">Pri invokácii dostane HighlightingGenerátor ako parameter model jazyka zostavený nástrojom YajCo, ktorého topológiu sme diskutovali v analytickej časti práce.</text:p>
      <text:p text:style-name="P38"/>
      <text:p text:style-name="P38"/>
      <text:list xml:id="list1556343944" text:continue-numbering="true" text:style-name="WW8Num7">
        <text:list-item>
          <text:list>
            <text:list-item>
              <text:list>
                <text:list-item>
                  <text:list>
                    <text:list-item>
                      <text:h text:style-name="P152" text:outline-level="10"><text:bookmark-start text:name="__RefHeading__13323_416150259"/><text:soft-page-break/>Diskusia o zlepšení HighlightingGenerátora<text:bookmark-end text:name="__RefHeading__13323_416150259"/></text:h>
                    </text:list-item>
                  </text:list>
                </text:list-item>
              </text:list>
            </text:list-item>
          </text:list>
        </text:list-item>
      </text:list>
      <text:p text:style-name="Normalny_20_text_20_DP">Syntaxer nemá žiadne ďalšie pohyblivé časti, celá logika je teda pevne zadefinovaná <text:span text:style-name="T70">v zdrojovom kóde </text:span><text:span text:style-name="T71">a HighlightingGenerátor je zodpovedným za inicializáciu programu</text:span>. <text:span text:style-name="T70">Na druhej strane, topológia kódu a </text:span><text:span text:style-name="T71">zvolené návrhové vzori boli vybrané tak, aby každá časť bola nahraditeľná bez zásahu do ostatných častí.</text:span></text:p>
      <text:p text:style-name="Normalny_20_text_20_DP"><text:span text:style-name="T71">HighlightingGenerátor </text:span><text:span text:style-name="T72">je jediný obmedzujúci faktor modularity nástroja Syntaxer. Zavedením Injektáže Závislosťí (ang. Depencency Injection, ďalej len DI) by zjednodušila znovupoužiteľnosť a rozšíriteľnosť nástroja YajCo. Konfigurácia Syntaxera by sa v takom prípade mohla nachádzať mimo zdrojových kódov.</text:span></text:p>
      <text:p text:style-name="Normalny_20_text_20_DP"><text:span text:style-name="T72">DI sme nepoužili, pretože nástroj YajCo, ktorý je naším framework API, žiaden DI framework nevyužíva. Výberom a testovaním </text:span><text:span text:style-name="T73">DI frameworku v čase spracovania anotáci</text:span><text:span text:style-name="T35">í (v čase kompiláie cieľového jazyka) by nepomohlo dosiahnúť ieľ tejto práce.</text:span></text:p>
      <text:list xml:id="list1245548465" text:continue-numbering="true" text:style-name="WW8Num7">
        <text:list-item>
          <text:list>
            <text:list-item>
              <text:list>
                <text:list-item>
                  <text:p text:style-name="P152"><text:bookmark-start text:name="__RefHeading__13325_416150259"/>LanguageVisitor, LanaguageAcceptor a SimpleModel<text:bookmark-end text:name="__RefHeading__13325_416150259"/></text:p>
                </text:list-item>
              </text:list>
            </text:list-item>
          </text:list>
        </text:list-item>
      </text:list>
      <text:p text:style-name="Normalny_20_text_20_DP">Model jazyka nástroja YajCo je stromová štruktúra. Problémy reprezentované stromovou štruktúrou</text:p>
      <text:p text:style-name="Normalny_20_text_20_DP">LanguageVisitor má za úlohu analyzovať gramatiku a rozpoznať niektoré koncepty podľa zadefinovaných pravidiel. Napríklad ak sa Token začína na písmeno, tak ho považuje zakľúčové slovo. Pravidlá analýzy syntaxe si rozoberieme v kapitole 3.3.</text:p>
      <text:list xml:id="list1597947267" text:continue-numbering="true" text:style-name="WW8Num7">
        <text:list-item>
          <text:list>
            <text:list-item>
              <text:list>
                <text:list-item>
                  <text:p text:style-name="P152"><text:bookmark-start text:name="__RefHeading__13327_416150259"/>Generátor syntaxe, VelocityBackend a EditorStrategy<text:bookmark-end text:name="__RefHeading__13327_416150259"/></text:p>
                </text:list-item>
              </text:list>
            </text:list-item>
          </text:list>
        </text:list-item>
      </text:list>
      <text:p text:style-name="P35">Posledným článkom pri generovaní syntaxe je z rozanalyzovaný model jazyka vytvoriť výslednú definíciu zvýrazňovania syntaxe. Túto úlohu vykonáva trieda VelocityBackend. Jediná metóda write() berie ako parameter naplnený model jazyka, tento predá template processoru Velocity, ten naplní preddefinovanú šablónu udajmi z rozanalyzovaného modelu a VelocityBackend zabezpečí spoľahlivý zápis na disk, alebo inú formu výstupu (napríklad výpísa<text:span text:style-name="T112">ni</text:span>e nespracované výsledky analýzy.)</text:p>
      <text:p text:style-name="P36"/>
      <text:list xml:id="list782583917" text:continue-numbering="true" text:style-name="WW8Num7">
        <text:list-item>
          <text:list>
            <text:list-item>
              <text:h text:style-name="P148" text:outline-level="10"><text:bookmark-start text:name="__RefHeading__13329_416150259"/><text:soft-page-break/>Pravidlá analýzy syntaxe<text:bookmark-end text:name="__RefHeading__13329_416150259"/></text:h>
            </text:list-item>
          </text:list>
        </text:list-item>
      </text:list>
      <text:p text:style-name="Normalny_20_text_20_DP">Rozoberme si jednotlivé pravidlá zakódované do nástroja Syntaxer. <text:span text:style-name="T74">Je nutné si uvedomiť, že pravidlá ktoré nasledujú, nie sú všeobecne platné pre všetky jazyky, ktoré môžeme uvažovať.</text:span></text:p>
      <text:list xml:id="list1379386675" text:continue-numbering="true" text:style-name="WW8Num7">
        <text:list-item>
          <text:list>
            <text:list-item>
              <text:list>
                <text:list-item>
                  <text:p text:style-name="P152"><text:bookmark-start text:name="__RefHeading__13331_416150259"/>Kľúčové slová<text:bookmark-end text:name="__RefHeading__13331_416150259"/></text:p>
                </text:list-item>
              </text:list>
            </text:list-item>
          </text:list>
        </text:list-item>
      </text:list>
      <text:p text:style-name="Normalny_20_text_20_DP"><text:span text:style-name="T74">V analytickej časti tejto práce sme si u</text:span><text:span text:style-name="T75">ž v skratke o rozpoznávaní kľúčových slov hovorili. V Apendixe A nájdeme tabuľky kľúčových slov vybraných jaykov. </text:span><text:span text:style-name="T76">Z uvedených tabuliek </text:span><text:span text:style-name="T77">si môžeme všimnúť hneď niekoľko vlastností:</text:span></text:p>
      <text:list xml:id="list4141001951838170915" text:style-name="L3">
        <text:list-item>
          <text:p text:style-name="P90"><text:span text:style-name="T78">Všetky kľúčové slová sa skladajú z veľkých a malých znakov abecedy, podtrhovníka </text:span><text:span text:style-name="T10">_</text:span><text:span text:style-name="T78"> a v niektorých jazykoch z </text:span><text:span text:style-name="T20">ďalších znakov</text:span><text:span text:style-name="T20"><text:note text:id="ftn3" text:note-class="footnote"><text:note-citation>3</text:note-citation><text:note-body><text:p text:style-name="Normalny_20_text_20_DP"><text:span text:style-name="T78">Spomeňme, že v niektorých jazykoch ako je Haskell je pojem kľúčového slova trochu širší a kľúčové slovo môže obsahovať akýkoľvek znak. Podobne je to aj s jazykom Ruby, kde kľúčové slová sú v skutočnosti len volania funkcii so špeciálnym syntaxom, takže kľúčové slová sa riadia rovnakými pravidlami ako identifikátori jazyka Ruby a môžu ako posledný znak obsahovať otáznik </text:span><text:span text:style-name="T10">?</text:span><text:span text:style-name="T78"> Alebo výkričník </text:span><text:span text:style-name="T10">!</text:span><text:span text:style-name="T20">. </text:span><text:span text:style-name="T21">Ďalej jazyk PHP definuje exit() a echo() so zátvorkou a variabilným počtom medzier pred a medzi zátvorkami.</text:span></text:p></text:note-body></text:note></text:span></text:p>
        </text:list-item>
        <text:list-item>
          <text:p text:style-name="P90">Veľké a malé písmená sa nemiešajú</text:p>
        </text:list-item>
        <text:list-item>
          <text:p text:style-name="P91">Kľúčové slová nie sú dynamické, takže poznáme ich presný reťazec</text:p>
        </text:list-item>
      </text:list>
      <text:p text:style-name="Normalny_20_text_20_DP">V implementácii sme sa rozhodli sme sa rozhodli využiť fakty 1. a 3. Fakt 2. je viac menej náhoda, aj keď v našej vzorke prominentná.</text:p>
      <text:p text:style-name="Normalny_20_text_20_DP">Takto môžeme vysloviť nasledujúce tvrdenie o regulárnom výraze slova, ktoré predstavuje v jazyku kľúčové slovo:</text:p>
      <text:p text:style-name="Normalny_20_text_20_DP">Ak regulárny výraz popisuje kúčové slovo, pravdepodobne neobsahuje žiadne špeciálne znaky, čísla, kvantifikátori a iné operátori, okrem podtrhovníka.</text:p>
      <text:list xml:id="list1746090168" text:continue-list="list1379386675" text:style-name="WW8Num7">
        <text:list-item>
          <text:list>
            <text:list-item>
              <text:list>
                <text:list-item>
                  <text:p text:style-name="P152"><text:bookmark-start text:name="__RefHeading__13333_416150259"/><text:soft-page-break/>Konštantné hodnoty<text:bookmark-end text:name="__RefHeading__13333_416150259"/></text:p>
                </text:list-item>
              </text:list>
            </text:list-item>
          </text:list>
        </text:list-item>
      </text:list>
      <text:p text:style-name="Normalny_20_text_20_DP"><text:span text:style-name="T78">Nástroj YajCo má zabudované rozpoznávanie konštánt niektorých typov ako sú čísla a reťazce.</text:span><text:span text:style-name="T80"> Jedná sa o pravidlá natvrdo zabudované do kódu na úrovni lexera. Keďže lexer a jeho API je závyslé na tom, ktorý backend YajCa použijeme ako generátor kódu, nemôžeme ovplyvniť ako sú pravidlá implementované pre moduli JavaCC a Beaver z jedného miesta.</text:span></text:p>
      <text:p text:style-name="Normalny_20_text_20_DP"><text:span text:style-name="T81">Reťazce teda musia nasledovať podobné pravidlá ako v jazyku Java. Čisla majú však ďalšie nezdokumentované obmedzenie, musia byť v decimálnom zápise. Podľa našich testov, parser vygenerovaný nástrojom YajCo nerozonáva osmičkový a hexadecimálny zápis, ani sufixi určujúce typ konštanty</text:span><text:span text:style-name="T81"><text:note text:id="ftn4" text:note-class="footnote"><text:note-citation>4</text:note-citation><text:note-body><text:p text:style-name="Normalny_20_text_20_DP"><text:span text:style-name="T81">V jazykoch C a Java hodnotu 1 typu long zapisujeme pomocou sufixu: </text:span><text:span text:style-name="T130">1L</text:span></text:p></text:note-body></text:note></text:span><text:span text:style-name="T81">.</text:span></text:p>
      <text:list xml:id="list313808186" text:continue-numbering="true" text:style-name="WW8Num7">
        <text:list-item>
          <text:list>
            <text:list-item>
              <text:list>
                <text:list-item>
                  <text:p text:style-name="P152"><text:bookmark-start text:name="__RefHeading__13335_416150259"/><text:span text:style-name="T79">O</text:span>perátori a výrazy<text:bookmark-end text:name="__RefHeading__13335_416150259"/></text:p>
                </text:list-item>
              </text:list>
            </text:list-item>
          </text:list>
        </text:list-item>
      </text:list>
      <text:p text:style-name="Normalny_20_text_20_DP"><text:span text:style-name="T81">Pri rozpoznávaní operátorov sme </text:span><text:span text:style-name="T82">využili centrálnu myšlienku API nástroja YajCo a tou sú koncepty. Ako sme </text:span><text:span text:style-name="T83">si </text:span><text:span text:style-name="T84">spomínali </text:span><text:span text:style-name="T85">pre každú triedu v popise gramatiky vytvorená jedna inštancia triedy Concept.</text:span><text:span text:style-name="T84"> </text:span><text:span text:style-name="T85">Objekty triedy </text:span><text:span text:style-name="T84">Concept </text:span><text:span text:style-name="T85">majú zoznam predprogramovaných konceptových vzorov, ktoré sa na daný Concept vzťahujú. Conceptové vzori do koncpetu pripáme jednou z nasledovných anotácií:</text:span></text:p>
      <text:list xml:id="list19120129938144298" text:style-name="L4">
        <text:list-item>
          <text:p text:style-name="P92">Operátor</text:p>
        </text:list-item>
        <text:list-item>
          <text:p text:style-name="P92">Enum</text:p>
        </text:list-item>
        <text:list-item>
          <text:p text:style-name="P92">Parenthesses</text:p>
        </text:list-item>
      </text:list>
      <text:p text:style-name="Normalny_20_text_20_DP">LanguageVisitor drží stav pre každý objekt triedy Concept, ktorý navštívil a pri rozpoznávaní jednotlivých tokenov, aplikuje rozličné pravidlá, podľa toho, či sa jedná o operátor alebo nie.</text:p>
      <text:p text:style-name="Normalny_20_text_20_DP">Ak sa jedná o operátor, ignorujeme potencionálne kľúčové slová a každý neprázdny operátor pridáme do zoznamu operátorov.</text:p>
      <text:p text:style-name="Normalny_20_text_20_DP">Výrazy sa skladajú z členov (konštanty, premenné) a operátorov, preto sú impicitne implicitne pokryté z veľkej časti aj výrazy.</text:p>
      <text:list xml:id="list1214603565" text:continue-list="list313808186" text:style-name="WW8Num7">
        <text:list-item>
          <text:list>
            <text:list-item>
              <text:list>
                <text:list-item>
                  <text:p text:style-name="P152"><text:bookmark-start text:name="__RefHeading__13337_416150259"/><text:soft-page-break/>K<text:span text:style-name="T79">oment</text:span>ár<text:span text:style-name="T79">e a biele znaky</text:span><text:bookmark-end text:name="__RefHeading__13337_416150259"/></text:p>
                </text:list-item>
              </text:list>
            </text:list-item>
          </text:list>
        </text:list-item>
      </text:list>
      <text:p text:style-name="Normalny_20_text_20_DP">Toto pravidlo sa aplikuje iba na zoznam anotácií @SkipDef. <text:span text:style-name="T129">Ak slovo bude akceptované regulárnym výrazom z niektorej anotácie @SkipDef, bude brané ako biely znak.</text:span></text:p>
      <text:list xml:id="list101961467" text:continue-numbering="true" text:style-name="WW8Num7">
        <text:list-item>
          <text:list>
            <text:list-item>
              <text:p text:style-name="P140"><text:bookmark-start text:name="__RefHeading__13339_416150259"/>Analýza regulárnych výrazov<text:bookmark-end text:name="__RefHeading__13339_416150259"/></text:p>
            </text:list-item>
          </text:list>
        </text:list-item>
      </text:list>
      <text:p text:style-name="Normalny_20_text_20_DP"><text:span text:style-name="T86">Systém pre kategorizáciu tokenov použitý v implementácii nástroja Syntaxer je veľmi obmedzený. Ignoruje fakt, že terminálne symboli sú definované ako regulárne výrazy a nemáme priamy prístup </text:span><text:span text:style-name="T77">k </text:span><text:span text:style-name="T86">reťazcom ktoré generujú.</text:span></text:p>
      <text:p text:style-name="Normalny_20_text_20_DP"><text:span text:style-name="T86">Hľadali sme spôsob, akým by sme sa mohli dopytovať na kľúčové vlastnosti generovaných jazykov, ktoré sú typické pre rozličné elementy gramatiky z vybraných jazykov. Príkladom takéhoto dopytu môže byť ekvivalencia regulárnych výrazov </text:span><text:span text:style-name="T87">alebo vyhodnotenie množiny všetkých možných znakov na n-tom mieste vo všetkých slovách v jazyku.</text:span></text:p>
      <text:p text:style-name="Normalny_20_text_20_DP"><text:span text:style-name="T88">Aby sme mohli riešiť dopyty nad regulárnym výrazom, musíme</text:span><text:span text:style-name="T87"> </text:span><text:span text:style-name="T88">ho preložiť do chodnej formy. Z regulárneho výrazu môžeme </text:span><text:span text:style-name="T89">parsovaním vytvoriť strom </text:span><text:span text:style-name="T90">prepisovacích </text:span><text:span text:style-name="T77">vnorených </text:span><text:span text:style-name="T89">pravidiel, </text:span><text:span text:style-name="T90">ktorého listy sú znaky abecedy</text:span><text:span text:style-name="T89">.</text:span></text:p>
      <text:p text:style-name="Normalny_20_text_20_DP">Takýto strom môžeme zostaviť pomocou 3 typov uzlov: Sekvencia, Alternatíva a Kvantifikácia. </text:p>
      <text:list xml:id="list673856764" text:continue-numbering="true" text:style-name="WW8Num7">
        <text:list-item>
          <text:list>
            <text:list-item>
              <text:list>
                <text:list-item>
                  <text:p text:style-name="P152"><text:bookmark-start text:name="__RefHeading__13341_416150259"/><text:span text:style-name="T91">Nedeterministický </text:span><text:span text:style-name="T92">K</text:span><text:span text:style-name="T91">onečný </text:span><text:span text:style-name="T92">A</text:span><text:span text:style-name="T91">utomat</text:span><text:bookmark-end text:name="__RefHeading__13341_416150259"/></text:p>
                </text:list-item>
              </text:list>
            </text:list-item>
          </text:list>
        </text:list-item>
      </text:list>
      <text:p text:style-name="Normalny_20_text_20_DP"><text:span text:style-name="T91">Niektoré </text:span><text:span text:style-name="T93">dotazy sú riešitené na parse strome regulárneho výrazu, existuje však ekvivalentná reprezentácia, ktorá nám umožnuje riešiť viac úloh. Je ňou Nedeterministický </text:span><text:span text:style-name="T92">Konečný Automat (ďalej len NKA).</text:span></text:p>
      <text:p text:style-name="Normalny_20_text_20_DP"><text:span text:style-name="T11">Príklad:</text:span><text:span text:style-name="T92"> Pomocou parse stromu regulárneho výrazu môžeme zistiť, ktoré znaky sa nachádzajú na prvom mieste v generovaných slovách. Ak problém zovšeobecníme na n-tý znak v generovaných slovách, s </text:span><text:span text:style-name="T94">touto reprezentáciou sa vnorené opakovania sa stanú zložitým implementačným problémom</text:span><text:span text:style-name="T92">.</text:span></text:p>
      <text:p text:style-name="Normalny_20_text_20_DP"><text:span text:style-name="T92">Transformácia </text:span><text:span text:style-name="T94">regulárneho výrazu na NKA sa riadi niekoľkými pravidlami:</text:span></text:p>
      <text:list xml:id="list538139911786164636" text:style-name="L5">
        <text:list-item>
          <text:p text:style-name="P93">Každý list t.j. Znak abecedy sa stane hranou NKA</text:p>
        </text:list-item>
        <text:list-item>
          <text:p text:style-name="P93"><text:span text:style-name="T94">Každý nelistový uzol bude transformovaný na diskrétny fragment NKA </text:span><text:span text:style-name="T95">s jedným vstupným stavom a jedným konečným stavom</text:span></text:p>
        </text:list-item>
        <text:list-item>
          <text:p text:style-name="P93"><text:soft-page-break/>Žiadna hrana nesmie z vonku fragmentu nesmie vstupovat do iného ako vstupného stavu.</text:p>
        </text:list-item>
        <text:list-item>
          <text:p text:style-name="P93">Žiadna hrana z vnútra fragmentu nesmie opúšťať fragment, okrem hrán konecného stavu.</text:p>
        </text:list-item>
      </text:list>
      <text:p text:style-name="Normalny_20_text_20_DP">Traverziou stromu môžeme vybudovať a správne vnoriť každý fragment v post-order poradí. Zadefinujme špecialny typ NKA, ktorý budeme vytvárať.</text:p>
      <text:p text:style-name="Normalny_20_text_20_DP"><text:span text:style-name="T12">Definícia</text:span><text:span text:style-name="T95">: </text:span><text:span text:style-name="T96">Nedeterministický konečný automat s </text:span><text:span text:style-name="T97">ε-prechodmi</text:span><text:span text:style-name="T96"> je pätica </text:span></text:p>
      <text:p text:style-name="P5"><text:span text:style-name="T13">A</text:span><text:span text:style-name="T96"> = (</text:span><text:span text:style-name="T13">K</text:span><text:span text:style-name="T96">, </text:span><text:span text:style-name="T13">Σ</text:span><text:span text:style-name="T96">, </text:span><text:span text:style-name="T13">δ</text:span><text:span text:style-name="T96">, </text:span><text:span text:style-name="T13">q</text:span><text:span text:style-name="T27">0</text:span><text:span text:style-name="T96"> , </text:span><text:span text:style-name="T13">F</text:span><text:span text:style-name="T96">)<text:tab/>kde</text:span></text:p>
      <text:list xml:id="list4131273150371991220" text:style-name="L6">
        <text:list-item>
          <text:p text:style-name="P94">K je konečná množina stavov</text:p>
        </text:list-item>
        <text:list-item>
          <text:p text:style-name="P94">Σ je konečná vstupná abeceda</text:p>
        </text:list-item>
        <text:list-item>
          <text:p text:style-name="P94"><text:span text:style-name="T96">q</text:span><text:span text:style-name="T28">0</text:span><text:span text:style-name="T96"> ∈ K je začiatočný stav</text:span></text:p>
        </text:list-item>
        <text:list-item>
          <text:p text:style-name="P94">F ⊆ K je množina akceptačných (koncových) stavov</text:p>
        </text:list-item>
        <text:list-item>
          <text:p text:style-name="P94"><text:span text:style-name="T96">δ : K × Σ</text:span><text:span text:style-name="T29">ε</text:span><text:span text:style-name="T96"> → P(K) je prechodová funkcia</text:span></text:p>
        </text:list-item>
      </text:list>
      <text:p text:style-name="P5">a zároveň</text:p>
      <text:list xml:id="list5690177296382381241" text:style-name="L7">
        <text:list-item>
          <text:p text:style-name="P95"><text:span text:style-name="T97">ε </text:span><text:span text:style-name="T98">∉ K</text:span></text:p>
        </text:list-item>
        <text:list-item>
          <text:p text:style-name="P95"><text:span text:style-name="T98">Σ</text:span><text:span text:style-name="T99">ε</text:span><text:span text:style-name="T100"> = <text:s/>Σ ∪ {ε}</text:span></text:p>
        </text:list-item>
      </text:list>
      <text:list xml:id="list260593272" text:continue-list="list673856764" text:style-name="WW8Num7">
        <text:list-item>
          <text:list>
            <text:list-item>
              <text:list>
                <text:list-item>
                  <text:list>
                    <text:list-item>
                      <text:p text:style-name="P152"><text:bookmark-start text:name="__RefHeading__13343_416150259"/>Znak<text:bookmark-end text:name="__RefHeading__13343_416150259"/></text:p>
                    </text:list-item>
                  </text:list>
                </text:list-item>
              </text:list>
            </text:list-item>
          </text:list>
        </text:list-item>
      </text:list>
      <text:p text:style-name="Normalny_20_text_20_DP">Na pozícii listov stromu sa nachádzajú znaky. Tie budeme modelovať <text:span text:style-name="T113">a</text:span>ko primy prechod zo začiatočného stavu do konečného cez daný znak.</text:p>
      <text:list xml:id="list975540607" text:continue-numbering="true" text:style-name="WW8Num7">
        <text:list-item>
          <text:list>
            <text:list-item>
              <text:list>
                <text:list-item>
                  <text:list>
                    <text:list-item>
                      <text:p text:style-name="P152"><text:bookmark-start text:name="__RefHeading__13345_416150259"/>Sekvencia<text:bookmark-end text:name="__RefHeading__13345_416150259"/></text:p>
                    </text:list-item>
                  </text:list>
                </text:list-item>
              </text:list>
            </text:list-item>
          </text:list>
        </text:list-item>
      </text:list>
      <text:p text:style-name="Normalny_20_text_20_DP">Sekvencie je pomerne jednoduché namodelovať. Potomkov sekvencie prepojíme <text:s/>ε-prechodmi, v poradí - Konečný stav prvého potomka do začiatočného stavu nasledovného uzlu.</text:p>
      <text:list xml:id="list1054771568" text:continue-numbering="true" text:style-name="WW8Num7">
        <text:list-item>
          <text:list>
            <text:list-item>
              <text:list>
                <text:list-item>
                  <text:list>
                    <text:list-item>
                      <text:p text:style-name="P152"><text:bookmark-start text:name="__RefHeading__13347_416150259"/>Alternatívy<text:bookmark-end text:name="__RefHeading__13347_416150259"/></text:p>
                    </text:list-item>
                  </text:list>
                </text:list-item>
              </text:list>
            </text:list-item>
          </text:list>
        </text:list-item>
      </text:list>
      <text:p text:style-name="Normalny_20_text_20_DP">Fragmenty ε-NKA zostrojené z potomkov uzlu alternatívy zaradíme parallelne medzi začiatočný a konečný uzol ekvivalentného fragmentu NKA. <text:s/>ε-prechody sa budú spájať začiatočný stav fragmentu so začiatocnými stavmi potomkov a ich konečné stavy s konecným stavom fragmentu.</text:p>
      <text:list xml:id="list2118340805" text:continue-numbering="true" text:style-name="WW8Num7">
        <text:list-item>
          <text:list>
            <text:list-item>
              <text:list>
                <text:list-item>
                  <text:list>
                    <text:list-item>
                      <text:p text:style-name="P152"><text:bookmark-start text:name="__RefHeading__13349_416150259"/><text:soft-page-break/>Kvantifikácia<text:bookmark-end text:name="__RefHeading__13349_416150259"/></text:p>
                    </text:list-item>
                  </text:list>
                </text:list-item>
              </text:list>
            </text:list-item>
          </text:list>
        </text:list-item>
      </text:list>
      <text:p text:style-name="Normalny_20_text_20_DP">Kvantifikácia je odlišná od Sekvencie a Alternatívy tým, že má jediného potomka.</text:p>
      <text:p text:style-name="Normalny_20_text_20_DP">Pri tranformácii kvantifikátorov na ε-NKA musíme brať do úvahy o aký typ kvantifikácie sa jedná. V regulárnych výrazoch rozšíreného unixového typu nachádzame 4 rôzne zapisy kvantifikátorov, všetky vo forme postfix operátora<text:span text:style-name="T102">:</text:span></text:p>
      <text:list xml:id="list4522851290436163756" text:style-name="L8">
        <text:list-item>
          <text:p text:style-name="P96"><text:span text:style-name="T104">*</text:span><text:span text:style-name="T102"><text:tab/><text:tab/></text:span>prefix sa opakuje 0 a viackrát</text:p>
        </text:list-item>
        <text:list-item>
          <text:p text:style-name="P96"><text:span text:style-name="T104">+</text:span><text:span text:style-name="T102"><text:tab/><text:tab/></text:span>prefix sa opakuje aspoň raz</text:p>
        </text:list-item>
        <text:list-item>
          <text:p text:style-name="P96"><text:span text:style-name="T104">?</text:span><text:span text:style-name="T102"><text:tab/><text:tab/></text:span>prefix sa nachádza na danej pozícii raz alebo vôbec</text:p>
        </text:list-item>
        <text:list-item>
          <text:p text:style-name="P96"><text:span text:style-name="T104">{</text:span><text:span text:style-name="T105">n</text:span><text:span text:style-name="T104">,</text:span><text:span text:style-name="T105">m</text:span><text:span text:style-name="T104">}</text:span><text:span text:style-name="T102"><text:tab/><text:tab/></text:span>prefix sa opakuje minimálne n-krát a maximálne m-krát</text:p>
        </text:list-item>
      </text:list>
      <text:p text:style-name="Normalny_20_text_20_DP">Operátor {n, m} diskutovať nebudeme, pretože sa používa zriedkavo. Čitateľ sa nad jeho tranformaciou môže zamyslieť samostatne.</text:p>
      <text:p text:style-name="Normalny_20_text_20_DP">Vychádzame z toho, že začiatočné stavy a konečne stavy fragmentu a potomka sú prepojené ε-prechodmi. Ďalej nás budú zaujímať dve vlastnosti:</text:p>
      <text:list xml:id="list2713200859367003538" text:style-name="L9">
        <text:list-item>
          <text:p text:style-name="P97">Môže byť potomok vynechaný? (objavovať sa 0-krát)<text:line-break/>Ak áno, vložíme ε-prechod zo začiatočného do konečného stavu fragmentu</text:p>
        </text:list-item>
        <text:list-item>
          <text:p text:style-name="P97">Môže sa potomok objavovať viac ako raz?<text:line-break/>Ak áno, vložíme ε-prechod zo konečného do začiatočného stavu fragmentu</text:p>
        </text:list-item>
      </text:list>
      <text:p text:style-name="Normalny_20_text_20_DP">V tomto kroku si musíme uvedomiť, že so zavädením kvantifikácie do našeho modelu, vytvárame slučku skladajúcu sa z ε-prechodov. Prichádzame tak o jeden predpoklad, ktorý by sme mohi uvažovať, ak by sme v algebre regulárnych výrazov nemali kvantifikáciu. Algoritmy, ktoré budú pracovať nad ε-NKA, ako napríklad tranformácia na N<text:span text:style-name="T122">K</text:span>A, musia ošetriť tento okrajový prípad.</text:p>
      <text:list xml:id="list332293165" text:continue-list="list2118340805" text:style-name="WW8Num7">
        <text:list-item>
          <text:list>
            <text:list-item>
              <text:list>
                <text:list-item>
                  <text:list>
                    <text:list-item>
                      <text:p text:style-name="P136"><text:bookmark-start text:name="__RefHeading__13351_416150259"/><text:span text:style-name="T103">Transformácia </text:span><text:span text:style-name="T100">ε-</text:span><text:span text:style-name="T103">N</text:span><text:span text:style-name="T101">K</text:span><text:span text:style-name="T103">A na N</text:span><text:span text:style-name="T101">K</text:span><text:span text:style-name="T103">A</text:span><text:bookmark-end text:name="__RefHeading__13351_416150259"/></text:p>
                    </text:list-item>
                  </text:list>
                </text:list-item>
              </text:list>
            </text:list-item>
          </text:list>
        </text:list-item>
      </text:list>
      <text:p text:style-name="P26">Vytvorenie ε-NKA je medzikrok k vytvoreniu NKA. Reprezentujme NKA ako tabulku, ktorá modeluje prechody medzi stavmi.</text:p>
      <text:p text:style-name="Popis"/>
      <text:p text:style-name="P58">Tab. <text:sequence text:ref-name="refTab.2" text:name="Tab." text:formula="ooow:Tab.+1" style:num-format="1">3</text:sequence>: Tabuľka stavov ε<text:span text:style-name="T137">-</text:span>NKA</text:p>
      <table:table table:name="Table15" table:style-name="Table15">
        <table:table-column table:style-name="Table15.A" table:number-columns-repeated="2"/>
        <table:table-column table:style-name="Table15.C"/>
        <table:table-column table:style-name="Table15.A"/>
        <table:table-row table:style-name="Table15.1">
          <table:table-cell table:style-name="Table15.A1" office:value-type="string">
            <text:p text:style-name="P64">Stav</text:p>
          </table:table-cell>
          <table:table-cell table:style-name="Table15.B1" office:value-type="float" office:value="0">
            <text:p text:style-name="P64">0</text:p>
          </table:table-cell>
          <table:table-cell table:style-name="Table15.C1" office:value-type="float" office:value="1">
            <text:p text:style-name="P64">1</text:p>
          </table:table-cell>
          <table:table-cell table:style-name="Table15.D1" office:value-type="string">
            <text:p text:style-name="P64">ε</text:p>
          </table:table-cell>
        </table:table-row>
        <table:table-row table:style-name="Table15.1">
          <table:table-cell table:style-name="Table15.A2" office:value-type="string">
            <text:p text:style-name="P64">A</text:p>
          </table:table-cell>
          <table:table-cell table:style-name="Table15.B2" office:value-type="string">
            <text:p text:style-name="P64">B</text:p>
          </table:table-cell>
          <table:table-cell table:style-name="Table15.C2" office:value-type="string">
            <text:p text:style-name="P64">C</text:p>
          </table:table-cell>
          <table:table-cell table:style-name="Table15.D2" office:value-type="string">
            <text:p text:style-name="P64">∅</text:p>
          </table:table-cell>
        </table:table-row>
        <table:table-row table:style-name="Table15.1">
          <table:table-cell table:style-name="Table15.A6" office:value-type="string">
            <text:p text:style-name="P64">B</text:p>
          </table:table-cell>
          <table:table-cell table:style-name="Table15.B6" office:value-type="string">
            <text:p text:style-name="P64">∅</text:p>
          </table:table-cell>
          <table:table-cell table:style-name="Table15.C6" office:value-type="string">
            <text:p text:style-name="P64">C</text:p>
          </table:table-cell>
          <table:table-cell table:style-name="Table15.D6" office:value-type="string">
            <text:p text:style-name="P64">{D, E}</text:p>
          </table:table-cell>
        </table:table-row>
        <table:table-row table:style-name="Table15.1">
          <table:table-cell table:style-name="Table15.A6" office:value-type="string">
            <text:p text:style-name="P64">C</text:p>
          </table:table-cell>
          <table:table-cell table:style-name="Table15.B6" office:value-type="string">
            <text:p text:style-name="P64">A</text:p>
          </table:table-cell>
          <table:table-cell table:style-name="Table15.C6" office:value-type="string">
            <text:p text:style-name="P64">∅</text:p>
          </table:table-cell>
          <table:table-cell table:style-name="Table15.D6" office:value-type="string">
            <text:p text:style-name="P64">∅</text:p>
          </table:table-cell>
        </table:table-row>
        <table:table-row table:style-name="Table15.1">
          <table:table-cell table:style-name="Table15.A6" office:value-type="string">
            <text:p text:style-name="P64">D</text:p>
          </table:table-cell>
          <table:table-cell table:style-name="Table15.B6" office:value-type="string">
            <text:p text:style-name="P64">E</text:p>
          </table:table-cell>
          <table:table-cell table:style-name="Table15.C6" office:value-type="string">
            <text:p text:style-name="P64">F</text:p>
          </table:table-cell>
          <table:table-cell table:style-name="Table15.D6" office:value-type="string">
            <text:p text:style-name="P64">∅</text:p>
          </table:table-cell>
        </table:table-row>
        <table:table-row table:style-name="Table15.1">
          <table:table-cell table:style-name="Table15.A6" office:value-type="string">
            <text:p text:style-name="P64">E</text:p>
          </table:table-cell>
          <table:table-cell table:style-name="Table15.B6" office:value-type="string">
            <text:p text:style-name="P64">A</text:p>
          </table:table-cell>
          <table:table-cell table:style-name="Table15.C6" office:value-type="string">
            <text:p text:style-name="P64">∅</text:p>
          </table:table-cell>
          <table:table-cell table:style-name="Table15.D6" office:value-type="string">
            <text:p text:style-name="P64">∅</text:p>
          </table:table-cell>
        </table:table-row>
        <table:table-row table:style-name="Table15.1">
          <table:table-cell table:style-name="Table15.A7" office:value-type="string">
            <text:p text:style-name="P64">F</text:p>
          </table:table-cell>
          <table:table-cell table:style-name="Table15.B7" office:value-type="string">
            <text:p text:style-name="P64">B</text:p>
          </table:table-cell>
          <table:table-cell table:style-name="Table15.C7" office:value-type="string">
            <text:p text:style-name="P64">∅</text:p>
          </table:table-cell>
          <table:table-cell table:style-name="Table15.D7" office:value-type="string">
            <text:p text:style-name="P64">∅</text:p>
          </table:table-cell>
        </table:table-row>
      </table:table>
      <text:p text:style-name="P34">Cieľom je ostrániť stĺpec ε.</text:p>
      <text:p text:style-name="Normalny_20_text_20_DP"><text:span text:style-name="T8">Definicia:</text:span> Nech δ*(q<text:span text:style-name="T26">0</text:span>, w) je množina všetkých stavov, ktoré môžeme dosiahnúť zo stavu q<text:span text:style-name="T26">0</text:span> nasledovaním cesty w. <text:span text:style-name="T138">Tejto funkcii sa po anglicky hovorí „Closure function“.</text:span></text:p>
      <text:p text:style-name="P98">Príklad:</text:p>
      <text:list xml:id="list3789613067686148991" text:style-name="L10">
        <text:list-item>
          <text:p text:style-name="P99">δ*(A, ε) = {A}</text:p>
        </text:list-item>
        <text:list-item>
          <text:p text:style-name="P99">δ*(A, 0) = {B, D, E}</text:p>
        </text:list-item>
        <text:list-item>
          <text:p text:style-name="P99">δ*(A, 01) = {C, F}</text:p>
        </text:list-item>
      </text:list>
      <text:p text:style-name="Normalny_20_text_20_DP">Tabuľku NKA zostavíme dosadením stavu q a prechodu x do funkcie δ*(q, x):</text:p>
      <text:p text:style-name="P62"><text:span text:style-name="T136">Tab. </text:span><text:span text:style-name="T136"><text:sequence text:ref-name="refTab.3" text:name="Tab." text:formula="ooow:Tab.+1" style:num-format="1">4</text:sequence></text:span><text:span text:style-name="T136">: Tabuľková reprezentácia stavového automatu po prevedení do NKA formy</text:span></text:p>
      <table:table table:name="Table5" table:style-name="Table5">
        <table:table-column table:style-name="Table5.A"/>
        <table:table-column table:style-name="Table5.B" table:number-columns-repeated="2"/>
        <table:table-row table:style-name="Table5.1">
          <table:table-cell table:style-name="Table5.A1" office:value-type="string">
            <text:p text:style-name="P71">Stav</text:p>
          </table:table-cell>
          <table:table-cell table:style-name="Table5.B1" office:value-type="string">
            <text:p text:style-name="P69">0</text:p>
          </table:table-cell>
          <table:table-cell table:style-name="Table5.C1" office:value-type="string">
            <text:p text:style-name="P69">1</text:p>
          </table:table-cell>
        </table:table-row>
        <table:table-row table:style-name="Table5.1">
          <table:table-cell table:style-name="Table5.A2" office:value-type="string">
            <text:p text:style-name="P64">A</text:p>
          </table:table-cell>
          <table:table-cell table:style-name="Table5.B2" office:value-type="string">
            <text:p text:style-name="P64">{B, D, E}</text:p>
          </table:table-cell>
          <table:table-cell table:style-name="Table5.C2" office:value-type="string">
            <text:p text:style-name="P64">C</text:p>
          </table:table-cell>
        </table:table-row>
        <table:table-row table:style-name="Table5.1">
          <table:table-cell table:style-name="Table5.A3" office:value-type="string">
            <text:p text:style-name="P64">B</text:p>
          </table:table-cell>
          <table:table-cell table:style-name="Table5.B3" office:value-type="string">
            <text:p text:style-name="P64">∅</text:p>
          </table:table-cell>
          <table:table-cell table:style-name="Table5.C3" office:value-type="string">
            <text:p text:style-name="P64">C</text:p>
          </table:table-cell>
        </table:table-row>
        <table:table-row table:style-name="Table5.1">
          <table:table-cell table:style-name="Table5.A3" office:value-type="string">
            <text:p text:style-name="P64">C</text:p>
          </table:table-cell>
          <table:table-cell table:style-name="Table5.B3" office:value-type="string">
            <text:p text:style-name="P64">A</text:p>
          </table:table-cell>
          <table:table-cell table:style-name="Table5.C3" office:value-type="string">
            <text:p text:style-name="P64">∅</text:p>
          </table:table-cell>
        </table:table-row>
        <table:table-row table:style-name="Table5.1">
          <table:table-cell table:style-name="Table5.A3" office:value-type="string">
            <text:p text:style-name="P64">D</text:p>
          </table:table-cell>
          <table:table-cell table:style-name="Table5.B3" office:value-type="string">
            <text:p text:style-name="P64">E</text:p>
          </table:table-cell>
          <table:table-cell table:style-name="Table5.C3" office:value-type="string">
            <text:p text:style-name="P64">F</text:p>
          </table:table-cell>
        </table:table-row>
        <table:table-row table:style-name="Table5.1">
          <table:table-cell table:style-name="Table5.A3" office:value-type="string">
            <text:p text:style-name="P64">E</text:p>
          </table:table-cell>
          <table:table-cell table:style-name="Table5.B3" office:value-type="string">
            <text:p text:style-name="P64">A</text:p>
          </table:table-cell>
          <table:table-cell table:style-name="Table5.C3" office:value-type="string">
            <text:p text:style-name="P64">∅</text:p>
          </table:table-cell>
        </table:table-row>
        <table:table-row table:style-name="Table5.1">
          <table:table-cell table:style-name="Table5.A7" office:value-type="string">
            <text:p text:style-name="P64">F</text:p>
          </table:table-cell>
          <table:table-cell table:style-name="Table5.B7" office:value-type="string">
            <text:p text:style-name="P64">B</text:p>
          </table:table-cell>
          <table:table-cell table:style-name="Table5.C7" office:value-type="string">
            <text:p text:style-name="P64">∅</text:p>
          </table:table-cell>
        </table:table-row>
      </table:table>
      <text:p text:style-name="P63"/>
      <text:list xml:id="list1945781079" text:continue-list="list332293165" text:style-name="WW8Num7">
        <text:list-item>
          <text:list>
            <text:list-item>
              <text:list>
                <text:list-item>
                  <text:p text:style-name="P152"><text:bookmark-start text:name="__RefHeading__13353_416150259"/><text:soft-page-break/><text:span text:style-name="T107">D</text:span><text:span text:style-name="T91">eterministický </text:span><text:span text:style-name="T92">K</text:span><text:span text:style-name="T91">onečný </text:span><text:span text:style-name="T92">A</text:span><text:span text:style-name="T91">utomat</text:span><text:bookmark-end text:name="__RefHeading__13353_416150259"/></text:p>
                </text:list-item>
              </text:list>
            </text:list-item>
          </text:list>
        </text:list-item>
      </text:list>
      <text:p text:style-name="Normalny_20_text_20_DP">Prevodom na Deterministický Konečný Automat (ďalej len DKA) dostaneme k dispozícii možnosť testovať ekvivalenciu dvoch DKA a rôzne iné algoritmi vyvinuté nad DKA.</text:p>
      <text:p text:style-name="Normalny_20_text_20_DP">Prevod na DKA vychádza z ekvivalencie DKA a NKA. Začíname v začiatočnom stave NKA. Pre každý možný prechod v aktualnej kombinácii stavov môžeme použiť vytvoríme jeden prechod v DKA a cieľový stav bude reprezentovať kombináciu stavou, do ktorých sa simuláciou NKA dostaneme po čítaní daného znaku.</text:p>
      <text:p text:style-name="Normalny_20_text_20_DP">Toto vykonávame iteratívne, kým nevytvoríme tabuľku všetkých kombinácií stavov, do ktorých je možné sa dostať simuláciou NKA. Výsledná tabuľka je prekvapivo krátka:</text:p>
      <table:table table:name="Table4" table:style-name="Table4">
        <table:table-column table:style-name="Table4.A"/>
        <table:table-column table:style-name="Table4.B" table:number-columns-repeated="2"/>
        <table:table-row table:style-name="Table4.1">
          <table:table-cell table:style-name="Table4.A1" office:value-type="string">
            <text:p text:style-name="P70">Stav</text:p>
          </table:table-cell>
          <table:table-cell table:style-name="Table4.B1" office:value-type="string">
            <text:p text:style-name="P70">0</text:p>
          </table:table-cell>
          <table:table-cell table:style-name="Table4.C1" office:value-type="string">
            <text:p text:style-name="P70">1</text:p>
          </table:table-cell>
        </table:table-row>
        <table:table-row table:style-name="Table4.1">
          <table:table-cell table:style-name="Table4.A2" office:value-type="string">
            <text:p text:style-name="P65">A</text:p>
          </table:table-cell>
          <table:table-cell table:style-name="Table4.B2" office:value-type="string">
            <text:p text:style-name="P65">{B, D, E}</text:p>
          </table:table-cell>
          <table:table-cell table:style-name="Table4.C2" office:value-type="string">
            <text:p text:style-name="P65">C</text:p>
          </table:table-cell>
        </table:table-row>
        <table:table-row table:style-name="Table4.1">
          <table:table-cell table:style-name="Table4.A3" office:value-type="string">
            <text:p text:style-name="P65">B</text:p>
          </table:table-cell>
          <table:table-cell table:style-name="Table4.B3" office:value-type="string">
            <text:p text:style-name="P65">∅</text:p>
          </table:table-cell>
          <table:table-cell table:style-name="Table4.C3" office:value-type="string">
            <text:p text:style-name="P65">C</text:p>
          </table:table-cell>
        </table:table-row>
        <table:table-row table:style-name="Table4.1">
          <table:table-cell table:style-name="Table4.A3" office:value-type="string">
            <text:p text:style-name="P65">C</text:p>
          </table:table-cell>
          <table:table-cell table:style-name="Table4.B3" office:value-type="string">
            <text:p text:style-name="P65">A</text:p>
          </table:table-cell>
          <table:table-cell table:style-name="Table4.C3" office:value-type="string">
            <text:p text:style-name="P65">∅</text:p>
          </table:table-cell>
        </table:table-row>
        <table:table-row table:style-name="Table4.1">
          <table:table-cell table:style-name="Table4.A3" office:value-type="string">
            <text:p text:style-name="P65">D</text:p>
          </table:table-cell>
          <table:table-cell table:style-name="Table4.B3" office:value-type="string">
            <text:p text:style-name="P65">E</text:p>
          </table:table-cell>
          <table:table-cell table:style-name="Table4.C3" office:value-type="string">
            <text:p text:style-name="P65">F</text:p>
          </table:table-cell>
        </table:table-row>
        <table:table-row table:style-name="Table4.1">
          <table:table-cell table:style-name="Table4.A3" office:value-type="string">
            <text:p text:style-name="P65">E</text:p>
          </table:table-cell>
          <table:table-cell table:style-name="Table4.B3" office:value-type="string">
            <text:p text:style-name="P65">A</text:p>
          </table:table-cell>
          <table:table-cell table:style-name="Table4.C3" office:value-type="string">
            <text:p text:style-name="P65">∅</text:p>
          </table:table-cell>
        </table:table-row>
        <table:table-row table:style-name="Table4.1">
          <table:table-cell table:style-name="Table4.A7" office:value-type="string">
            <text:p text:style-name="P65">F</text:p>
          </table:table-cell>
          <table:table-cell table:style-name="Table4.B7" office:value-type="string">
            <text:p text:style-name="P65">B</text:p>
          </table:table-cell>
          <table:table-cell table:style-name="Table4.C7" office:value-type="string">
            <text:p text:style-name="P65">∅</text:p>
          </table:table-cell>
        </table:table-row>
      </table:table>
      <text:p text:style-name="P18">Jednou z výhod, tejto reprezentácie je, že DKA je možné upraviť a opätovne previesť na regulárny výraz. Tým by sa otvorila možnosť robiť okrem dopytov nad regulárnymi výrazmi aj transformácie a optimalizácie regulárnych výrazov.</text:p>
      <text:list xml:id="list1790312257" text:continue-numbering="true" text:style-name="WW8Num7">
        <text:list-item>
          <text:list>
            <text:list-item>
              <text:p text:style-name="P130">Vynecháné časti práce</text:p>
            </text:list-item>
          </text:list>
        </text:list-item>
      </text:list>
      <text:p text:style-name="P100">Niektoré plánované komponenty práce nakoniec neboli zahrnuté do imlementácie Syntaxera. Zosumarizujme si všetky vynechané časti práce a rozoberme dôvody, ktoré viedli k týmto rozhodnutiam. </text:p>
      <text:list xml:id="list1788484435" text:continue-numbering="true" text:style-name="WW8Num7">
        <text:list-item>
          <text:list>
            <text:list-item>
              <text:list>
                <text:list-item>
                  <text:p text:style-name="P154">Editor Notepad++</text:p>
                </text:list-item>
              </text:list>
            </text:list-item>
          </text:list>
        </text:list-item>
      </text:list>
      <text:p text:style-name="P100">Tento syntax zvýrazňujúci editor často nachádzame odištlovaný na windowsovských klientských strojoch. Bol to tiež jediný editor pre platformu Windows, ktorým sme sa plánovali zaoberať.</text:p>
      <text:p text:style-name="P19"><text:span text:style-name="T116">Rozbor konfiguračného formátu zvýrazňovania syntaxe Notepad++ bol zabrzdený slabou dokumentáciou tohto formátu. V nástroji nájde</text:span><text:span text:style-name="T117">m</text:span><text:span text:style-name="T116">e </text:span><text:span text:style-name="T117">grafické užívateľské rozhranie (ďalej len GUI) určené pre tvorbu nových a dialógy GUI sú jedinou dokumentáciou, ktorá nám bola k dispozícii prostredníctvom internetu.</text:span></text:p>
      <text:p text:style-name="P19"><text:span text:style-name="T116"><text:s/></text:span><text:span text:style-name="T117">B</text:span><text:span text:style-name="T116">oli </text:span><text:span text:style-name="T117">sme </text:span><text:span text:style-name="T116">nútený pokúsiť sa o reverzný inžiniering </text:span><text:span text:style-name="T117">výstupného </text:span><text:span text:style-name="T116">formátu </text:span><text:span text:style-name="T117">GUI rozhrania</text:span><text:span text:style-name="T116">. </text:span><text:span text:style-name="T117">Kedže to znamenalo, že nutnposť venovať viac času editoru Notepad++ ako ostatným editorom, Notepad++ sa prirodzene sa stal menej výhodným pre splnenie hlavného cieľa práce.</text:span></text:p>
      <text:list xml:id="list2112026602" text:continue-numbering="true" text:style-name="WW8Num7">
        <text:list-item>
          <text:list>
            <text:list-item>
              <text:list>
                <text:list-item>
                  <text:p text:style-name="P152"><text:span text:style-name="T116">Editor </text:span><text:span text:style-name="T117">CodeMirror</text:span></text:p>
                </text:list-item>
              </text:list>
            </text:list-item>
          </text:list>
        </text:list-item>
      </text:list>
      <text:p text:style-name="P101"><text:s/>Jedná sa o webový editor zdrojových kódov implementovaný v jazyku JavaScript. Editor CodeMirror alebo jeho zdrojové kódy si nasl uplatnenie v mnohých webovo orientovaných projektoch.</text:p>
      <text:p text:style-name="P19"><text:span text:style-name="T117">Konfigurácia tohto editoru sa nepodobá na žiaden iný editor, ktorému sme sa venovali vrámci práce. Zatiaľ čo ostatné editori</text:span><text:span text:style-name="T117"><text:note text:id="ftn5" text:note-class="footnote"><text:note-citation>5</text:note-citation><text:note-body><text:p text:style-name="P102">Tu nepočítame knižnicu Pygments pre jazyk Python. Pygments je konfigurovaný imperatívnym kódom napísanom v jazyku Python.</text:p></text:note-body></text:note></text:span><text:span text:style-name="T117"> používajú deklaratívny prístup, pre CodeMirror musíme napísať lexovaciu funkciu v JavaScripte.</text:span></text:p>
      <text:p text:style-name="P20"><text:span text:style-name="T14">Definícia</text:span><text:span text:style-name="T118">: Lexovacia funkcia je transformácia toku znakov na tok slov</text:span></text:p>
      <text:p text:style-name="P6"><text:span text:style-name="T118">L({c</text:span><text:span text:style-name="T30">1</text:span><text:span text:style-name="T118">, c</text:span><text:span text:style-name="T30">2</text:span><text:span text:style-name="T118">, c</text:span><text:span text:style-name="T30">3</text:span><text:span text:style-name="T118">, …, c</text:span><text:span text:style-name="T30">n</text:span><text:span text:style-name="T118">}) -&gt; {w</text:span><text:span text:style-name="T30">1</text:span><text:span text:style-name="T118">, w</text:span><text:span text:style-name="T30">2</text:span><text:span text:style-name="T118">, …, w</text:span><text:span text:style-name="T30">m</text:span><text:span text:style-name="T118">}</text:span></text:p>
      <text:p text:style-name="P104">API kontrakt Lexovacej funkcie v Javascripte vyzerá nasledovne:</text:p>
      <text:list xml:id="list5930588527641831143" text:style-name="L11">
        <text:list-item>
          <text:p text:style-name="P105"><text:soft-page-break/><text:span text:style-name="T119">CodeMirror drží stav procesu zvýrazňovania syntaxe a to pozíciu vo vstupnom reťazci znakov, do ktorej prebehlo </text:span><text:span text:style-name="T120">rozpoznávanie a pozíciu do ktorej prebehlo čítanie ďalšieho slova.</text:span></text:p>
        </text:list-item>
        <text:list-item>
          <text:p text:style-name="P106"><text:span text:style-name="T118">Funkcia lexera token(next) berie jeden parameter a vráti reťazec reprezentujúci typ </text:span><text:span text:style-name="T119">nasledujúceho </text:span><text:span text:style-name="T118">slova.</text:span></text:p>
        </text:list-item>
        <text:list-item>
          <text:p text:style-name="P105"><text:span text:style-name="T119">Parameter next() je funkcia, ktorá </text:span><text:span text:style-name="T120">prečíta a </text:span><text:span text:style-name="T119">vr</text:span><text:span text:style-name="T120">áti</text:span><text:span text:style-name="T119"> </text:span><text:span text:style-name="T120">nasledujúci znak neprečítaný znak vo vstupnom reťazci.</text:span></text:p>
        </text:list-item>
        <text:list-item>
          <text:p text:style-name="P108">Po skončení volania token() sa pozícia rozpoznávania nastaví na aktuálnu pozíciu nasledujúceho neprečítaného znaku. Volanie sa opakuje, kým ne je rozoznaná syntaxu všetkého kódu viditeľného na obrazovke.</text:p>
        </text:list-item>
      </text:list>
      <text:p text:style-name="P21"><text:span text:style-name="T120">Pri editore CodeMirror sme narazili na rozsiahly, aj keď riešiteľný problém: YajCo používa na popis slov gramatiky regulárne výrazy, CodeMirror nám umožnuje čítať iba jediný znak a po jeho prečítaní stane sa súča</text:span><text:span text:style-name="T120">s</text:span><text:span text:style-name="T120">ťou nasledovného slova</text:span><text:span text:style-name="T120"><text:note text:id="ftn6" text:note-class="footnote"><text:note-citation>6</text:note-citation><text:note-body><text:p text:style-name="P107">CodeMirror umožnuje aj nahliadnuť na nasledujúci znak bez jeho prečítania. To nám dáva iba jeden znak lookahead, takže tvrdenie v texte nie je úplne presné, ale pre naše účeli stačí.</text:p></text:note-body></text:note></text:span><text:span text:style-name="T120"> ktoré musí byť vyhovieť popisu tokenu v gramatike. Jedným riešením je nasledovný algoritmus:</text:span></text:p>
      <text:list xml:id="list8744755843944432363" text:style-name="L12">
        <text:list-item>
          <text:p text:style-name="P109">Prečítaj nasledujúci znak a pridaj ho na koniec aktuálneho reťazca.</text:p>
        </text:list-item>
        <text:list-item>
          <text:p text:style-name="P109">V cýkle testuj všetky regulárne výrazy na celom aktuálnom reťazci.</text:p>
        </text:list-item>
        <text:list-item>
          <text:p text:style-name="P109">Prvý výraz, ktorý úspešne akceptuje aktuálny reťazec definuje typ nasledovného slova</text:p>
        </text:list-item>
        <text:list-item>
          <text:p text:style-name="P109">Pokiaľ neprečítaš celý vstup, vráť sa na krok 1</text:p>
        </text:list-item>
      </text:list>
      <text:p text:style-name="P22"><text:span text:style-name="T120">Aktuálne API nie je dostatočne flexibilné, aby bola takáto implementácia triviálna. JavaScript je pomerne pomalý jazyk, aj dnes v moderných virtuálnych strojoch. Prvé testy ukázali, že </text:span><text:span text:style-name="T121">táto metóda môže byť veľmi pomalá. P</text:span><text:span text:style-name="T120">ri 500 slovách v zdrojovom kóde a jazyku, ktorý definuje </text:span><text:span text:style-name="T121">100 rôznych tokenov, kde každé slovo na vstupe má 5 znakov, budeme vykonávať </text:span><text:span text:style-name="T106">250´000 dopytov na regulárne výrazy.</text:span></text:p>
      <text:p text:style-name="P23"><text:span text:style-name="T106">Jednoduchý test ukázal, že jedna invokácia lexera môže trvať viac ako 10 sekúnd. Lexer môže byť volaný pri zmene ľubovolného znaku v zdrojovom kóde. To by bolo </text:span><text:soft-page-break/><text:span text:style-name="T106">kontraproduktívne a riešenie nie je triviálne. Z toho dôvodu sme sa rozhodli odložiť optimalizáciu generátora pre editor CodeMirror.</text:span></text:p>
      <text:list xml:id="list1434601407" text:continue-list="list2112026602" text:style-name="WW8Num7">
        <text:list-item>
          <text:list>
            <text:list-item>
              <text:list>
                <text:list-item>
                  <text:p text:style-name="P157">Editor Vim</text:p>
                </text:list-item>
              </text:list>
            </text:list-item>
          </text:list>
        </text:list-item>
      </text:list>
      <text:p text:style-name="P128"><text:span text:style-name="T139">Editor Vim využíva ako konfiguráciu imprerativny DSL jazyk zabudovany do programu Vim. Pravidlá sú však deklarativne, takže je možné prispôsobiť existujuce šablóny.</text:span></text:p>
      <text:p text:style-name="P128"><text:span text:style-name="T139">Tento editor je veľmi odlišný od ostatných editorov. Je nutné sa s takýmto editorom najprv naučiť pracovať. Našťastie dokumentácia je rozsiahla a užívaťtľská báza široká.</text:span></text:p>
      <text:p text:style-name="P129"><text:span text:style-name="T140">Učenie saZ toho dôvodu sme sa sústredili najprv na dokončenie aspoň tých editorov, ktoré sme vedeli spoľahlivo a rýchlo testovať.</text:span></text:p>
      <text:list xml:id="list424508103" text:continue-numbering="true" text:style-name="WW8Num7">
        <text:list-item>
          <text:list>
            <text:list-item>
              <text:list>
                <text:list-item>
                  <text:p text:style-name="P158">Knižnica Pygments</text:p>
                </text:list-item>
              </text:list>
            </text:list-item>
          </text:list>
        </text:list-item>
      </text:list>
      <text:p text:style-name="P129"><text:span text:style-name="T140">Ako aj v prípade CodeCirror (vid. </text:span></text:p>
      <text:list xml:id="list233973825" text:continue-numbering="true" text:style-name="WW8Num7">
        <text:list-item>
          <text:list>
            <text:list-item>
              <text:list>
                <text:list-item>
                  <text:p text:style-name="P157">Analyzátor regulárnych výrazov</text:p>
                </text:list-item>
              </text:list>
            </text:list-item>
          </text:list>
        </text:list-item>
      </text:list>
      <text:p text:style-name="P127"/>
      <text:p text:style-name="P103"/>
      <text:p text:style-name="P110"/>
      <text:list xml:id="list2139753396" text:continue-numbering="true" text:style-name="WW8Num7">
        <text:list-item>
          <text:p text:style-name="Nadpis_20_Kapitoly"><text:bookmark-start text:name="__RefHeading__4016_416150259"/><text:bookmark-start text:name="__RefNumPara__12117_416150259"/>Analýza skutočných jazykov<text:bookmark-end text:name="__RefHeading__4016_416150259"/><text:bookmark-end text:name="__RefNumPara__12117_416150259"/></text:p>
        </text:list-item>
      </text:list>
      <text:p text:style-name="Normalny_20_text_20_DP">V tejto časti práce uvedieme zoznam kľúčových slov vybraných programovacích jazykov, zhromaždený p<text:span text:style-name="T132">&lt;</text:span>re účeli analýzovania reprezentatívnej množiny existujúcich jazykov. Počet kľúčových slov každého jazyka je uvedený v nadpise v zátvorkách.</text:p>
      <text:list xml:id="list562968043" text:continue-numbering="true" text:style-name="WW8Num7">
        <text:list-item>
          <text:list>
            <text:list-item>
              <text:p text:style-name="PodNadpis_20_Kapitoly"><text:bookmark-start text:name="_Ref101952800"/><text:bookmark-start text:name="__RefHeading__4018_416150259"/>C<text:bookmark-end text:name="_Ref101952800"/><text:bookmark-end text:name="__RefHeading__4018_416150259"/></text:p>
            </text:list-item>
          </text:list>
        </text:list-item>
      </text:list>
      <table:table table:name="Table16" table:style-name="Table16">
        <table:table-column table:style-name="Table16.A"/>
        <table:table-column table:style-name="Table16.B" table:number-columns-repeated="4"/>
        <table:table-row table:style-name="Table16.1">
          <table:table-cell table:style-name="Table16.A1" office:value-type="string">
            <text:p text:style-name="P79">auto</text:p>
          </table:table-cell>
          <table:table-cell table:style-name="Table16.B1" office:value-type="string">
            <text:p text:style-name="Kód">do</text:p>
          </table:table-cell>
          <table:table-cell table:style-name="Table16.B1" office:value-type="string">
            <text:p text:style-name="Kód">goto</text:p>
          </table:table-cell>
          <table:table-cell table:style-name="Table16.B1" office:value-type="string">
            <text:p text:style-name="Kód">signed</text:p>
          </table:table-cell>
          <table:table-cell table:style-name="Table16.E1" office:value-type="string">
            <text:p text:style-name="Kód">unsigned</text:p>
          </table:table-cell>
        </table:table-row>
        <table:table-row table:style-name="Table16.1">
          <table:table-cell table:style-name="Table16.A2" office:value-type="string">
            <text:p text:style-name="Kód">break</text:p>
          </table:table-cell>
          <table:table-cell table:style-name="Table16.B2" office:value-type="string">
            <text:p text:style-name="Kód">double</text:p>
          </table:table-cell>
          <table:table-cell table:style-name="Table16.B2" office:value-type="string">
            <text:p text:style-name="Kód">if</text:p>
          </table:table-cell>
          <table:table-cell table:style-name="Table16.B2" office:value-type="string">
            <text:p text:style-name="Kód">sizeof</text:p>
          </table:table-cell>
          <table:table-cell table:style-name="Table16.E2" office:value-type="string">
            <text:p text:style-name="Kód">void</text:p>
          </table:table-cell>
        </table:table-row>
        <table:table-row table:style-name="Table16.1">
          <table:table-cell table:style-name="Table16.A2" office:value-type="string">
            <text:p text:style-name="Kód">case</text:p>
          </table:table-cell>
          <table:table-cell table:style-name="Table16.B2" office:value-type="string">
            <text:p text:style-name="Kód">else</text:p>
          </table:table-cell>
          <table:table-cell table:style-name="Table16.B2" office:value-type="string">
            <text:p text:style-name="Kód">int</text:p>
          </table:table-cell>
          <table:table-cell table:style-name="Table16.B2" office:value-type="string">
            <text:p text:style-name="Kód">static</text:p>
          </table:table-cell>
          <table:table-cell table:style-name="Table16.E2" office:value-type="string">
            <text:p text:style-name="Kód">volatile</text:p>
          </table:table-cell>
        </table:table-row>
        <table:table-row table:style-name="Table16.1">
          <table:table-cell table:style-name="Table16.A2" office:value-type="string">
            <text:p text:style-name="Kód">char</text:p>
          </table:table-cell>
          <table:table-cell table:style-name="Table16.B2" office:value-type="string">
            <text:p text:style-name="Kód">enum</text:p>
          </table:table-cell>
          <table:table-cell table:style-name="Table16.B2" office:value-type="string">
            <text:p text:style-name="Kód">long</text:p>
          </table:table-cell>
          <table:table-cell table:style-name="Table16.B2" office:value-type="string">
            <text:p text:style-name="Kód">struct</text:p>
          </table:table-cell>
          <table:table-cell table:style-name="Table16.E2" office:value-type="string">
            <text:p text:style-name="Kód">while</text:p>
          </table:table-cell>
        </table:table-row>
        <table:table-row table:style-name="Table16.1">
          <table:table-cell table:style-name="Table16.A5" office:value-type="string">
            <text:p text:style-name="Kód">const</text:p>
          </table:table-cell>
          <table:table-cell table:style-name="Table16.B5" office:value-type="string">
            <text:p text:style-name="Kód">extern</text:p>
          </table:table-cell>
          <table:table-cell table:style-name="Table16.B5" office:value-type="string">
            <text:p text:style-name="Kód">register</text:p>
          </table:table-cell>
          <table:table-cell table:style-name="Table16.B5" office:value-type="string">
            <text:p text:style-name="Kód">switch</text:p>
          </table:table-cell>
          <table:table-cell table:style-name="Table16.E5" office:value-type="string">
            <text:p text:style-name="Kód"/>
          </table:table-cell>
        </table:table-row>
        <table:table-row table:style-name="Table16.1">
          <table:table-cell table:style-name="Table16.A2" office:value-type="string">
            <text:p text:style-name="Kód">continue</text:p>
          </table:table-cell>
          <table:table-cell table:style-name="Table16.B2" office:value-type="string">
            <text:p text:style-name="Kód">float</text:p>
          </table:table-cell>
          <table:table-cell table:style-name="Table16.B2" office:value-type="string">
            <text:p text:style-name="Kód">return</text:p>
          </table:table-cell>
          <table:table-cell table:style-name="Table16.B2" office:value-type="string">
            <text:p text:style-name="Kód">typedef</text:p>
          </table:table-cell>
          <table:table-cell table:style-name="Table16.E2" office:value-type="string">
            <text:p text:style-name="Kód"/>
          </table:table-cell>
        </table:table-row>
        <table:table-row table:style-name="Table16.1">
          <table:table-cell table:style-name="Table16.A7" office:value-type="string">
            <text:p text:style-name="Kód">default</text:p>
          </table:table-cell>
          <table:table-cell table:style-name="Table16.B7" office:value-type="string">
            <text:p text:style-name="Kód">for</text:p>
          </table:table-cell>
          <table:table-cell table:style-name="Table16.B7" office:value-type="string">
            <text:p text:style-name="Kód">short</text:p>
          </table:table-cell>
          <table:table-cell table:style-name="Table16.B7" office:value-type="string">
            <text:p text:style-name="Kód">union</text:p>
          </table:table-cell>
          <table:table-cell table:style-name="Table16.E7" office:value-type="string">
            <text:p text:style-name="Kód"/>
          </table:table-cell>
        </table:table-row>
      </table:table>
      <text:list xml:id="list1618952860" text:continue-numbering="true" text:style-name="WW8Num7">
        <text:list-item>
          <text:list>
            <text:list-item>
              <text:p text:style-name="P147"><text:bookmark-start text:name="__RefHeading__8878_416150259"/>C++<text:bookmark-end text:name="__RefHeading__8878_416150259"/></text:p>
            </text:list-item>
          </text:list>
        </text:list-item>
      </text:list>
      <table:table table:name="Table20" table:style-name="Table20">
        <table:table-column table:style-name="Table20.A"/>
        <table:table-column table:style-name="Table20.B" table:number-columns-repeated="4"/>
        <table:table-row table:style-name="Table20.1">
          <table:table-cell table:style-name="Table20.A1" office:value-type="string">
            <text:p text:style-name="Kód">abstract</text:p>
          </table:table-cell>
          <table:table-cell table:style-name="Table20.B1" office:value-type="string">
            <text:p text:style-name="Kód">boolean</text:p>
          </table:table-cell>
          <table:table-cell table:style-name="Table20.B1" office:value-type="string">
            <text:p text:style-name="Kód">byte</text:p>
          </table:table-cell>
          <table:table-cell table:style-name="Table20.B1" office:value-type="string">
            <text:p text:style-name="Kód">catch</text:p>
          </table:table-cell>
          <table:table-cell table:style-name="Table20.E1" office:value-type="string">
            <text:p text:style-name="Kód">class</text:p>
          </table:table-cell>
        </table:table-row>
        <table:table-row table:style-name="Table20.1">
          <table:table-cell table:style-name="Table20.A2" office:value-type="string">
            <text:p text:style-name="Kód">continue</text:p>
          </table:table-cell>
          <table:table-cell table:style-name="Table20.B2" office:value-type="string">
            <text:p text:style-name="Kód">do</text:p>
          </table:table-cell>
          <table:table-cell table:style-name="Table20.B2" office:value-type="string">
            <text:p text:style-name="Kód">else</text:p>
          </table:table-cell>
          <table:table-cell table:style-name="Table20.B2" office:value-type="string">
            <text:p text:style-name="Kód">extends</text:p>
          </table:table-cell>
          <table:table-cell table:style-name="Table20.E2" office:value-type="string">
            <text:p text:style-name="Kód">finally</text:p>
          </table:table-cell>
        </table:table-row>
        <table:table-row table:style-name="Table20.1">
          <table:table-cell table:style-name="Table20.A2" office:value-type="string">
            <text:p text:style-name="Kód">for</text:p>
          </table:table-cell>
          <table:table-cell table:style-name="Table20.B2" office:value-type="string">
            <text:p text:style-name="Kód">if</text:p>
          </table:table-cell>
          <table:table-cell table:style-name="Table20.B2" office:value-type="string">
            <text:p text:style-name="Kód">import</text:p>
          </table:table-cell>
          <table:table-cell table:style-name="Table20.B2" office:value-type="string">
            <text:p text:style-name="Kód">int</text:p>
          </table:table-cell>
          <table:table-cell table:style-name="Table20.E2" office:value-type="string">
            <text:p text:style-name="Kód">long</text:p>
          </table:table-cell>
        </table:table-row>
        <table:table-row table:style-name="Table20.1">
          <table:table-cell table:style-name="Table20.A2" office:value-type="string">
            <text:p text:style-name="Kód">new</text:p>
          </table:table-cell>
          <table:table-cell table:style-name="Table20.B2" office:value-type="string">
            <text:p text:style-name="Kód">private</text:p>
          </table:table-cell>
          <table:table-cell table:style-name="Table20.B2" office:value-type="string">
            <text:p text:style-name="Kód">public</text:p>
          </table:table-cell>
          <table:table-cell table:style-name="Table20.B2" office:value-type="string">
            <text:p text:style-name="Kód">short</text:p>
          </table:table-cell>
          <table:table-cell table:style-name="Table20.E2" office:value-type="string">
            <text:p text:style-name="Kód">strictf<text:span text:style-name="T131">p</text:span></text:p>
          </table:table-cell>
        </table:table-row>
        <table:table-row table:style-name="Table20.1">
          <table:table-cell table:style-name="Table20.A5" office:value-type="string">
            <text:p text:style-name="Kód">switch</text:p>
          </table:table-cell>
          <table:table-cell table:style-name="Table20.B5" office:value-type="string">
            <text:p text:style-name="Kód">this</text:p>
          </table:table-cell>
          <table:table-cell table:style-name="Table20.B5" office:value-type="string">
            <text:p text:style-name="Kód">throws</text:p>
          </table:table-cell>
          <table:table-cell table:style-name="Table20.B5" office:value-type="string">
            <text:p text:style-name="Kód">try</text:p>
          </table:table-cell>
          <table:table-cell table:style-name="Table20.E5" office:value-type="string">
            <text:p text:style-name="Kód">volatile</text:p>
          </table:table-cell>
        </table:table-row>
        <table:table-row table:style-name="Table20.1">
          <table:table-cell table:style-name="Table20.A2" office:value-type="string">
            <text:p text:style-name="Kód">asser</text:p>
          </table:table-cell>
          <table:table-cell table:style-name="Table20.B2" office:value-type="string">
            <text:p text:style-name="Kód">break</text:p>
          </table:table-cell>
          <table:table-cell table:style-name="Table20.B2" office:value-type="string">
            <text:p text:style-name="Kód">case</text:p>
          </table:table-cell>
          <table:table-cell table:style-name="Table20.B2" office:value-type="string">
            <text:p text:style-name="Kód">char</text:p>
          </table:table-cell>
          <table:table-cell table:style-name="Table20.E2" office:value-type="string">
            <text:p text:style-name="Kód">cons</text:p>
          </table:table-cell>
        </table:table-row>
        <table:table-row table:style-name="Table20.1">
          <table:table-cell table:style-name="Table20.A2" office:value-type="string">
            <text:p text:style-name="Kód">default</text:p>
          </table:table-cell>
          <table:table-cell table:style-name="Table20.B2" office:value-type="string">
            <text:p text:style-name="Kód">double</text:p>
          </table:table-cell>
          <table:table-cell table:style-name="Table20.B2" office:value-type="string">
            <text:p text:style-name="Kód">enu<text:span text:style-name="T131">m</text:span></text:p>
          </table:table-cell>
          <table:table-cell table:style-name="Table20.B2" office:value-type="string">
            <text:p text:style-name="Kód">final</text:p>
          </table:table-cell>
          <table:table-cell table:style-name="Table20.E2" office:value-type="string">
            <text:p text:style-name="Kód">float</text:p>
          </table:table-cell>
        </table:table-row>
        <table:table-row table:style-name="Table20.1">
          <table:table-cell table:style-name="Table20.A2" office:value-type="string">
            <text:p text:style-name="Kód">got</text:p>
          </table:table-cell>
          <table:table-cell table:style-name="Table20.B2" office:value-type="string">
            <text:p text:style-name="Kód">implements</text:p>
          </table:table-cell>
          <table:table-cell table:style-name="Table20.B2" office:value-type="string">
            <text:p text:style-name="Kód">instanceof</text:p>
          </table:table-cell>
          <table:table-cell table:style-name="Table20.B2" office:value-type="string">
            <text:p text:style-name="Kód">interface</text:p>
          </table:table-cell>
          <table:table-cell table:style-name="Table20.E2" office:value-type="string">
            <text:p text:style-name="Kód">native</text:p>
          </table:table-cell>
        </table:table-row>
        <table:table-row table:style-name="Table20.1">
          <table:table-cell table:style-name="Table20.A2" office:value-type="string">
            <text:p text:style-name="Kód">package</text:p>
          </table:table-cell>
          <table:table-cell table:style-name="Table20.B2" office:value-type="string">
            <text:p text:style-name="Kód">protected</text:p>
          </table:table-cell>
          <table:table-cell table:style-name="Table20.B2" office:value-type="string">
            <text:p text:style-name="Kód">return</text:p>
          </table:table-cell>
          <table:table-cell table:style-name="Table20.B2" office:value-type="string">
            <text:p text:style-name="Kód">static</text:p>
          </table:table-cell>
          <table:table-cell table:style-name="Table20.E2" office:value-type="string">
            <text:p text:style-name="Kód">super</text:p>
          </table:table-cell>
        </table:table-row>
        <table:table-row table:style-name="Table20.1">
          <table:table-cell table:style-name="Table20.A10" office:value-type="string">
            <text:p text:style-name="Kód">synchronized</text:p>
          </table:table-cell>
          <table:table-cell table:style-name="Table20.B10" office:value-type="string">
            <text:p text:style-name="Kód">throw</text:p>
          </table:table-cell>
          <table:table-cell table:style-name="Table20.B10" office:value-type="string">
            <text:p text:style-name="Kód">transient</text:p>
          </table:table-cell>
          <table:table-cell table:style-name="Table20.B10" office:value-type="string">
            <text:p text:style-name="Kód">void</text:p>
          </table:table-cell>
          <table:table-cell table:style-name="Table20.E10" office:value-type="string">
            <text:p text:style-name="Kód">while</text:p>
          </table:table-cell>
        </table:table-row>
      </table:table>
      <text:list xml:id="list727886099" text:continue-numbering="true" text:style-name="WW8Num7">
        <text:list-item>
          <text:list>
            <text:list-item>
              <text:p text:style-name="P141"><text:bookmark-start text:name="__RefHeading__8880_416150259"/>Java<text:bookmark-end text:name="__RefHeading__8880_416150259"/></text:p>
            </text:list-item>
          </text:list>
        </text:list-item>
      </text:list>
      <table:table table:name="Table22" table:style-name="Table22">
        <table:table-column table:style-name="Table22.A"/>
        <table:table-column table:style-name="Table22.B" table:number-columns-repeated="4"/>
        <table:table-row table:style-name="Table22.1">
          <table:table-cell table:style-name="Table22.A1" office:value-type="string">
            <text:p text:style-name="Kód">abstract</text:p>
          </table:table-cell>
          <table:table-cell table:style-name="Table22.B1" office:value-type="string">
            <text:p text:style-name="Kód">do</text:p>
          </table:table-cell>
          <table:table-cell table:style-name="Table22.B1" office:value-type="string">
            <text:p text:style-name="Kód">import</text:p>
          </table:table-cell>
          <table:table-cell table:style-name="Table22.B1" office:value-type="string">
            <text:p text:style-name="Kód">short</text:p>
          </table:table-cell>
          <table:table-cell table:style-name="Table22.E1" office:value-type="string">
            <text:p text:style-name="Kód">volatile</text:p>
          </table:table-cell>
        </table:table-row>
        <table:table-row table:style-name="Table22.1">
          <table:table-cell table:style-name="Table22.A2" office:value-type="string">
            <text:p text:style-name="Kód">continue</text:p>
          </table:table-cell>
          <table:table-cell table:style-name="Table22.B2" office:value-type="string">
            <text:p text:style-name="Kód">if</text:p>
          </table:table-cell>
          <table:table-cell table:style-name="Table22.B2" office:value-type="string">
            <text:p text:style-name="Kód">public</text:p>
          </table:table-cell>
          <table:table-cell table:style-name="Table22.B2" office:value-type="string">
            <text:p text:style-name="Kód">try</text:p>
          </table:table-cell>
          <table:table-cell table:style-name="Table22.E2" office:value-type="string">
            <text:p text:style-name="Kód">const</text:p>
          </table:table-cell>
        </table:table-row>
        <table:table-row table:style-name="Table22.1">
          <table:table-cell table:style-name="Table22.A2" office:value-type="string">
            <text:p text:style-name="Kód">for</text:p>
          </table:table-cell>
          <table:table-cell table:style-name="Table22.B2" office:value-type="string">
            <text:p text:style-name="Kód">private</text:p>
          </table:table-cell>
          <table:table-cell table:style-name="Table22.B2" office:value-type="string">
            <text:p text:style-name="Kód">throws</text:p>
          </table:table-cell>
          <table:table-cell table:style-name="Table22.B2" office:value-type="string">
            <text:p text:style-name="Kód">char</text:p>
          </table:table-cell>
          <table:table-cell table:style-name="Table22.E2" office:value-type="string">
            <text:p text:style-name="Kód">float</text:p>
          </table:table-cell>
        </table:table-row>
        <table:table-row table:style-name="Table22.1">
          <table:table-cell table:style-name="Table22.A2" office:value-type="string">
            <text:p text:style-name="Kód">new</text:p>
          </table:table-cell>
          <table:table-cell table:style-name="Table22.B2" office:value-type="string">
            <text:p text:style-name="Kód">this</text:p>
          </table:table-cell>
          <table:table-cell table:style-name="Table22.B2" office:value-type="string">
            <text:p text:style-name="Kód">case</text:p>
          </table:table-cell>
          <table:table-cell table:style-name="Table22.B2" office:value-type="string">
            <text:p text:style-name="Kód">final</text:p>
          </table:table-cell>
          <table:table-cell table:style-name="Table22.E2" office:value-type="string">
            <text:p text:style-name="Kód">native</text:p>
          </table:table-cell>
        </table:table-row>
        <table:table-row table:style-name="Table22.1">
          <table:table-cell table:style-name="Table22.A5" office:value-type="string">
            <text:p text:style-name="Kód">switch</text:p>
          </table:table-cell>
          <table:table-cell table:style-name="Table22.B5" office:value-type="string">
            <text:p text:style-name="Kód">break</text:p>
          </table:table-cell>
          <table:table-cell table:style-name="Table22.B5" office:value-type="string">
            <text:p text:style-name="Kód">enum</text:p>
          </table:table-cell>
          <table:table-cell table:style-name="Table22.B5" office:value-type="string">
            <text:p text:style-name="Kód">interface</text:p>
          </table:table-cell>
          <table:table-cell table:style-name="Table22.E5" office:value-type="string">
            <text:p text:style-name="Kód">super</text:p>
          </table:table-cell>
        </table:table-row>
        <table:table-row table:style-name="Table22.1">
          <table:table-cell table:style-name="Table22.A2" office:value-type="string">
            <text:p text:style-name="Kód">assert</text:p>
          </table:table-cell>
          <table:table-cell table:style-name="Table22.B2" office:value-type="string">
            <text:p text:style-name="Kód">double</text:p>
          </table:table-cell>
          <table:table-cell table:style-name="Table22.B2" office:value-type="string">
            <text:p text:style-name="Kód">instanceof</text:p>
          </table:table-cell>
          <table:table-cell table:style-name="Table22.B2" office:value-type="string">
            <text:p text:style-name="Kód">static</text:p>
          </table:table-cell>
          <table:table-cell table:style-name="Table22.E2" office:value-type="string">
            <text:p text:style-name="Kód">while</text:p>
          </table:table-cell>
        </table:table-row>
        <table:table-row table:style-name="Table22.1">
          <table:table-cell table:style-name="Table22.A2" office:value-type="string">
            <text:p text:style-name="Kód">default</text:p>
          </table:table-cell>
          <table:table-cell table:style-name="Table22.B2" office:value-type="string">
            <text:p text:style-name="Kód">implements</text:p>
          </table:table-cell>
          <table:table-cell table:style-name="Table22.B2" office:value-type="string">
            <text:p text:style-name="Kód">return</text:p>
          </table:table-cell>
          <table:table-cell table:style-name="Table22.B2" office:value-type="string">
            <text:p text:style-name="Kód">void</text:p>
          </table:table-cell>
          <table:table-cell table:style-name="Table22.E2" office:value-type="string">
            <text:p text:style-name="Kód"/>
          </table:table-cell>
        </table:table-row>
        <table:table-row table:style-name="Table22.1">
          <table:table-cell table:style-name="Table22.A2" office:value-type="string">
            <text:p text:style-name="Kód">goto</text:p>
          </table:table-cell>
          <table:table-cell table:style-name="Table22.B2" office:value-type="string">
            <text:p text:style-name="Kód">protected</text:p>
          </table:table-cell>
          <table:table-cell table:style-name="Table22.B2" office:value-type="string">
            <text:p text:style-name="Kód">transient</text:p>
          </table:table-cell>
          <table:table-cell table:style-name="Table22.B2" office:value-type="string">
            <text:p text:style-name="Kód">class</text:p>
          </table:table-cell>
          <table:table-cell table:style-name="Table22.E2" office:value-type="string">
            <text:p text:style-name="Kód"/>
          </table:table-cell>
        </table:table-row>
        <table:table-row table:style-name="Table22.1">
          <table:table-cell table:style-name="Table22.A2" office:value-type="string">
            <text:p text:style-name="Kód">package</text:p>
          </table:table-cell>
          <table:table-cell table:style-name="Table22.B2" office:value-type="string">
            <text:p text:style-name="Kód">throw</text:p>
          </table:table-cell>
          <table:table-cell table:style-name="Table22.B2" office:value-type="string">
            <text:p text:style-name="Kód">catch</text:p>
          </table:table-cell>
          <table:table-cell table:style-name="Table22.B2" office:value-type="string">
            <text:p text:style-name="Kód">finally</text:p>
          </table:table-cell>
          <table:table-cell table:style-name="Table22.E2" office:value-type="string">
            <text:p text:style-name="Kód"/>
          </table:table-cell>
        </table:table-row>
        <table:table-row table:style-name="Table22.1">
          <table:table-cell table:style-name="Table22.A2" office:value-type="string">
            <text:p text:style-name="Kód">synchronized</text:p>
          </table:table-cell>
          <table:table-cell table:style-name="Table22.B2" office:value-type="string">
            <text:p text:style-name="Kód">byte</text:p>
          </table:table-cell>
          <table:table-cell table:style-name="Table22.B2" office:value-type="string">
            <text:p text:style-name="Kód">extends</text:p>
          </table:table-cell>
          <table:table-cell table:style-name="Table22.B2" office:value-type="string">
            <text:p text:style-name="Kód">long</text:p>
          </table:table-cell>
          <table:table-cell table:style-name="Table22.E2" office:value-type="string">
            <text:p text:style-name="Kód"/>
          </table:table-cell>
        </table:table-row>
        <table:table-row table:style-name="Table22.1">
          <table:table-cell table:style-name="Table22.A11" office:value-type="string">
            <text:p text:style-name="Kód">boolean</text:p>
          </table:table-cell>
          <table:table-cell table:style-name="Table22.B11" office:value-type="string">
            <text:p text:style-name="Kód">else</text:p>
          </table:table-cell>
          <table:table-cell table:style-name="Table22.B11" office:value-type="string">
            <text:p text:style-name="Kód">int</text:p>
          </table:table-cell>
          <table:table-cell table:style-name="Table22.B11" office:value-type="string">
            <text:p text:style-name="Kód">strictfp</text:p>
          </table:table-cell>
          <table:table-cell table:style-name="Table22.E11" office:value-type="string">
            <text:p text:style-name="Kód"/>
          </table:table-cell>
        </table:table-row>
      </table:table>
      <text:list xml:id="list591151174" text:continue-numbering="true" text:style-name="WW8Num7">
        <text:list-item>
          <text:list>
            <text:list-item>
              <text:p text:style-name="P141"><text:bookmark-start text:name="__RefHeading__9617_416150259"/><text:soft-page-break/>Ruby<text:bookmark-end text:name="__RefHeading__9617_416150259"/></text:p>
            </text:list-item>
          </text:list>
        </text:list-item>
      </text:list>
      <table:table table:name="Table10" table:style-name="Table10">
        <table:table-column table:style-name="Table10.A"/>
        <table:table-column table:style-name="Table10.B" table:number-columns-repeated="4"/>
        <table:table-row table:style-name="Table10.1">
          <table:table-cell table:style-name="Table10.A1" office:value-type="string">
            <text:p text:style-name="Kód">BEGIN</text:p>
          </table:table-cell>
          <table:table-cell table:style-name="Table10.B1" office:value-type="string">
            <text:p text:style-name="Kód">break</text:p>
          </table:table-cell>
          <table:table-cell table:style-name="Table10.B1" office:value-type="string">
            <text:p text:style-name="Kód">ensure</text:p>
          </table:table-cell>
          <table:table-cell table:style-name="Table10.B1" office:value-type="string">
            <text:p text:style-name="Kód">or</text:p>
          </table:table-cell>
          <table:table-cell table:style-name="Table10.E1" office:value-type="string">
            <text:p text:style-name="Kód">undef</text:p>
          </table:table-cell>
        </table:table-row>
        <table:table-row table:style-name="Table10.1">
          <table:table-cell table:style-name="Table10.A2" office:value-type="string">
            <text:p text:style-name="Kód">END</text:p>
          </table:table-cell>
          <table:table-cell table:style-name="Table10.B2" office:value-type="string">
            <text:p text:style-name="Kód">case</text:p>
          </table:table-cell>
          <table:table-cell table:style-name="Table10.B2" office:value-type="string">
            <text:p text:style-name="Kód">FALSE</text:p>
          </table:table-cell>
          <table:table-cell table:style-name="Table10.B2" office:value-type="string">
            <text:p text:style-name="Kód">redo</text:p>
          </table:table-cell>
          <table:table-cell table:style-name="Table10.E2" office:value-type="string">
            <text:p text:style-name="Kód">unless</text:p>
          </table:table-cell>
        </table:table-row>
        <table:table-row table:style-name="Table10.1">
          <table:table-cell table:style-name="Table10.A2" office:value-type="string">
            <text:p text:style-name="Kód">__ENCODING__</text:p>
          </table:table-cell>
          <table:table-cell table:style-name="Table10.B2" office:value-type="string">
            <text:p text:style-name="Kód">class</text:p>
          </table:table-cell>
          <table:table-cell table:style-name="Table10.B2" office:value-type="string">
            <text:p text:style-name="Kód">for</text:p>
          </table:table-cell>
          <table:table-cell table:style-name="Table10.B2" office:value-type="string">
            <text:p text:style-name="Kód">rescue</text:p>
          </table:table-cell>
          <table:table-cell table:style-name="Table10.E2" office:value-type="string">
            <text:p text:style-name="Kód">until</text:p>
          </table:table-cell>
        </table:table-row>
        <table:table-row table:style-name="Table10.1">
          <table:table-cell table:style-name="Table10.A2" office:value-type="string">
            <text:p text:style-name="Kód">__END__</text:p>
          </table:table-cell>
          <table:table-cell table:style-name="Table10.B2" office:value-type="string">
            <text:p text:style-name="Kód">def</text:p>
          </table:table-cell>
          <table:table-cell table:style-name="Table10.B2" office:value-type="string">
            <text:p text:style-name="Kód">if</text:p>
          </table:table-cell>
          <table:table-cell table:style-name="Table10.B2" office:value-type="string">
            <text:p text:style-name="Kód">retry</text:p>
          </table:table-cell>
          <table:table-cell table:style-name="Table10.E2" office:value-type="string">
            <text:p text:style-name="Kód">when</text:p>
          </table:table-cell>
        </table:table-row>
        <table:table-row table:style-name="Table10.1">
          <table:table-cell table:style-name="Table10.A5" office:value-type="string">
            <text:p text:style-name="Kód">__FILE__</text:p>
          </table:table-cell>
          <table:table-cell table:style-name="Table10.B5" office:value-type="string">
            <text:p text:style-name="Kód">defined?</text:p>
          </table:table-cell>
          <table:table-cell table:style-name="Table10.B5" office:value-type="string">
            <text:p text:style-name="Kód">in</text:p>
          </table:table-cell>
          <table:table-cell table:style-name="Table10.B5" office:value-type="string">
            <text:p text:style-name="Kód">return</text:p>
          </table:table-cell>
          <table:table-cell table:style-name="Table10.E5" office:value-type="string">
            <text:p text:style-name="Kód">while</text:p>
          </table:table-cell>
        </table:table-row>
        <table:table-row table:style-name="Table10.1">
          <table:table-cell table:style-name="Table10.A2" office:value-type="string">
            <text:p text:style-name="Kód">__LINE__</text:p>
          </table:table-cell>
          <table:table-cell table:style-name="Table10.B2" office:value-type="string">
            <text:p text:style-name="Kód">do</text:p>
          </table:table-cell>
          <table:table-cell table:style-name="Table10.B2" office:value-type="string">
            <text:p text:style-name="Kód">module</text:p>
          </table:table-cell>
          <table:table-cell table:style-name="Table10.B2" office:value-type="string">
            <text:p text:style-name="Kód">self</text:p>
          </table:table-cell>
          <table:table-cell table:style-name="Table10.E2" office:value-type="string">
            <text:p text:style-name="Kód">yield</text:p>
          </table:table-cell>
        </table:table-row>
        <table:table-row table:style-name="Table10.1">
          <table:table-cell table:style-name="Table10.A2" office:value-type="string">
            <text:p text:style-name="Kód">alias</text:p>
          </table:table-cell>
          <table:table-cell table:style-name="Table10.B2" office:value-type="string">
            <text:p text:style-name="Kód">else</text:p>
          </table:table-cell>
          <table:table-cell table:style-name="Table10.B2" office:value-type="string">
            <text:p text:style-name="Kód">next</text:p>
          </table:table-cell>
          <table:table-cell table:style-name="Table10.B2" office:value-type="string">
            <text:p text:style-name="Kód">super</text:p>
          </table:table-cell>
          <table:table-cell table:style-name="Table10.E2" office:value-type="string">
            <text:p text:style-name="Kód"/>
          </table:table-cell>
        </table:table-row>
        <table:table-row table:style-name="Table10.1">
          <table:table-cell table:style-name="Table10.A2" office:value-type="string">
            <text:p text:style-name="Kód">and</text:p>
          </table:table-cell>
          <table:table-cell table:style-name="Table10.B2" office:value-type="string">
            <text:p text:style-name="Kód">elsif</text:p>
          </table:table-cell>
          <table:table-cell table:style-name="Table10.B2" office:value-type="string">
            <text:p text:style-name="Kód">nil</text:p>
          </table:table-cell>
          <table:table-cell table:style-name="Table10.B2" office:value-type="string">
            <text:p text:style-name="Kód">then</text:p>
          </table:table-cell>
          <table:table-cell table:style-name="Table10.E2" office:value-type="string">
            <text:p text:style-name="Kód"/>
          </table:table-cell>
        </table:table-row>
        <table:table-row table:style-name="Table10.1">
          <table:table-cell table:style-name="Table10.A9" office:value-type="string">
            <text:p text:style-name="Kód">begin</text:p>
          </table:table-cell>
          <table:table-cell table:style-name="Table10.B9" office:value-type="string">
            <text:p text:style-name="Kód">end</text:p>
          </table:table-cell>
          <table:table-cell table:style-name="Table10.B9" office:value-type="string">
            <text:p text:style-name="Kód">not</text:p>
          </table:table-cell>
          <table:table-cell table:style-name="Table10.B9" office:value-type="string">
            <text:p text:style-name="Kód">TRUE</text:p>
          </table:table-cell>
          <table:table-cell table:style-name="Table10.E9" office:value-type="string">
            <text:p text:style-name="Kód"/>
          </table:table-cell>
        </table:table-row>
      </table:table>
      <text:p text:style-name="P51"/>
      <text:list xml:id="list1343261345" text:continue-numbering="true" text:style-name="WW8Num7">
        <text:list-item>
          <text:list>
            <text:list-item>
              <text:p text:style-name="P149"><text:bookmark-start text:name="__RefHeading__10028_416150259"/>SmallTalk<text:bookmark-end text:name="__RefHeading__10028_416150259"/></text:p>
            </text:list-item>
          </text:list>
        </text:list-item>
      </text:list>
      <text:p text:style-name="P52"/>
      <table:table table:name="Table8" table:style-name="Table8">
        <table:table-column table:style-name="Table8.A"/>
        <table:table-column table:style-name="Table8.B" table:number-columns-repeated="4"/>
        <table:table-row table:style-name="Table8.1">
          <table:table-cell table:style-name="Table8.A1" office:value-type="string">
            <text:p text:style-name="Kód">true</text:p>
          </table:table-cell>
          <table:table-cell table:style-name="Table8.B1" office:value-type="string">
            <text:p text:style-name="Kód">nil</text:p>
          </table:table-cell>
          <table:table-cell table:style-name="Table8.B1" office:value-type="string">
            <text:p text:style-name="Kód">self</text:p>
          </table:table-cell>
          <table:table-cell table:style-name="Table8.B1" office:value-type="string">
            <text:p text:style-name="Kód">super</text:p>
          </table:table-cell>
          <table:table-cell table:style-name="Table8.E1" office:value-type="string">
            <text:p text:style-name="Kód">thisContext</text:p>
          </table:table-cell>
        </table:table-row>
        <table:table-row table:style-name="Table8.1">
          <table:table-cell table:style-name="Table8.A2" office:value-type="string">
            <text:p text:style-name="Kód">false</text:p>
          </table:table-cell>
          <table:table-cell table:style-name="Table8.B2" office:value-type="string">
            <text:p text:style-name="Kód"/>
          </table:table-cell>
          <table:table-cell table:style-name="Table8.B2" office:value-type="string">
            <text:p text:style-name="Kód"/>
          </table:table-cell>
          <table:table-cell table:style-name="Table8.B2" office:value-type="string">
            <text:p text:style-name="Kód"/>
          </table:table-cell>
          <table:table-cell table:style-name="Table8.E2" office:value-type="string">
            <text:p text:style-name="Kód"/>
          </table:table-cell>
        </table:table-row>
      </table:table>
      <text:list xml:id="list1764455266" text:continue-numbering="true" text:style-name="WW8Num7">
        <text:list-item>
          <text:list>
            <text:list-item>
              <text:p text:style-name="P141"><text:bookmark-start text:name="__RefHeading__9884_416150259"/>Python<text:bookmark-end text:name="__RefHeading__9884_416150259"/></text:p>
            </text:list-item>
          </text:list>
        </text:list-item>
      </text:list>
      <table:table table:name="Table25" table:style-name="Table25">
        <table:table-column table:style-name="Table25.A"/>
        <table:table-column table:style-name="Table25.B" table:number-columns-repeated="4"/>
        <table:table-row table:style-name="Table25.1">
          <table:table-cell table:style-name="Table25.A1" office:value-type="string">
            <text:p text:style-name="Kód">FALSE</text:p>
          </table:table-cell>
          <table:table-cell table:style-name="Table25.B1" office:value-type="string">
            <text:p text:style-name="Kód">for</text:p>
          </table:table-cell>
          <table:table-cell table:style-name="Table25.B1" office:value-type="string">
            <text:p text:style-name="Kód">while</text:p>
          </table:table-cell>
          <table:table-cell table:style-name="Table25.B1" office:value-type="string">
            <text:p text:style-name="Kód">elif</text:p>
          </table:table-cell>
          <table:table-cell table:style-name="Table25.E1" office:value-type="string">
            <text:p text:style-name="Kód">pass</text:p>
          </table:table-cell>
        </table:table-row>
        <table:table-row table:style-name="Table25.1">
          <table:table-cell table:style-name="Table25.A2" office:value-type="string">
            <text:p text:style-name="Kód">class</text:p>
          </table:table-cell>
          <table:table-cell table:style-name="Table25.B2" office:value-type="string">
            <text:p text:style-name="Kód">lambda</text:p>
          </table:table-cell>
          <table:table-cell table:style-name="Table25.B2" office:value-type="string">
            <text:p text:style-name="Kód">and</text:p>
          </table:table-cell>
          <table:table-cell table:style-name="Table25.B2" office:value-type="string">
            <text:p text:style-name="Kód">if</text:p>
          </table:table-cell>
          <table:table-cell table:style-name="Table25.E2" office:value-type="string">
            <text:p text:style-name="Kód">break</text:p>
          </table:table-cell>
        </table:table-row>
        <table:table-row table:style-name="Table25.1">
          <table:table-cell table:style-name="Table25.A2" office:value-type="string">
            <text:p text:style-name="Kód">finally</text:p>
          </table:table-cell>
          <table:table-cell table:style-name="Table25.B2" office:value-type="string">
            <text:p text:style-name="Kód">try</text:p>
          </table:table-cell>
          <table:table-cell table:style-name="Table25.B2" office:value-type="string">
            <text:p text:style-name="Kód">del</text:p>
          </table:table-cell>
          <table:table-cell table:style-name="Table25.B2" office:value-type="string">
            <text:p text:style-name="Kód">or</text:p>
          </table:table-cell>
          <table:table-cell table:style-name="Table25.E2" office:value-type="string">
            <text:p text:style-name="Kód">except</text:p>
          </table:table-cell>
        </table:table-row>
        <table:table-row table:style-name="Table25.1">
          <table:table-cell table:style-name="Table25.A2" office:value-type="string">
            <text:p text:style-name="Kód">is</text:p>
          </table:table-cell>
          <table:table-cell table:style-name="Table25.B2" office:value-type="string">
            <text:p text:style-name="Kód">TRUE</text:p>
          </table:table-cell>
          <table:table-cell table:style-name="Table25.B2" office:value-type="string">
            <text:p text:style-name="Kód">global</text:p>
          </table:table-cell>
          <table:table-cell table:style-name="Table25.B2" office:value-type="string">
            <text:p text:style-name="Kód">yield</text:p>
          </table:table-cell>
          <table:table-cell table:style-name="Table25.E2" office:value-type="string">
            <text:p text:style-name="Kód">in</text:p>
          </table:table-cell>
        </table:table-row>
        <table:table-row table:style-name="Table25.1">
          <table:table-cell table:style-name="Table25.A5" office:value-type="string">
            <text:p text:style-name="Kód">return</text:p>
          </table:table-cell>
          <table:table-cell table:style-name="Table25.B5" office:value-type="string">
            <text:p text:style-name="Kód">def</text:p>
          </table:table-cell>
          <table:table-cell table:style-name="Table25.B5" office:value-type="string">
            <text:p text:style-name="Kód">not</text:p>
          </table:table-cell>
          <table:table-cell table:style-name="Table25.B5" office:value-type="string">
            <text:p text:style-name="Kód">assert</text:p>
          </table:table-cell>
          <table:table-cell table:style-name="Table25.E5" office:value-type="string">
            <text:p text:style-name="Kód">raise</text:p>
          </table:table-cell>
        </table:table-row>
        <table:table-row table:style-name="Table25.1">
          <table:table-cell table:style-name="Table25.A2" office:value-type="string">
            <text:p text:style-name="Kód">None</text:p>
          </table:table-cell>
          <table:table-cell table:style-name="Table25.B2" office:value-type="string">
            <text:p text:style-name="Kód">from</text:p>
          </table:table-cell>
          <table:table-cell table:style-name="Table25.B2" office:value-type="string">
            <text:p text:style-name="Kód">with</text:p>
          </table:table-cell>
          <table:table-cell table:style-name="Table25.B2" office:value-type="string">
            <text:p text:style-name="Kód">else</text:p>
          </table:table-cell>
          <table:table-cell table:style-name="Table25.E2" office:value-type="string">
            <text:p text:style-name="Kód"/>
          </table:table-cell>
        </table:table-row>
        <table:table-row table:style-name="Table25.1">
          <table:table-cell table:style-name="Table25.A7" office:value-type="string">
            <text:p text:style-name="Kód">continue</text:p>
          </table:table-cell>
          <table:table-cell table:style-name="Table25.B7" office:value-type="string">
            <text:p text:style-name="Kód">nonlocal</text:p>
          </table:table-cell>
          <table:table-cell table:style-name="Table25.B7" office:value-type="string">
            <text:p text:style-name="Kód">as</text:p>
          </table:table-cell>
          <table:table-cell table:style-name="Table25.B7" office:value-type="string">
            <text:p text:style-name="Kód">import</text:p>
          </table:table-cell>
          <table:table-cell table:style-name="Table25.E7" office:value-type="string">
            <text:p text:style-name="Kód"/>
          </table:table-cell>
        </table:table-row>
      </table:table>
      <text:list xml:id="list960197079" text:continue-numbering="true" text:style-name="WW8Num7">
        <text:list-item>
          <text:list>
            <text:list-item>
              <text:p text:style-name="P141"><text:bookmark-start text:name="__RefHeading__10026_416150259"/>Haskell<text:bookmark-end text:name="__RefHeading__10026_416150259"/></text:p>
            </text:list-item>
          </text:list>
        </text:list-item>
      </text:list>
      <table:table table:name="Table26" table:style-name="Table26">
        <table:table-column table:style-name="Table26.A"/>
        <table:table-column table:style-name="Table26.B" table:number-columns-repeated="4"/>
        <table:table-row table:style-name="Table26.1">
          <table:table-cell table:style-name="Table26.A1" office:value-type="string">
            <text:p text:style-name="Kód">!</text:p>
          </table:table-cell>
          <table:table-cell table:style-name="Table26.B1" office:value-type="string">
            <text:p text:style-name="Kód">,</text:p>
          </table:table-cell>
          <table:table-cell table:style-name="Table26.B1" office:value-type="string">
            <text:p text:style-name="Kód">`</text:p>
          </table:table-cell>
          <table:table-cell table:style-name="Table26.B1" office:value-type="string">
            <text:p text:style-name="Kód">default</text:p>
          </table:table-cell>
          <table:table-cell table:style-name="Table26.E1" office:value-type="string">
            <text:p text:style-name="Kód">let, in</text:p>
          </table:table-cell>
        </table:table-row>
        <table:table-row table:style-name="Table26.1">
          <table:table-cell table:style-name="Table26.A2" office:value-type="string">
            <text:p text:style-name="Kód">'</text:p>
          </table:table-cell>
          <table:table-cell table:style-name="Table26.B2" office:value-type="string">
            <text:p text:style-name="Kód">=</text:p>
          </table:table-cell>
          <table:table-cell table:style-name="Table26.B2" office:value-type="string">
            <text:p text:style-name="Kód">{, }</text:p>
          </table:table-cell>
          <table:table-cell table:style-name="Table26.B2" office:value-type="string">
            <text:p text:style-name="Kód">deriving</text:p>
          </table:table-cell>
          <table:table-cell table:style-name="Table26.E2" office:value-type="string">
            <text:p text:style-name="Kód">mdo</text:p>
          </table:table-cell>
        </table:table-row>
        <table:table-row table:style-name="Table26.1">
          <table:table-cell table:style-name="Table26.A2" office:value-type="string">
            <text:p text:style-name="Kód">''</text:p>
          </table:table-cell>
          <table:table-cell table:style-name="Table26.B2" office:value-type="string">
            <text:p text:style-name="Kód">Err:510</text:p>
          </table:table-cell>
          <table:table-cell table:style-name="Table26.B2" office:value-type="string">
            <text:p text:style-name="Kód">{-, -}</text:p>
          </table:table-cell>
          <table:table-cell table:style-name="Table26.B2" office:value-type="string">
            <text:p text:style-name="Kód">deriving instance</text:p>
          </table:table-cell>
          <table:table-cell table:style-name="Table26.E2" office:value-type="string">
            <text:p text:style-name="Kód">module</text:p>
          </table:table-cell>
        </table:table-row>
        <table:table-row table:style-name="Table26.1">
          <table:table-cell table:style-name="Table26.A2" office:value-type="string">
            <text:p text:style-name="Kód">-</text:p>
          </table:table-cell>
          <table:table-cell table:style-name="Table26.B2" office:value-type="string">
            <text:p text:style-name="Kód">&gt;</text:p>
          </table:table-cell>
          <table:table-cell table:style-name="Table26.B2" office:value-type="string">
            <text:p text:style-name="Kód">|</text:p>
          </table:table-cell>
          <table:table-cell table:style-name="Table26.B2" office:value-type="string">
            <text:p text:style-name="Kód">do</text:p>
          </table:table-cell>
          <table:table-cell table:style-name="Table26.E2" office:value-type="string">
            <text:p text:style-name="Kód">newtype</text:p>
          </table:table-cell>
        </table:table-row>
        <table:table-row table:style-name="Table26.1">
          <table:table-cell table:style-name="Table26.A2" office:value-type="string">
            <text:p text:style-name="Kód">--</text:p>
          </table:table-cell>
          <table:table-cell table:style-name="Table26.B2" office:value-type="string">
            <text:p text:style-name="Kód">?</text:p>
          </table:table-cell>
          <table:table-cell table:style-name="Table26.B2" office:value-type="string">
            <text:p text:style-name="Kód">~</text:p>
          </table:table-cell>
          <table:table-cell table:style-name="Table26.B2" office:value-type="string">
            <text:p text:style-name="Kód">forall</text:p>
          </table:table-cell>
          <table:table-cell table:style-name="Table26.E2" office:value-type="string">
            <text:p text:style-name="Kód">proc</text:p>
          </table:table-cell>
        </table:table-row>
        <table:table-row table:style-name="Table26.1">
          <table:table-cell table:style-name="Table26.A2" office:value-type="string">
            <text:p text:style-name="Kód">-&lt;</text:p>
          </table:table-cell>
          <table:table-cell table:style-name="Table26.B2" office:value-type="string">
            <text:p text:style-name="Kód">#</text:p>
          </table:table-cell>
          <table:table-cell table:style-name="Table26.B2" office:value-type="string">
            <text:p text:style-name="Kód">as</text:p>
          </table:table-cell>
          <table:table-cell table:style-name="Table26.B2" office:value-type="string">
            <text:p text:style-name="Kód">foreign</text:p>
          </table:table-cell>
          <table:table-cell table:style-name="Table26.E2" office:value-type="string">
            <text:p text:style-name="Kód">qualified</text:p>
          </table:table-cell>
        </table:table-row>
        <table:table-row table:style-name="Table26.1">
          <table:table-cell table:style-name="Table26.A2" office:value-type="string">
            <text:p text:style-name="Kód">-&lt;&lt;</text:p>
          </table:table-cell>
          <table:table-cell table:style-name="Table26.B2" office:value-type="string">
            <text:p text:style-name="Kód">*</text:p>
          </table:table-cell>
          <table:table-cell table:style-name="Table26.B2" office:value-type="string">
            <text:p text:style-name="Kód">case, of</text:p>
          </table:table-cell>
          <table:table-cell table:style-name="Table26.B2" office:value-type="string">
            <text:p text:style-name="Kód">hiding</text:p>
          </table:table-cell>
          <table:table-cell table:style-name="Table26.E2" office:value-type="string">
            <text:p text:style-name="Kód">rec</text:p>
          </table:table-cell>
        </table:table-row>
        <table:table-row table:style-name="Table26.1">
          <table:table-cell table:style-name="Table26.A8" office:value-type="string">
            <text:p text:style-name="Kód">-&gt;</text:p>
          </table:table-cell>
          <table:table-cell table:style-name="Table26.B8" office:value-type="string">
            <text:p text:style-name="Kód">@</text:p>
          </table:table-cell>
          <table:table-cell table:style-name="Table26.B8" office:value-type="string">
            <text:p text:style-name="Kód">class</text:p>
          </table:table-cell>
          <table:table-cell table:style-name="Table26.B8" office:value-type="string">
            <text:p text:style-name="Kód">if, then, else</text:p>
          </table:table-cell>
          <table:table-cell table:style-name="Table26.E8" office:value-type="string">
            <text:p text:style-name="Kód">type</text:p>
          </table:table-cell>
        </table:table-row>
        <table:table-row table:style-name="Table26.1">
          <table:table-cell table:style-name="Table26.A2" office:value-type="string">
            <text:p text:style-name="Kód">::</text:p>
          </table:table-cell>
          <table:table-cell table:style-name="Table26.B2" office:value-type="string">
            <text:p text:style-name="Kód">[|, |]</text:p>
          </table:table-cell>
          <table:table-cell table:style-name="Table26.B2" office:value-type="string">
            <text:p text:style-name="Kód">data</text:p>
          </table:table-cell>
          <table:table-cell table:style-name="Table26.B2" office:value-type="string">
            <text:p text:style-name="Kód">import</text:p>
          </table:table-cell>
          <table:table-cell table:style-name="Table26.E2" office:value-type="string">
            <text:p text:style-name="Kód">type family</text:p>
          </table:table-cell>
        </table:table-row>
        <table:table-row table:style-name="Table26.1">
          <table:table-cell table:style-name="Table26.A2" office:value-type="string">
            <text:p text:style-name="Kód">;</text:p>
          </table:table-cell>
          <table:table-cell table:style-name="Table26.B2" office:value-type="string">
            <text:p text:style-name="Kód">\</text:p>
          </table:table-cell>
          <table:table-cell table:style-name="Table26.B2" office:value-type="string">
            <text:p text:style-name="Kód">data family</text:p>
          </table:table-cell>
          <table:table-cell table:style-name="Table26.B2" office:value-type="string">
            <text:p text:style-name="Kód">infix, infixl, infixr</text:p>
          </table:table-cell>
          <table:table-cell table:style-name="Table26.E2" office:value-type="string">
            <text:p text:style-name="Kód">type instance</text:p>
          </table:table-cell>
        </table:table-row>
        <table:table-row table:style-name="Table26.1">
          <table:table-cell table:style-name="Table26.A11" office:value-type="string">
            <text:p text:style-name="Kód">&lt;-</text:p>
          </table:table-cell>
          <table:table-cell table:style-name="Table26.B11" office:value-type="string">
            <text:p text:style-name="Kód">_</text:p>
          </table:table-cell>
          <table:table-cell table:style-name="Table26.B11" office:value-type="string">
            <text:p text:style-name="Kód">data instance</text:p>
          </table:table-cell>
          <table:table-cell table:style-name="Table26.B11" office:value-type="string">
            <text:p text:style-name="Kód">instance</text:p>
          </table:table-cell>
          <table:table-cell table:style-name="Table26.E11" office:value-type="string">
            <text:p text:style-name="Kód">where</text:p>
          </table:table-cell>
        </table:table-row>
      </table:table>
      <text:list xml:id="list1600508742" text:continue-numbering="true" text:style-name="WW8Num7">
        <text:list-item>
          <text:list>
            <text:list-item>
              <text:p text:style-name="P150"><text:bookmark-start text:name="__RefHeading__10561_416150259"/><text:soft-page-break/>C#<text:bookmark-end text:name="__RefHeading__10561_416150259"/></text:p>
            </text:list-item>
          </text:list>
        </text:list-item>
      </text:list>
      <table:table table:name="Table27" table:style-name="Table27">
        <table:table-column table:style-name="Table27.A"/>
        <table:table-column table:style-name="Table27.B" table:number-columns-repeated="4"/>
        <table:table-row table:style-name="Table27.1">
          <table:table-cell table:style-name="Table27.A1" office:value-type="string">
            <text:p text:style-name="Kód">abstract</text:p>
          </table:table-cell>
          <table:table-cell table:style-name="Table27.B1" office:value-type="string">
            <text:p text:style-name="Kód">do</text:p>
          </table:table-cell>
          <table:table-cell table:style-name="Table27.B1" office:value-type="string">
            <text:p text:style-name="Kód">in</text:p>
          </table:table-cell>
          <table:table-cell table:style-name="Table27.B1" office:value-type="string">
            <text:p text:style-name="Kód">protected</text:p>
          </table:table-cell>
          <table:table-cell table:style-name="Table27.E1" office:value-type="string">
            <text:p text:style-name="Kód">TRUE</text:p>
          </table:table-cell>
        </table:table-row>
        <table:table-row table:style-name="Table27.1">
          <table:table-cell table:style-name="Table27.A2" office:value-type="string">
            <text:p text:style-name="Kód">as</text:p>
          </table:table-cell>
          <table:table-cell table:style-name="Table27.B2" office:value-type="string">
            <text:p text:style-name="Kód">double</text:p>
          </table:table-cell>
          <table:table-cell table:style-name="Table27.B2" office:value-type="string">
            <text:p text:style-name="Kód">int</text:p>
          </table:table-cell>
          <table:table-cell table:style-name="Table27.B2" office:value-type="string">
            <text:p text:style-name="Kód">public</text:p>
          </table:table-cell>
          <table:table-cell table:style-name="Table27.E2" office:value-type="string">
            <text:p text:style-name="Kód">try</text:p>
          </table:table-cell>
        </table:table-row>
        <table:table-row table:style-name="Table27.1">
          <table:table-cell table:style-name="Table27.A2" office:value-type="string">
            <text:p text:style-name="Kód">base</text:p>
          </table:table-cell>
          <table:table-cell table:style-name="Table27.B2" office:value-type="string">
            <text:p text:style-name="Kód">else</text:p>
          </table:table-cell>
          <table:table-cell table:style-name="Table27.B2" office:value-type="string">
            <text:p text:style-name="Kód">interface</text:p>
          </table:table-cell>
          <table:table-cell table:style-name="Table27.B2" office:value-type="string">
            <text:p text:style-name="Kód">readonly</text:p>
          </table:table-cell>
          <table:table-cell table:style-name="Table27.E2" office:value-type="string">
            <text:p text:style-name="Kód">typeof</text:p>
          </table:table-cell>
        </table:table-row>
        <table:table-row table:style-name="Table27.1">
          <table:table-cell table:style-name="Table27.A2" office:value-type="string">
            <text:p text:style-name="Kód">bool</text:p>
          </table:table-cell>
          <table:table-cell table:style-name="Table27.B2" office:value-type="string">
            <text:p text:style-name="Kód">enum</text:p>
          </table:table-cell>
          <table:table-cell table:style-name="Table27.B2" office:value-type="string">
            <text:p text:style-name="Kód">internal</text:p>
          </table:table-cell>
          <table:table-cell table:style-name="Table27.B2" office:value-type="string">
            <text:p text:style-name="Kód">ref</text:p>
          </table:table-cell>
          <table:table-cell table:style-name="Table27.E2" office:value-type="string">
            <text:p text:style-name="Kód">uint</text:p>
          </table:table-cell>
        </table:table-row>
        <table:table-row table:style-name="Table27.1">
          <table:table-cell table:style-name="Table27.A2" office:value-type="string">
            <text:p text:style-name="Kód">break</text:p>
          </table:table-cell>
          <table:table-cell table:style-name="Table27.B2" office:value-type="string">
            <text:p text:style-name="Kód">event</text:p>
          </table:table-cell>
          <table:table-cell table:style-name="Table27.B2" office:value-type="string">
            <text:p text:style-name="Kód">is</text:p>
          </table:table-cell>
          <table:table-cell table:style-name="Table27.B2" office:value-type="string">
            <text:p text:style-name="Kód">return</text:p>
          </table:table-cell>
          <table:table-cell table:style-name="Table27.E2" office:value-type="string">
            <text:p text:style-name="Kód">ulong</text:p>
          </table:table-cell>
        </table:table-row>
        <table:table-row table:style-name="Table27.1">
          <table:table-cell table:style-name="Table27.A2" office:value-type="string">
            <text:p text:style-name="Kód">byte</text:p>
          </table:table-cell>
          <table:table-cell table:style-name="Table27.B2" office:value-type="string">
            <text:p text:style-name="Kód">explicit</text:p>
          </table:table-cell>
          <table:table-cell table:style-name="Table27.B2" office:value-type="string">
            <text:p text:style-name="Kód">lock</text:p>
          </table:table-cell>
          <table:table-cell table:style-name="Table27.B2" office:value-type="string">
            <text:p text:style-name="Kód">sbyte</text:p>
          </table:table-cell>
          <table:table-cell table:style-name="Table27.E2" office:value-type="string">
            <text:p text:style-name="Kód">unchecked</text:p>
          </table:table-cell>
        </table:table-row>
        <table:table-row table:style-name="Table27.1">
          <table:table-cell table:style-name="Table27.A2" office:value-type="string">
            <text:p text:style-name="Kód">case</text:p>
          </table:table-cell>
          <table:table-cell table:style-name="Table27.B2" office:value-type="string">
            <text:p text:style-name="Kód">extern</text:p>
          </table:table-cell>
          <table:table-cell table:style-name="Table27.B2" office:value-type="string">
            <text:p text:style-name="Kód">long</text:p>
          </table:table-cell>
          <table:table-cell table:style-name="Table27.B2" office:value-type="string">
            <text:p text:style-name="Kód">sealed</text:p>
          </table:table-cell>
          <table:table-cell table:style-name="Table27.E2" office:value-type="string">
            <text:p text:style-name="Kód">unsafe</text:p>
          </table:table-cell>
        </table:table-row>
        <table:table-row table:style-name="Table27.1">
          <table:table-cell table:style-name="Table27.A2" office:value-type="string">
            <text:p text:style-name="Kód">catch</text:p>
          </table:table-cell>
          <table:table-cell table:style-name="Table27.B2" office:value-type="string">
            <text:p text:style-name="Kód">FALSE</text:p>
          </table:table-cell>
          <table:table-cell table:style-name="Table27.B2" office:value-type="string">
            <text:p text:style-name="Kód">namespace</text:p>
          </table:table-cell>
          <table:table-cell table:style-name="Table27.B2" office:value-type="string">
            <text:p text:style-name="Kód">short</text:p>
          </table:table-cell>
          <table:table-cell table:style-name="Table27.E2" office:value-type="string">
            <text:p text:style-name="Kód">ushort</text:p>
          </table:table-cell>
        </table:table-row>
        <table:table-row table:style-name="Table27.1">
          <table:table-cell table:style-name="Table27.A2" office:value-type="string">
            <text:p text:style-name="Kód">char</text:p>
          </table:table-cell>
          <table:table-cell table:style-name="Table27.B2" office:value-type="string">
            <text:p text:style-name="Kód">finally</text:p>
          </table:table-cell>
          <table:table-cell table:style-name="Table27.B2" office:value-type="string">
            <text:p text:style-name="Kód">new</text:p>
          </table:table-cell>
          <table:table-cell table:style-name="Table27.B2" office:value-type="string">
            <text:p text:style-name="Kód">sizeof</text:p>
          </table:table-cell>
          <table:table-cell table:style-name="Table27.E2" office:value-type="string">
            <text:p text:style-name="Kód">using</text:p>
          </table:table-cell>
        </table:table-row>
        <table:table-row table:style-name="Table27.1">
          <table:table-cell table:style-name="Table27.A2" office:value-type="string">
            <text:p text:style-name="Kód">checked</text:p>
          </table:table-cell>
          <table:table-cell table:style-name="Table27.B2" office:value-type="string">
            <text:p text:style-name="Kód">fixed</text:p>
          </table:table-cell>
          <table:table-cell table:style-name="Table27.B2" office:value-type="string">
            <text:p text:style-name="Kód">null</text:p>
          </table:table-cell>
          <table:table-cell table:style-name="Table27.B2" office:value-type="string">
            <text:p text:style-name="Kód">stackalloc</text:p>
          </table:table-cell>
          <table:table-cell table:style-name="Table27.E2" office:value-type="string">
            <text:p text:style-name="Kód">virtual</text:p>
          </table:table-cell>
        </table:table-row>
        <table:table-row table:style-name="Table27.1">
          <table:table-cell table:style-name="Table27.A2" office:value-type="string">
            <text:p text:style-name="Kód">class</text:p>
          </table:table-cell>
          <table:table-cell table:style-name="Table27.B2" office:value-type="string">
            <text:p text:style-name="Kód">float</text:p>
          </table:table-cell>
          <table:table-cell table:style-name="Table27.B2" office:value-type="string">
            <text:p text:style-name="Kód">object</text:p>
          </table:table-cell>
          <table:table-cell table:style-name="Table27.B2" office:value-type="string">
            <text:p text:style-name="Kód">static</text:p>
          </table:table-cell>
          <table:table-cell table:style-name="Table27.E2" office:value-type="string">
            <text:p text:style-name="Kód">void</text:p>
          </table:table-cell>
        </table:table-row>
        <table:table-row table:style-name="Table27.1">
          <table:table-cell table:style-name="Table27.A2" office:value-type="string">
            <text:p text:style-name="Kód">const</text:p>
          </table:table-cell>
          <table:table-cell table:style-name="Table27.B2" office:value-type="string">
            <text:p text:style-name="Kód">for</text:p>
          </table:table-cell>
          <table:table-cell table:style-name="Table27.B2" office:value-type="string">
            <text:p text:style-name="Kód">operator</text:p>
          </table:table-cell>
          <table:table-cell table:style-name="Table27.B2" office:value-type="string">
            <text:p text:style-name="Kód">string</text:p>
          </table:table-cell>
          <table:table-cell table:style-name="Table27.E2" office:value-type="string">
            <text:p text:style-name="Kód">volatile</text:p>
          </table:table-cell>
        </table:table-row>
        <table:table-row table:style-name="Table27.1">
          <table:table-cell table:style-name="Table27.A2" office:value-type="string">
            <text:p text:style-name="Kód">continue</text:p>
          </table:table-cell>
          <table:table-cell table:style-name="Table27.B2" office:value-type="string">
            <text:p text:style-name="Kód">foreach</text:p>
          </table:table-cell>
          <table:table-cell table:style-name="Table27.B2" office:value-type="string">
            <text:p text:style-name="Kód">out</text:p>
          </table:table-cell>
          <table:table-cell table:style-name="Table27.B2" office:value-type="string">
            <text:p text:style-name="Kód">struct</text:p>
          </table:table-cell>
          <table:table-cell table:style-name="Table27.E2" office:value-type="string">
            <text:p text:style-name="Kód">while</text:p>
          </table:table-cell>
        </table:table-row>
        <table:table-row table:style-name="Table27.1">
          <table:table-cell table:style-name="Table27.A14" office:value-type="string">
            <text:p text:style-name="Kód">decimal</text:p>
          </table:table-cell>
          <table:table-cell table:style-name="Table27.B14" office:value-type="string">
            <text:p text:style-name="Kód">goto</text:p>
          </table:table-cell>
          <table:table-cell table:style-name="Table27.B14" office:value-type="string">
            <text:p text:style-name="Kód">override</text:p>
          </table:table-cell>
          <table:table-cell table:style-name="Table27.B14" office:value-type="string">
            <text:p text:style-name="Kód">switch</text:p>
          </table:table-cell>
          <table:table-cell table:style-name="Table27.E14" office:value-type="string">
            <text:p text:style-name="Kód"/>
          </table:table-cell>
        </table:table-row>
        <table:table-row table:style-name="Table27.1">
          <table:table-cell table:style-name="Table27.A2" office:value-type="string">
            <text:p text:style-name="Kód">default</text:p>
          </table:table-cell>
          <table:table-cell table:style-name="Table27.B2" office:value-type="string">
            <text:p text:style-name="Kód">if</text:p>
          </table:table-cell>
          <table:table-cell table:style-name="Table27.B2" office:value-type="string">
            <text:p text:style-name="Kód">params</text:p>
          </table:table-cell>
          <table:table-cell table:style-name="Table27.B2" office:value-type="string">
            <text:p text:style-name="Kód">this</text:p>
          </table:table-cell>
          <table:table-cell table:style-name="Table27.E2" office:value-type="string">
            <text:p text:style-name="Kód"/>
          </table:table-cell>
        </table:table-row>
        <table:table-row table:style-name="Table27.1">
          <table:table-cell table:style-name="Table27.A16" office:value-type="string">
            <text:p text:style-name="Kód">delegate</text:p>
          </table:table-cell>
          <table:table-cell table:style-name="Table27.B16" office:value-type="string">
            <text:p text:style-name="Kód">implicit</text:p>
          </table:table-cell>
          <table:table-cell table:style-name="Table27.B16" office:value-type="string">
            <text:p text:style-name="Kód">private</text:p>
          </table:table-cell>
          <table:table-cell table:style-name="Table27.B16" office:value-type="string">
            <text:p text:style-name="Kód">throw</text:p>
          </table:table-cell>
          <table:table-cell table:style-name="Table27.E16" office:value-type="string">
            <text:p text:style-name="Kód"/>
          </table:table-cell>
        </table:table-row>
      </table:table>
      <text:list xml:id="list1139579259" text:continue-numbering="true" text:style-name="WW8Num7">
        <text:list-item>
          <text:list>
            <text:list-item>
              <text:p text:style-name="P142"><text:bookmark-start text:name="__RefHeading__8882_416150259"/>Go<text:bookmark-end text:name="__RefHeading__8882_416150259"/></text:p>
            </text:list-item>
          </text:list>
        </text:list-item>
      </text:list>
      <table:table table:name="Table28" table:style-name="Table28">
        <table:table-column table:style-name="Table28.A"/>
        <table:table-column table:style-name="Table28.B" table:number-columns-repeated="4"/>
        <table:table-row table:style-name="Table28.1">
          <table:table-cell table:style-name="Table28.A1" office:value-type="string">
            <text:p text:style-name="Kód">break</text:p>
          </table:table-cell>
          <table:table-cell table:style-name="Table28.B1" office:value-type="string">
            <text:p text:style-name="Kód">case</text:p>
          </table:table-cell>
          <table:table-cell table:style-name="Table28.B1" office:value-type="string">
            <text:p text:style-name="Kód">chan</text:p>
          </table:table-cell>
          <table:table-cell table:style-name="Table28.B1" office:value-type="string">
            <text:p text:style-name="Kód">const</text:p>
          </table:table-cell>
          <table:table-cell table:style-name="Table28.E1" office:value-type="string">
            <text:p text:style-name="Kód">continue</text:p>
          </table:table-cell>
        </table:table-row>
        <table:table-row table:style-name="Table28.1">
          <table:table-cell table:style-name="Table28.A2" office:value-type="string">
            <text:p text:style-name="Kód">default</text:p>
          </table:table-cell>
          <table:table-cell table:style-name="Table28.B2" office:value-type="string">
            <text:p text:style-name="Kód">defer</text:p>
          </table:table-cell>
          <table:table-cell table:style-name="Table28.B2" office:value-type="string">
            <text:p text:style-name="Kód">else</text:p>
          </table:table-cell>
          <table:table-cell table:style-name="Table28.B2" office:value-type="string">
            <text:p text:style-name="Kód">fallthrough</text:p>
          </table:table-cell>
          <table:table-cell table:style-name="Table28.E2" office:value-type="string">
            <text:p text:style-name="Kód">for</text:p>
          </table:table-cell>
        </table:table-row>
        <table:table-row table:style-name="Table28.1">
          <table:table-cell table:style-name="Table28.A2" office:value-type="string">
            <text:p text:style-name="Kód">func</text:p>
          </table:table-cell>
          <table:table-cell table:style-name="Table28.B2" office:value-type="string">
            <text:p text:style-name="Kód">go</text:p>
          </table:table-cell>
          <table:table-cell table:style-name="Table28.B2" office:value-type="string">
            <text:p text:style-name="Kód">goto</text:p>
          </table:table-cell>
          <table:table-cell table:style-name="Table28.B2" office:value-type="string">
            <text:p text:style-name="Kód">if</text:p>
          </table:table-cell>
          <table:table-cell table:style-name="Table28.E2" office:value-type="string">
            <text:p text:style-name="Kód">import</text:p>
          </table:table-cell>
        </table:table-row>
        <table:table-row table:style-name="Table28.1">
          <table:table-cell table:style-name="Table28.A4" office:value-type="string">
            <text:p text:style-name="Kód">interface</text:p>
          </table:table-cell>
          <table:table-cell table:style-name="Table28.B4" office:value-type="string">
            <text:p text:style-name="Kód">map</text:p>
          </table:table-cell>
          <table:table-cell table:style-name="Table28.B4" office:value-type="string">
            <text:p text:style-name="Kód">package</text:p>
          </table:table-cell>
          <table:table-cell table:style-name="Table28.B4" office:value-type="string">
            <text:p text:style-name="Kód">range</text:p>
          </table:table-cell>
          <table:table-cell table:style-name="Table28.E4" office:value-type="string">
            <text:p text:style-name="Kód">return</text:p>
          </table:table-cell>
        </table:table-row>
        <table:table-row table:style-name="Table28.1">
          <table:table-cell table:style-name="Table28.A5" office:value-type="string">
            <text:p text:style-name="Kód">select</text:p>
          </table:table-cell>
          <table:table-cell table:style-name="Table28.B5" office:value-type="string">
            <text:p text:style-name="Kód">struct</text:p>
          </table:table-cell>
          <table:table-cell table:style-name="Table28.B5" office:value-type="string">
            <text:p text:style-name="Kód">switch</text:p>
          </table:table-cell>
          <table:table-cell table:style-name="Table28.B5" office:value-type="string">
            <text:p text:style-name="Kód">type</text:p>
          </table:table-cell>
          <table:table-cell table:style-name="Table28.E5" office:value-type="string">
            <text:p text:style-name="Kód">var</text:p>
          </table:table-cell>
        </table:table-row>
      </table:table>
      <text:list xml:id="list2172009241" text:continue-numbering="true" text:style-name="WW8Num7">
        <text:list-item>
          <text:list>
            <text:list-item>
              <text:p text:style-name="P143"><text:bookmark-start text:name="__RefHeading__10563_416150259"/><text:s/>PHP<text:bookmark-end text:name="__RefHeading__10563_416150259"/></text:p>
            </text:list-item>
          </text:list>
        </text:list-item>
      </text:list>
      <table:table table:name="Table29" table:style-name="Table29">
        <table:table-column table:style-name="Table29.A"/>
        <table:table-column table:style-name="Table29.B" table:number-columns-repeated="4"/>
        <table:table-row table:style-name="Table29.1">
          <table:table-cell table:style-name="Table29.A1" office:value-type="string">
            <text:p text:style-name="Kód">__halt_compiler()</text:p>
          </table:table-cell>
          <table:table-cell table:style-name="Table29.B1" office:value-type="string">
            <text:p text:style-name="Kód">default</text:p>
          </table:table-cell>
          <table:table-cell table:style-name="Table29.B1" office:value-type="string">
            <text:p text:style-name="Kód">exit()</text:p>
          </table:table-cell>
          <table:table-cell table:style-name="Table29.B1" office:value-type="string">
            <text:p text:style-name="Kód">insteadof</text:p>
          </table:table-cell>
          <table:table-cell table:style-name="Table29.E1" office:value-type="string">
            <text:p text:style-name="Kód">static</text:p>
          </table:table-cell>
        </table:table-row>
        <table:table-row table:style-name="Table29.1">
          <table:table-cell table:style-name="Table29.A2" office:value-type="string">
            <text:p text:style-name="Kód">abstract</text:p>
          </table:table-cell>
          <table:table-cell table:style-name="Table29.B2" office:value-type="string">
            <text:p text:style-name="Kód">die()</text:p>
          </table:table-cell>
          <table:table-cell table:style-name="Table29.B2" office:value-type="string">
            <text:p text:style-name="Kód">extends</text:p>
          </table:table-cell>
          <table:table-cell table:style-name="Table29.B2" office:value-type="string">
            <text:p text:style-name="Kód">interface</text:p>
          </table:table-cell>
          <table:table-cell table:style-name="Table29.E2" office:value-type="string">
            <text:p text:style-name="Kód">switch</text:p>
          </table:table-cell>
        </table:table-row>
        <table:table-row table:style-name="Table29.1">
          <table:table-cell table:style-name="Table29.A2" office:value-type="string">
            <text:p text:style-name="Kód">and</text:p>
          </table:table-cell>
          <table:table-cell table:style-name="Table29.B2" office:value-type="string">
            <text:p text:style-name="Kód">do</text:p>
          </table:table-cell>
          <table:table-cell table:style-name="Table29.B2" office:value-type="string">
            <text:p text:style-name="Kód">final</text:p>
          </table:table-cell>
          <table:table-cell table:style-name="Table29.B2" office:value-type="string">
            <text:p text:style-name="Kód">isset()</text:p>
          </table:table-cell>
          <table:table-cell table:style-name="Table29.E2" office:value-type="string">
            <text:p text:style-name="Kód">throw</text:p>
          </table:table-cell>
        </table:table-row>
        <table:table-row table:style-name="Table29.1">
          <table:table-cell table:style-name="Table29.A2" office:value-type="string">
            <text:p text:style-name="Kód">array()</text:p>
          </table:table-cell>
          <table:table-cell table:style-name="Table29.B2" office:value-type="string">
            <text:p text:style-name="Kód">echo</text:p>
          </table:table-cell>
          <table:table-cell table:style-name="Table29.B2" office:value-type="string">
            <text:p text:style-name="Kód">finally</text:p>
          </table:table-cell>
          <table:table-cell table:style-name="Table29.B2" office:value-type="string">
            <text:p text:style-name="Kód">list()</text:p>
          </table:table-cell>
          <table:table-cell table:style-name="Table29.E2" office:value-type="string">
            <text:p text:style-name="Kód">trait</text:p>
          </table:table-cell>
        </table:table-row>
        <table:table-row table:style-name="Table29.1">
          <table:table-cell table:style-name="Table29.A2" office:value-type="string">
            <text:p text:style-name="Kód">as</text:p>
          </table:table-cell>
          <table:table-cell table:style-name="Table29.B2" office:value-type="string">
            <text:p text:style-name="Kód">else</text:p>
          </table:table-cell>
          <table:table-cell table:style-name="Table29.B2" office:value-type="string">
            <text:p text:style-name="Kód">for</text:p>
          </table:table-cell>
          <table:table-cell table:style-name="Table29.B2" office:value-type="string">
            <text:p text:style-name="Kód">namespace</text:p>
          </table:table-cell>
          <table:table-cell table:style-name="Table29.E2" office:value-type="string">
            <text:p text:style-name="Kód">try</text:p>
          </table:table-cell>
        </table:table-row>
        <table:table-row table:style-name="Table29.1">
          <table:table-cell table:style-name="Table29.A2" office:value-type="string">
            <text:p text:style-name="Kód">break</text:p>
          </table:table-cell>
          <table:table-cell table:style-name="Table29.B2" office:value-type="string">
            <text:p text:style-name="Kód">elseif</text:p>
          </table:table-cell>
          <table:table-cell table:style-name="Table29.B2" office:value-type="string">
            <text:p text:style-name="Kód">foreach</text:p>
          </table:table-cell>
          <table:table-cell table:style-name="Table29.B2" office:value-type="string">
            <text:p text:style-name="Kód">new</text:p>
          </table:table-cell>
          <table:table-cell table:style-name="Table29.E2" office:value-type="string">
            <text:p text:style-name="Kód">unset()</text:p>
          </table:table-cell>
        </table:table-row>
        <table:table-row table:style-name="Table29.1">
          <table:table-cell table:style-name="Table29.A2" office:value-type="string">
            <text:p text:style-name="Kód">callable</text:p>
          </table:table-cell>
          <table:table-cell table:style-name="Table29.B2" office:value-type="string">
            <text:p text:style-name="Kód">empty()</text:p>
          </table:table-cell>
          <table:table-cell table:style-name="Table29.B2" office:value-type="string">
            <text:p text:style-name="Kód">function</text:p>
          </table:table-cell>
          <table:table-cell table:style-name="Table29.B2" office:value-type="string">
            <text:p text:style-name="Kód">or</text:p>
          </table:table-cell>
          <table:table-cell table:style-name="Table29.E2" office:value-type="string">
            <text:p text:style-name="Kód">use</text:p>
          </table:table-cell>
        </table:table-row>
        <table:table-row table:style-name="Table29.1">
          <table:table-cell table:style-name="Table29.A2" office:value-type="string">
            <text:p text:style-name="Kód">case</text:p>
          </table:table-cell>
          <table:table-cell table:style-name="Table29.B2" office:value-type="string">
            <text:p text:style-name="Kód">enddeclare</text:p>
          </table:table-cell>
          <table:table-cell table:style-name="Table29.B2" office:value-type="string">
            <text:p text:style-name="Kód">global</text:p>
          </table:table-cell>
          <table:table-cell table:style-name="Table29.B2" office:value-type="string">
            <text:p text:style-name="Kód">print</text:p>
          </table:table-cell>
          <table:table-cell table:style-name="Table29.E2" office:value-type="string">
            <text:p text:style-name="Kód">var</text:p>
          </table:table-cell>
        </table:table-row>
        <table:table-row table:style-name="Table29.1">
          <table:table-cell table:style-name="Table29.A2" office:value-type="string">
            <text:p text:style-name="Kód">catch</text:p>
          </table:table-cell>
          <table:table-cell table:style-name="Table29.B2" office:value-type="string">
            <text:p text:style-name="Kód">endfor</text:p>
          </table:table-cell>
          <table:table-cell table:style-name="Table29.B2" office:value-type="string">
            <text:p text:style-name="Kód">goto</text:p>
          </table:table-cell>
          <table:table-cell table:style-name="Table29.B2" office:value-type="string">
            <text:p text:style-name="Kód">private</text:p>
          </table:table-cell>
          <table:table-cell table:style-name="Table29.E2" office:value-type="string">
            <text:p text:style-name="Kód">while</text:p>
          </table:table-cell>
        </table:table-row>
        <table:table-row table:style-name="Table29.1">
          <table:table-cell table:style-name="Table29.A2" office:value-type="string">
            <text:p text:style-name="Kód">class</text:p>
          </table:table-cell>
          <table:table-cell table:style-name="Table29.B2" office:value-type="string">
            <text:p text:style-name="Kód">endforeach</text:p>
          </table:table-cell>
          <table:table-cell table:style-name="Table29.B2" office:value-type="string">
            <text:p text:style-name="Kód">if</text:p>
          </table:table-cell>
          <table:table-cell table:style-name="Table29.B2" office:value-type="string">
            <text:p text:style-name="Kód">protected</text:p>
          </table:table-cell>
          <table:table-cell table:style-name="Table29.E2" office:value-type="string">
            <text:p text:style-name="Kód">xor</text:p>
          </table:table-cell>
        </table:table-row>
        <table:table-row table:style-name="Table29.1">
          <table:table-cell table:style-name="Table29.A2" office:value-type="string">
            <text:p text:style-name="Kód">clone</text:p>
          </table:table-cell>
          <table:table-cell table:style-name="Table29.B2" office:value-type="string">
            <text:p text:style-name="Kód">endif</text:p>
          </table:table-cell>
          <table:table-cell table:style-name="Table29.B2" office:value-type="string">
            <text:p text:style-name="Kód">implements</text:p>
          </table:table-cell>
          <table:table-cell table:style-name="Table29.B2" office:value-type="string">
            <text:p text:style-name="Kód">public</text:p>
          </table:table-cell>
          <table:table-cell table:style-name="Table29.E2" office:value-type="string">
            <text:p text:style-name="Kód">yield</text:p>
          </table:table-cell>
        </table:table-row>
        <table:table-row table:style-name="Table29.1">
          <table:table-cell table:style-name="Table29.A2" office:value-type="string">
            <text:p text:style-name="Kód">const</text:p>
          </table:table-cell>
          <table:table-cell table:style-name="Table29.B2" office:value-type="string">
            <text:p text:style-name="Kód">endswitch</text:p>
          </table:table-cell>
          <table:table-cell table:style-name="Table29.B2" office:value-type="string">
            <text:p text:style-name="Kód">include</text:p>
          </table:table-cell>
          <table:table-cell table:style-name="Table29.B2" office:value-type="string">
            <text:p text:style-name="Kód">require</text:p>
          </table:table-cell>
          <table:table-cell table:style-name="Table29.E2" office:value-type="string">
            <text:p text:style-name="Kód"/>
          </table:table-cell>
        </table:table-row>
        <table:table-row table:style-name="Table29.1">
          <table:table-cell table:style-name="Table29.A2" office:value-type="string">
            <text:p text:style-name="Kód">continue</text:p>
          </table:table-cell>
          <table:table-cell table:style-name="Table29.B2" office:value-type="string">
            <text:p text:style-name="Kód">endwhile</text:p>
          </table:table-cell>
          <table:table-cell table:style-name="Table29.B2" office:value-type="string">
            <text:p text:style-name="Kód">include_once</text:p>
          </table:table-cell>
          <table:table-cell table:style-name="Table29.B2" office:value-type="string">
            <text:p text:style-name="Kód">require_once</text:p>
          </table:table-cell>
          <table:table-cell table:style-name="Table29.E2" office:value-type="string">
            <text:p text:style-name="Kód"/>
          </table:table-cell>
        </table:table-row>
        <table:table-row table:style-name="Table29.1">
          <table:table-cell table:style-name="Table29.A14" office:value-type="string">
            <text:p text:style-name="Kód">declare</text:p>
          </table:table-cell>
          <table:table-cell table:style-name="Table29.B14" office:value-type="string">
            <text:p text:style-name="Kód">eval()</text:p>
          </table:table-cell>
          <table:table-cell table:style-name="Table29.B14" office:value-type="string">
            <text:p text:style-name="Kód">instanceof</text:p>
          </table:table-cell>
          <table:table-cell table:style-name="Table29.B14" office:value-type="string">
            <text:p text:style-name="Kód">return</text:p>
          </table:table-cell>
          <table:table-cell table:style-name="Table29.E14" office:value-type="string">
            <text:p text:style-name="Kód"/>
          </table:table-cell>
        </table:table-row>
      </table:table>
      <text:list xml:id="list1017236059" text:continue-numbering="true" text:style-name="WW8Num7">
        <text:list-item>
          <text:list>
            <text:list-item>
              <text:p text:style-name="P144"><text:bookmark-start text:name="__RefHeading__11087_416150259"/><text:soft-page-break/><text:s/>SQL – SQLite<text:bookmark-end text:name="__RefHeading__11087_416150259"/></text:p>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Kód">ABORT</text:p>
          </table:table-cell>
          <table:table-cell table:style-name="Table19.B1" office:value-type="string">
            <text:p text:style-name="Kód">CREATE</text:p>
          </table:table-cell>
          <table:table-cell table:style-name="Table19.B1" office:value-type="string">
            <text:p text:style-name="Kód">FROM</text:p>
          </table:table-cell>
          <table:table-cell table:style-name="Table19.B1" office:value-type="string">
            <text:p text:style-name="Kód">NATURAL</text:p>
          </table:table-cell>
          <table:table-cell table:style-name="Table19.E1" office:value-type="string">
            <text:p text:style-name="Kód">ROLLBACK</text:p>
          </table:table-cell>
        </table:table-row>
        <table:table-row table:style-name="Table19.1">
          <table:table-cell table:style-name="Table19.A2" office:value-type="string">
            <text:p text:style-name="Kód">ACTION</text:p>
          </table:table-cell>
          <table:table-cell table:style-name="Table19.B2" office:value-type="string">
            <text:p text:style-name="Kód">CROSS</text:p>
          </table:table-cell>
          <table:table-cell table:style-name="Table19.B2" office:value-type="string">
            <text:p text:style-name="Kód">FULL</text:p>
          </table:table-cell>
          <table:table-cell table:style-name="Table19.B2" office:value-type="string">
            <text:p text:style-name="Kód">NO</text:p>
          </table:table-cell>
          <table:table-cell table:style-name="Table19.E2" office:value-type="string">
            <text:p text:style-name="Kód">ROW</text:p>
          </table:table-cell>
        </table:table-row>
        <table:table-row table:style-name="Table19.1">
          <table:table-cell table:style-name="Table19.A2" office:value-type="string">
            <text:p text:style-name="Kód">ADD</text:p>
          </table:table-cell>
          <table:table-cell table:style-name="Table19.B2" office:value-type="string">
            <text:p text:style-name="Kód">CURRENT_DATE</text:p>
          </table:table-cell>
          <table:table-cell table:style-name="Table19.B2" office:value-type="string">
            <text:p text:style-name="Kód">GLOB</text:p>
          </table:table-cell>
          <table:table-cell table:style-name="Table19.B2" office:value-type="string">
            <text:p text:style-name="Kód">NOT</text:p>
          </table:table-cell>
          <table:table-cell table:style-name="Table19.E2" office:value-type="string">
            <text:p text:style-name="Kód">SAVEPOINT</text:p>
          </table:table-cell>
        </table:table-row>
        <table:table-row table:style-name="Table19.1">
          <table:table-cell table:style-name="Table19.A2" office:value-type="string">
            <text:p text:style-name="Kód">AFTER</text:p>
          </table:table-cell>
          <table:table-cell table:style-name="Table19.B2" office:value-type="string">
            <text:p text:style-name="Kód">CURRENT_TIME</text:p>
          </table:table-cell>
          <table:table-cell table:style-name="Table19.B2" office:value-type="string">
            <text:p text:style-name="Kód">GROUP</text:p>
          </table:table-cell>
          <table:table-cell table:style-name="Table19.B2" office:value-type="string">
            <text:p text:style-name="Kód">NOTNULL</text:p>
          </table:table-cell>
          <table:table-cell table:style-name="Table19.E2" office:value-type="string">
            <text:p text:style-name="Kód">SELECT</text:p>
          </table:table-cell>
        </table:table-row>
        <table:table-row table:style-name="Table19.1">
          <table:table-cell table:style-name="Table19.A5" office:value-type="string">
            <text:p text:style-name="Kód">ALL</text:p>
          </table:table-cell>
          <table:table-cell table:style-name="Table19.B5" office:value-type="string">
            <text:p text:style-name="Kód">CURRENT_TIMESTAMP</text:p>
          </table:table-cell>
          <table:table-cell table:style-name="Table19.B5" office:value-type="string">
            <text:p text:style-name="Kód">HAVING</text:p>
          </table:table-cell>
          <table:table-cell table:style-name="Table19.B5" office:value-type="string">
            <text:p text:style-name="Kód">NULL</text:p>
          </table:table-cell>
          <table:table-cell table:style-name="Table19.E5" office:value-type="string">
            <text:p text:style-name="Kód">SET</text:p>
          </table:table-cell>
        </table:table-row>
        <table:table-row table:style-name="Table19.1">
          <table:table-cell table:style-name="Table19.A2" office:value-type="string">
            <text:p text:style-name="Kód">ALTER</text:p>
          </table:table-cell>
          <table:table-cell table:style-name="Table19.B2" office:value-type="string">
            <text:p text:style-name="Kód">DATABASE</text:p>
          </table:table-cell>
          <table:table-cell table:style-name="Table19.B2" office:value-type="string">
            <text:p text:style-name="Kód">IF</text:p>
          </table:table-cell>
          <table:table-cell table:style-name="Table19.B2" office:value-type="string">
            <text:p text:style-name="Kód">OF</text:p>
          </table:table-cell>
          <table:table-cell table:style-name="Table19.E2" office:value-type="string">
            <text:p text:style-name="Kód">TABLE</text:p>
          </table:table-cell>
        </table:table-row>
        <table:table-row table:style-name="Table19.1">
          <table:table-cell table:style-name="Table19.A2" office:value-type="string">
            <text:p text:style-name="Kód">ANALYZE</text:p>
          </table:table-cell>
          <table:table-cell table:style-name="Table19.B2" office:value-type="string">
            <text:p text:style-name="Kód">DEFAULT</text:p>
          </table:table-cell>
          <table:table-cell table:style-name="Table19.B2" office:value-type="string">
            <text:p text:style-name="Kód">IGNORE</text:p>
          </table:table-cell>
          <table:table-cell table:style-name="Table19.B2" office:value-type="string">
            <text:p text:style-name="Kód">OFFSET</text:p>
          </table:table-cell>
          <table:table-cell table:style-name="Table19.E2" office:value-type="string">
            <text:p text:style-name="Kód">TEMP</text:p>
          </table:table-cell>
        </table:table-row>
        <table:table-row table:style-name="Table19.1">
          <table:table-cell table:style-name="Table19.A2" office:value-type="string">
            <text:p text:style-name="Kód">AND</text:p>
          </table:table-cell>
          <table:table-cell table:style-name="Table19.B2" office:value-type="string">
            <text:p text:style-name="Kód">DEFERRABLE</text:p>
          </table:table-cell>
          <table:table-cell table:style-name="Table19.B2" office:value-type="string">
            <text:p text:style-name="Kód">IMMEDIATE</text:p>
          </table:table-cell>
          <table:table-cell table:style-name="Table19.B2" office:value-type="string">
            <text:p text:style-name="Kód">ON</text:p>
          </table:table-cell>
          <table:table-cell table:style-name="Table19.E2" office:value-type="string">
            <text:p text:style-name="Kód">TEMPORARY</text:p>
          </table:table-cell>
        </table:table-row>
        <table:table-row table:style-name="Table19.1">
          <table:table-cell table:style-name="Table19.A2" office:value-type="string">
            <text:p text:style-name="Kód">AS</text:p>
          </table:table-cell>
          <table:table-cell table:style-name="Table19.B2" office:value-type="string">
            <text:p text:style-name="Kód">DEFERRED</text:p>
          </table:table-cell>
          <table:table-cell table:style-name="Table19.B2" office:value-type="string">
            <text:p text:style-name="Kód">IN</text:p>
          </table:table-cell>
          <table:table-cell table:style-name="Table19.B2" office:value-type="string">
            <text:p text:style-name="Kód">OR</text:p>
          </table:table-cell>
          <table:table-cell table:style-name="Table19.E2" office:value-type="string">
            <text:p text:style-name="Kód">THEN</text:p>
          </table:table-cell>
        </table:table-row>
        <table:table-row table:style-name="Table19.1">
          <table:table-cell table:style-name="Table19.A2" office:value-type="string">
            <text:p text:style-name="Kód">ASC</text:p>
          </table:table-cell>
          <table:table-cell table:style-name="Table19.B2" office:value-type="string">
            <text:p text:style-name="Kód">DELETE</text:p>
          </table:table-cell>
          <table:table-cell table:style-name="Table19.B2" office:value-type="string">
            <text:p text:style-name="Kód">INDEX</text:p>
          </table:table-cell>
          <table:table-cell table:style-name="Table19.B2" office:value-type="string">
            <text:p text:style-name="Kód">ORDER</text:p>
          </table:table-cell>
          <table:table-cell table:style-name="Table19.E2" office:value-type="string">
            <text:p text:style-name="Kód">TO</text:p>
          </table:table-cell>
        </table:table-row>
        <table:table-row table:style-name="Table19.1">
          <table:table-cell table:style-name="Table19.A2" office:value-type="string">
            <text:p text:style-name="Kód">ATTACH</text:p>
          </table:table-cell>
          <table:table-cell table:style-name="Table19.B2" office:value-type="string">
            <text:p text:style-name="P80">AUTOINCREMENT</text:p>
          </table:table-cell>
          <table:table-cell table:style-name="Table19.B2" office:value-type="string">
            <text:p text:style-name="Kód">INDEXED</text:p>
          </table:table-cell>
          <table:table-cell table:style-name="Table19.B2" office:value-type="string">
            <text:p text:style-name="Kód">OUTER</text:p>
          </table:table-cell>
          <table:table-cell table:style-name="Table19.E2" office:value-type="string">
            <text:p text:style-name="Kód">TRANSACTION</text:p>
          </table:table-cell>
        </table:table-row>
        <table:table-row table:style-name="Table19.1">
          <table:table-cell table:style-name="Table19.A2" office:value-type="string">
            <text:p text:style-name="P80">DESC</text:p>
          </table:table-cell>
          <table:table-cell table:style-name="Table19.B2" office:value-type="string">
            <text:p text:style-name="Kód">DETACH</text:p>
          </table:table-cell>
          <table:table-cell table:style-name="Table19.B2" office:value-type="string">
            <text:p text:style-name="Kód">INITIALLY</text:p>
          </table:table-cell>
          <table:table-cell table:style-name="Table19.B2" office:value-type="string">
            <text:p text:style-name="Kód">PLAN</text:p>
          </table:table-cell>
          <table:table-cell table:style-name="Table19.E2" office:value-type="string">
            <text:p text:style-name="Kód">TRIGGER</text:p>
          </table:table-cell>
        </table:table-row>
        <table:table-row table:style-name="Table19.1">
          <table:table-cell table:style-name="Table19.A2" office:value-type="string">
            <text:p text:style-name="Kód">BEFORE</text:p>
          </table:table-cell>
          <table:table-cell table:style-name="Table19.B2" office:value-type="string">
            <text:p text:style-name="Kód">DISTINCT</text:p>
          </table:table-cell>
          <table:table-cell table:style-name="Table19.B2" office:value-type="string">
            <text:p text:style-name="Kód">INNER</text:p>
          </table:table-cell>
          <table:table-cell table:style-name="Table19.B2" office:value-type="string">
            <text:p text:style-name="Kód">PRAGMA</text:p>
          </table:table-cell>
          <table:table-cell table:style-name="Table19.E2" office:value-type="string">
            <text:p text:style-name="Kód">UNION</text:p>
          </table:table-cell>
        </table:table-row>
        <table:table-row table:style-name="Table19.1">
          <table:table-cell table:style-name="Table19.A2" office:value-type="string">
            <text:p text:style-name="Kód">BEGIN</text:p>
          </table:table-cell>
          <table:table-cell table:style-name="Table19.B2" office:value-type="string">
            <text:p text:style-name="Kód">DROP</text:p>
          </table:table-cell>
          <table:table-cell table:style-name="Table19.B2" office:value-type="string">
            <text:p text:style-name="Kód">INSERT</text:p>
          </table:table-cell>
          <table:table-cell table:style-name="Table19.B2" office:value-type="string">
            <text:p text:style-name="Kód">PRIMARY</text:p>
          </table:table-cell>
          <table:table-cell table:style-name="Table19.E2" office:value-type="string">
            <text:p text:style-name="Kód">UNIQUE</text:p>
          </table:table-cell>
        </table:table-row>
        <table:table-row table:style-name="Table19.1">
          <table:table-cell table:style-name="Table19.A2" office:value-type="string">
            <text:p text:style-name="Kód">BETWEEN</text:p>
          </table:table-cell>
          <table:table-cell table:style-name="Table19.B2" office:value-type="string">
            <text:p text:style-name="Kód">EACH</text:p>
          </table:table-cell>
          <table:table-cell table:style-name="Table19.B2" office:value-type="string">
            <text:p text:style-name="Kód">INSTEAD</text:p>
          </table:table-cell>
          <table:table-cell table:style-name="Table19.B2" office:value-type="string">
            <text:p text:style-name="Kód">QUERY</text:p>
          </table:table-cell>
          <table:table-cell table:style-name="Table19.E2" office:value-type="string">
            <text:p text:style-name="Kód">UPDATE</text:p>
          </table:table-cell>
        </table:table-row>
        <table:table-row table:style-name="Table19.1">
          <table:table-cell table:style-name="Table19.A2" office:value-type="string">
            <text:p text:style-name="Kód">BY</text:p>
          </table:table-cell>
          <table:table-cell table:style-name="Table19.B2" office:value-type="string">
            <text:p text:style-name="Kód">ELSE</text:p>
          </table:table-cell>
          <table:table-cell table:style-name="Table19.B2" office:value-type="string">
            <text:p text:style-name="Kód">INTERSECT</text:p>
          </table:table-cell>
          <table:table-cell table:style-name="Table19.B2" office:value-type="string">
            <text:p text:style-name="Kód">RAISE</text:p>
          </table:table-cell>
          <table:table-cell table:style-name="Table19.E2" office:value-type="string">
            <text:p text:style-name="Kód">USING</text:p>
          </table:table-cell>
        </table:table-row>
        <table:table-row table:style-name="Table19.1">
          <table:table-cell table:style-name="Table19.A2" office:value-type="string">
            <text:p text:style-name="Kód">CASCADE</text:p>
          </table:table-cell>
          <table:table-cell table:style-name="Table19.B2" office:value-type="string">
            <text:p text:style-name="Kód">END</text:p>
          </table:table-cell>
          <table:table-cell table:style-name="Table19.B2" office:value-type="string">
            <text:p text:style-name="Kód">INTO</text:p>
          </table:table-cell>
          <table:table-cell table:style-name="Table19.B2" office:value-type="string">
            <text:p text:style-name="Kód">RECURSIVE</text:p>
          </table:table-cell>
          <table:table-cell table:style-name="Table19.E2" office:value-type="string">
            <text:p text:style-name="Kód">VACUUM</text:p>
          </table:table-cell>
        </table:table-row>
        <table:table-row table:style-name="Table19.1">
          <table:table-cell table:style-name="Table19.A2" office:value-type="string">
            <text:p text:style-name="Kód">CASE</text:p>
          </table:table-cell>
          <table:table-cell table:style-name="Table19.B2" office:value-type="string">
            <text:p text:style-name="P81">REFERENCES</text:p>
          </table:table-cell>
          <table:table-cell table:style-name="Table19.B2" office:value-type="string">
            <text:p text:style-name="Kód">IS</text:p>
          </table:table-cell>
          <table:table-cell table:style-name="Table19.B2" office:value-type="string">
            <text:p text:style-name="P81">ESCAPE</text:p>
          </table:table-cell>
          <table:table-cell table:style-name="Table19.E2" office:value-type="string">
            <text:p text:style-name="Kód">VALUES</text:p>
          </table:table-cell>
        </table:table-row>
        <table:table-row table:style-name="Table19.1">
          <table:table-cell table:style-name="Table19.A2" office:value-type="string">
            <text:p text:style-name="Kód">CAST</text:p>
          </table:table-cell>
          <table:table-cell table:style-name="Table19.B2" office:value-type="string">
            <text:p text:style-name="Kód">EXCEPT</text:p>
          </table:table-cell>
          <table:table-cell table:style-name="Table19.B2" office:value-type="string">
            <text:p text:style-name="Kód">ISNULL</text:p>
          </table:table-cell>
          <table:table-cell table:style-name="Table19.B2" office:value-type="string">
            <text:p text:style-name="Kód">REGEXP</text:p>
          </table:table-cell>
          <table:table-cell table:style-name="Table19.E2" office:value-type="string">
            <text:p text:style-name="Kód">VIEW</text:p>
          </table:table-cell>
        </table:table-row>
        <table:table-row table:style-name="Table19.1">
          <table:table-cell table:style-name="Table19.A2" office:value-type="string">
            <text:p text:style-name="Kód">CHECK</text:p>
          </table:table-cell>
          <table:table-cell table:style-name="Table19.B2" office:value-type="string">
            <text:p text:style-name="Kód">EXCLUSIVE</text:p>
          </table:table-cell>
          <table:table-cell table:style-name="Table19.B2" office:value-type="string">
            <text:p text:style-name="Kód">JOIN</text:p>
          </table:table-cell>
          <table:table-cell table:style-name="Table19.B2" office:value-type="string">
            <text:p text:style-name="Kód">REINDEX</text:p>
          </table:table-cell>
          <table:table-cell table:style-name="Table19.E2" office:value-type="string">
            <text:p text:style-name="Kód">VIRTUAL</text:p>
          </table:table-cell>
        </table:table-row>
        <table:table-row table:style-name="Table19.1">
          <table:table-cell table:style-name="Table19.A2" office:value-type="string">
            <text:p text:style-name="Kód">COLLATE</text:p>
          </table:table-cell>
          <table:table-cell table:style-name="Table19.B2" office:value-type="string">
            <text:p text:style-name="Kód">EXISTS</text:p>
          </table:table-cell>
          <table:table-cell table:style-name="Table19.B2" office:value-type="string">
            <text:p text:style-name="Kód">KEY</text:p>
          </table:table-cell>
          <table:table-cell table:style-name="Table19.B2" office:value-type="string">
            <text:p text:style-name="Kód">RELEASE</text:p>
          </table:table-cell>
          <table:table-cell table:style-name="Table19.E2" office:value-type="string">
            <text:p text:style-name="Kód">WHEN</text:p>
          </table:table-cell>
        </table:table-row>
        <table:table-row table:style-name="Table19.1">
          <table:table-cell table:style-name="Table19.A2" office:value-type="string">
            <text:p text:style-name="Kód">COLUMN</text:p>
          </table:table-cell>
          <table:table-cell table:style-name="Table19.B2" office:value-type="string">
            <text:p text:style-name="Kód">EXPLAIN</text:p>
          </table:table-cell>
          <table:table-cell table:style-name="Table19.B2" office:value-type="string">
            <text:p text:style-name="Kód">LEFT</text:p>
          </table:table-cell>
          <table:table-cell table:style-name="Table19.B2" office:value-type="string">
            <text:p text:style-name="Kód">RENAME</text:p>
          </table:table-cell>
          <table:table-cell table:style-name="Table19.E2" office:value-type="string">
            <text:p text:style-name="Kód">WHERE</text:p>
          </table:table-cell>
        </table:table-row>
        <table:table-row table:style-name="Table19.1">
          <table:table-cell table:style-name="Table19.A2" office:value-type="string">
            <text:p text:style-name="Kód">COMMIT</text:p>
          </table:table-cell>
          <table:table-cell table:style-name="Table19.B2" office:value-type="string">
            <text:p text:style-name="Kód">FAIL</text:p>
          </table:table-cell>
          <table:table-cell table:style-name="Table19.B2" office:value-type="string">
            <text:p text:style-name="Kód">LIKE</text:p>
          </table:table-cell>
          <table:table-cell table:style-name="Table19.B2" office:value-type="string">
            <text:p text:style-name="Kód">REPLACE</text:p>
          </table:table-cell>
          <table:table-cell table:style-name="Table19.E2" office:value-type="string">
            <text:p text:style-name="Kód">WITH</text:p>
          </table:table-cell>
        </table:table-row>
        <table:table-row table:style-name="Table19.1">
          <table:table-cell table:style-name="Table19.A2" office:value-type="string">
            <text:p text:style-name="Kód">CONFLICT</text:p>
          </table:table-cell>
          <table:table-cell table:style-name="Table19.B2" office:value-type="string">
            <text:p text:style-name="Kód">FOR</text:p>
          </table:table-cell>
          <table:table-cell table:style-name="Table19.B2" office:value-type="string">
            <text:p text:style-name="Kód">LIMIT</text:p>
          </table:table-cell>
          <table:table-cell table:style-name="Table19.B2" office:value-type="string">
            <text:p text:style-name="Kód">RESTRICT</text:p>
          </table:table-cell>
          <table:table-cell table:style-name="Table19.E2" office:value-type="string">
            <text:p text:style-name="Kód"/>
          </table:table-cell>
        </table:table-row>
        <table:table-row table:style-name="Table19.1">
          <table:table-cell table:style-name="Table19.A25" office:value-type="string">
            <text:p text:style-name="Kód">CONSTRAINT</text:p>
          </table:table-cell>
          <table:table-cell table:style-name="Table19.B25" office:value-type="string">
            <text:p text:style-name="Kód">FOREIGN</text:p>
          </table:table-cell>
          <table:table-cell table:style-name="Table19.B25" office:value-type="string">
            <text:p text:style-name="Kód">MATCH</text:p>
          </table:table-cell>
          <table:table-cell table:style-name="Table19.B25" office:value-type="string">
            <text:p text:style-name="Kód">RIGHT</text:p>
          </table:table-cell>
          <table:table-cell table:style-name="Table19.E25" office:value-type="string">
            <text:p text:style-name="Kód"/>
          </table:table-cell>
        </table:table-row>
      </table:table>
      <text:p text:style-name="P42"/>
      <text:list xml:id="list1888426873" text:continue-numbering="true" text:style-name="WW8Num7">
        <text:list-item>
          <text:p text:style-name="Nadpis_20_Kapitoly"><text:bookmark-start text:name="__RefHeading__4028_416150259"/>Záver<text:bookmark-end text:name="__RefHeading__4028_416150259"/></text:p>
        </text:list-item>
      </text:list>
      <text:p text:style-name="P17">V tejto práci sme ukázali akým spôsobom súvysia definície gramatiky jazyka a konfigurácie systémov zvýrazňovania syntaxe. Ukázali sme tiež, že vykonávať <text:s/>zvýrazňovanie syntaxe na základe definície gramatiky nie je triviálna úloha.</text:p>
      <text:p text:style-name="P17">Pozreli sme sa na metódu spracovania regulárnych výrazov do reprezentácie deterministického konečného automatu. V práci sme vysvetlili, prečo takáto reprezentácia nám má umožniť zvýšiť presnosť zvýrazňovania syntaxe. Tento systém sme však neimplementoval, pretože ďaleko presahoval rozsah práce.</text:p>
      <text:p text:style-name="P17">Z implementácie boli tiež vynechané editori Notepad++ a CodeMirror a tiež nástroj Pigments. Tieto implementácie by mohli byť témou nadvezujúcich prác.</text:p>
      <text:list xml:id="list1370175966" text:continue-numbering="true" text:style-name="WW8Num7">
        <text:list-header>
          <text:p text:style-name="P131"><text:bookmark-start text:name="__RefHeading__4030_416150259"/>Zoznam použitej literatúry<text:bookmark-end text:name="__RefHeading__4030_416150259"/></text:p>
        </text:list-header>
      </text:list>
      <text:list xml:id="list7882631507845036550" text:style-name="WW8Num3">
        <text:list-item>
          <text:p text:style-name="P164"><text:span text:style-name="T110">ROVAN, Branislav – FORIŠEK, Michal</text:span>: <text:span text:style-name="T110">Formálne Jazyky a Automaty</text:span><text:span text:style-name="T132">. </text:span><text:span text:style-name="T110">Košice </text:span>: TU-FEI, 200<text:span text:style-name="T110">8</text:span>. <text:span text:style-name="T132">88 str.</text:span></text:p>
        </text:list-item>
        <text:list-item>
          <text:p text:style-name="P165"><text:span text:style-name="T110">PORUB</text:span><text:span text:style-name="T111">ÄN, Jaroslav: Návrh a implementácia počítačových jazykov, Košice</text:span> : TU-FEI, 200<text:span text:style-name="T110">8</text:span>. <text:span text:style-name="T133">124 str.</text:span></text:p>
        </text:list-item>
        <text:list-item>
          <text:p text:style-name="P165"><text:span text:style-name="T110">Dokumentácia editoru Gedit [online].</text:span> Dostupné na internete: &lt;<text:a xlink:type="simple" xlink:href="https://wiki.gnome.org/action/show/Projects/GtkSourceView">https://wiki.gnome.org/action/show/Projects/GtkSourceView</text:a>&gt;.</text:p>
        </text:list-item>
        <text:list-item>
          <text:p text:style-name="P111">WRITING A SYNTAX HIGHLIGHTING FILE<text:span text:style-name="T110"> [online].</text:span> Dostupné na internete: &lt;<text:a xlink:type="simple" xlink:href="http://kate-editor.org/2005/03/24/writing-a-syntax-highlighting-file/">http://kate-editor.org/2005/03/24/writing-a-syntax-highlighting-file/</text:a>&gt;.</text:p>
        </text:list-item>
        <text:list-item>
          <text:p text:style-name="P166"><text:span text:style-name="T110">Dokumentácia editoru CodeMirror [online].</text:span> Dostupné na internete: &lt;<text:a xlink:type="simple" xlink:href="http://codemirror.net/">http://codemirror.net/</text:a>&gt;.</text:p>
        </text:list-item>
        <text:list-item>
          <text:p text:style-name="P166"><text:bookmark-start text:name="_Ref101846552"/>GONDA, Vladimír: Ako napísať a úspešne obhájiť diplomovú prácu. Bratislava : <text:s/>Elita, 2003. 124 s. : il. ISBN 80-8044-076-X<text:bookmark-end text:name="_Ref101846552"/></text:p>
        </text:list-item>
        <text:list-item>
          <text:p text:style-name="P167"><text:bookmark-start text:name="_Ref101953427"/><text:span text:style-name="T114">Katuščák</text:span>, Dušan : Ako písať záverečné a kvalifikačné práce. Nitra: Enigma, 2004. 162 s. il. ISBN <text:s/>80-89132-10-3<text:bookmark-end text:name="_Ref101953427"/></text:p>
        </text:list-item>
      </text:list>
      <text:list xml:id="list582106276" text:continue-list="list1370175966" text:style-name="WW8Num7">
        <text:list-header>
          <text:p text:style-name="Nadpis_20_Kapitoly"><text:bookmark-start text:name="__RefHeading__4032_416150259"/>Prílohy<text:bookmark-end text:name="__RefHeading__4032_416150259"/></text:p>
        </text:list-header>
      </text:list>
      <text:list xml:id="list6076298974207331297" text:style-name="WW8Num8">
        <text:list-item>
          <text:p text:style-name="P112">CD médium – diplomová práca v elektronickej podobe, prílohy v elektronickej podobe.</text:p>
        </text:list-item>
      </text:list>
      <text:p text:style-name="Normalny_20_text_20_DP"><text:bookmark-start text:name="__RefHeading__4034_416150259"/><text:bookmark-end text:name="__RefHeading__4034_416150259"/></text:p>
      <text:p text:style-name="Normalny_20_text_20_D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5" svg:font-family="Arial"/>
    <style:font-face style:name="Lohit Hindi1" svg:font-family="'Lohit Hindi'"/>
    <style:font-face style:name="OpenSymbol" svg:font-family="OpenSymbol"/>
    <style:font-face style:name="Courier New" svg:font-family="'Courier New'" style:font-family-generic="modern"/>
    <style:font-face style:name="Arial" svg:font-family="Arial" style:font-family-generic="roman"/>
    <style:font-face style:name="Times New Roman1" svg:font-family="'Times New Roman'" style:font-family-generic="roman"/>
    <style:font-face style:name="Trebuchet MS" svg:font-family="'Trebuchet MS'" style:font-family-generic="roman"/>
    <style:font-face style:name="Arial1" svg:font-family="Arial" style:font-family-generic="swiss"/>
    <style:font-face style:name="Trebuchet MS1" svg:font-family="'Trebuchet MS'" style:font-family-generic="swiss"/>
    <style:font-face style:name="DejaVu Sans1" svg:font-family="'DejaVu Sans'" style:font-family-generic="system"/>
    <style:font-face style:name="Times New Roman2" svg:font-family="'Times New Roman'" style:font-family-generic="system"/>
    <style:font-face style:name="Courier New2" svg:font-family="'Courier New'" style:font-family-generic="modern" style:font-pitch="fixed"/>
    <style:font-face style:name="Courier New1" svg:font-family="'Courier New'" style:font-adornments="Regular"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150%" fo:text-align="start" style:justify-single-word="false" fo:orphans="2" fo:widows="2" fo:text-indent="0in" style:auto-text-indent="false" style:writing-mode="lr-tb"/>
      <style:text-properties style:use-window-font-color="true" style:text-line-through-style="none" style:font-name="Arial" fo:font-size="12pt" fo:language="en" fo:country="US" fo:font-style="normal" style:text-underline-style="none" fo:font-weight="normal" style:font-name-asian="Arial3" style:font-size-asian="12pt" style:language-asian="en" style:country-asian="US" style:font-style-asian="normal" style:font-weight-asian="normal" style:font-name-complex="Arial" style:font-size-complex="11pt" style:language-complex="en" style:country-complex="US" style:font-style-complex="normal" style:font-weight-complex="normal"/>
    </style:style>
    <style:style style:name="Heading" style:family="paragraph" style:parent-style-name="Standard" style:next-style-name="Text_20_body" style:default-outline-level="" style:class="text">
      <style:paragraph-properties fo:margin-left="0in" fo:margin-right="0in" fo:margin-top="0.1665in" fo:margin-bottom="0.0835in" style:contextual-spacing="false" fo:text-align="start" style:justify-single-word="false" fo:orphans="2" fo:widows="2" fo:text-indent="0in" style:auto-text-indent="false" fo:keep-with-next="always"/>
      <style:text-properties style:text-line-through-style="none" style:font-name="Arial1" fo:font-size="14pt" fo:font-style="normal" style:text-underline-style="none" fo:font-weight="normal" style:font-name-asian="DejaVu Sans" style:font-size-asian="14pt" style:font-style-asian="normal" style:font-weight-asian="normal" style:font-name-complex="DejaVu Sans1" style:font-size-complex="14pt" style:font-style-complex="normal" style:font-weight-complex="normal"/>
    </style:style>
    <style:style style:name="Text_20_body" style:display-name="Text body" style:family="paragraph" style:parent-style-name="Standard" style:default-outline-level="" style:class="text">
      <style:paragraph-properties fo:margin-left="0in" fo:margin-right="0in" fo:margin-top="0in" fo:margin-bottom="0.0835in" style:contextual-spacing="false" fo:line-height="100%" fo:text-align="start" style:justify-single-word="false" fo:orphans="2" fo:widows="2" fo:text-indent="0in" style:auto-text-indent="false"/>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default-outline-level="" style:class="extra">
      <style:paragraph-properties fo:margin-left="0in" fo:margin-right="0in" fo:margin-top="0.0835in" fo:margin-bottom="0.0835in" style:contextual-spacing="false" fo:text-align="start" style:justify-single-word="false" fo:orphans="2" fo:widows="2" fo:text-indent="0in" style:auto-text-indent="false" text:number-lines="false" text:line-number="0"/>
      <style:text-properties style:text-line-through-style="none" style:font-name="Arial" fo:font-size="10pt" fo:font-style="italic" style:text-underline-style="none" fo:font-weight="normal" style:font-size-asian="10pt" style:font-style-asian="italic" style:font-weight-asian="normal" style:font-name-complex="Arial5" style:font-size-complex="10pt" style:font-style-complex="italic" style:font-weight-complex="normal"/>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left="0in" fo:margin-right="0in" fo:margin-top="0.139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6pt" fo:font-style="normal" style:text-underline-style="none" fo:font-weight="normal" style:letter-kerning="true" style:font-size-asian="16pt" style:font-style-asian="normal" style:font-weight-asian="normal" style:font-name-complex="Trebuchet MS1" style:font-size-complex="16pt" style:font-style-complex="normal" style:font-weight-complex="normal"/>
    </style:style>
    <style:style style:name="Heading_20_2" style:display-name="Heading 2" style:family="paragraph" style:parent-style-name="Standard" style:next-style-name="Standard" style:default-outline-level="" style:class="text">
      <style:paragraph-properties fo:margin-left="0in" fo:margin-right="0in" fo:margin-top="0.139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3pt" fo:font-style="normal" style:text-underline-style="none" fo:font-weight="bold" style:font-size-asian="13pt" style:font-style-asian="normal" style:font-weight-asian="bold" style:font-name-complex="Trebuchet MS1" style:font-size-complex="13pt" style:font-style-complex="normal"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2pt" fo:font-style="normal" style:text-underline-style="none" fo:font-weight="bold" style:font-size-asian="12pt" style:font-style-asian="normal" style:font-weight-asian="bold" style:font-name-complex="Trebuchet MS1" style:font-size-complex="12pt" style:font-style-complex="normal" style:font-weight-complex="bold"/>
    </style:style>
    <style:style style:name="Heading_20_4" style:display-name="Heading 4"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normal" style:text-underline-style="solid" style:text-underline-width="auto" style:text-underline-color="#000000" fo:font-weight="normal" style:font-size-asian="11pt" style:font-style-asian="normal" style:font-weight-asian="normal" style:font-name-complex="Trebuchet MS" style:font-size-complex="11pt" style:font-style-complex="normal" style:font-weight-complex="normal"/>
    </style:style>
    <style:style style:name="Heading_20_5" style:display-name="Heading 5"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normal" style:text-underline-style="none" fo:font-weight="normal" style:font-size-asian="11pt" style:font-style-asian="normal" style:font-weight-asian="normal" style:font-name-complex="Trebuchet MS" style:font-size-complex="11pt" style:font-style-complex="normal" style:font-weight-complex="normal"/>
    </style:style>
    <style:style style:name="Heading_20_6" style:display-name="Heading 6"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italic" style:text-underline-style="none" fo:font-weight="normal" style:font-size-asian="11pt" style:font-style-asian="italic" style:font-weight-asian="normal" style:font-name-complex="Trebuchet MS" style:font-size-complex="11pt" style:font-style-complex="italic" style:font-weight-complex="normal"/>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2" fo:font-size="11pt" style:font-size-asian="11pt" style:font-name-complex="Arial2" style:font-size-complex="11pt"/>
    </style:style>
    <style:style style:name="Normalny_20_text_20_DP" style:display-name="Normalny text DP" style:family="paragraph" style:default-outline-level="">
      <style:paragraph-properties fo:margin-left="0in" fo:margin-right="0in" fo:margin-top="0.0417in" fo:margin-bottom="0in" style:contextual-spacing="false" fo:line-height="150%" fo:text-align="justify" style:justify-single-word="false" fo:orphans="2" fo:widows="2" fo:text-indent="0.3543in" style:auto-text-indent="false" style:writing-mode="lr-tb"/>
      <style:text-properties style:use-window-font-color="true" style:font-name="Times New Roman1" fo:font-size="12pt" fo:language="sk" fo:country="SK" style:font-name-asian="Arial3" style:font-size-asian="12pt" style:language-asian="en" style:country-asian="US" style:font-name-complex="Times New Roman1" style:font-size-complex="10pt" style:language-complex="ar" style:country-complex="SA"/>
    </style:style>
    <style:style style:name="Footer" style:family="paragraph" style:parent-style-name="Standard" style:default-outline-level="" style:class="extra">
      <style:paragraph-properties fo:margin-left="0in" fo:margin-right="0in" fo:margin-top="0in" fo:margin-bottom="0in" style:contextual-spacing="false" fo:text-align="start" style:justify-single-word="false" fo:orphans="2" fo:widows="2" fo:text-indent="0in" style:auto-text-indent="false">
        <style:tab-stops>
          <style:tab-stop style:position="3.7402in" style:type="center"/>
          <style:tab-stop style:position="7.4807in" style:type="right"/>
        </style:tab-stops>
      </style:paragraph-properties>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Header" style:family="paragraph" style:parent-style-name="Footer" style:class="extra"/>
    <style:style style:name="Nadpis_20_Kapitoly" style:display-name="Nadpis Kapitoly" style:family="paragraph" style:parent-style-name="Normalny_20_text_20_DP" style:next-style-name="Normalny_20_text_20_DP" style:list-style-name="WW8Num7">
      <style:paragraph-properties fo:margin-top="0.1665in" fo:margin-bottom="0.0417in" style:contextual-spacing="false" fo:break-before="page"/>
      <style:text-properties style:font-name="Arial2" fo:font-size="16pt" fo:font-weight="bold" style:font-size-asian="16pt" style:font-weight-asian="bold" style:font-name-complex="Arial2"/>
    </style:style>
    <style:style style:name="PodNadpis_20_Kapitoly" style:display-name="PodNadpis Kapitoly" style:family="paragraph" style:parent-style-name="Nadpis_20_Kapitoly" style:next-style-name="Normalny_20_text_20_DP" style:list-style-name="WW8Num7">
      <style:paragraph-properties fo:margin-top="0.1252in" fo:margin-bottom="0.0417in" style:contextual-spacing="false" fo:break-before="auto" fo:break-after="auto" fo:keep-with-next="always"/>
      <style:text-properties fo:font-size="14pt" style:font-size-asian="14pt"/>
    </style:style>
    <style:style style:name="PodNadpis_20_3.uroven" style:display-name="PodNadpis 3.uroven" style:family="paragraph" style:parent-style-name="PodNadpis_20_Kapitoly" style:next-style-name="Normalny_20_text_20_DP" style:list-style-name="WW8Num7">
      <style:paragraph-properties fo:margin-top="0.0835in" fo:margin-bottom="0.0417in" style:contextual-spacing="false"/>
      <style:text-properties fo:font-size="12pt" style:font-size-asian="12pt" style:font-size-complex="12pt"/>
    </style:style>
    <style:style style:name="Contents_20_1" style:display-name="Contents 1" style:family="paragraph" style:parent-style-name="Normalny_20_text_20_DP" style:next-style-name="Standard" style:class="index">
      <style:paragraph-properties fo:margin-left="0.3543in" fo:margin-right="0.7091in" fo:margin-top="0in" fo:margin-bottom="0in" style:contextual-spacing="false" fo:text-indent="-0.3543in" style:auto-text-indent="false">
        <style:tab-stops>
          <style:tab-stop style:position="5.9063in" style:type="right" style:leader-style="dotted" style:leader-text="."/>
        </style:tab-stops>
      </style:paragraph-properties>
      <style:text-properties fo:font-weight="bold" style:font-weight-asian="bold"/>
    </style:style>
    <style:style style:name="Contents_20_2" style:display-name="Contents 2" style:family="paragraph" style:parent-style-name="Contents_20_1" style:next-style-name="Standard" style:class="index">
      <style:text-properties fo:font-weight="normal" style:font-weight-asian="normal"/>
    </style:style>
    <style:style style:name="Contents_20_3" style:display-name="Contents 3" style:family="paragraph" style:parent-style-name="Contents_20_2" style:next-style-name="Standard" style:class="index">
      <style:text-properties fo:font-size="11pt" fo:language="en" fo:country="US" style:font-size-asian="11pt" style:language-asian="en" style:country-asian="US"/>
    </style:style>
    <style:style style:name="Text_20_komentára" style:display-name="Text komentára" style:family="paragraph" style:parent-style-name="Standard">
      <style:text-properties fo:font-size="10pt" style:font-size-asian="10pt" style:font-size-complex="10pt"/>
    </style:style>
    <style:style style:name="Zoznam_20_obrázkov" style:display-name="Zoznam obrázkov" style:family="paragraph" style:parent-style-name="Normalny_20_text_20_DP" style:next-style-name="Normalny_20_text_20_DP">
      <style:paragraph-properties fo:margin-top="0in" fo:margin-bottom="0in" style:contextual-spacing="false" fo:line-height="120%">
        <style:tab-stops>
          <style:tab-stop style:position="5.9063in" style:type="right" style:leader-style="dotted" style:leader-text="."/>
        </style:tab-stops>
      </style:paragraph-properties>
    </style:style>
    <style:style style:name="Popis" style:family="paragraph" style:parent-style-name="Normalny_20_text_20_DP" style:next-style-name="Normalny_20_text_20_DP">
      <style:paragraph-properties fo:margin-left="0in" fo:margin-right="0in" fo:margin-top="0.0417in" fo:margin-bottom="0.0417in" style:contextual-spacing="false" fo:text-align="center" style:justify-single-word="false" fo:text-indent="0in" style:auto-text-indent="false"/>
      <style:text-properties fo:font-size="10pt" fo:font-weight="bold" style:font-size-asian="10pt" style:font-weight-asian="bold" style:font-weight-complex="bold"/>
    </style:style>
    <style:style style:name="Analyticky_20_List" style:display-name="Analyticky List" style:family="paragraph" style:parent-style-name="Normalny_20_text_20_DP" style:default-outline-level="">
      <style:paragraph-properties fo:margin-left="0in" fo:margin-right="0in" fo:margin-top="0in" fo:margin-bottom="0in" style:contextual-spacing="false" fo:text-align="start" style:justify-single-word="false" fo:orphans="2" fo:widows="2" fo:text-indent="0in" style:auto-text-indent="false"/>
      <style:text-properties style:font-name="Times New Roman1" fo:font-size="12pt" fo:language="sk" fo:country="SK" style:font-size-asian="12pt" style:font-name-complex="Times New Roman1" style:font-size-complex="10pt" style:language-complex="ar" style:country-complex="SA"/>
    </style:style>
    <style:style style:name="Footnote" style:family="paragraph" style:parent-style-name="Standard" style:default-outline-level="" style:class="extra">
      <style:paragraph-properties fo:margin-left="0.2354in" fo:margin-right="0in" fo:margin-top="0in" fo:margin-bottom="0in" style:contextual-spacing="false" fo:line-height="100%" fo:text-align="start" style:justify-single-word="false" fo:orphans="2" fo:widows="2" fo:text-indent="-0.2354in" style:auto-text-indent="false"/>
      <style:text-properties style:text-line-through-style="none" style:font-name="Arial" fo:font-size="10pt"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Contents_20_4" style:display-name="Contents 4" style:family="paragraph" style:parent-style-name="Standard" style:next-style-name="Standard" style:class="index">
      <style:paragraph-properties fo:margin-left="0.5in" fo:margin-right="0in" fo:text-indent="0.472in" style:auto-text-indent="false"/>
    </style:style>
    <style:style style:name="Normálny_20__28_webový_29_" style:display-name="Normálny (webový)"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fo:color="#000000" style:font-name="Arial Unicode MS" fo:language="en" fo:country="US" style:font-name-asian="Arial Unicode MS" style:font-name-complex="Arial Unicode MS"/>
    </style:style>
    <style:style style:name="Rovnice" style:family="paragraph" style:parent-style-name="Normalny_20_text_20_DP" style:next-style-name="Normalny_20_text_20_DP">
      <style:paragraph-properties fo:text-align="center" style:justify-single-word="false"/>
      <style:text-properties fo:font-style="italic" style:font-style-asian="italic"/>
    </style:style>
    <style:style style:name="Číslovaný_20_zoznam" style:display-name="Číslovaný zoznam" style:family="paragraph" style:parent-style-name="Standard" style:list-style-name="WW8Num1"/>
    <style:style style:name="Zoznam_20_s_20_odrážkami" style:display-name="Zoznam s odrážkami" style:family="paragraph" style:parent-style-name="Standard" style:list-style-name="WW8Num2"/>
    <style:style style:name="Contents_20_5" style:display-name="Contents 5" style:family="paragraph" style:parent-style-name="Standard" style:next-style-name="Standard" style:class="index">
      <style:paragraph-properties fo:margin-left="0.6665in" fo:margin-right="0in" fo:text-indent="0.472in" style:auto-text-indent="false"/>
    </style:style>
    <style:style style:name="Contents_20_6" style:display-name="Contents 6" style:family="paragraph" style:parent-style-name="Standard" style:next-style-name="Standard" style:class="index">
      <style:paragraph-properties fo:margin-left="0.8335in" fo:margin-right="0in" fo:text-indent="0.472in" style:auto-text-indent="false"/>
    </style:style>
    <style:style style:name="Contents_20_7" style:display-name="Contents 7" style:family="paragraph" style:parent-style-name="Standard" style:next-style-name="Standard" style:class="index">
      <style:paragraph-properties fo:margin-left="1in" fo:margin-right="0in" fo:text-indent="0.472in" style:auto-text-indent="false"/>
    </style:style>
    <style:style style:name="Contents_20_8" style:display-name="Contents 8" style:family="paragraph" style:parent-style-name="Standard" style:next-style-name="Standard" style:class="index">
      <style:paragraph-properties fo:margin-left="1.1665in" fo:margin-right="0in" fo:text-indent="0.472in" style:auto-text-indent="false"/>
    </style:style>
    <style:style style:name="Contents_20_9" style:display-name="Contents 9" style:family="paragraph" style:parent-style-name="Standard" style:next-style-name="Standard" style:class="index">
      <style:paragraph-properties fo:margin-left="1.3335in" fo:margin-right="0in" fo:text-indent="0.472in" style:auto-text-indent="false"/>
    </style:style>
    <style:style style:name="Tabulka" style:family="paragraph" style:parent-style-name="Normalny_20_text_20_DP">
      <style:paragraph-properties fo:margin-left="0in" fo:margin-right="0in" fo:margin-top="0.0555in" fo:margin-bottom="0.0555in" style:contextual-spacing="false" fo:line-height="100%" fo:text-indent="0in" style:auto-text-indent="false">
        <style:tab-stops>
          <style:tab-stop style:position="0.3937in" style:type="char" style:char="."/>
        </style:tab-stops>
      </style:paragraph-properties>
    </style:style>
    <style:style style:name="Zoznam_20_Literatury" style:display-name="Zoznam Literatury" style:family="paragraph" style:parent-style-name="Normalny_20_text_20_DP" style:list-style-name="WW8Num3">
      <style:paragraph-properties fo:line-height="120%"/>
    </style:style>
    <style:style style:name="Table_20_Contents" style:display-name="Table Contents" style:family="paragraph" style:parent-style-name="Standard" style:default-outline-level="" style:class="extra">
      <style:paragraph-properties fo:margin-left="0in" fo:margin-right="0in" fo:margin-top="0in" fo:margin-bottom="0in" style:contextual-spacing="false" fo:text-align="start" style:justify-single-word="false" fo:orphans="2" fo:widows="2" fo:text-indent="0in" style:auto-text-indent="false" text:number-lines="false" text:line-number="0"/>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 style:family="paragraph" style:parent-style-name="Caption" style:default-outline-level="" style:class="extra">
      <style:paragraph-properties fo:margin-left="0in" fo:margin-right="0in" fo:margin-top="0.0835in" fo:margin-bottom="0.0835in" style:contextual-spacing="false" fo:text-align="start" style:justify-single-word="false" fo:orphans="2" fo:widows="2" fo:text-indent="0in" style:auto-text-indent="false"/>
      <style:text-properties style:text-line-through-style="none" style:font-name="Arial" fo:font-size="10pt" fo:font-style="italic" style:text-underline-style="none" fo:font-weight="normal" style:font-size-asian="10pt" style:font-style-asian="italic" style:font-weight-asian="normal" style:font-name-complex="Arial5" style:font-size-complex="10pt" style:font-style-complex="italic" style:font-weight-complex="normal"/>
    </style:style>
    <style:style style:name="Footnote_20_text" style:display-name="Footnote text" style:family="paragraph" style:parent-style-name="Standard" style:default-outline-level="">
      <style:paragraph-properties fo:margin-left="0in" fo:margin-right="0in" fo:margin-top="0in" fo:margin-bottom="0in" style:contextual-spacing="false" fo:text-align="start" style:justify-single-word="false" fo:orphans="2" fo:widows="2" fo:text-indent="0in" style:auto-text-indent="false"/>
      <style:text-properties style:text-line-through-style="none" style:font-name="Arial" fo:font-size="10pt"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Subtitle" style:family="paragraph" style:parent-style-name="Standard" style:next-style-name="Text_20_body" style:default-outline-level="" style:class="chapter">
      <style:paragraph-properties fo:margin-left="0in" fo:margin-right="0in" fo:margin-top="0in" fo:margin-bottom="0.139in" style:contextual-spacing="false" fo:text-align="start" style:justify-single-word="false" fo:keep-together="always" fo:orphans="2" fo:widows="2" fo:text-indent="0in" style:auto-text-indent="false" fo:keep-with-next="always"/>
      <style:text-properties style:text-line-through-style="none" style:font-name="Trebuchet MS" fo:font-size="13pt" fo:font-style="italic" style:text-underline-style="none" fo:font-weight="normal" style:font-size-asian="13pt" style:font-style-asian="italic" style:font-weight-asian="normal" style:font-name-complex="Trebuchet MS" style:font-size-complex="13pt" style:font-style-complex="italic" style:font-weight-complex="normal"/>
    </style:style>
    <style:style style:name="Title" style:family="paragraph" style:parent-style-name="Standard" style:next-style-name="Subtitle" style:default-outline-level="" style:class="chapter">
      <style:paragraph-properties fo:margin-left="0in" fo:margin-right="0in" fo:margin-top="0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21pt" fo:font-style="normal" style:text-underline-style="none" fo:font-weight="normal" style:font-size-asian="21pt" style:font-style-asian="normal" style:font-weight-asian="normal" style:font-name-complex="Trebuchet MS" style:font-size-complex="21pt" style:font-style-complex="normal" style:font-weight-complex="normal"/>
    </style:style>
    <style:style style:name="No_20_List" style:display-name="No List" style:family="paragraph" style:default-outline-level="">
      <style:paragraph-properties fo:orphans="2" fo:widows="2" style:writing-mode="lr-tb"/>
      <style:text-properties style:use-window-font-color="true" style:font-name="Times New Roman" fo:font-size="10pt" fo:language="en" fo:country="US" style:font-name-asian="Arial4" style:font-size-asian="10pt" style:language-asian="en" style:country-asian="US" style:font-name-complex="Times New Roman2" style:font-size-complex="10pt" style:language-complex="en" style:country-complex="US"/>
    </style:style>
    <style:style style:name="Tab." style:family="paragraph" style:parent-style-name="Caption"/>
    <style:style style:name="Kód" style:family="paragraph" style:parent-style-name="Standard" style:next-style-name="Normalny_20_text_20_DP" style:class="extra">
      <style:text-properties style:font-name="Courier New1" fo:font-size="11pt"/>
    </style:style>
    <style:style style:name="Text" style:family="paragraph" style:parent-style-name="Caption"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Predvolené_20_písmo_20_odseku" style:display-name="Predvolené písmo odseku" style:family="text"/>
    <style:style style:name="Odkaz_20_na_20_komentár" style:display-name="Odkaz na komentár" style:family="text" style:parent-style-name="Predvolené_20_písmo_20_odseku">
      <style:text-properties fo:font-size="8pt" style:font-size-asian="8pt" style:font-size-complex="8pt"/>
    </style:style>
    <style:style style:name="Internet_20_link" style:display-name="Internet link" style:family="text" style:parent-style-name="Predvolené_20_písmo_20_odseku">
      <style:text-properties fo:color="#0000ff" style:text-underline-style="solid" style:text-underline-width="auto" style:text-underline-color="font-color"/>
    </style:style>
    <style:style style:name="Page_20_Number" style:display-name="Page Number" style:family="text" style:parent-style-name="Predvolené_20_písmo_20_odseku"/>
    <style:style style:name="Visited_20_Internet_20_Link" style:display-name="Visited Internet Link" style:family="text" style:parent-style-name="Predvolené_20_písmo_20_odseku">
      <style:text-properties fo:color="#800080" style:text-underline-style="solid" style:text-underline-width="auto" style:text-underline-color="font-color"/>
    </style:style>
    <style:style style:name="Footnote_20_Symbol" style:display-name="Footnote Symbol" style:family="text" style:parent-style-name="Predvolené_20_písmo_20_odseku">
      <style:text-properties style:text-position="super 58%"/>
    </style:style>
    <style:style style:name="Strong_20_Emphasis" style:display-name="Strong Emphasis" style:family="text" style:parent-style-name="Predvolené_20_písmo_20_odseku">
      <style:text-properties fo:font-weight="bold" style:font-weight-asian="bold" style:font-weight-complex="bold"/>
    </style:style>
    <style:style style:name="Index_20_Link" style:display-name="Index Link"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25in"/>
        </style:list-level-properties>
      </text:outline-level-style>
      <text:outline-level-style text:level="2" style:num-format="1" text:display-levels="2">
        <style:list-level-properties text:list-level-position-and-space-mode="label-alignment">
          <style:list-level-label-alignment text:label-followed-by="listtab" text:list-tab-stop-position="0.872in" fo:text-indent="-0.4in" fo:margin-left="0.872in"/>
        </style:list-level-properties>
      </text:outline-level-style>
      <text:outline-level-style text:level="3" style:num-format="1" text:display-levels="3">
        <style:list-level-properties text:list-level-position-and-space-mode="label-alignment">
          <style:list-level-label-alignment text:label-followed-by="listtab" text:list-tab-stop-position="0.972in" fo:text-indent="-0.5in" fo:margin-left="0.972in"/>
        </style:list-level-properties>
      </text:outline-level-style>
      <text:outline-level-style text:level="4" style:num-format="1" text:display-levels="4">
        <style:list-level-properties text:list-level-position-and-space-mode="label-alignment">
          <style:list-level-label-alignment text:label-followed-by="listtab" text:list-tab-stop-position="1.072in" fo:text-indent="-0.6in" fo:margin-left="1.072in"/>
        </style:list-level-properties>
      </text:outline-level-style>
      <text:outline-level-style text:level="5" style:num-format="1" text:display-levels="5">
        <style:list-level-properties text:list-level-position-and-space-mode="label-alignment">
          <style:list-level-label-alignment text:label-followed-by="listtab" text:list-tab-stop-position="1.172in" fo:text-indent="-0.7in" fo:margin-left="1.172in"/>
        </style:list-level-properties>
      </text:outline-level-style>
      <text:outline-level-style text:level="6" style:num-format="1" text:display-levels="6">
        <style:list-level-properties text:list-level-position-and-space-mode="label-alignment">
          <style:list-level-label-alignment text:label-followed-by="listtab" text:list-tab-stop-position="1.272in" fo:text-indent="-0.8in" fo:margin-left="1.272in"/>
        </style:list-level-properties>
      </text:outline-level-style>
      <text:outline-level-style text:level="7" style:num-format="1" text:display-levels="7">
        <style:list-level-properties text:list-level-position-and-space-mode="label-alignment">
          <style:list-level-label-alignment text:label-followed-by="listtab" text:list-tab-stop-position="1.372in" fo:text-indent="-0.9in" fo:margin-left="1.372in"/>
        </style:list-level-properties>
      </text:outline-level-style>
      <text:outline-level-style text:level="8" style:num-format="1" text:display-levels="8">
        <style:list-level-properties text:list-level-position-and-space-mode="label-alignment">
          <style:list-level-label-alignment text:label-followed-by="listtab" text:list-tab-stop-position="1.472in" fo:text-indent="-1in" fo:margin-left="1.472in"/>
        </style:list-level-properties>
      </text:outline-level-style>
      <text:outline-level-style text:level="9" style:num-format="1" text:display-levels="9">
        <style:list-level-properties text:list-level-position-and-space-mode="label-alignment">
          <style:list-level-label-alignment text:label-followed-by="listtab" text:list-tab-stop-position="1.572in" fo:text-indent="-1.1in" fo:margin-left="1.57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prefix="[" style:num-suffix="]" style:num-format="1">
        <style:list-level-properties text:list-level-position-and-space-mode="label-alignment" fo:text-align="end">
          <style:list-level-label-alignment text:label-followed-by="listtab" text:list-tab-stop-position="0.3937in" fo:text-indent="-0.1575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2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prefix="Príloha " style:num-suffix=":" style:num-format="A" style:num-letter-sync="true">
        <style:list-level-properties text:list-level-position-and-space-mode="label-alignment">
          <style:list-level-label-alignment text:label-followed-by="listtab" text:list-tab-stop-position="0.75in" fo:text-indent="-0.39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872in" fo:text-indent="-0.4in" fo:margin-left="0.872in"/>
        </style:list-level-properties>
      </text:list-level-style-number>
      <text:list-level-style-number text:level="3" style:num-format="1" text:display-levels="3">
        <style:list-level-properties text:list-level-position-and-space-mode="label-alignment">
          <style:list-level-label-alignment text:label-followed-by="listtab" text:list-tab-stop-position="0.972in" fo:text-indent="-0.5in" fo:margin-left="0.972in"/>
        </style:list-level-properties>
      </text:list-level-style-number>
      <text:list-level-style-number text:level="4" style:num-format="1" text:display-levels="4">
        <style:list-level-properties text:list-level-position-and-space-mode="label-alignment">
          <style:list-level-label-alignment text:label-followed-by="listtab" text:list-tab-stop-position="1.072in" fo:text-indent="-0.6in" fo:margin-left="1.072in"/>
        </style:list-level-properties>
      </text:list-level-style-number>
      <text:list-level-style-number text:level="5" style:num-format="1" text:display-levels="5">
        <style:list-level-properties text:list-level-position-and-space-mode="label-alignment">
          <style:list-level-label-alignment text:label-followed-by="listtab" text:list-tab-stop-position="1.172in" fo:text-indent="-0.7in" fo:margin-left="1.172in"/>
        </style:list-level-properties>
      </text:list-level-style-number>
      <text:list-level-style-number text:level="6" style:num-format="1" text:display-levels="6">
        <style:list-level-properties text:list-level-position-and-space-mode="label-alignment">
          <style:list-level-label-alignment text:label-followed-by="listtab" text:list-tab-stop-position="1.272in" fo:text-indent="-0.8in" fo:margin-left="1.272in"/>
        </style:list-level-properties>
      </text:list-level-style-number>
      <text:list-level-style-number text:level="7" style:num-format="1" text:display-levels="7">
        <style:list-level-properties text:list-level-position-and-space-mode="label-alignment">
          <style:list-level-label-alignment text:label-followed-by="listtab" text:list-tab-stop-position="1.372in" fo:text-indent="-0.9in" fo:margin-left="1.372in"/>
        </style:list-level-properties>
      </text:list-level-style-number>
      <text:list-level-style-number text:level="8" style:num-format="1" text:display-levels="8">
        <style:list-level-properties text:list-level-position-and-space-mode="label-alignment">
          <style:list-level-label-alignment text:label-followed-by="listtab" text:list-tab-stop-position="1.472in" fo:text-indent="-1in" fo:margin-left="1.472in"/>
        </style:list-level-properties>
      </text:list-level-style-number>
      <text:list-level-style-number text:level="9" style:num-format="1" text:display-levels="9">
        <style:list-level-properties text:list-level-position-and-space-mode="label-alignment">
          <style:list-level-label-alignment text:label-followed-by="listtab" text:list-tab-stop-position="1.572in" fo:text-indent="-1.1in" fo:margin-left="1.5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8543in" fo:text-indent="-0.25in" fo:margin-left="0.8543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3543in" fo:text-indent="-0.25in" fo:margin-left="1.3543in"/>
        </style:list-level-properties>
        <style:text-properties style:font-name="Courier New2"/>
      </text:list-level-style-bullet>
      <text:list-level-style-bullet text:level="3" text:style-name="WW8Num13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8543in" fo:text-indent="-0.25in" fo:margin-left="2.8543in"/>
        </style:list-level-properties>
        <style:text-properties style:font-name="Courier New2"/>
      </text:list-level-style-bullet>
      <text:list-level-style-bullet text:level="6" text:style-name="WW8Num13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3543in" fo:text-indent="-0.25in" fo:margin-left="4.3543in"/>
        </style:list-level-properties>
        <style:text-properties style:font-name="Courier New2"/>
      </text:list-level-style-bullet>
      <text:list-level-style-bullet text:level="9" text:style-name="WW8Num13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6043in" fo:text-indent="-0.25in" fo:margin-left="0.6043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3543in" fo:text-indent="-0.25in" fo:margin-left="1.3543in"/>
        </style:list-level-properties>
        <style:text-properties style:font-name="Courier New2"/>
      </text:list-level-style-bullet>
      <text:list-level-style-bullet text:level="3" text:style-name="WW8Num14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8543in" fo:text-indent="-0.25in" fo:margin-left="2.8543in"/>
        </style:list-level-properties>
        <style:text-properties style:font-name="Courier New2"/>
      </text:list-level-style-bullet>
      <text:list-level-style-bullet text:level="6" text:style-name="WW8Num14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3543in" fo:text-indent="-0.25in" fo:margin-left="4.3543in"/>
        </style:list-level-properties>
        <style:text-properties style:font-name="Courier New2"/>
      </text:list-level-style-bullet>
      <text:list-level-style-bullet text:level="9" text:style-name="WW8Num14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8543in" fo:text-indent="-0.25in" fo:margin-left="0.8543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3543in" fo:text-indent="-0.25in" fo:margin-left="1.3543in"/>
        </style:list-level-properties>
        <style:text-properties style:font-name="Courier New2"/>
      </text:list-level-style-bullet>
      <text:list-level-style-bullet text:level="3" text:style-name="WW8Num15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8543in" fo:text-indent="-0.25in" fo:margin-left="2.8543in"/>
        </style:list-level-properties>
        <style:text-properties style:font-name="Courier New2"/>
      </text:list-level-style-bullet>
      <text:list-level-style-bullet text:level="6" text:style-name="WW8Num15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3543in" fo:text-indent="-0.25in" fo:margin-left="4.3543in"/>
        </style:list-level-properties>
        <style:text-properties style:font-name="Courier New2"/>
      </text:list-level-style-bullet>
      <text:list-level-style-bullet text:level="9" text:style-name="WW8Num15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
      <text:list-level-style-bullet text:level="1" text:style-name="Zeichenformat" text:bullet-char="●">
        <style:list-level-properties text:space-before="0.25in" text:min-label-width="0.25in"/>
      </text:list-level-style-bullet>
      <text:list-level-style-bullet text:level="2" text:style-name="Zeichenformat" text:bullet-char="○">
        <style:list-level-properties text:space-before="0.75in" text:min-label-width="0.25in"/>
      </text:list-level-style-bullet>
      <text:list-level-style-bullet text:level="3" text:style-name="Zeichenformat" text:bullet-char="■">
        <style:list-level-properties text:space-before="1.3748in" text:min-label-width="0.1252in"/>
      </text:list-level-style-bullet>
      <text:list-level-style-bullet text:level="4" text:style-name="Zeichenformat" text:bullet-char="●">
        <style:list-level-properties text:space-before="1.75in" text:min-label-width="0.25in"/>
      </text:list-level-style-bullet>
      <text:list-level-style-bullet text:level="5" text:style-name="Zeichenformat" text:bullet-char="○">
        <style:list-level-properties text:space-before="2.25in" text:min-label-width="0.25in"/>
      </text:list-level-style-bullet>
      <text:list-level-style-bullet text:level="6" text:style-name="Zeichenformat" text:bullet-char="■">
        <style:list-level-properties text:space-before="2.8748in" text:min-label-width="0.1252in"/>
      </text:list-level-style-bullet>
      <text:list-level-style-bullet text:level="7" text:style-name="Zeichenformat" text:bullet-char="●">
        <style:list-level-properties text:space-before="3.25in" text:min-label-width="0.25in"/>
      </text:list-level-style-bullet>
      <text:list-level-style-bullet text:level="8" text:style-name="Zeichenformat" text:bullet-char="○">
        <style:list-level-properties text:space-before="3.75in" text:min-label-width="0.25in"/>
      </text:list-level-style-bullet>
      <text:list-level-style-bullet text:level="9" text:style-name="Zeichenformat"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4pt" style:font-size-asian="14pt" text:display="none"/>
    </style:style>
    <style:style style:name="MP2" style:family="paragraph" style:parent-style-name="Normalny_20_text_20_DP">
      <style:paragraph-properties fo:text-align="center" style:justify-single-word="false"/>
      <style:text-properties fo:font-size="16pt" style:font-size-asian="16pt"/>
    </style:style>
    <style:style style:name="MP3" style:family="paragraph" style:parent-style-name="Header">
      <style:paragraph-properties fo:text-align="center" style:justify-single-word="false"/>
      <style:text-properties fo:font-size="16pt" style:font-size-asian="16pt" text:display="none"/>
    </style:style>
    <style:style style:name="MP4" style:family="paragraph" style:parent-style-name="Header">
      <style:paragraph-properties fo:padding-left="0in" fo:padding-right="0in" fo:padding-top="0in" fo:padding-bottom="0.0138in" fo:border-left="none" fo:border-right="none" fo:border-top="none" fo:border-bottom="0.51pt dotted #000000">
        <style:tab-stops>
          <style:tab-stop style:position="5.8902in" style:type="right"/>
          <style:tab-stop style:position="7.4807in" style:type="right"/>
        </style:tab-stops>
      </style:paragraph-properties>
    </style:style>
    <style:style style:name="MP5" style:family="paragraph" style:parent-style-name="Footer">
      <style:paragraph-properties fo:padding-left="0in" fo:padding-right="0in" fo:padding-top="0.0138in" fo:padding-bottom="0in" fo:border-left="none" fo:border-right="none" fo:border-top="0.51pt dotted #000000" fo:border-bottom="none">
        <style:tab-stops>
          <style:tab-stop style:position="2.9736in" style:type="center"/>
          <style:tab-stop style:position="7.4807in" style:type="right"/>
        </style:tab-stops>
      </style:paragraph-properties>
    </style:style>
    <style:style style:name="MP6"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rsid="003b0266" officeooo:paragraph-rsid="003b0266"/>
    </style:style>
    <style:style style:name="MP7"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paragraph-rsid="003b0266"/>
    </style:style>
    <style:style style:name="MP8" style:family="paragraph" style:parent-style-name="Footer">
      <style:paragraph-properties fo:padding-left="0in" fo:padding-right="0in" fo:padding-top="0.0138in" fo:padding-bottom="0in" fo:border-left="none" fo:border-right="none" fo:border-top="0.51pt dotted #000000" fo:border-bottom="none">
        <style:tab-stops>
          <style:tab-stop style:position="2.9547in" style:type="center"/>
          <style:tab-stop style:position="7.4807in" style:type="right"/>
        </style:tab-stops>
      </style:paragraph-properties>
    </style:style>
    <style:style style:name="MT1" style:family="text">
      <style:text-properties fo:font-size="16pt" style:font-size-asian="16pt"/>
    </style:style>
    <style:style style:name="MT2" style:family="text">
      <style:text-properties fo:font-size="16pt" style:font-size-asian="16pt" text:display="none"/>
    </style:style>
    <style:style style:name="MT3" style:family="text">
      <style:text-properties officeooo:rsid="0039409a"/>
    </style:style>
    <style:style style:name="MT4" style:family="text">
      <style:text-properties officeooo:rsid="003b0266"/>
    </style:style>
    <style:style style:name="MT5" style:family="text">
      <style:text-properties officeooo:rsid="003b1691"/>
    </style:style>
    <style:page-layout style:name="Mpm1">
      <style:page-layout-properties fo:page-width="8.2681in" fo:page-height="11.6929in" style:num-format="1" style:print-orientation="portrait" fo:margin-top="0.3937in" fo:margin-bottom="0in" fo:margin-left="0.7874in" fo:margin-right="0.7874in" style:writing-mode="lr-tb" style:layout-grid-color="#c0c0c0" style:layout-grid-lines="45"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3937in" fo:margin-left="0in" fo:margin-right="0in" fo:margin-top="0.3547in" style:dynamic-spacing="true"/>
      </style:footer-style>
    </style:page-layout>
    <style:page-layout style:name="Mpm2">
      <style:page-layout-properties fo:page-width="8.2681in" fo:page-height="11.6929in" style:num-format="1" style:print-orientation="portrait" fo:margin-top="0.7874in" fo:margin-bottom="0.3937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1.3783in" fo:margin-bottom="0.4992in" fo:margin-left="1.3783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0.5909in" fo:margin-bottom="0.039in" fo:margin-left="1.3783in" fo:margin-right="0.9846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4602in" fo:margin-left="0in" fo:margin-right="0in" fo:margin-top="0.4217in" style:dynamic-spacing="true"/>
      </style:footer-style>
    </style:page-layout>
    <style:page-layout style:name="Mpm5">
      <style:page-layout-properties fo:page-width="8.2681in" fo:page-height="11.6929in" style:num-format="1" style:print-orientation="portrait" fo:margin-top="1.3783in" fo:margin-bottom="0.9846in" fo:margin-left="1.3783in" fo:margin-right="0.9846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6">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5126in" fo:margin-left="0in" fo:margin-right="0in" fo:margin-top="0.4736in" style:dynamic-spacing="true"/>
      </style:footer-style>
    </style:page-layout>
    <style:page-layout style:name="Mpm7">
      <style:page-layout-properties fo:page-width="8.2681in" fo:page-height="11.6929in" style:num-format="1" style:print-orientation="portrait" fo:margin-top="6.9898in" fo:margin-bottom="0.9846in" fo:margin-left="1.3783in" fo:margin-right="0.9846in" style:writing-mode="lr-tb" style:layout-grid-color="#c0c0c0" style:layout-grid-lines="1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8">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6.3984in" fo:margin-left="0in" fo:margin-right="0in" fo:margin-bottom="6.3598in" style:dynamic-spacing="true"/>
      </style:header-style>
      <style:footer-style>
        <style:header-footer-properties fo:min-height="0.5126in" fo:margin-left="0in" fo:margin-right="0in" fo:margin-top="0.4736in" style:dynamic-spacing="true"/>
      </style:footer-style>
    </style:page-layout>
    <style:page-layout style:name="Mpm9">
      <style:page-layout-properties fo:page-width="8.2681in" fo:page-height="11.6929in" style:num-format="1" style:print-orientation="portrait" fo:margin-top="7.8752in" fo:margin-bottom="0.9846in" fo:margin-left="1.3783in" fo:margin-right="0.9846in" style:writing-mode="lr-tb" style:layout-grid-color="#c0c0c0" style:layout-grid-lines="1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10">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7.2839in" fo:margin-left="0in" fo:margin-right="0in" fo:margin-bottom="7.2453in" style:dynamic-spacing="true"/>
      </style:header-style>
      <style:footer-style>
        <style:header-footer-properties fo:min-height="0.5126in" fo:margin-left="0in" fo:margin-right="0in" fo:margin-top="0.4736in" style:dynamic-spacing="true"/>
      </style:footer-style>
    </style:page-layout>
    <style:page-layout style:name="Mpm11">
      <style:page-layout-properties fo:page-width="8.2681in" fo:page-height="11.6929in" style:num-format="1" style:print-orientation="portrait" fo:margin-top="0.9563in" fo:margin-bottom="0.9846in" fo:margin-left="1.3783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12">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654in" fo:margin-left="0in" fo:margin-right="0in" fo:margin-bottom="0.3264in" style:dynamic-spacing="true"/>
      </style:header-style>
      <style:footer-style>
        <style:header-footer-properties fo:min-height="0.5126in" fo:margin-left="0in" fo:margin-right="0in" fo:margin-top="0.4736in" style:dynamic-spacing="true"/>
      </style:footer-style>
    </style:page-layout>
  </office:automatic-styles>
  <office:master-styles>
    <style:master-page style:name="Standard" style:page-layout-name="Mpm1">
      <style:header>
        <text:p text:style-name="MP1">OBAL v súlade s ISO 7144 a požiadavkami TU</text:p>
      </style:header>
      <style:footer>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3" style:next-style-name="Convert_20_1">
      <style:header>
        <text:p text:style-name="Header"/>
      </style:header>
      <style:footer>
        <text:p text:style-name="Footer"/>
      </style:footer>
    </style:master-page>
    <style:master-page style:name="Convert_20_1" style:display-name="Convert 1" style:page-layout-name="Mpm4">
      <style:header>
        <text:p text:style-name="MP3">TITULNÝ LIST podľa požiadaviek TU </text:p>
      </style:header>
      <style:footer>
        <text:p text:style-name="MP2"/>
      </style:footer>
    </style:master-page>
    <style:master-page style:name="First_20_convert_20_2" style:display-name="First convert 2" style:page-layout-name="Mpm5" style:next-style-name="Convert_20_2">
      <style:header>
        <text:p text:style-name="Header"/>
      </style:header>
      <style:footer>
        <text:p text:style-name="Footer"/>
      </style:footer>
    </style:master-page>
    <style:master-page style:name="Convert_20_2" style:display-name="Convert 2" style:page-layout-name="Mpm6">
      <style:header>
        <text:p text:style-name="Header"><text:span text:style-name="MT1"><text:tab/></text:span><text:span text:style-name="MT2">Analytický list v súlade STN ISO 5966 a  ETD - MS</text:span></text:p>
      </style:header>
      <style:footer>
        <text:p text:style-name="MP2"/>
      </style:footer>
    </style:master-page>
    <style:master-page style:name="First_20_convert_20_3" style:display-name="First convert 3" style:page-layout-name="Mpm5" style:next-style-name="Convert_20_3">
      <style:header>
        <text:p text:style-name="Header"/>
      </style:header>
      <style:footer>
        <text:p text:style-name="Footer"/>
      </style:footer>
    </style:master-page>
    <style:master-page style:name="Convert_20_3" style:display-name="Convert 3" style:page-layout-name="Mpm6">
      <style:header>
        <text:p text:style-name="Header"><text:span text:style-name="MT1"><text:tab/></text:span><text:span text:style-name="MT2">Abstrakt</text:span></text:p>
      </style:header>
      <style:footer>
        <text:p text:style-name="MP2"/>
      </style:footer>
    </style:master-page>
    <style:master-page style:name="First_20_convert_20_4" style:display-name="First convert 4" style:page-layout-name="Mpm5" style:next-style-name="Convert_20_4">
      <style:header>
        <text:p text:style-name="Header"/>
      </style:header>
      <style:footer>
        <text:p text:style-name="Footer"/>
      </style:footer>
    </style:master-page>
    <style:master-page style:name="Convert_20_4" style:display-name="Convert 4" style:page-layout-name="Mpm6">
      <style:header>
        <text:p text:style-name="Header"><text:span text:style-name="MT1"><text:tab/></text:span><text:span text:style-name="MT2">Abstrakt</text:span></text:p>
      </style:header>
      <style:footer>
        <text:p text:style-name="MP2"/>
      </style:footer>
    </style:master-page>
    <style:master-page style:name="First_20_convert_20_5" style:display-name="First convert 5" style:page-layout-name="Mpm5" style:next-style-name="Convert_20_5">
      <style:header>
        <text:p text:style-name="Header"/>
      </style:header>
      <style:footer>
        <text:p text:style-name="Footer"/>
      </style:footer>
    </style:master-page>
    <style:master-page style:name="Convert_20_5" style:display-name="Convert 5" style:page-layout-name="Mpm6">
      <style:header>
        <text:p text:style-name="MP3">Zadanie diplomovej úlohy 1-2 strany</text:p>
      </style:header>
      <style:footer>
        <text:p text:style-name="MP2"/>
      </style:footer>
    </style:master-page>
    <style:master-page style:name="First_20_convert_20_6" style:display-name="First convert 6" style:page-layout-name="Mpm7" style:next-style-name="Convert_20_6">
      <style:header>
        <text:p text:style-name="Header"/>
      </style:header>
      <style:footer>
        <text:p text:style-name="Footer"/>
      </style:footer>
    </style:master-page>
    <style:master-page style:name="Convert_20_6" style:display-name="Convert 6" style:page-layout-name="Mpm8">
      <style:header>
        <text:p text:style-name="MP3">VYHLÁSENIE</text:p>
      </style:header>
      <style:footer>
        <text:p text:style-name="MP2"/>
      </style:footer>
    </style:master-page>
    <style:master-page style:name="First_20_convert_20_7" style:display-name="First convert 7" style:page-layout-name="Mpm9" style:next-style-name="Convert_20_7">
      <style:header>
        <text:p text:style-name="Header"/>
      </style:header>
      <style:footer>
        <text:p text:style-name="Footer"/>
      </style:footer>
    </style:master-page>
    <style:master-page style:name="Convert_20_7" style:display-name="Convert 7" style:page-layout-name="Mpm10">
      <style:header>
        <text:p text:style-name="Header"><text:span text:style-name="MT1"><text:tab/></text:span><text:span text:style-name="MT2">Poďakovanie</text:span></text:p>
      </style:header>
      <style:footer>
        <text:p text:style-name="MP2"/>
      </style:footer>
    </style:master-page>
    <style:master-page style:name="First_20_convert_20_8" style:display-name="First convert 8" style:page-layout-name="Mpm11" style:next-style-name="Convert_20_8">
      <style:header>
        <text:p text:style-name="Header"/>
      </style:header>
      <style:footer>
        <text:p text:style-name="Footer"/>
      </style:footer>
    </style:master-page>
    <style:master-page style:name="Convert_20_8" style:display-name="Convert 8" style:page-layout-name="Mpm12">
      <style:header>
        <text:p text:style-name="Header"><text:span text:style-name="MT1"><text:tab/></text:span><text:span text:style-name="MT2">Poďakovanie</text:span></text:p>
      </style:header>
      <style:footer>
        <text:p text:style-name="MP2"/>
      </style:footer>
    </style:master-page>
    <style:master-page style:name="First_20_convert_20_9" style:display-name="First convert 9" style:page-layout-name="Mpm5" style:next-style-name="Convert_20_9">
      <style:header>
        <text:p text:style-name="Header"/>
      </style:header>
      <style:footer>
        <text:p text:style-name="Footer"/>
      </style:footer>
    </style:master-page>
    <style:master-page style:name="Convert_20_9" style:display-name="Convert 9" style:page-layout-name="Mpm6">
      <style:header>
        <text:p text:style-name="Header"><text:span text:style-name="MT1"><text:tab/></text:span><text:span text:style-name="MT2">OBSAH</text:span></text:p>
      </style:header>
      <style:footer>
        <text:p text:style-name="MP2"/>
      </style:footer>
    </style:master-page>
    <style:master-page style:name="First_20_convert_20_10" style:display-name="First convert 10" style:page-layout-name="Mpm5" style:next-style-name="Convert_20_10">
      <style:header>
        <text:p text:style-name="Header"/>
      </style:header>
      <style:footer>
        <text:p text:style-name="Footer"/>
      </style:footer>
    </style:master-page>
    <style:master-page style:name="Convert_20_10" style:display-name="Convert 10" style:page-layout-name="Mpm6">
      <style:header>
        <text:p text:style-name="MP4"><text:span text:style-name="MT3">FEI</text:span><text:tab/><text:span text:style-name="MT3">KPI</text:span></text:p>
      </style:header>
      <style:footer>
        <text:p text:style-name="MP5"><text:tab/><text:page-number text:select-page="current">15</text:page-number></text:p>
      </style:footer>
    </style:master-page>
    <style:master-page style:name="First_20_convert_20_11" style:display-name="First convert 11" style:page-layout-name="Mpm5" style:next-style-name="Convert_20_11">
      <style:header>
        <text:p text:style-name="Header"/>
      </style:header>
      <style:footer>
        <text:p text:style-name="Footer"/>
      </style:footer>
    </style:master-page>
    <style:master-page style:name="Convert_20_11" style:display-name="Convert 11" style:page-layout-name="Mpm6">
      <style:header>
        <text:p text:style-name="MP6"/>
        <text:p text:style-name="MP7"><text:span text:style-name="MT4">FEI<text:tab/><text:tab/></text:span><text:span text:style-name="MT5">KPI</text:span></text:p>
      </style:header>
      <style:footer>
        <text:p text:style-name="MP8"><text:tab/><text:page-number text:select-page="current">4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CHNICKÁ UNIVERZITA V KOŠICIACH</dc:title>
    <meta:creation-date>2015-05-29T10:43:10</meta:creation-date>
    <dc:date>2015-06-03T13:58:56</dc:date>
    <meta:print-date>2005-04-25T18:17:00</meta:print-date>
    <meta:editing-cycles>57</meta:editing-cycles>
    <meta:editing-duration>P2DT4H29M15S</meta:editing-duration>
    <meta:generator>LibreOffice/4.0.2.2$Linux_X86_64 LibreOffice_project/400m0$Build-2</meta:generator>
    <meta:document-statistic meta:table-count="19" meta:image-count="0" meta:object-count="0" meta:page-count="46" meta:paragraph-count="1097" meta:word-count="6871" meta:character-count="47499" meta:non-whitespace-character-count="41749"/>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Private Sub Document_New()
    CaptionLabels.Add Name:="Tab."
    CaptionLabels.Add Name:="Obr."
End Sub

Private Sub Document_Open()
    CaptionLabels.Add Name:="Tab."
    CaptionLabels.Add Name:="Obr."
End Sub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